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0.777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7898in"/>
    </style:style>
    <style:style style:name="co5" style:family="table-column">
      <style:table-column-properties fo:break-before="auto" style:column-width="0.7047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EuropeanCall_5f_EG">
      <style:table-properties table:display="true" style:writing-mode="lr-tb"/>
    </style:style>
    <style:style style:name="ta2" style:family="table" style:master-page-name="PageStyle_5f_AmericanPut_5f_EG">
      <style:table-properties table:display="true" style:writing-mode="lr-tb"/>
    </style:style>
    <style:style style:name="ta3" style:family="table" style:master-page-name="PageStyle_5f_OptionsOnFuturesEG">
      <style:table-properties table:display="true" style:writing-mode="lr-tb"/>
    </style:style>
    <style:style style:name="ta4" style:family="table" style:master-page-name="PageStyle_5f_10PeriodBinomialModel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number:percentage-style style:name="N5011" number:language="en" number:country="US">
      <number:number number:decimal-places="2" number:min-integer-digits="1"/>
      <number:text>%</number:text>
    </number:percentage-style>
    <style:style style:name="ce1" style:family="table-cell" style:parent-style-name="Normal_20_2">
      <style:table-cell-properties fo:background-color="#95b3d7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Normal_20_2">
      <style:table-cell-properties fo:border-bottom="none" fo:background-color="#dce6f2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Normal_20_2">
      <style:table-cell-properties fo:border-bottom="none" fo:background-color="#dce6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Normal_20_2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Normal_20_2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20_2">
      <style:table-cell-properties style:rotation-align="none"/>
    </style:style>
    <style:style style:name="ce8" style:family="table-cell" style:parent-style-name="Normal_20_2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Normal_20_2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Normal_20_2">
      <style:table-cell-properties fo:border-bottom="2.49pt solid #000000" fo:background-color="#95b3d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12" style:family="table-cell" style:parent-style-name="Normal_20_2" style:data-style-name="N500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Normal_20_2" style:data-style-name="N118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Normal_20_2" style:data-style-name="N119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Normal_20_2" style:data-style-name="N119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Normal_20_2" style:data-style-name="N50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Normal_20_2" style:data-style-name="N5011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 style:data-style-name="N120">
      <style:table-cell-properties fo:background-color="#99cc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Normal_20_2" style:data-style-name="N121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12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Normal_20_2" style:data-style-name="N120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Normal_20_2" style:data-style-name="N120">
      <style:table-cell-properties fo:border-bottom="2.49pt solid #000000" fo:background-color="#99cc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Normal_20_2" style:data-style-name="N12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Normal_20_2" style:data-style-name="N12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rmal_20_2" style:data-style-name="N120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Normal_20_2" style:data-style-name="N5002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Normal_20_2" style:data-style-name="N5011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Normal_20_2" style:data-style-name="N5001">
      <style:table-cell-properties style:cell-protect="protected" style:print-content="true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Normal_20_2" style:data-style-name="N12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Normal_20_2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Normal_20_2" style:data-style-name="N120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Normal_20_2" style:data-style-name="N121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Normal_20_2" style:data-style-name="N120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 style:data-style-name="N120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37" style:family="table-cell" style:parent-style-name="Normal_20_2">
      <style:table-cell-properties fo:border-bottom="none" fo:background-color="#95b3d7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Normal_20_2">
      <style:table-cell-properties fo:border-bottom="2.49pt solid #000000" fo:background-color="#dce6f2" style:diagonal-bl-tr="none" style:diagonal-tl-br="none" fo:border-left="2.49pt solid #000000" fo:border-right="none" style:rotation-align="none" fo:border-top="0.99pt solid #000000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Normal_20_2">
      <style:table-cell-properties fo:border-bottom="none" fo:background-color="#95b3d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Normal_20_2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41" style:family="table-cell" style:parent-style-name="Normal_20_2" style:data-style-name="N5002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Normal_20_2" style:data-style-name="N5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Normal_20_2" style:data-style-name="N120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Normal_20_2" style:data-style-name="N5002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Normal_20_2">
      <style:table-cell-properties fo:border-bottom="2.49pt solid #000000" fo:background-color="#dce6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Normal_20_2" style:data-style-name="N50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Normal_20_2" style:data-style-name="N5011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Normal_20_2">
      <style:table-cell-properties fo:border-bottom="2.49pt solid #000000" fo:background-color="#dce6f2" style:diagonal-bl-tr="none" style:diagonal-tl-br="none" fo:border-left="2.49pt solid #000000" fo:border-right="none" style:rotation-align="none" fo:border-top="2.49pt solid #000000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Normal_20_2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0" style:family="table-cell" style:parent-style-name="Normal_20_2">
      <style:table-cell-properties fo:border-bottom="none" fo:background-color="#dce6f2" style:diagonal-bl-tr="none" style:diagonal-tl-br="none" fo:border-left="2.49pt solid #000000" fo:border-right="none" style:rotation-align="none" fo:border-top="2.49pt solid #000000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Normal_20_2">
      <style:table-cell-properties fo:border-bottom="none" fo:background-color="#dce6f2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20_2">
      <style:table-cell-properties fo:border-bottom="2.49pt solid #000000" fo:background-color="#dce6f2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54" style:family="table-cell" style:parent-style-name="Normal_20_2">
      <style:table-cell-properties fo:border-bottom="2.49pt solid #000000" style:diagonal-bl-tr="none" style:diagonal-tl-br="none" fo:border-left="2.49pt solid #000000" fo:border-right="2.49pt solid #000000" style:rotation-align="none" fo:border-top="none"/>
    </style:style>
    <style:style style:name="ce55" style:family="table-cell" style:parent-style-name="Normal_20_2_20_2">
      <style:table-cell-properties fo:background-color="#95b3d7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Normal_20_2_20_2">
      <style:table-cell-properties style:rotation-align="none"/>
    </style:style>
    <style:style style:name="ce57" style:family="table-cell" style:parent-style-name="Normal_20_2_20_2">
      <style:table-cell-properties style:rotation-align="none"/>
      <style:text-properties fo:font-weight="bold" style:font-weight-asian="bold" style:font-weight-complex="bold"/>
    </style:style>
    <style:style style:name="ce58" style:family="table-cell" style:parent-style-name="Normal_20_2_20_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Normal_20_2_20_2">
      <style:table-cell-properties fo:border-bottom="2.49pt solid #000000" fo:background-color="#95b3d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Normal_20_2_20_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61" style:family="table-cell" style:parent-style-name="Normal_20_2_20_2" style:data-style-name="N5002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Normal_20_2_20_2" style:data-style-name="N500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Normal_20_2_20_2" style:data-style-name="N5002">
      <style:table-cell-properties style:rotation-align="none"/>
    </style:style>
    <style:style style:name="ce64" style:family="table-cell" style:parent-style-name="Normal_20_2_20_2">
      <style:table-cell-properties fo:border-bottom="none" fo:background-color="#dce6f2" style:diagonal-bl-tr="none" style:diagonal-tl-br="none" fo:border-left="2.49pt solid #000000" fo:border-right="none" style:rotation-align="none" fo:border-top="2.49pt solid #000000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Normal_20_2_20_2">
      <style:table-cell-properties fo:border-bottom="2.49pt solid #000000" fo:background-color="#dce6f2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Normal_20_2_20_2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67" style:family="table-cell" style:parent-style-name="Normal_20_2_20_2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68" style:family="table-cell" style:parent-style-name="Normal_20_2_20_2" style:data-style-name="N5002">
      <style:table-cell-properties style:rotation-align="none"/>
      <style:text-properties fo:language="en" fo:country="US" style:language-asian="en" style:country-asian="US" style:language-complex="en" style:country-complex="US"/>
    </style:style>
    <style:style style:name="ce69" style:family="table-cell" style:parent-style-name="Normal_20_2_20_2" style:data-style-name="N5002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Normal_20_2_20_2">
      <style:table-cell-properties fo:border-bottom="none" fo:background-color="#dce6f2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Normal_20_2_20_2">
      <style:table-cell-properties fo:border-bottom="none" fo:background-color="#dce6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Normal_20_2_20_2">
      <style:table-cell-properties fo:border-bottom="2.49pt solid #000000" fo:background-color="#dce6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Normal_20_2_20_2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Normal_20_2_20_2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Normal_20_2_20_2">
      <style:table-cell-properties fo:border-bottom="2.49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Normal_20_2_20_2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Normal_20_2_20_2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78" style:family="table-cell" style:parent-style-name="Normal_20_2_20_2" style:data-style-name="N500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Normal_20_2_20_2" style:data-style-name="N118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Normal_20_2_20_2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81" style:family="table-cell" style:parent-style-name="Normal_20_2_20_2" style:data-style-name="N50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Normal_20_2_20_2" style:data-style-name="N5011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Normal_20_2_20_2" style:data-style-name="N119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84" style:family="table-cell" style:parent-style-name="Normal_20_2_20_2" style:data-style-name="N119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85" style:family="table-cell" style:parent-style-name="Normal_20_2_20_2" style:data-style-name="N50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Normal_20_2_20_2" style:data-style-name="N5011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68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00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European&quot;;&quot;American&quot;)" table:allow-empty-cell="true" table:display-list="unsorted" table:base-cell-address="EuropeanCall_EG.A1">
          <table:help-message table:display="true"/>
          <table:error-message table:message-type="stop" table:display="true"/>
        </table:content-validation>
        <table:content-validation table:name="val2" table:condition="of:cell-content-is-in-list(&quot;1&quot;;&quot;-1&quot;)" table:allow-empty-cell="true" table:display-list="unsorted" table:base-cell-address="EuropeanCall_EG.A1">
          <table:help-message table:display="true"/>
          <table:error-message table:message-type="stop" table:display="true"/>
        </table:content-validation>
      </table:content-validations>
      <table:table table:name="EuropeanCall_EG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5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1015" table:default-cell-style-name="ce7"/>
        <table:table-row table:style-name="ro1">
          <table:table-cell table:style-name="ce1" office:value-type="string" table:number-columns-spanned="2" table:number-rows-spanned="1">
            <text:p>Lattice Parameters</text:p>
          </table:table-cell>
          <table:covered-table-cell table:style-name="ce10"/>
          <table:table-cell table:number-columns-repeated="2"/>
          <table:table-cell table:style-name="ce31"/>
          <table:table-cell/>
          <table:table-cell table:style-name="ce37" office:value-type="string" table:number-columns-spanned="2" table:number-rows-spanned="1">
            <text:p>Option Parameters</text:p>
          </table:table-cell>
          <table:covered-table-cell table:style-name="ce39"/>
          <table:table-cell table:number-columns-repeated="1016"/>
        </table:table-row>
        <table:table-row table:style-name="ro1">
          <table:table-cell table:style-name="ce2" office:value-type="string">
            <text:p>Initial Price</text:p>
          </table:table-cell>
          <table:table-cell table:style-name="ce11" office:value-type="float" office:value="100">
            <text:p>100</text:p>
          </table:table-cell>
          <table:table-cell table:number-columns-repeated="4"/>
          <table:table-cell table:style-name="ce38" office:value-type="string">
            <text:p>Strike</text:p>
          </table:table-cell>
          <table:table-cell table:style-name="ce40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 (years)</text:p>
          </table:table-cell>
          <table:table-cell table:style-name="ce12" office:value-type="float" office:value="0.25">
            <text:p>0.25</text:p>
          </table:table-cell>
          <table:table-cell/>
          <table:table-cell table:style-name="ce27"/>
          <table:table-cell table:number-columns-repeated="1020"/>
        </table:table-row>
        <table:table-row table:style-name="ro2">
          <table:table-cell table:style-name="ce3" office:value-type="string">
            <text:p>volatility</text:p>
          </table:table-cell>
          <table:table-cell table:style-name="ce13" office:value-type="percentage" office:value="0.23438">
            <text:p>23.4%</text:p>
          </table:table-cell>
          <table:table-cell/>
          <table:table-cell table:style-name="ce27"/>
          <table:table-cell table:number-columns-repeated="1020"/>
        </table:table-row>
        <table:table-row table:style-name="ro3">
          <table:table-cell table:style-name="ce3" office:value-type="string">
            <text:p># Periods</text:p>
          </table:table-cell>
          <table:table-cell table:style-name="ce14" office:value-type="float" office:value="3">
            <text:p>3</text:p>
          </table:table-cell>
          <table:table-cell/>
          <table:table-cell table:style-name="ce28"/>
          <table:table-cell table:number-columns-repeated="1020"/>
        </table:table-row>
        <table:table-row table:style-name="ro4">
          <table:table-cell table:style-name="ce3" office:value-type="string">
            <text:p>R</text:p>
          </table:table-cell>
          <table:table-cell table:style-name="ce12" office:value-type="float" office:value="1.01001">
            <text:p>1.01</text:p>
          </table:table-cell>
          <table:table-cell/>
          <table:table-cell table:style-name="ce28"/>
          <table:table-cell table:number-columns-repeated="1020"/>
        </table:table-row>
        <table:table-row table:style-name="ro3">
          <table:table-cell table:style-name="ce4" office:value-type="string">
            <text:p>u</text:p>
          </table:table-cell>
          <table:table-cell table:style-name="ce15" office:value-type="float" office:value="1.07">
            <text:p>1.07000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d</text:p>
          </table:table-cell>
          <table:table-cell table:style-name="ce16" table:formula="of:=1/[.B7]" office:value-type="float" office:value="0.934579439252336">
            <text:p>0.93458</text:p>
          </table:table-cell>
          <table:table-cell table:number-columns-repeated="4"/>
          <table:table-cell table:style-name="ce36"/>
          <table:table-cell table:number-columns-repeated="1017"/>
        </table:table-row>
        <table:table-row table:style-name="ro3">
          <table:table-cell table:style-name="ce5" office:value-type="string">
            <text:p>q</text:p>
          </table:table-cell>
          <table:table-cell table:style-name="ce17" table:formula="of:=([.B6] - [.B8]) / ([.B7] - [.B8])" office:value-type="percentage" office:value="0.557009661835749">
            <text:p>55.70%</text:p>
          </table:table-cell>
          <table:table-cell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6" office:value-type="string">
            <text:p>1-q</text:p>
          </table:table-cell>
          <table:table-cell table:style-name="ce18" table:formula="of:=1 - [.B9]" office:value-type="percentage" office:value="0.442990338164251">
            <text:p>44.30%</text:p>
          </table:table-cell>
          <table:table-cell/>
          <table:table-cell table:style-name="ce29"/>
          <table:table-cell/>
          <table:table-cell table:style-name="ce36"/>
          <table:table-cell table:number-columns-repeated="1018"/>
        </table:table-row>
        <table:table-row table:style-name="ro3">
          <table:table-cell table:number-columns-repeated="3"/>
          <table:table-cell table:style-name="ce29"/>
          <table:table-cell/>
          <table:table-cell table:style-name="ce36"/>
          <table:table-cell table:style-name="ce8"/>
          <table:table-cell table:number-columns-repeated="1017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style-name="ce8"/>
          <table:table-cell table:style-name="ce19" office:value-type="string" table:number-columns-spanned="2" table:number-rows-spanned="1">
            <text:p>Stock-Lattice</text:p>
          </table:table-cell>
          <table:covered-table-cell table:style-name="ce23"/>
          <table:table-cell table:style-name="ce30"/>
          <table:table-cell table:style-name="ce32"/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/>
          <table:table-cell table:style-name="ce20"/>
          <table:table-cell table:style-name="ce24" table:number-columns-repeated="2"/>
          <table:table-cell table:style-name="ce33" table:formula="of:=[.B2] * ([.B7] ^ (3)) * ([.B8] ^ (0))" office:value-type="float" office:value="122.5043">
            <text:p>122.504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/>
          <table:table-cell table:style-name="ce20"/>
          <table:table-cell table:style-name="ce24"/>
          <table:table-cell table:style-name="ce24" table:formula="of:=[.B2] * ([.B7] ^ (2)) * ([.B8] ^ (0))" office:value-type="float" office:value="114.49">
            <text:p>114.490</text:p>
          </table:table-cell>
          <table:table-cell table:style-name="ce33" table:formula="of:=[.B2] * ([.B7] ^ (2)) * ([.B8] ^ (1))" office:value-type="float" office:value="107">
            <text:p>107.000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/>
          <table:table-cell table:style-name="ce20"/>
          <table:table-cell table:style-name="ce24" table:formula="of:=[.B2] * ([.B7] ^ (1)) * ([.B8] ^ (0))" office:value-type="float" office:value="107">
            <text:p>107.000</text:p>
          </table:table-cell>
          <table:table-cell table:style-name="ce24" table:formula="of:=[.B2] * ([.B7] ^ (1)) * ([.B8] ^ (1))" office:value-type="float" office:value="100">
            <text:p>100.000</text:p>
          </table:table-cell>
          <table:table-cell table:style-name="ce33" table:formula="of:=[.B2] * ([.B7] ^ (1)) * ([.B8] ^ (2))" office:value-type="float" office:value="93.4579439252336">
            <text:p>93.458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/>
          <table:table-cell table:style-name="ce20" table:formula="of:=[.B2] * ([.B7] ^ (0)) * ([.B8] ^ (0))" office:value-type="float" office:value="100">
            <text:p>100.000</text:p>
          </table:table-cell>
          <table:table-cell table:style-name="ce24" table:formula="of:=[.B2] * ([.B7] ^ (0)) * ([.B8] ^ (1))" office:value-type="float" office:value="93.4579439252336">
            <text:p>93.458</text:p>
          </table:table-cell>
          <table:table-cell table:style-name="ce24" table:formula="of:=[.B2] * ([.B7] ^ (0)) * ([.B8] ^ (2))" office:value-type="float" office:value="87.3438728273212">
            <text:p>87.344</text:p>
          </table:table-cell>
          <table:table-cell table:style-name="ce33" table:formula="of:=[.B2] * ([.B7] ^ (0)) * ([.B8] ^ (3))" office:value-type="float" office:value="81.6297876890852">
            <text:p>81.630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3">
          <table:table-cell table:style-name="ce8"/>
          <table:table-cell table:style-name="ce21"/>
          <table:table-cell table:style-name="ce25" table:number-columns-repeated="2"/>
          <table:table-cell table:style-name="ce34"/>
          <table:table-cell table:style-name="ce8"/>
          <table:table-cell table:number-columns-repeated="1018"/>
        </table:table-row>
        <table:table-row table:style-name="ro1">
          <table:table-cell table:style-name="ce9"/>
          <table:table-cell table:style-name="ce22" office:value-type="string">
            <text:p>t = 0</text:p>
          </table:table-cell>
          <table:table-cell table:style-name="ce26" office:value-type="string">
            <text:p>t = 1</text:p>
          </table:table-cell>
          <table:table-cell table:style-name="ce26" office:value-type="string">
            <text:p>t = 2</text:p>
          </table:table-cell>
          <table:table-cell table:style-name="ce35" office:value-type="string">
            <text:p>t = 3</text:p>
          </table:table-cell>
          <table:table-cell table:style-name="ce9"/>
          <table:table-cell table:number-columns-repeated="1018"/>
        </table:table-row>
        <table:table-row table:style-name="ro3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style-name="ce8"/>
          <table:table-cell table:style-name="ce19" office:value-type="string" table:number-columns-spanned="2" table:number-rows-spanned="1">
            <text:p>Option-Lattice</text:p>
          </table:table-cell>
          <table:covered-table-cell table:style-name="ce23"/>
          <table:table-cell table:style-name="ce30"/>
          <table:table-cell table:style-name="ce32"/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/>
          <table:table-cell table:style-name="ce20"/>
          <table:table-cell table:style-name="ce24" table:number-columns-repeated="2"/>
          <table:table-cell table:style-name="ce33" table:formula="of:=MAX([.$E$14] - [.$H$2]; 0)" office:value-type="float" office:value="22.5043">
            <text:p>22.504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/>
          <table:table-cell table:style-name="ce20"/>
          <table:table-cell table:style-name="ce24"/>
          <table:table-cell table:style-name="ce24" table:formula="of:=([.$B$9] *[.$E$23] + [.$B$10] *[.$E$24])/[.$B$6]" office:value-type="float" office:value="15.4810792962446">
            <text:p>15.481</text:p>
          </table:table-cell>
          <table:table-cell table:style-name="ce33" table:formula="of:=MAX([.$E$15] - [.$H$2]; 0)" office:value-type="float" office:value="7.00000000000001">
            <text:p>7.000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/>
          <table:table-cell table:style-name="ce20"/>
          <table:table-cell table:style-name="ce24" table:formula="of:=([.$B$9] *[.$D$24] + [.$B$10] *[.$D$25])/[.$B$6]" office:value-type="float" office:value="10.2308310044014">
            <text:p>10.231</text:p>
          </table:table-cell>
          <table:table-cell table:style-name="ce24" table:formula="of:=([.$B$9] *[.$E$24] + [.$B$10] *[.$E$25])/[.$B$6]" office:value-type="float" office:value="3.8604247807945">
            <text:p>3.860</text:p>
          </table:table-cell>
          <table:table-cell table:style-name="ce33" table:formula="of:=MAX([.$E$16] - [.$H$2]; 0)" office:value-type="float" office:value="0">
            <text:p>0.000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/>
          <table:table-cell table:style-name="ce20" table:formula="of:=([.$B$9] *[.$C$25] + [.$B$10] *[.$C$26])/[.$B$6]" office:value-type="float" office:value="6.5759651107427">
            <text:p>6.576</text:p>
          </table:table-cell>
          <table:table-cell table:style-name="ce24" table:formula="of:=([.$B$9] *[.$D$25] + [.$B$10] *[.$D$26])/[.$B$6]" office:value-type="float" office:value="2.1289827840246">
            <text:p>2.129</text:p>
          </table:table-cell>
          <table:table-cell table:style-name="ce24" table:formula="of:=([.$B$9] *[.$E$25] + [.$B$10] *[.$E$26])/[.$B$6]" office:value-type="float" office:value="0">
            <text:p>0.000</text:p>
          </table:table-cell>
          <table:table-cell table:style-name="ce33" table:formula="of:=MAX([.$E$17] - [.$H$2]; 0)" office:value-type="float" office:value="0">
            <text:p>0.000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3">
          <table:table-cell table:style-name="ce8"/>
          <table:table-cell table:style-name="ce20"/>
          <table:table-cell table:style-name="ce24" table:number-columns-repeated="2"/>
          <table:table-cell table:style-name="ce33"/>
          <table:table-cell table:style-name="ce8"/>
          <table:table-cell table:number-columns-repeated="1018"/>
        </table:table-row>
        <table:table-row table:style-name="ro1">
          <table:table-cell table:style-name="ce9"/>
          <table:table-cell table:style-name="ce22" office:value-type="string">
            <text:p>t = 0</text:p>
          </table:table-cell>
          <table:table-cell table:style-name="ce26" office:value-type="string">
            <text:p>t = 1</text:p>
          </table:table-cell>
          <table:table-cell table:style-name="ce26" office:value-type="string">
            <text:p>t = 2</text:p>
          </table:table-cell>
          <table:table-cell table:style-name="ce35" office:value-type="string">
            <text:p>t = 3</text:p>
          </table:table-cell>
          <table:table-cell table:style-name="ce9"/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OptionLattice" table:base-cell-address="$EuropeanCall_EG.$A$1" table:cell-range-address="$EuropeanCall_EG.$A$22:.$G$28"/>
          <table:named-range table:name="StockLattice" table:base-cell-address="$EuropeanCall_EG.$A$1" table:cell-range-address="$EuropeanCall_EG.$A$13:.$G$19"/>
        </table:named-expressions>
      </table:table>
      <table:table table:name="AmericanPut_EG" table:style-name="ta2">
        <table:table-column table:style-name="co1" table:default-cell-style-name="ce7"/>
        <table:table-column table:style-name="co2" table:number-columns-repeated="5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1015" table:default-cell-style-name="ce7"/>
        <table:table-row table:style-name="ro1">
          <table:table-cell table:style-name="ce1" office:value-type="string" table:number-columns-spanned="2" table:number-rows-spanned="1">
            <text:p>Lattice Parameters</text:p>
          </table:table-cell>
          <table:covered-table-cell table:style-name="ce10"/>
          <table:table-cell table:number-columns-repeated="2"/>
          <table:table-cell table:style-name="ce31"/>
          <table:table-cell/>
          <table:table-cell table:style-name="ce37" office:value-type="string" table:number-columns-spanned="2" table:number-rows-spanned="1">
            <text:p>Option Parameters</text:p>
          </table:table-cell>
          <table:covered-table-cell table:style-name="ce39"/>
          <table:table-cell table:number-columns-repeated="1016"/>
        </table:table-row>
        <table:table-row table:style-name="ro1">
          <table:table-cell table:style-name="ce2" office:value-type="string">
            <text:p>Initial Price</text:p>
          </table:table-cell>
          <table:table-cell table:style-name="ce11" office:value-type="float" office:value="100">
            <text:p>100</text:p>
          </table:table-cell>
          <table:table-cell table:number-columns-repeated="4"/>
          <table:table-cell table:style-name="ce38" office:value-type="string">
            <text:p>Strike</text:p>
          </table:table-cell>
          <table:table-cell table:style-name="ce40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 (years)</text:p>
          </table:table-cell>
          <table:table-cell table:style-name="ce12" office:value-type="float" office:value="0.25">
            <text:p>0.25</text:p>
          </table:table-cell>
          <table:table-cell/>
          <table:table-cell table:style-name="ce27"/>
          <table:table-cell table:number-columns-repeated="1020"/>
        </table:table-row>
        <table:table-row table:style-name="ro2">
          <table:table-cell table:style-name="ce3" office:value-type="string">
            <text:p>volatility</text:p>
          </table:table-cell>
          <table:table-cell table:style-name="ce13" office:value-type="percentage" office:value="0.23438">
            <text:p>23.4%</text:p>
          </table:table-cell>
          <table:table-cell/>
          <table:table-cell table:style-name="ce27"/>
          <table:table-cell table:number-columns-repeated="1020"/>
        </table:table-row>
        <table:table-row table:style-name="ro3">
          <table:table-cell table:style-name="ce3" office:value-type="string">
            <text:p># Periods</text:p>
          </table:table-cell>
          <table:table-cell table:style-name="ce14" office:value-type="float" office:value="3">
            <text:p>3</text:p>
          </table:table-cell>
          <table:table-cell/>
          <table:table-cell table:style-name="ce28"/>
          <table:table-cell table:number-columns-repeated="1020"/>
        </table:table-row>
        <table:table-row table:style-name="ro4">
          <table:table-cell table:style-name="ce3" office:value-type="string">
            <text:p>R</text:p>
          </table:table-cell>
          <table:table-cell table:style-name="ce12" office:value-type="float" office:value="1.01001">
            <text:p>1.01</text:p>
          </table:table-cell>
          <table:table-cell/>
          <table:table-cell table:style-name="ce28"/>
          <table:table-cell table:number-columns-repeated="1020"/>
        </table:table-row>
        <table:table-row table:style-name="ro3">
          <table:table-cell table:style-name="ce4" office:value-type="string">
            <text:p>u</text:p>
          </table:table-cell>
          <table:table-cell table:style-name="ce15" office:value-type="float" office:value="1.07">
            <text:p>1.07000</text:p>
          </table:table-cell>
          <table:table-cell table:number-columns-repeated="4"/>
          <table:table-cell table:style-name="ce36"/>
          <table:table-cell table:number-columns-repeated="1017"/>
        </table:table-row>
        <table:table-row table:style-name="ro3">
          <table:table-cell table:style-name="ce5" office:value-type="string">
            <text:p>d</text:p>
          </table:table-cell>
          <table:table-cell table:style-name="ce16" table:formula="of:=1/[.B7]" office:value-type="float" office:value="0.934579439252336">
            <text:p>0.93458</text:p>
          </table:table-cell>
          <table:table-cell table:number-columns-repeated="4"/>
          <table:table-cell table:style-name="ce36"/>
          <table:table-cell table:number-columns-repeated="1017"/>
        </table:table-row>
        <table:table-row table:style-name="ro3">
          <table:table-cell table:style-name="ce5" office:value-type="string">
            <text:p>q</text:p>
          </table:table-cell>
          <table:table-cell table:style-name="ce17" table:formula="of:=([.B6] - [.B8]) / ([.B7] - [.B8])" office:value-type="percentage" office:value="0.557009661835749">
            <text:p>55.70%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1-q</text:p>
          </table:table-cell>
          <table:table-cell table:style-name="ce18" table:formula="of:=1 - [.B9]" office:value-type="percentage" office:value="0.442990338164251">
            <text:p>44.30%</text:p>
          </table:table-cell>
          <table:table-cell/>
          <table:table-cell table:style-name="ce29"/>
          <table:table-cell/>
          <table:table-cell table:style-name="ce36"/>
          <table:table-cell table:style-name="ce8"/>
          <table:table-cell table:number-columns-repeated="1017"/>
        </table:table-row>
        <table:table-row table:style-name="ro3">
          <table:table-cell table:number-columns-repeated="3"/>
          <table:table-cell table:style-name="ce29"/>
          <table:table-cell/>
          <table:table-cell table:style-name="ce36"/>
          <table:table-cell table:style-name="ce8"/>
          <table:table-cell table:number-columns-repeated="1017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style-name="ce8"/>
          <table:table-cell table:style-name="ce19" office:value-type="string" table:number-columns-spanned="2" table:number-rows-spanned="1">
            <text:p>Stock-Lattice</text:p>
          </table:table-cell>
          <table:covered-table-cell table:style-name="ce23"/>
          <table:table-cell table:style-name="ce30"/>
          <table:table-cell table:style-name="ce32"/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/>
          <table:table-cell table:style-name="ce41"/>
          <table:table-cell table:style-name="ce42" table:number-columns-repeated="2"/>
          <table:table-cell table:style-name="ce44" table:formula="of:=[.B2] * ([.B7] ^ (3)) * ([.B8] ^ (0))" office:value-type="float" office:value="122.5043">
            <text:p>122.50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/>
          <table:table-cell table:style-name="ce41"/>
          <table:table-cell table:style-name="ce42"/>
          <table:table-cell table:style-name="ce42" table:formula="of:=[.B2] * ([.B7] ^ (2)) * ([.B8] ^ (0))" office:value-type="float" office:value="114.49">
            <text:p>114.49</text:p>
          </table:table-cell>
          <table:table-cell table:style-name="ce44" table:formula="of:=[.B2] * ([.B7] ^ (2)) * ([.B8] ^ (1))" office:value-type="float" office:value="107">
            <text:p>107.00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/>
          <table:table-cell table:style-name="ce41"/>
          <table:table-cell table:style-name="ce42" table:formula="of:=[.B2] * ([.B7] ^ (1)) * ([.B8] ^ (0))" office:value-type="float" office:value="107">
            <text:p>107.00</text:p>
          </table:table-cell>
          <table:table-cell table:style-name="ce42" table:formula="of:=[.B2] * ([.B7] ^ (1)) * ([.B8] ^ (1))" office:value-type="float" office:value="100">
            <text:p>100.00</text:p>
          </table:table-cell>
          <table:table-cell table:style-name="ce44" table:formula="of:=[.B2] * ([.B7] ^ (1)) * ([.B8] ^ (2))" office:value-type="float" office:value="93.4579439252336">
            <text:p>93.46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3">
          <table:table-cell table:style-name="ce8"/>
          <table:table-cell table:style-name="ce41" table:formula="of:=[.B2] * ([.B7] ^ (0)) * ([.B8] ^ (0))" office:value-type="float" office:value="100">
            <text:p>100.00</text:p>
          </table:table-cell>
          <table:table-cell table:style-name="ce42" table:formula="of:=[.B2] * ([.B7] ^ (0)) * ([.B8] ^ (1))" office:value-type="float" office:value="93.4579439252336">
            <text:p>93.46</text:p>
          </table:table-cell>
          <table:table-cell table:style-name="ce42" table:formula="of:=[.B2] * ([.B7] ^ (0)) * ([.B8] ^ (2))" office:value-type="float" office:value="87.3438728273212">
            <text:p>87.34</text:p>
          </table:table-cell>
          <table:table-cell table:style-name="ce44" table:formula="of:=[.B2] * ([.B7] ^ (0)) * ([.B8] ^ (3))" office:value-type="float" office:value="81.6297876890852">
            <text:p>81.63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8"/>
          <table:table-cell table:style-name="ce21"/>
          <table:table-cell table:style-name="ce25" table:number-columns-repeated="2"/>
          <table:table-cell table:style-name="ce34"/>
          <table:table-cell table:style-name="ce8"/>
          <table:table-cell table:number-columns-repeated="1018"/>
        </table:table-row>
        <table:table-row table:style-name="ro1">
          <table:table-cell table:style-name="ce9"/>
          <table:table-cell table:style-name="ce22" office:value-type="string">
            <text:p>t = 0</text:p>
          </table:table-cell>
          <table:table-cell table:style-name="ce26" office:value-type="string">
            <text:p>t = 1</text:p>
          </table:table-cell>
          <table:table-cell table:style-name="ce26" office:value-type="string">
            <text:p>t = 2</text:p>
          </table:table-cell>
          <table:table-cell table:style-name="ce35" office:value-type="string">
            <text:p>t = 3</text:p>
          </table:table-cell>
          <table:table-cell table:style-name="ce9"/>
          <table:table-cell table:style-name="ce8"/>
          <table:table-cell table:number-columns-repeated="1017"/>
        </table:table-row>
        <table:table-row table:style-name="ro3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style-name="ce8"/>
          <table:table-cell table:style-name="ce19" office:value-type="string" table:number-columns-spanned="2" table:number-rows-spanned="1">
            <text:p>Option-Lattice</text:p>
          </table:table-cell>
          <table:covered-table-cell table:style-name="ce23"/>
          <table:table-cell table:style-name="ce30"/>
          <table:table-cell table:style-name="ce32"/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/>
          <table:table-cell table:style-name="ce21"/>
          <table:table-cell table:style-name="ce25" table:number-columns-repeated="2"/>
          <table:table-cell table:style-name="ce34" table:formula="of:=MAX( [.$H$2] - [.$E$14]; 0)" office:value-type="float" office:value="0">
            <text:p>0.0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/>
          <table:table-cell table:style-name="ce21"/>
          <table:table-cell table:style-name="ce25"/>
          <table:table-cell table:style-name="ce25" table:formula="of:=MAX(MAX([.$H$2] - [.$D$15]; 0);  ([.$B$9] *[.$E$23] + [.$B$10] *[.$E$24])/[.$B$6])" office:value-type="float" office:value="0">
            <text:p>0.0</text:p>
          </table:table-cell>
          <table:table-cell table:style-name="ce34" table:formula="of:=MAX( [.$H$2] - [.$E$15]; 0)" office:value-type="float" office:value="0">
            <text:p>0.0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/>
          <table:table-cell table:style-name="ce21"/>
          <table:table-cell table:style-name="ce25" table:formula="of:=MAX(MAX([.$H$2] - [.$C$16]; 0);  ([.$B$9] *[.$D$24] + [.$B$10] *[.$D$25])/[.$B$6])" office:value-type="float" office:value="1.25849479362662">
            <text:p>1.3</text:p>
          </table:table-cell>
          <table:table-cell table:style-name="ce25" table:formula="of:=MAX(MAX([.$H$2] - [.$D$16]; 0);  ([.$B$9] *[.$E$24] + [.$B$10] *[.$E$25])/[.$B$6])" office:value-type="float" office:value="2.86934548454989">
            <text:p>2.9</text:p>
          </table:table-cell>
          <table:table-cell table:style-name="ce34" table:formula="of:=MAX( [.$H$2] - [.$E$16]; 0)" office:value-type="float" office:value="6.54205607476635">
            <text:p>6.5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3">
          <table:table-cell table:style-name="ce8"/>
          <table:table-cell table:style-name="ce21" table:formula="of:=MAX(MAX([.$H$2] - [.$B$17]; 0);  ([.$B$9] *[.$C$25] + [.$B$10] *[.$C$26])/[.$B$6])" office:value-type="float" office:value="3.82275086296105">
            <text:p>3.8</text:p>
          </table:table-cell>
          <table:table-cell table:style-name="ce25" table:formula="of:=MAX(MAX([.$H$2] - [.$C$17]; 0);  ([.$B$9] *[.$D$25] + [.$B$10] *[.$D$26])/[.$B$6])" office:value-type="float" office:value="7.13338998040993">
            <text:p>7.1</text:p>
          </table:table-cell>
          <table:table-cell table:style-name="ce43" table:formula="of:=MAX(MAX([.$H$2] - [.$D$17]; 0);  ([.$B$9] *[.$E$25] + [.$B$10] *[.$E$26])/[.$B$6])" office:value-type="float" office:value="12.6561271726788">
            <text:p>12.7</text:p>
          </table:table-cell>
          <table:table-cell table:style-name="ce34" table:formula="of:=MAX( [.$H$2] - [.$E$17]; 0)" office:value-type="float" office:value="18.3702123109148">
            <text:p>18.4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8"/>
          <table:table-cell table:style-name="ce21"/>
          <table:table-cell table:style-name="ce25" table:number-columns-repeated="2"/>
          <table:table-cell table:style-name="ce34"/>
          <table:table-cell table:style-name="ce8"/>
          <table:table-cell table:number-columns-repeated="1018"/>
        </table:table-row>
        <table:table-row table:style-name="ro1">
          <table:table-cell table:style-name="ce9"/>
          <table:table-cell table:style-name="ce22" office:value-type="string">
            <text:p>t = 0</text:p>
          </table:table-cell>
          <table:table-cell table:style-name="ce26" office:value-type="string">
            <text:p>t = 1</text:p>
          </table:table-cell>
          <table:table-cell table:style-name="ce26" office:value-type="string">
            <text:p>t = 2</text:p>
          </table:table-cell>
          <table:table-cell table:style-name="ce35" office:value-type="string">
            <text:p>t = 3</text:p>
          </table:table-cell>
          <table:table-cell table:style-name="ce9"/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OptionLattice" table:base-cell-address="$EuropeanCall_EG.$A$1" table:cell-range-address="$AmericanPut_EG.$A$22:.$G$28"/>
          <table:named-range table:name="StockLattice" table:base-cell-address="$EuropeanCall_EG.$A$1" table:cell-range-address="$AmericanPut_EG.$A$13:.$G$19"/>
        </table:named-expressions>
      </table:table>
      <table:table table:name="OptionsOnFuturesEG" table:style-name="ta3">
        <office:forms form:automatic-focus="false" form:apply-design-mode="false"/>
        <table:table-column table:style-name="co1" table:default-cell-style-name="ce7"/>
        <table:table-column table:style-name="co2" table:number-columns-repeated="5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1015" table:default-cell-style-name="ce7"/>
        <table:table-row table:style-name="ro1">
          <table:table-cell table:style-name="ce1" office:value-type="string" table:number-columns-spanned="2" table:number-rows-spanned="1">
            <text:p>Lattice Parameters</text:p>
          </table:table-cell>
          <table:covered-table-cell table:style-name="ce10"/>
          <table:table-cell table:number-columns-repeated="2"/>
          <table:table-cell table:style-name="ce1" office:value-type="string" table:number-columns-spanned="2" table:number-rows-spanned="1">
            <text:p>Futures Parameters</text:p>
          </table:table-cell>
          <table:covered-table-cell table:style-name="ce10"/>
          <table:table-cell table:number-columns-repeated="2"/>
          <table:table-cell table:style-name="ce1" office:value-type="string" table:number-columns-spanned="2" table:number-rows-spanned="1">
            <text:p>Option Parameters</text:p>
          </table:table-cell>
          <table:covered-table-cell table:style-name="ce10"/>
          <table:table-cell table:number-columns-repeated="1014"/>
        </table:table-row>
        <table:table-row table:style-name="ro1">
          <table:table-cell table:style-name="ce2" office:value-type="string">
            <text:p>Initial Price</text:p>
          </table:table-cell>
          <table:table-cell table:style-name="ce11" office:value-type="float" office:value="100">
            <text:p>100</text:p>
          </table:table-cell>
          <table:table-cell table:number-columns-repeated="2"/>
          <table:table-cell table:style-name="ce48" office:value-type="string">
            <text:p>Expiration</text:p>
          </table:table-cell>
          <table:table-cell table:style-name="ce49" office:value-type="float" office:value="15">
            <text:p>15</text:p>
          </table:table-cell>
          <table:table-cell table:number-columns-repeated="2"/>
          <table:table-cell table:style-name="ce50" office:value-type="string">
            <office:annotation draw:style-name="gr1" draw:text-style-name="P1" svg:width="1.5382in" svg:height="0.3469in" svg:x="7.4469in" svg:y="0in" draw:caption-point-x="-0.1516in" draw:caption-point-y="0.1913in">
              <dc:date>2013-02-22T00:00:00</dc:date>
              <text:p text:style-name="P1"><text:span text:style-name="T1">1 for a call, -1 for a put</text:span></text:p>
              <text:p text:style-name="P1"><text:span text:style-name="T1"/></text:p>
            </office:annotation>
            <text:p>Call / Put</text:p>
          </table:table-cell>
          <table:table-cell table:style-name="ce53" table:content-validation-name="val2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T (years)</text:p>
          </table:table-cell>
          <table:table-cell table:style-name="ce12" office:value-type="float" office:value="0.25">
            <text:p>0.25</text:p>
          </table:table-cell>
          <table:table-cell/>
          <table:table-cell table:style-name="ce27"/>
          <table:table-cell table:number-columns-repeated="4"/>
          <table:table-cell table:style-name="ce51" office:value-type="string">
            <text:p>Strike</text:p>
          </table:table-cell>
          <table:table-cell table:style-name="ce14" office:value-type="float" office:value="110">
            <text:p>11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volatility</text:p>
          </table:table-cell>
          <table:table-cell table:style-name="ce13" office:value-type="percentage" office:value="0.3">
            <text:p>30.0%</text:p>
          </table:table-cell>
          <table:table-cell/>
          <table:table-cell table:style-name="ce27"/>
          <table:table-cell table:number-columns-repeated="4"/>
          <table:table-cell table:style-name="ce51" office:value-type="string">
            <text:p>Expiration</text:p>
          </table:table-cell>
          <table:table-cell table:style-name="ce14" office:value-type="float" office:value="10">
            <text:p>10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 Periods</text:p>
          </table:table-cell>
          <table:table-cell table:style-name="ce14" office:value-type="float" office:value="15">
            <text:p>15</text:p>
          </table:table-cell>
          <table:table-cell/>
          <table:table-cell table:style-name="ce28"/>
          <table:table-cell table:number-columns-repeated="2"/>
          <table:table-cell table:style-name="ce36"/>
          <table:table-cell table:style-name="ce36" table:content-validation-name="val1"/>
          <table:table-cell table:style-name="ce52" office:value-type="string">
            <text:p>Type</text:p>
          </table:table-cell>
          <table:table-cell table:style-name="ce54" table:content-validation-name="val1" office:value-type="string">
            <text:p>American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r</text:p>
          </table:table-cell>
          <table:table-cell table:style-name="ce46" office:value-type="percentage" office:value="0.02">
            <text:p>2.00%</text:p>
          </table:table-cell>
          <table:table-cell/>
          <table:table-cell table:style-name="ce28"/>
          <table:table-cell table:number-columns-repeated="1020"/>
        </table:table-row>
        <table:table-row table:style-name="ro4">
          <table:table-cell table:style-name="ce45" office:value-type="string">
            <text:p>Div-Yield</text:p>
          </table:table-cell>
          <table:table-cell table:style-name="ce47" office:value-type="percentage" office:value="0.01">
            <text:p>1.00%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u</text:p>
          </table:table-cell>
          <table:table-cell table:style-name="ce15" table:formula="of:=EXP([.B4]*SQRT([.B3]/[.B5]))" office:value-type="float" office:value="1.03948961040134">
            <text:p>1.03949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d</text:p>
          </table:table-cell>
          <table:table-cell table:style-name="ce16" table:formula="of:=1/[.B8]" office:value-type="float" office:value="0.962010577108038">
            <text:p>0.96201</text:p>
          </table:table-cell>
          <table:table-cell table:number-columns-repeated="10"/>
          <table:table-cell table:style-name="Default" table:number-columns-repeated="4"/>
          <table:table-cell table:style-name="ce34" table:formula="of:=[.$B$2] * ([.$B$8] ^ (15)) * ([.$B$9] ^ (0))" office:value-type="float" office:value="178.773150758237">
            <text:p>178.8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q</text:p>
          </table:table-cell>
          <table:table-cell table:style-name="ce17" table:formula="of:=(EXP(([.B6] - [.B7]) * [.B3]/[.B5]) - [.B9]) / ([.B8] - [.B9])" office:value-type="percentage" office:value="0.492470050624511">
            <text:p>49.25%</text:p>
          </table:table-cell>
          <table:table-cell/>
          <table:table-cell table:style-name="ce29"/>
          <table:table-cell/>
          <table:table-cell table:style-name="ce36" table:number-columns-repeated="2"/>
          <table:table-cell table:number-columns-repeated="5"/>
          <table:table-cell table:style-name="Default" table:number-columns-repeated="3"/>
          <table:table-cell table:style-name="ce34" table:formula="of:=[.$B$2] * ([.$B$8] ^ (14)) * ([.$B$9] ^ (0))" office:value-type="float" office:value="171.981661932354">
            <text:p>172.0</text:p>
          </table:table-cell>
          <table:table-cell table:style-name="ce34" table:formula="of:=[.$B$2] * ([.$B$8] ^ (14)) * ([.$B$9] ^ (1))" office:value-type="float" office:value="165.448177847543">
            <text:p>165.4</text:p>
          </table:table-cell>
          <table:table-cell table:number-columns-repeated="1007"/>
        </table:table-row>
        <table:table-row table:style-name="ro1">
          <table:table-cell table:style-name="ce6" office:value-type="string">
            <text:p>1-q</text:p>
          </table:table-cell>
          <table:table-cell table:style-name="ce18" table:formula="of:=1 - [.B10]" office:value-type="percentage" office:value="0.507529949375489">
            <text:p>50.75%</text:p>
          </table:table-cell>
          <table:table-cell/>
          <table:table-cell table:style-name="ce29"/>
          <table:table-cell/>
          <table:table-cell table:style-name="ce36" table:number-columns-repeated="2"/>
          <table:table-cell table:number-columns-repeated="5"/>
          <table:table-cell table:style-name="Default" table:number-columns-repeated="2"/>
          <table:table-cell table:style-name="ce34" table:formula="of:=[.$B$2] * ([.$B$8] ^ (13)) * ([.$B$9] ^ (0))" office:value-type="float" office:value="165.448177847543">
            <text:p>165.4</text:p>
          </table:table-cell>
          <table:table-cell table:style-name="ce34" table:formula="of:=[.$B$2] * ([.$B$8] ^ (13)) * ([.$B$9] ^ (1))" office:value-type="float" office:value="159.162897052588">
            <text:p>159.2</text:p>
          </table:table-cell>
          <table:table-cell table:style-name="ce34" table:formula="of:=[.$B$2] * ([.$B$8] ^ (13)) * ([.$B$9] ^ (2))" office:value-type="float" office:value="153.116390447747">
            <text:p>153.1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style-name="ce34" table:formula="of:=[.$B$2] * ([.$B$8] ^ (12)) * ([.$B$9] ^ (0))" office:value-type="float" office:value="159.162897052588">
            <text:p>159.2</text:p>
          </table:table-cell>
          <table:table-cell table:style-name="ce34" table:formula="of:=[.$B$2] * ([.$B$8] ^ (12)) * ([.$B$9] ^ (1))" office:value-type="float" office:value="153.116390447747">
            <text:p>153.1</text:p>
          </table:table-cell>
          <table:table-cell table:style-name="ce34" table:formula="of:=[.$B$2] * ([.$B$8] ^ (12)) * ([.$B$9] ^ (2))" office:value-type="float" office:value="147.299587139337">
            <text:p>147.3</text:p>
          </table:table-cell>
          <table:table-cell table:style-name="ce34" table:formula="of:=[.$B$2] * ([.$B$8] ^ (12)) * ([.$B$9] ^ (3))" office:value-type="float" office:value="141.703760831689">
            <text:p>141.7</text:p>
          </table:table-cell>
          <table:table-cell table:number-columns-repeated="1007"/>
        </table:table-row>
        <table:table-row table:style-name="ro1">
          <table:table-cell table:style-name="ce8"/>
          <table:table-cell table:style-name="ce19" office:value-type="string" table:number-columns-spanned="2" table:number-rows-spanned="1">
            <text:p>Stock-Lattice</text:p>
          </table:table-cell>
          <table:covered-table-cell table:style-name="ce23"/>
          <table:table-cell table:style-name="ce30" table:number-columns-repeated="8"/>
          <table:table-cell table:style-name="ce32"/>
          <table:table-cell table:style-name="ce34" table:formula="of:=[.$B$2] * ([.$B$8] ^ (11)) * ([.$B$9] ^ (0))" office:value-type="float" office:value="153.116390447747">
            <text:p>153.1</text:p>
          </table:table-cell>
          <table:table-cell table:style-name="ce34" table:formula="of:=[.$B$2] * ([.$B$8] ^ (11)) * ([.$B$9] ^ (1))" office:value-type="float" office:value="147.299587139337">
            <text:p>147.3</text:p>
          </table:table-cell>
          <table:table-cell table:style-name="ce34" table:formula="of:=[.$B$2] * ([.$B$8] ^ (11)) * ([.$B$9] ^ (2))" office:value-type="float" office:value="141.703760831689">
            <text:p>141.7</text:p>
          </table:table-cell>
          <table:table-cell table:style-name="ce34" table:formula="of:=[.$B$2] * ([.$B$8] ^ (11)) * ([.$B$9] ^ (3))" office:value-type="float" office:value="136.320516736073">
            <text:p>136.3</text:p>
          </table:table-cell>
          <table:table-cell table:style-name="ce34" table:formula="of:=[.$B$2] * ([.$B$8] ^ (11)) * ([.$B$9] ^ (4))" office:value-type="float" office:value="131.141778976935">
            <text:p>131.1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9"/>
          <table:table-cell table:style-name="ce34" table:formula="of:=[.$B$2] * ([.$B$8] ^ (10)) * ([.$B$9] ^ (0))" office:value-type="float" office:value="147.299587139337">
            <text:p>147.3</text:p>
          </table:table-cell>
          <table:table-cell table:style-name="ce34" table:formula="of:=[.$B$2] * ([.$B$8] ^ (10)) * ([.$B$9] ^ (1))" office:value-type="float" office:value="141.703760831689">
            <text:p>141.7</text:p>
          </table:table-cell>
          <table:table-cell table:style-name="ce34" table:formula="of:=[.$B$2] * ([.$B$8] ^ (10)) * ([.$B$9] ^ (2))" office:value-type="float" office:value="136.320516736073">
            <text:p>136.3</text:p>
          </table:table-cell>
          <table:table-cell table:style-name="ce34" table:formula="of:=[.$B$2] * ([.$B$8] ^ (10)) * ([.$B$9] ^ (3))" office:value-type="float" office:value="131.141778976935">
            <text:p>131.1</text:p>
          </table:table-cell>
          <table:table-cell table:style-name="ce34" table:formula="of:=[.$B$2] * ([.$B$8] ^ (10)) * ([.$B$9] ^ (4))" office:value-type="float" office:value="126.159778476576">
            <text:p>126.2</text:p>
          </table:table-cell>
          <table:table-cell table:style-name="ce34" table:formula="of:=[.$B$2] * ([.$B$8] ^ (10)) * ([.$B$9] ^ (5))" office:value-type="float" office:value="121.367041300073">
            <text:p>121.4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8"/>
          <table:table-cell table:style-name="ce25" table:formula="of:=[.B2] * ([.B8] ^ (9)) * ([.B9] ^ (0))" office:value-type="float" office:value="141.703760831689">
            <text:p>141.7</text:p>
          </table:table-cell>
          <table:table-cell table:style-name="ce34" table:formula="of:=[.B2] * ([.B8] ^ (9)) * ([.B9] ^ (1))" office:value-type="float" office:value="136.320516736073">
            <text:p>136.3</text:p>
          </table:table-cell>
          <table:table-cell table:style-name="ce34" table:formula="of:=[.$B$2] * ([.$B$8] ^ (9)) * ([.$B$9] ^ (2))" office:value-type="float" office:value="131.141778976935">
            <text:p>131.1</text:p>
          </table:table-cell>
          <table:table-cell table:style-name="ce34" table:formula="of:=[.$B$2] * ([.$B$8] ^ (9)) * ([.$B$9] ^ (3))" office:value-type="float" office:value="126.159778476576">
            <text:p>126.2</text:p>
          </table:table-cell>
          <table:table-cell table:style-name="ce34" table:formula="of:=[.$B$2] * ([.$B$8] ^ (9)) * ([.$B$9] ^ (4))" office:value-type="float" office:value="121.367041300073">
            <text:p>121.4</text:p>
          </table:table-cell>
          <table:table-cell table:style-name="ce34" table:formula="of:=[.$B$2] * ([.$B$8] ^ (9)) * ([.$B$9] ^ (5))" office:value-type="float" office:value="116.756377442979">
            <text:p>116.8</text:p>
          </table:table-cell>
          <table:table-cell table:style-name="ce34" table:formula="of:=[.$B$2] * ([.$B$8] ^ (9)) * ([.$B$9] ^ (6))" office:value-type="float" office:value="112.320870044964">
            <text:p>112.3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7"/>
          <table:table-cell table:style-name="ce25" table:formula="of:=[.B2] * ([.B8] ^ (8)) * ([.B9] ^ (0))" office:value-type="float" office:value="136.320516736073">
            <text:p>136.3</text:p>
          </table:table-cell>
          <table:table-cell table:style-name="ce25" table:formula="of:=[.B2] * ([.B8] ^ (8)) * ([.B9] ^ (1))" office:value-type="float" office:value="131.141778976935">
            <text:p>131.1</text:p>
          </table:table-cell>
          <table:table-cell table:style-name="ce34" table:formula="of:=[.B2] * ([.B8] ^ (8)) * ([.B9] ^ (2))" office:value-type="float" office:value="126.159778476576">
            <text:p>126.2</text:p>
          </table:table-cell>
          <table:table-cell table:style-name="ce34" table:formula="of:=[.$B$2] * ([.$B$8] ^ (8)) * ([.$B$9] ^ (3))" office:value-type="float" office:value="121.367041300073">
            <text:p>121.4</text:p>
          </table:table-cell>
          <table:table-cell table:style-name="ce34" table:formula="of:=[.$B$2] * ([.$B$8] ^ (8)) * ([.$B$9] ^ (4))" office:value-type="float" office:value="116.756377442979">
            <text:p>116.8</text:p>
          </table:table-cell>
          <table:table-cell table:style-name="ce34" table:formula="of:=[.$B$2] * ([.$B$8] ^ (8)) * ([.$B$9] ^ (5))" office:value-type="float" office:value="112.320870044964">
            <text:p>112.3</text:p>
          </table:table-cell>
          <table:table-cell table:style-name="ce34" table:formula="of:=[.$B$2] * ([.$B$8] ^ (8)) * ([.$B$9] ^ (6))" office:value-type="float" office:value="108.053865013232">
            <text:p>108.1</text:p>
          </table:table-cell>
          <table:table-cell table:style-name="ce34" table:formula="of:=[.$B$2] * ([.$B$8] ^ (8)) * ([.$B$9] ^ (7))" office:value-type="float" office:value="103.948961040134">
            <text:p>103.9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6"/>
          <table:table-cell table:style-name="ce25" table:formula="of:=[.B2] * ([.B8] ^ (7)) * ([.B9] ^ (0))" office:value-type="float" office:value="131.141778976935">
            <text:p>131.1</text:p>
          </table:table-cell>
          <table:table-cell table:style-name="ce25" table:formula="of:=[.B2] * ([.B8] ^ (7)) * ([.B9] ^ (1))" office:value-type="float" office:value="126.159778476576">
            <text:p>126.2</text:p>
          </table:table-cell>
          <table:table-cell table:style-name="ce25" table:formula="of:=[.B2] * ([.B8] ^ (7)) * ([.B9] ^ (2))" office:value-type="float" office:value="121.367041300073">
            <text:p>121.4</text:p>
          </table:table-cell>
          <table:table-cell table:style-name="ce34" table:formula="of:=[.B2] * ([.B8] ^ (7)) * ([.B9] ^ (3))" office:value-type="float" office:value="116.756377442979">
            <text:p>116.8</text:p>
          </table:table-cell>
          <table:table-cell table:style-name="ce34" table:formula="of:=[.$B$2] * ([.$B$8] ^ (7)) * ([.$B$9] ^ (4))" office:value-type="float" office:value="112.320870044964">
            <text:p>112.3</text:p>
          </table:table-cell>
          <table:table-cell table:style-name="ce34" table:formula="of:=[.$B$2] * ([.$B$8] ^ (7)) * ([.$B$9] ^ (5))" office:value-type="float" office:value="108.053865013232">
            <text:p>108.1</text:p>
          </table:table-cell>
          <table:table-cell table:style-name="ce34" table:formula="of:=[.$B$2] * ([.$B$8] ^ (7)) * ([.$B$9] ^ (6))" office:value-type="float" office:value="103.948961040134">
            <text:p>103.9</text:p>
          </table:table-cell>
          <table:table-cell table:style-name="ce34" table:formula="of:=[.$B$2] * ([.$B$8] ^ (7)) * ([.$B$9] ^ (7))" office:value-type="float" office:value="100">
            <text:p>100.0</text:p>
          </table:table-cell>
          <table:table-cell table:style-name="ce34" table:formula="of:=[.$B$2] * ([.$B$8] ^ (7)) * ([.$B$9] ^ (8))" office:value-type="float" office:value="96.2010577108037">
            <text:p>96.2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5"/>
          <table:table-cell table:style-name="ce25" table:formula="of:=[.B2] * ([.B8] ^ (6)) * ([.B9] ^ (0))" office:value-type="float" office:value="126.159778476576">
            <text:p>126.2</text:p>
          </table:table-cell>
          <table:table-cell table:style-name="ce25" table:formula="of:=[.B2] * ([.B8] ^ (6)) * ([.B9] ^ (1))" office:value-type="float" office:value="121.367041300073">
            <text:p>121.4</text:p>
          </table:table-cell>
          <table:table-cell table:style-name="ce25" table:formula="of:=[.B2] * ([.B8] ^ (6)) * ([.B9] ^ (2))" office:value-type="float" office:value="116.756377442979">
            <text:p>116.8</text:p>
          </table:table-cell>
          <table:table-cell table:style-name="ce25" table:formula="of:=[.B2] * ([.B8] ^ (6)) * ([.B9] ^ (3))" office:value-type="float" office:value="112.320870044964">
            <text:p>112.3</text:p>
          </table:table-cell>
          <table:table-cell table:style-name="ce34" table:formula="of:=[.B2] * ([.B8] ^ (6)) * ([.B9] ^ (4))" office:value-type="float" office:value="108.053865013232">
            <text:p>108.1</text:p>
          </table:table-cell>
          <table:table-cell table:style-name="ce34" table:formula="of:=[.$B$2] * ([.$B$8] ^ (6)) * ([.$B$9] ^ (5))" office:value-type="float" office:value="103.948961040134">
            <text:p>103.9</text:p>
          </table:table-cell>
          <table:table-cell table:style-name="ce34" table:formula="of:=[.$B$2] * ([.$B$8] ^ (6)) * ([.$B$9] ^ (6))" office:value-type="float" office:value="100">
            <text:p>100.0</text:p>
          </table:table-cell>
          <table:table-cell table:style-name="ce34" table:formula="of:=[.$B$2] * ([.$B$8] ^ (6)) * ([.$B$9] ^ (7))" office:value-type="float" office:value="96.2010577108037">
            <text:p>96.2</text:p>
          </table:table-cell>
          <table:table-cell table:style-name="ce34" table:formula="of:=[.$B$2] * ([.$B$8] ^ (6)) * ([.$B$9] ^ (8))" office:value-type="float" office:value="92.5464350467739">
            <text:p>92.5</text:p>
          </table:table-cell>
          <table:table-cell table:style-name="ce34" table:formula="of:=[.$B$2] * ([.$B$8] ^ (6)) * ([.$B$9] ^ (9))" office:value-type="float" office:value="89.0306493886385">
            <text:p>89.0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4"/>
          <table:table-cell table:style-name="ce25" table:formula="of:=[.B2] * ([.B8] ^ (5)) * ([.B9] ^ (0))" office:value-type="float" office:value="121.367041300073">
            <text:p>121.4</text:p>
          </table:table-cell>
          <table:table-cell table:style-name="ce25" table:formula="of:=[.B2] * ([.B8] ^ (5)) * ([.B9] ^ (1))" office:value-type="float" office:value="116.756377442979">
            <text:p>116.8</text:p>
          </table:table-cell>
          <table:table-cell table:style-name="ce25" table:formula="of:=[.B2] * ([.B8] ^ (5)) * ([.B9] ^ (2))" office:value-type="float" office:value="112.320870044964">
            <text:p>112.3</text:p>
          </table:table-cell>
          <table:table-cell table:style-name="ce25" table:formula="of:=[.B2] * ([.B8] ^ (5)) * ([.B9] ^ (3))" office:value-type="float" office:value="108.053865013232">
            <text:p>108.1</text:p>
          </table:table-cell>
          <table:table-cell table:style-name="ce25" table:formula="of:=[.B2] * ([.B8] ^ (5)) * ([.B9] ^ (4))" office:value-type="float" office:value="103.948961040134">
            <text:p>103.9</text:p>
          </table:table-cell>
          <table:table-cell table:style-name="ce34" table:formula="of:=[.B2] * ([.B8] ^ (5)) * ([.B9] ^ (5))" office:value-type="float" office:value="100">
            <text:p>100.0</text:p>
          </table:table-cell>
          <table:table-cell table:style-name="ce34" table:formula="of:=[.$B$2] * ([.$B$8] ^ (5)) * ([.$B$9] ^ (6))" office:value-type="float" office:value="96.2010577108037">
            <text:p>96.2</text:p>
          </table:table-cell>
          <table:table-cell table:style-name="ce34" table:formula="of:=[.$B$2] * ([.$B$8] ^ (5)) * ([.$B$9] ^ (7))" office:value-type="float" office:value="92.5464350467739">
            <text:p>92.5</text:p>
          </table:table-cell>
          <table:table-cell table:style-name="ce34" table:formula="of:=[.$B$2] * ([.$B$8] ^ (5)) * ([.$B$9] ^ (8))" office:value-type="float" office:value="89.0306493886385">
            <text:p>89.0</text:p>
          </table:table-cell>
          <table:table-cell table:style-name="ce34" table:formula="of:=[.$B$2] * ([.$B$8] ^ (5)) * ([.$B$9] ^ (9))" office:value-type="float" office:value="85.6484263986675">
            <text:p>85.6</text:p>
          </table:table-cell>
          <table:table-cell table:style-name="ce34" table:formula="of:=[.$B$2] * ([.$B$8] ^ (5)) * ([.$B$9] ^ (10))" office:value-type="float" office:value="82.3946921081774">
            <text:p>82.4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3"/>
          <table:table-cell table:style-name="ce25" table:formula="of:=[.B2] * ([.B8] ^ (4)) * ([.B9] ^ (0))" office:value-type="float" office:value="116.756377442979">
            <text:p>116.8</text:p>
          </table:table-cell>
          <table:table-cell table:style-name="ce25" table:formula="of:=[.B2] * ([.B8] ^ (4)) * ([.B9] ^ (1))" office:value-type="float" office:value="112.320870044964">
            <text:p>112.3</text:p>
          </table:table-cell>
          <table:table-cell table:style-name="ce25" table:formula="of:=[.B2] * ([.B8] ^ (4)) * ([.B9] ^ (2))" office:value-type="float" office:value="108.053865013232">
            <text:p>108.1</text:p>
          </table:table-cell>
          <table:table-cell table:style-name="ce25" table:formula="of:=[.B2] * ([.B8] ^ (4)) * ([.B9] ^ (3))" office:value-type="float" office:value="103.948961040134">
            <text:p>103.9</text:p>
          </table:table-cell>
          <table:table-cell table:style-name="ce25" table:formula="of:=[.B2] * ([.B8] ^ (4)) * ([.B9] ^ (4))" office:value-type="float" office:value="100">
            <text:p>100.0</text:p>
          </table:table-cell>
          <table:table-cell table:style-name="ce25" table:formula="of:=[.B2] * ([.B8] ^ (4)) * ([.B9] ^ (5))" office:value-type="float" office:value="96.2010577108037">
            <text:p>96.2</text:p>
          </table:table-cell>
          <table:table-cell table:style-name="ce34" table:formula="of:=[.B2] * ([.B8] ^ (4)) * ([.B9] ^ (6))" office:value-type="float" office:value="92.5464350467739">
            <text:p>92.5</text:p>
          </table:table-cell>
          <table:table-cell table:style-name="ce34" table:formula="of:=[.$B$2] * ([.$B$8] ^ (4)) * ([.$B$9] ^ (7))" office:value-type="float" office:value="89.0306493886385">
            <text:p>89.0</text:p>
          </table:table-cell>
          <table:table-cell table:style-name="ce34" table:formula="of:=[.$B$2] * ([.$B$8] ^ (4)) * ([.$B$9] ^ (8))" office:value-type="float" office:value="85.6484263986675">
            <text:p>85.6</text:p>
          </table:table-cell>
          <table:table-cell table:style-name="ce34" table:formula="of:=[.$B$2] * ([.$B$8] ^ (4)) * ([.$B$9] ^ (9))" office:value-type="float" office:value="82.3946921081774">
            <text:p>82.4</text:p>
          </table:table-cell>
          <table:table-cell table:style-name="ce34" table:formula="of:=[.$B$2] * ([.$B$8] ^ (4)) * ([.$B$9] ^ (10))" office:value-type="float" office:value="79.2645653056268">
            <text:p>79.3</text:p>
          </table:table-cell>
          <table:table-cell table:style-name="ce34" table:formula="of:=[.$B$2] * ([.$B$8] ^ (4)) * ([.$B$9] ^ (11))" office:value-type="float" office:value="76.2533502138838">
            <text:p>76.3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2"/>
          <table:table-cell table:style-name="ce25" table:formula="of:=[.B2] * ([.B8] ^ (3)) * ([.B9] ^ (0))" office:value-type="float" office:value="112.320870044964">
            <text:p>112.3</text:p>
          </table:table-cell>
          <table:table-cell table:style-name="ce25" table:formula="of:=[.B2] * ([.B8] ^ (3)) * ([.B9] ^ (1))" office:value-type="float" office:value="108.053865013232">
            <text:p>108.1</text:p>
          </table:table-cell>
          <table:table-cell table:style-name="ce25" table:formula="of:=[.B2] * ([.B8] ^ (3)) * ([.B9] ^ (2))" office:value-type="float" office:value="103.948961040134">
            <text:p>103.9</text:p>
          </table:table-cell>
          <table:table-cell table:style-name="ce25" table:formula="of:=[.B2] * ([.B8] ^ (3)) * ([.B9] ^ (3))" office:value-type="float" office:value="100">
            <text:p>100.0</text:p>
          </table:table-cell>
          <table:table-cell table:style-name="ce25" table:formula="of:=[.B2] * ([.B8] ^ (3)) * ([.B9] ^ (4))" office:value-type="float" office:value="96.2010577108038">
            <text:p>96.2</text:p>
          </table:table-cell>
          <table:table-cell table:style-name="ce25" table:formula="of:=[.B2] * ([.B8] ^ (3)) * ([.B9] ^ (5))" office:value-type="float" office:value="92.546435046774">
            <text:p>92.5</text:p>
          </table:table-cell>
          <table:table-cell table:style-name="ce25" table:formula="of:=[.B2] * ([.B8] ^ (3)) * ([.B9] ^ (6))" office:value-type="float" office:value="89.0306493886385">
            <text:p>89.0</text:p>
          </table:table-cell>
          <table:table-cell table:style-name="ce34" table:formula="of:=[.B2] * ([.B8] ^ (3)) * ([.B9] ^ (7))" office:value-type="float" office:value="85.6484263986675">
            <text:p>85.6</text:p>
          </table:table-cell>
          <table:table-cell table:style-name="ce34" table:formula="of:=[.$B$2] * ([.$B$8] ^ (3)) * ([.$B$9] ^ (8))" office:value-type="float" office:value="82.3946921081774">
            <text:p>82.4</text:p>
          </table:table-cell>
          <table:table-cell table:style-name="ce34" table:formula="of:=[.$B$2] * ([.$B$8] ^ (3)) * ([.$B$9] ^ (9))" office:value-type="float" office:value="79.2645653056268">
            <text:p>79.3</text:p>
          </table:table-cell>
          <table:table-cell table:style-name="ce34" table:formula="of:=[.$B$2] * ([.$B$8] ^ (3)) * ([.$B$9] ^ (10))" office:value-type="float" office:value="76.2533502138838">
            <text:p>76.3</text:p>
          </table:table-cell>
          <table:table-cell table:style-name="ce34" table:formula="of:=[.$B$2] * ([.$B$8] ^ (3)) * ([.$B$9] ^ (11))" office:value-type="float" office:value="73.3565294456797">
            <text:p>73.4</text:p>
          </table:table-cell>
          <table:table-cell table:style-name="ce34" table:formula="of:=[.$B$2] * ([.$B$8] ^ (3)) * ([.$B$9] ^ (12))" office:value-type="float" office:value="70.569757226681">
            <text:p>70.6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/>
          <table:table-cell table:style-name="ce25" table:formula="of:=[.B2] * ([.B8] ^ (2)) * ([.B9] ^ (0))" office:value-type="float" office:value="108.053865013232">
            <text:p>108.1</text:p>
          </table:table-cell>
          <table:table-cell table:style-name="ce25" table:formula="of:=[.B2] * ([.B8] ^ (2)) * ([.B9] ^ (1))" office:value-type="float" office:value="103.948961040134">
            <text:p>103.9</text:p>
          </table:table-cell>
          <table:table-cell table:style-name="ce25" table:formula="of:=[.B2] * ([.B8] ^ (2)) * ([.B9] ^ (2))" office:value-type="float" office:value="100">
            <text:p>100.0</text:p>
          </table:table-cell>
          <table:table-cell table:style-name="ce25" table:formula="of:=[.B2] * ([.B8] ^ (2)) * ([.B9] ^ (3))" office:value-type="float" office:value="96.2010577108038">
            <text:p>96.2</text:p>
          </table:table-cell>
          <table:table-cell table:style-name="ce25" table:formula="of:=[.B2] * ([.B8] ^ (2)) * ([.B9] ^ (4))" office:value-type="float" office:value="92.546435046774">
            <text:p>92.5</text:p>
          </table:table-cell>
          <table:table-cell table:style-name="ce25" table:formula="of:=[.B2] * ([.B8] ^ (2)) * ([.B9] ^ (5))" office:value-type="float" office:value="89.0306493886385">
            <text:p>89.0</text:p>
          </table:table-cell>
          <table:table-cell table:style-name="ce25" table:formula="of:=[.B2] * ([.B8] ^ (2)) * ([.B9] ^ (6))" office:value-type="float" office:value="85.6484263986675">
            <text:p>85.6</text:p>
          </table:table-cell>
          <table:table-cell table:style-name="ce25" table:formula="of:=[.B2] * ([.B8] ^ (2)) * ([.B9] ^ (7))" office:value-type="float" office:value="82.3946921081774">
            <text:p>82.4</text:p>
          </table:table-cell>
          <table:table-cell table:style-name="ce34" table:formula="of:=[.B2] * ([.B8] ^ (2)) * ([.B9] ^ (8))" office:value-type="float" office:value="79.2645653056268">
            <text:p>79.3</text:p>
          </table:table-cell>
          <table:table-cell table:style-name="ce34" table:formula="of:=[.$B$2] * ([.$B$8] ^ (2)) * ([.$B$9] ^ (9))" office:value-type="float" office:value="76.2533502138838">
            <text:p>76.3</text:p>
          </table:table-cell>
          <table:table-cell table:style-name="ce34" table:formula="of:=[.$B$2] * ([.$B$8] ^ (2)) * ([.$B$9] ^ (10))" office:value-type="float" office:value="73.3565294456797">
            <text:p>73.4</text:p>
          </table:table-cell>
          <table:table-cell table:style-name="ce34" table:formula="of:=[.$B$2] * ([.$B$8] ^ (2)) * ([.$B$9] ^ (11))" office:value-type="float" office:value="70.569757226681">
            <text:p>70.6</text:p>
          </table:table-cell>
          <table:table-cell table:style-name="ce34" table:formula="of:=[.$B$2] * ([.$B$8] ^ (2)) * ([.$B$9] ^ (12))" office:value-type="float" office:value="67.8888528760136">
            <text:p>67.9</text:p>
          </table:table-cell>
          <table:table-cell table:style-name="ce34" table:formula="of:=[.$B$2] * ([.$B$8] ^ (2)) * ([.$B$9] ^ (13))" office:value-type="float" office:value="65.3097945344564">
            <text:p>65.3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formula="of:=[.B2] * ([.B8] ^ (1)) * ([.B9] ^ (0))" office:value-type="float" office:value="103.948961040134">
            <text:p>103.9</text:p>
          </table:table-cell>
          <table:table-cell table:style-name="ce25" table:formula="of:=[.B2] * ([.B8] ^ (1)) * ([.B9] ^ (1))" office:value-type="float" office:value="100">
            <text:p>100.0</text:p>
          </table:table-cell>
          <table:table-cell table:style-name="ce25" table:formula="of:=[.B2] * ([.B8] ^ (1)) * ([.B9] ^ (2))" office:value-type="float" office:value="96.2010577108038">
            <text:p>96.2</text:p>
          </table:table-cell>
          <table:table-cell table:style-name="ce25" table:formula="of:=[.B2] * ([.B8] ^ (1)) * ([.B9] ^ (3))" office:value-type="float" office:value="92.546435046774">
            <text:p>92.5</text:p>
          </table:table-cell>
          <table:table-cell table:style-name="ce25" table:formula="of:=[.B2] * ([.B8] ^ (1)) * ([.B9] ^ (4))" office:value-type="float" office:value="89.0306493886385">
            <text:p>89.0</text:p>
          </table:table-cell>
          <table:table-cell table:style-name="ce25" table:formula="of:=[.B2] * ([.B8] ^ (1)) * ([.B9] ^ (5))" office:value-type="float" office:value="85.6484263986675">
            <text:p>85.6</text:p>
          </table:table-cell>
          <table:table-cell table:style-name="ce25" table:formula="of:=[.B2] * ([.B8] ^ (1)) * ([.B9] ^ (6))" office:value-type="float" office:value="82.3946921081774">
            <text:p>82.4</text:p>
          </table:table-cell>
          <table:table-cell table:style-name="ce25" table:formula="of:=[.B2] * ([.B8] ^ (1)) * ([.B9] ^ (7))" office:value-type="float" office:value="79.2645653056268">
            <text:p>79.3</text:p>
          </table:table-cell>
          <table:table-cell table:style-name="ce25" table:formula="of:=[.B2] * ([.B8] ^ (1)) * ([.B9] ^ (8))" office:value-type="float" office:value="76.2533502138838">
            <text:p>76.3</text:p>
          </table:table-cell>
          <table:table-cell table:style-name="ce34" table:formula="of:=[.B2] * ([.B8] ^ (1)) * ([.B9] ^ (9))" office:value-type="float" office:value="73.3565294456797">
            <text:p>73.4</text:p>
          </table:table-cell>
          <table:table-cell table:style-name="ce34" table:formula="of:=[.$B$2] * ([.$B$8] ^ (1)) * ([.$B$9] ^ (10))" office:value-type="float" office:value="70.569757226681">
            <text:p>70.6</text:p>
          </table:table-cell>
          <table:table-cell table:style-name="ce34" table:formula="of:=[.$B$2] * ([.$B$8] ^ (1)) * ([.$B$9] ^ (11))" office:value-type="float" office:value="67.8888528760135">
            <text:p>67.9</text:p>
          </table:table-cell>
          <table:table-cell table:style-name="ce34" table:formula="of:=[.$B$2] * ([.$B$8] ^ (1)) * ([.$B$9] ^ (12))" office:value-type="float" office:value="65.3097945344564">
            <text:p>65.3</text:p>
          </table:table-cell>
          <table:table-cell table:style-name="ce34" table:formula="of:=[.$B$2] * ([.$B$8] ^ (1)) * ([.$B$9] ^ (13))" office:value-type="float" office:value="62.8287131308998">
            <text:p>62.8</text:p>
          </table:table-cell>
          <table:table-cell table:style-name="ce34" table:formula="of:=[.$B$2] * ([.$B$8] ^ (1)) * ([.$B$9] ^ (14))" office:value-type="float" office:value="60.4418865780123">
            <text:p>60.4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 table:formula="of:=[.B2] * ([.B8] ^ (0)) * ([.B9] ^ (0))" office:value-type="float" office:value="100">
            <text:p>100.0</text:p>
          </table:table-cell>
          <table:table-cell table:style-name="ce25" table:formula="of:=[.B2] * ([.B8] ^ (0)) * ([.B9] ^ (1))" office:value-type="float" office:value="96.2010577108038">
            <text:p>96.2</text:p>
          </table:table-cell>
          <table:table-cell table:style-name="ce25" table:formula="of:=[.B2] * ([.B8] ^ (0)) * ([.B9] ^ (2))" office:value-type="float" office:value="92.546435046774">
            <text:p>92.5</text:p>
          </table:table-cell>
          <table:table-cell table:style-name="ce25" table:formula="of:=[.B2] * ([.B8] ^ (0)) * ([.B9] ^ (3))" office:value-type="float" office:value="89.0306493886385">
            <text:p>89.0</text:p>
          </table:table-cell>
          <table:table-cell table:style-name="ce25" table:formula="of:=[.B2] * ([.B8] ^ (0)) * ([.B9] ^ (4))" office:value-type="float" office:value="85.6484263986675">
            <text:p>85.6</text:p>
          </table:table-cell>
          <table:table-cell table:style-name="ce25" table:formula="of:=[.B2] * ([.B8] ^ (0)) * ([.B9] ^ (5))" office:value-type="float" office:value="82.3946921081774">
            <text:p>82.4</text:p>
          </table:table-cell>
          <table:table-cell table:style-name="ce25" table:formula="of:=[.B2] * ([.B8] ^ (0)) * ([.B9] ^ (6))" office:value-type="float" office:value="79.2645653056268">
            <text:p>79.3</text:p>
          </table:table-cell>
          <table:table-cell table:style-name="ce25" table:formula="of:=[.B2] * ([.B8] ^ (0)) * ([.B9] ^ (7))" office:value-type="float" office:value="76.2533502138838">
            <text:p>76.3</text:p>
          </table:table-cell>
          <table:table-cell table:style-name="ce25" table:formula="of:=[.B2] * ([.B8] ^ (0)) * ([.B9] ^ (8))" office:value-type="float" office:value="73.3565294456797">
            <text:p>73.4</text:p>
          </table:table-cell>
          <table:table-cell table:style-name="ce25" table:formula="of:=[.B2] * ([.B8] ^ (0)) * ([.B9] ^ (9))" office:value-type="float" office:value="70.569757226681">
            <text:p>70.6</text:p>
          </table:table-cell>
          <table:table-cell table:style-name="ce34" table:formula="of:=[.$B$2] * ([.$B$8] ^ (0)) * ([.$B$9] ^ (10))" office:value-type="float" office:value="67.8888528760136">
            <text:p>67.9</text:p>
          </table:table-cell>
          <table:table-cell table:style-name="ce34" table:formula="of:=[.$B$2] * ([.$B$8] ^ (0)) * ([.$B$9] ^ (11))" office:value-type="float" office:value="65.3097945344564">
            <text:p>65.3</text:p>
          </table:table-cell>
          <table:table-cell table:style-name="ce34" table:formula="of:=[.$B$2] * ([.$B$8] ^ (0)) * ([.$B$9] ^ (12))" office:value-type="float" office:value="62.8287131308998">
            <text:p>62.8</text:p>
          </table:table-cell>
          <table:table-cell table:style-name="ce34" table:formula="of:=[.$B$2] * ([.$B$8] ^ (0)) * ([.$B$9] ^ (13))" office:value-type="float" office:value="60.4418865780123">
            <text:p>60.4</text:p>
          </table:table-cell>
          <table:table-cell table:style-name="ce34" table:formula="of:=[.$B$2] * ([.$B$8] ^ (0)) * ([.$B$9] ^ (14))" office:value-type="float" office:value="58.1457341884121">
            <text:p>58.1</text:p>
          </table:table-cell>
          <table:table-cell table:style-name="ce34" table:formula="of:=[.$B$2] * ([.$B$8] ^ (0)) * ([.$B$9] ^ (15))" office:value-type="float" office:value="55.9368113029649">
            <text:p>55.9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9"/>
          <table:table-cell table:style-name="ce3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9"/>
          <table:table-cell table:style-name="ce22" office:value-type="string">
            <text:p>t = 0</text:p>
          </table:table-cell>
          <table:table-cell table:style-name="ce26" office:value-type="string">
            <text:p>t = 1</text:p>
          </table:table-cell>
          <table:table-cell table:style-name="ce26" office:value-type="string">
            <text:p>t = 2</text:p>
          </table:table-cell>
          <table:table-cell table:style-name="ce26" office:value-type="string">
            <text:p>t = 3</text:p>
          </table:table-cell>
          <table:table-cell table:style-name="ce26" office:value-type="string">
            <text:p>t = 4</text:p>
          </table:table-cell>
          <table:table-cell table:style-name="ce26" office:value-type="string">
            <text:p>t = 5</text:p>
          </table:table-cell>
          <table:table-cell table:style-name="ce26" office:value-type="string">
            <text:p>t = 6</text:p>
          </table:table-cell>
          <table:table-cell table:style-name="ce26" office:value-type="string">
            <text:p>t = 7</text:p>
          </table:table-cell>
          <table:table-cell table:style-name="ce26" office:value-type="string">
            <text:p>t = 8</text:p>
          </table:table-cell>
          <table:table-cell table:style-name="ce26" office:value-type="string">
            <text:p>t = 9</text:p>
          </table:table-cell>
          <table:table-cell table:style-name="ce35" office:value-type="string">
            <text:p>t = 10</text:p>
          </table:table-cell>
          <table:table-cell table:style-name="ce35" office:value-type="string">
            <text:p>t = 11</text:p>
          </table:table-cell>
          <table:table-cell table:style-name="ce35" office:value-type="string">
            <text:p>t = 12</text:p>
          </table:table-cell>
          <table:table-cell table:style-name="ce35" office:value-type="string">
            <text:p>t = 13</text:p>
          </table:table-cell>
          <table:table-cell table:style-name="ce35" office:value-type="string">
            <text:p>t = 14</text:p>
          </table:table-cell>
          <table:table-cell table:style-name="ce35" office:value-type="string">
            <text:p>t = 15</text:p>
          </table:table-cell>
          <table:table-cell table:number-columns-repeated="1007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6"/>
          <table:table-cell table:style-name="ce34" table:formula="of:=[.$Q9]" office:value-type="float" office:value="178.773150758237">
            <text:p>178.8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25" table:formula="of:=([.$B$10] *[.Q34] + [.$B$11] *[.Q35])" office:value-type="float" office:value="172.010327931443">
            <text:p>172.0</text:p>
          </table:table-cell>
          <table:table-cell table:style-name="ce34" table:formula="of:=[.$Q10]" office:value-type="float" office:value="165.448177847543">
            <text:p>165.4</text:p>
          </table:table-cell>
          <table:table-cell table:number-columns-repeated="1007"/>
        </table:table-row>
        <table:table-row table:style-name="ro3">
          <table:table-cell table:number-columns-repeated="14"/>
          <table:table-cell table:style-name="ce25" table:formula="of:=([.$B$10] *[.P35] + [.$B$11] *[.P36])" office:value-type="float" office:value="165.503336432746">
            <text:p>165.5</text:p>
          </table:table-cell>
          <table:table-cell table:style-name="ce25" table:formula="of:=([.$B$10] *[.Q35] + [.$B$11] *[.Q36])" office:value-type="float" office:value="159.189426412815">
            <text:p>159.2</text:p>
          </table:table-cell>
          <table:table-cell table:style-name="ce34" table:formula="of:=[.$Q11]" office:value-type="float" office:value="153.116390447747">
            <text:p>153.1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ce25" table:formula="of:=([.$B$10] *[.O36] + [.$B$11] *[.O37])" office:value-type="float" office:value="159.242498399793">
            <text:p>159.2</text:p>
          </table:table-cell>
          <table:table-cell table:style-name="ce25" table:formula="of:=([.$B$10] *[.P36] + [.$B$11] *[.P37])" office:value-type="float" office:value="153.167437751975">
            <text:p>153.2</text:p>
          </table:table-cell>
          <table:table-cell table:style-name="ce25" table:formula="of:=([.$B$10] *[.Q36] + [.$B$11] *[.Q37])" office:value-type="float" office:value="147.324139116468">
            <text:p>147.3</text:p>
          </table:table-cell>
          <table:table-cell table:style-name="ce34" table:formula="of:=[.$Q12]" office:value-type="float" office:value="141.703760831689">
            <text:p>141.7</text:p>
          </table:table-cell>
          <table:table-cell table:number-columns-repeated="1007"/>
        </table:table-row>
        <table:table-row table:style-name="ro1">
          <table:table-cell table:style-name="ce8"/>
          <table:table-cell table:style-name="ce19" office:value-type="string" table:number-columns-spanned="2" table:number-rows-spanned="1">
            <text:p>Futures-Lattice</text:p>
          </table:table-cell>
          <table:covered-table-cell table:style-name="ce23"/>
          <table:table-cell table:style-name="ce30" table:number-columns-repeated="8"/>
          <table:table-cell table:style-name="ce32"/>
          <table:table-cell table:style-name="ce25" table:formula="of:=([.$B$10] *[.N37] + [.$B$11] *[.N38])" office:value-type="float" office:value="153.218502074806">
            <text:p>153.2</text:p>
          </table:table-cell>
          <table:table-cell table:style-name="ce25" table:formula="of:=([.$B$10] *[.O37] + [.$B$11] *[.O38])" office:value-type="float" office:value="147.373255348424">
            <text:p>147.4</text:p>
          </table:table-cell>
          <table:table-cell table:style-name="ce25" table:formula="of:=([.$B$10] *[.P37] + [.$B$11] *[.P38])" office:value-type="float" office:value="141.751003291939">
            <text:p>141.8</text:p>
          </table:table-cell>
          <table:table-cell table:style-name="ce25" table:formula="of:=([.$B$10] *[.Q37] + [.$B$11] *[.Q38])" office:value-type="float" office:value="136.343238715641">
            <text:p>136.3</text:p>
          </table:table-cell>
          <table:table-cell table:style-name="ce34" table:formula="of:=[.$Q13]" office:value-type="float" office:value="131.141778976935">
            <text:p>131.1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9"/>
          <table:table-cell table:style-name="ce25" table:formula="of:=([.$B$10] *[.M38] + [.$B$11] *[.M39])" office:value-type="float" office:value="147.422387955187">
            <text:p>147.4</text:p>
          </table:table-cell>
          <table:table-cell table:style-name="ce25" table:formula="of:=([.$B$10] *[.N38] + [.$B$11] *[.N39])" office:value-type="float" office:value="141.798261502301">
            <text:p>141.8</text:p>
          </table:table-cell>
          <table:table-cell table:style-name="ce25" table:formula="of:=([.$B$10] *[.O38] + [.$B$11] *[.O39])" office:value-type="float" office:value="136.388694037346">
            <text:p>136.4</text:p>
          </table:table-cell>
          <table:table-cell table:style-name="ce25" table:formula="of:=([.$B$10] *[.P38] + [.$B$11] *[.P39])" office:value-type="float" office:value="131.185500189725">
            <text:p>131.2</text:p>
          </table:table-cell>
          <table:table-cell table:style-name="ce25" table:formula="of:=([.$B$10] *[.Q38] + [.$B$11] *[.Q39])" office:value-type="float" office:value="126.180806858639">
            <text:p>126.2</text:p>
          </table:table-cell>
          <table:table-cell table:style-name="ce34" table:formula="of:=[.$Q14]" office:value-type="float" office:value="121.367041300073">
            <text:p>121.4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8"/>
          <table:table-cell table:style-name="ce25" table:formula="of:=([.$B$10] *[.L39] + [.$B$11] *[.L40])" office:value-type="float" office:value="141.845535468025">
            <text:p>141.8</text:p>
          </table:table-cell>
          <table:table-cell table:style-name="ce25" table:formula="of:=([.$B$10] *[.M39] + [.$B$11] *[.M40])" office:value-type="float" office:value="136.43416451335">
            <text:p>136.4</text:p>
          </table:table-cell>
          <table:table-cell table:style-name="ce25" table:formula="of:=([.$B$10] *[.N39] + [.$B$11] *[.N40])" office:value-type="float" office:value="131.229235978681">
            <text:p>131.2</text:p>
          </table:table-cell>
          <table:table-cell table:style-name="ce25" table:formula="of:=([.$B$10] *[.O39] + [.$B$11] *[.O40])" office:value-type="float" office:value="126.222874138415">
            <text:p>126.2</text:p>
          </table:table-cell>
          <table:table-cell table:style-name="ce25" table:formula="of:=([.$B$10] *[.P39] + [.$B$11] *[.P40])" office:value-type="float" office:value="121.407503723869">
            <text:p>121.4</text:p>
          </table:table-cell>
          <table:table-cell table:style-name="ce25" table:formula="of:=([.$B$10] *[.Q39] + [.$B$11] *[.Q40])" office:value-type="float" office:value="116.775838460926">
            <text:p>116.8</text:p>
          </table:table-cell>
          <table:table-cell table:style-name="ce34" table:formula="of:=[.$Q15]" office:value-type="float" office:value="112.320870044964">
            <text:p>112.3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7"/>
          <table:table-cell table:style-name="ce25" table:formula="of:=([.$B$10] *[.$K$40] + [.$B$11] *[.$K$41])" office:value-type="float" office:value="136.479650148706">
            <text:p>136.5</text:p>
          </table:table-cell>
          <table:table-cell table:style-name="ce25" table:formula="of:=([.$B$10] *[.L40] + [.$B$11] *[.L41])" office:value-type="float" office:value="131.272986348664">
            <text:p>131.3</text:p>
          </table:table-cell>
          <table:table-cell table:style-name="ce25" table:formula="of:=([.$B$10] *[.M40] + [.$B$11] *[.M41])" office:value-type="float" office:value="126.264955442956">
            <text:p>126.3</text:p>
          </table:table-cell>
          <table:table-cell table:style-name="ce25" table:formula="of:=([.$B$10] *[.N40] + [.$B$11] *[.N41])" office:value-type="float" office:value="121.447979637388">
            <text:p>121.4</text:p>
          </table:table-cell>
          <table:table-cell table:style-name="ce25" table:formula="of:=([.$B$10] *[.O40] + [.$B$11] *[.O41])" office:value-type="float" office:value="116.81477022868">
            <text:p>116.8</text:p>
          </table:table-cell>
          <table:table-cell table:style-name="ce25" table:formula="of:=([.$B$10] *[.P40] + [.$B$11] *[.P41])" office:value-type="float" office:value="112.35831657572">
            <text:p>112.4</text:p>
          </table:table-cell>
          <table:table-cell table:style-name="ce25" table:formula="of:=([.$B$10] *[.Q40] + [.$B$11] *[.Q41])" office:value-type="float" office:value="108.071875491566">
            <text:p>108.1</text:p>
          </table:table-cell>
          <table:table-cell table:style-name="ce34" table:formula="of:=[.$Q16]" office:value-type="float" office:value="103.948961040134">
            <text:p>103.9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6"/>
          <table:table-cell table:style-name="ce25" table:formula="of:=([.$B$10] *[.$J$41] + [.$B$11] *[.$J$42])" office:value-type="float" office:value="131.316751304534">
            <text:p>131.3</text:p>
          </table:table-cell>
          <table:table-cell table:style-name="ce25" table:formula="of:=([.$B$10] *[.$K$41] + [.$B$11] *[.$K$42])" office:value-type="float" office:value="126.307050776936">
            <text:p>126.3</text:p>
          </table:table-cell>
          <table:table-cell table:style-name="ce25" table:formula="of:=([.$B$10] *[.L41] + [.$B$11] *[.L42])" office:value-type="float" office:value="121.488469045127">
            <text:p>121.5</text:p>
          </table:table-cell>
          <table:table-cell table:style-name="ce25" table:formula="of:=([.$B$10] *[.M41] + [.$B$11] *[.M42])" office:value-type="float" office:value="116.853714975853">
            <text:p>116.9</text:p>
          </table:table-cell>
          <table:table-cell table:style-name="ce25" table:formula="of:=([.$B$10] *[.N41] + [.$B$11] *[.N42])" office:value-type="float" office:value="112.395775590735">
            <text:p>112.4</text:p>
          </table:table-cell>
          <table:table-cell table:style-name="ce25" table:formula="of:=([.$B$10] *[.O41] + [.$B$11] *[.O42])" office:value-type="float" office:value="108.107905454724">
            <text:p>108.1</text:p>
          </table:table-cell>
          <table:table-cell table:style-name="ce25" table:formula="of:=([.$B$10] *[.P41] + [.$B$11] *[.P42])" office:value-type="float" office:value="103.983616469398">
            <text:p>104.0</text:p>
          </table:table-cell>
          <table:table-cell table:style-name="ce25" table:formula="of:=([.$B$10] *[.Q41] + [.$B$11] *[.Q42])" office:value-type="float" office:value="100.016668055633">
            <text:p>100.0</text:p>
          </table:table-cell>
          <table:table-cell table:style-name="ce34" table:formula="of:=[.$Q17]" office:value-type="float" office:value="96.2010577108037">
            <text:p>96.2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5"/>
          <table:table-cell table:style-name="ce25" table:formula="of:=([.$B$10] *[.$I$42] + [.$B$11] *[.$I$43])" office:value-type="float" office:value="126.349160145033">
            <text:p>126.3</text:p>
          </table:table-cell>
          <table:table-cell table:style-name="ce25" table:formula="of:=([.$B$10] *[.$J$42] + [.$B$11] *[.$J$43])" office:value-type="float" office:value="121.528971951585">
            <text:p>121.5</text:p>
          </table:table-cell>
          <table:table-cell table:style-name="ce25" table:formula="of:=([.$B$10] *[.$K$42] + [.$B$11] *[.$K$43])" office:value-type="float" office:value="116.892672706773">
            <text:p>116.9</text:p>
          </table:table-cell>
          <table:table-cell table:style-name="ce25" table:formula="of:=([.$B$10] *[.L42] + [.$B$11] *[.L43])" office:value-type="float" office:value="112.433247094168">
            <text:p>112.4</text:p>
          </table:table-cell>
          <table:table-cell table:style-name="ce25" table:formula="of:=([.$B$10] *[.M42] + [.$B$11] *[.M43])" office:value-type="float" office:value="108.143947429871">
            <text:p>108.1</text:p>
          </table:table-cell>
          <table:table-cell table:style-name="ce25" table:formula="of:=([.$B$10] *[.N42] + [.$B$11] *[.N43])" office:value-type="float" office:value="104.018283452397">
            <text:p>104.0</text:p>
          </table:table-cell>
          <table:table-cell table:style-name="ce25" table:formula="of:=([.$B$10] *[.O42] + [.$B$11] *[.O43])" office:value-type="float" office:value="100.050012502084">
            <text:p>100.1</text:p>
          </table:table-cell>
          <table:table-cell table:style-name="ce25" table:formula="of:=([.$B$10] *[.P42] + [.$B$11] *[.P43])" office:value-type="float" office:value="96.2331300751377">
            <text:p>96.2</text:p>
          </table:table-cell>
          <table:table-cell table:style-name="ce25" table:formula="of:=([.$B$10] *[.Q42] + [.$B$11] *[.Q43])" office:value-type="float" office:value="92.5618607380536">
            <text:p>92.6</text:p>
          </table:table-cell>
          <table:table-cell table:style-name="ce34" table:formula="of:=[.$Q18]" office:value-type="float" office:value="89.0306493886385">
            <text:p>89.0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4"/>
          <table:table-cell table:style-name="ce25" table:formula="of:=([.$B$10] *[.$H$43] + [.$B$11] *[.$H$44])" office:value-type="float" office:value="121.569488361262">
            <text:p>121.6</text:p>
          </table:table-cell>
          <table:table-cell table:style-name="ce25" table:formula="of:=([.$B$10] *[.$I$43] + [.$B$11] *[.$I$44])" office:value-type="float" office:value="116.931643425768">
            <text:p>116.9</text:p>
          </table:table-cell>
          <table:table-cell table:style-name="ce25" table:formula="of:=([.$B$10] *[.$J$43] + [.$B$11] *[.$J$44])" office:value-type="float" office:value="112.470731090185">
            <text:p>112.5</text:p>
          </table:table-cell>
          <table:table-cell table:style-name="ce25" table:formula="of:=([.$B$10] *[.$K$43] + [.$B$11] *[.$K$44])" office:value-type="float" office:value="108.180001421012">
            <text:p>108.2</text:p>
          </table:table-cell>
          <table:table-cell table:style-name="ce25" table:formula="of:=([.$B$10] *[.L43] + [.$B$11] *[.L44])" office:value-type="float" office:value="104.052961992984">
            <text:p>104.1</text:p>
          </table:table-cell>
          <table:table-cell table:style-name="ce25" table:formula="of:=([.$B$10] *[.M43] + [.$B$11] *[.M44])" office:value-type="float" office:value="100.083368065203">
            <text:p>100.1</text:p>
          </table:table-cell>
          <table:table-cell table:style-name="ce25" table:formula="of:=([.$B$10] *[.N43] + [.$B$11] *[.N44])" office:value-type="float" office:value="96.2652131320419">
            <text:p>96.3</text:p>
          </table:table-cell>
          <table:table-cell table:style-name="ce25" table:formula="of:=([.$B$10] *[.O43] + [.$B$11] *[.O44])" office:value-type="float" office:value="92.59271983453">
            <text:p>92.6</text:p>
          </table:table-cell>
          <table:table-cell table:style-name="ce25" table:formula="of:=([.$B$10] *[.P43] + [.$B$11] *[.P44])" office:value-type="float" office:value="89.0603312184649">
            <text:p>89.1</text:p>
          </table:table-cell>
          <table:table-cell table:style-name="ce25" table:formula="of:=([.$B$10] *[.Q43] + [.$B$11] *[.Q44])" office:value-type="float" office:value="85.6627023260281">
            <text:p>85.7</text:p>
          </table:table-cell>
          <table:table-cell table:style-name="ce34" table:formula="of:=[.$Q19]" office:value-type="float" office:value="82.3946921081774">
            <text:p>82.4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3"/>
          <table:table-cell table:style-name="ce25" table:formula="of:=([.$B$10] *[.$G$44] + [.$B$11] *[.$G$45])" office:value-type="float" office:value="116.970627137167">
            <text:p>117.0</text:p>
          </table:table-cell>
          <table:table-cell table:style-name="ce25" table:formula="of:=([.$B$10] *[.$H$44] + [.$B$11] *[.$H$45])" office:value-type="float" office:value="112.50822758295">
            <text:p>112.5</text:p>
          </table:table-cell>
          <table:table-cell table:style-name="ce25" table:formula="of:=([.$B$10] *[.$I$44] + [.$B$11] *[.$I$45])" office:value-type="float" office:value="108.216067432153">
            <text:p>108.2</text:p>
          </table:table-cell>
          <table:table-cell table:style-name="ce25" table:formula="of:=([.$B$10] *[.$J$44] + [.$B$11] *[.$J$45])" office:value-type="float" office:value="104.08765209501">
            <text:p>104.1</text:p>
          </table:table-cell>
          <table:table-cell table:style-name="ce25" table:formula="of:=([.$B$10] *[.$K$44] + [.$B$11] *[.$K$45])" office:value-type="float" office:value="100.116734748696">
            <text:p>100.1</text:p>
          </table:table-cell>
          <table:table-cell table:style-name="ce25" table:formula="of:=([.$B$10] *[.L44] + [.$B$11] *[.L45])" office:value-type="float" office:value="96.2973068850809">
            <text:p>96.3</text:p>
          </table:table-cell>
          <table:table-cell table:style-name="ce25" table:formula="of:=([.$B$10] *[.M44] + [.$B$11] *[.M45])" office:value-type="float" office:value="92.6235892190864">
            <text:p>92.6</text:p>
          </table:table-cell>
          <table:table-cell table:style-name="ce25" table:formula="of:=([.$B$10] *[.N44] + [.$B$11] *[.N45])" office:value-type="float" office:value="89.0900229438836">
            <text:p>89.1</text:p>
          </table:table-cell>
          <table:table-cell table:style-name="ce25" table:formula="of:=([.$B$10] *[.O44] + [.$B$11] *[.O45])" office:value-type="float" office:value="85.6912613197047">
            <text:p>85.7</text:p>
          </table:table-cell>
          <table:table-cell table:style-name="ce25" table:formula="of:=([.$B$10] *[.P44] + [.$B$11] *[.P45])" office:value-type="float" office:value="82.4221615835383">
            <text:p>82.4</text:p>
          </table:table-cell>
          <table:table-cell table:style-name="ce25" table:formula="of:=([.$B$10] *[.Q44] + [.$B$11] *[.Q45])" office:value-type="float" office:value="79.277777167469">
            <text:p>79.3</text:p>
          </table:table-cell>
          <table:table-cell table:style-name="ce34" table:formula="of:=[.$Q20]" office:value-type="float" office:value="76.2533502138838">
            <text:p>76.3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2"/>
          <table:table-cell table:style-name="ce25" table:formula="of:=([.$B$10] *[.$F$45] + [.$B$11] *[.$F$46])" office:value-type="float" office:value="112.54573657663">
            <text:p>112.5</text:p>
          </table:table-cell>
          <table:table-cell table:style-name="ce25" table:formula="of:=([.$B$10] *[.$G$45] + [.$B$11] *[.$G$46])" office:value-type="float" office:value="108.252145467303">
            <text:p>108.3</text:p>
          </table:table-cell>
          <table:table-cell table:style-name="ce25" table:formula="of:=([.$B$10] *[.$H$45] + [.$B$11] *[.$H$46])" office:value-type="float" office:value="104.122353762332">
            <text:p>104.1</text:p>
          </table:table-cell>
          <table:table-cell table:style-name="ce25" table:formula="of:=([.$B$10] *[.$I$45] + [.$B$11] *[.$I$46])" office:value-type="float" office:value="100.150112556271">
            <text:p>100.2</text:p>
          </table:table-cell>
          <table:table-cell table:style-name="ce25" table:formula="of:=([.$B$10] *[.$J$45] + [.$B$11] *[.$J$46])" office:value-type="float" office:value="96.3294113378207">
            <text:p>96.3</text:p>
          </table:table-cell>
          <table:table-cell table:style-name="ce25" table:formula="of:=([.$B$10] *[.$K$45] + [.$B$11] *[.$K$46])" office:value-type="float" office:value="92.6544688951528">
            <text:p>92.7</text:p>
          </table:table-cell>
          <table:table-cell table:style-name="ce25" table:formula="of:=([.$B$10] *[.L45] + [.$B$11] *[.L46])" office:value-type="float" office:value="89.119724568194">
            <text:p>89.1</text:p>
          </table:table-cell>
          <table:table-cell table:style-name="ce25" table:formula="of:=([.$B$10] *[.M45] + [.$B$11] *[.M46])" office:value-type="float" office:value="85.7198298346325">
            <text:p>85.7</text:p>
          </table:table-cell>
          <table:table-cell table:style-name="ce25" table:formula="of:=([.$B$10] *[.N45] + [.$B$11] *[.N46])" office:value-type="float" office:value="82.4496402169173">
            <text:p>82.4</text:p>
          </table:table-cell>
          <table:table-cell table:style-name="ce25" table:formula="of:=([.$B$10] *[.O45] + [.$B$11] *[.O46])" office:value-type="float" office:value="79.3042074980018">
            <text:p>79.3</text:p>
          </table:table-cell>
          <table:table-cell table:style-name="ce25" table:formula="of:=([.$B$10] *[.P45] + [.$B$11] *[.P46])" office:value-type="float" office:value="76.2787722340564">
            <text:p>76.3</text:p>
          </table:table-cell>
          <table:table-cell table:style-name="ce25" table:formula="of:=([.$B$10] *[.Q45] + [.$B$11] *[.Q46])" office:value-type="float" office:value="73.3687565528179">
            <text:p>73.4</text:p>
          </table:table-cell>
          <table:table-cell table:style-name="ce34" table:formula="of:=[.$Q21]" office:value-type="float" office:value="70.569757226681">
            <text:p>70.6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/>
          <table:table-cell table:style-name="ce25" table:formula="of:=([.$B$10] *[.$E$46] + [.$B$11] *[.$E$47])" office:value-type="float" office:value="108.288235530468">
            <text:p>108.3</text:p>
          </table:table-cell>
          <table:table-cell table:style-name="ce25" table:formula="of:=([.$B$10] *[.$F$46] + [.$B$11] *[.$F$47])" office:value-type="float" office:value="104.157066998804">
            <text:p>104.2</text:p>
          </table:table-cell>
          <table:table-cell table:style-name="ce25" table:formula="of:=([.$B$10] *[.$G$46] + [.$B$11] *[.$G$47])" office:value-type="float" office:value="100.183501491637">
            <text:p>100.2</text:p>
          </table:table-cell>
          <table:table-cell table:style-name="ce25" table:formula="of:=([.$B$10] *[.$H$46] + [.$B$11] *[.$H$47])" office:value-type="float" office:value="96.3615264938287">
            <text:p>96.4</text:p>
          </table:table-cell>
          <table:table-cell table:style-name="ce25" table:formula="of:=([.$B$10] *[.$I$46] + [.$B$11] *[.$I$47])" office:value-type="float" office:value="92.6853588661604">
            <text:p>92.7</text:p>
          </table:table-cell>
          <table:table-cell table:style-name="ce25" table:formula="of:=([.$B$10] *[.$J$46] + [.$B$11] *[.$J$47])" office:value-type="float" office:value="89.149436094696">
            <text:p>89.1</text:p>
          </table:table-cell>
          <table:table-cell table:style-name="ce25" table:formula="of:=([.$B$10] *[.$K$46] + [.$B$11] *[.$K$47])" office:value-type="float" office:value="85.748407873986">
            <text:p>85.7</text:p>
          </table:table-cell>
          <table:table-cell table:style-name="ce25" table:formula="of:=([.$B$10] *[.L46] + [.$B$11] *[.L47])" office:value-type="float" office:value="82.4771280113675">
            <text:p>82.5</text:p>
          </table:table-cell>
          <table:table-cell table:style-name="ce25" table:formula="of:=([.$B$10] *[.M46] + [.$B$11] *[.M47])" office:value-type="float" office:value="79.3306466401134">
            <text:p>79.3</text:p>
          </table:table-cell>
          <table:table-cell table:style-name="ce25" table:formula="of:=([.$B$10] *[.N46] + [.$B$11] *[.N47])" office:value-type="float" office:value="76.3042027296482">
            <text:p>76.3</text:p>
          </table:table-cell>
          <table:table-cell table:style-name="ce25" table:formula="of:=([.$B$10] *[.O46] + [.$B$11] *[.O47])" office:value-type="float" office:value="73.3932168814971">
            <text:p>73.4</text:p>
          </table:table-cell>
          <table:table-cell table:style-name="ce25" table:formula="of:=([.$B$10] *[.P46] + [.$B$11] *[.P47])" office:value-type="float" office:value="70.5932844000676">
            <text:p>70.6</text:p>
          </table:table-cell>
          <table:table-cell table:style-name="ce25" table:formula="of:=([.$B$10] *[.Q46] + [.$B$11] *[.Q47])" office:value-type="float" office:value="67.9001686277793">
            <text:p>67.9</text:p>
          </table:table-cell>
          <table:table-cell table:style-name="ce34" table:formula="of:=[.$Q22]" office:value-type="float" office:value="65.3097945344564">
            <text:p>65.3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formula="of:=([.$B$10] *[.$D$47] + [.$B$11] *[.$D$48])" office:value-type="float" office:value="104.191791808284">
            <text:p>104.2</text:p>
          </table:table-cell>
          <table:table-cell table:style-name="ce25" table:formula="of:=([.$B$10] *[.$E$47] + [.$B$11] *[.$E$48])" office:value-type="float" office:value="100.216901558502">
            <text:p>100.2</text:p>
          </table:table-cell>
          <table:table-cell table:style-name="ce25" table:formula="of:=([.$B$10] *[.$F$47] + [.$B$11] *[.$F$48])" office:value-type="float" office:value="96.393652356673">
            <text:p>96.4</text:p>
          </table:table-cell>
          <table:table-cell table:style-name="ce25" table:formula="of:=([.$B$10] *[.$G$47] + [.$B$11] *[.$G$48])" office:value-type="float" office:value="92.7162591355412">
            <text:p>92.7</text:p>
          </table:table-cell>
          <table:table-cell table:style-name="ce25" table:formula="of:=([.$B$10] *[.$H$47] + [.$B$11] *[.$H$48])" office:value-type="float" office:value="89.179157526691">
            <text:p>89.2</text:p>
          </table:table-cell>
          <table:table-cell table:style-name="ce25" table:formula="of:=([.$B$10] *[.$I$47] + [.$B$11] *[.$I$48])" office:value-type="float" office:value="85.7769954409405">
            <text:p>85.8</text:p>
          </table:table-cell>
          <table:table-cell table:style-name="ce25" table:formula="of:=([.$B$10] *[.$J$47] + [.$B$11] *[.$J$48])" office:value-type="float" office:value="82.5046249699431">
            <text:p>82.5</text:p>
          </table:table-cell>
          <table:table-cell table:style-name="ce25" table:formula="of:=([.$B$10] *[.$K$47] + [.$B$11] *[.$K$48])" office:value-type="float" office:value="79.3570945967413">
            <text:p>79.4</text:p>
          </table:table-cell>
          <table:table-cell table:style-name="ce25" table:formula="of:=([.$B$10] *[.L47] + [.$B$11] *[.L48])" office:value-type="float" office:value="76.3296417034848">
            <text:p>76.3</text:p>
          </table:table-cell>
          <table:table-cell table:style-name="ce25" table:formula="of:=([.$B$10] *[.M47] + [.$B$11] *[.M48])" office:value-type="float" office:value="73.4176853649783">
            <text:p>73.4</text:p>
          </table:table-cell>
          <table:table-cell table:style-name="ce25" table:formula="of:=([.$B$10] *[.N47] + [.$B$11] *[.N48])" office:value-type="float" office:value="70.6168194171526">
            <text:p>70.6</text:p>
          </table:table-cell>
          <table:table-cell table:style-name="ce25" table:formula="of:=([.$B$10] *[.O47] + [.$B$11] *[.O48])" office:value-type="float" office:value="67.9228057899727">
            <text:p>67.9</text:p>
          </table:table-cell>
          <table:table-cell table:style-name="ce25" table:formula="of:=([.$B$10] *[.P47] + [.$B$11] *[.P48])" office:value-type="float" office:value="65.331568094693">
            <text:p>65.3</text:p>
          </table:table-cell>
          <table:table-cell table:style-name="ce25" table:formula="of:=([.$B$10] *[.Q47] + [.$B$11] *[.Q48])" office:value-type="float" office:value="62.8391854557578">
            <text:p>62.8</text:p>
          </table:table-cell>
          <table:table-cell table:style-name="ce34" table:formula="of:=[.$Q23]" office:value-type="float" office:value="60.4418865780123">
            <text:p>60.4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41" table:formula="of:=([.$B$10] *[.$C$48] + [.$B$11] *[.$C$49])" office:value-type="float" office:value="100.250312760579">
            <text:p>100.25</text:p>
          </table:table-cell>
          <table:table-cell table:style-name="ce25" table:formula="of:=([.$B$10] *[.$D$48] + [.$B$11] *[.$D$49])" office:value-type="float" office:value="96.4257889299231">
            <text:p>96.4</text:p>
          </table:table-cell>
          <table:table-cell table:style-name="ce25" table:formula="of:=([.$B$10] *[.$E$48] + [.$B$11] *[.$E$49])" office:value-type="float" office:value="92.7471697067287">
            <text:p>92.7</text:p>
          </table:table-cell>
          <table:table-cell table:style-name="ce25" table:formula="of:=([.$B$10] *[.$F$48] + [.$B$11] *[.$F$49])" office:value-type="float" office:value="89.2088888674814">
            <text:p>89.2</text:p>
          </table:table-cell>
          <table:table-cell table:style-name="ce25" table:formula="of:=([.$B$10] *[.$G$48] + [.$B$11] *[.$G$49])" office:value-type="float" office:value="85.8055925386723">
            <text:p>85.8</text:p>
          </table:table-cell>
          <table:table-cell table:style-name="ce25" table:formula="of:=([.$B$10] *[.$H$48] + [.$B$11] *[.$H$49])" office:value-type="float" office:value="82.5321310956994">
            <text:p>82.5</text:p>
          </table:table-cell>
          <table:table-cell table:style-name="ce25" table:formula="of:=([.$B$10] *[.$I$48] + [.$B$11] *[.$I$49])" office:value-type="float" office:value="79.3835513708243">
            <text:p>79.4</text:p>
          </table:table-cell>
          <table:table-cell table:style-name="ce25" table:formula="of:=([.$B$10] *[.$J$48] + [.$B$11] *[.$J$49])" office:value-type="float" office:value="76.3550891583928">
            <text:p>76.4</text:p>
          </table:table-cell>
          <table:table-cell table:style-name="ce25" table:formula="of:=([.$B$10] *[.$K$48] + [.$B$11] *[.$K$49])" office:value-type="float" office:value="73.4421620059802">
            <text:p>73.4</text:p>
          </table:table-cell>
          <table:table-cell table:style-name="ce25" table:formula="of:=([.$B$10] *[.L48] + [.$B$11] *[.L49])" office:value-type="float" office:value="70.6403622805509">
            <text:p>70.6</text:p>
          </table:table-cell>
          <table:table-cell table:style-name="ce25" table:formula="of:=([.$B$10] *[.M48] + [.$B$11] *[.M49])" office:value-type="float" office:value="67.9454504991445">
            <text:p>67.9</text:p>
          </table:table-cell>
          <table:table-cell table:style-name="ce25" table:formula="of:=([.$B$10] *[.N48] + [.$B$11] *[.N49])" office:value-type="float" office:value="65.3533489139928">
            <text:p>65.4</text:p>
          </table:table-cell>
          <table:table-cell table:style-name="ce25" table:formula="of:=([.$B$10] *[.O48] + [.$B$11] *[.O49])" office:value-type="float" office:value="62.8601353423635">
            <text:p>62.9</text:p>
          </table:table-cell>
          <table:table-cell table:style-name="ce25" table:formula="of:=([.$B$10] *[.P48] + [.$B$11] *[.P49])" office:value-type="float" office:value="60.462037231794">
            <text:p>60.5</text:p>
          </table:table-cell>
          <table:table-cell table:style-name="ce25" table:formula="of:=([.$B$10] *[.Q48] + [.$B$11] *[.Q49])" office:value-type="float" office:value="58.1554259517347">
            <text:p>58.2</text:p>
          </table:table-cell>
          <table:table-cell table:style-name="ce34" table:formula="of:=[.$Q24]" office:value-type="float" office:value="55.9368113029649">
            <text:p>55.9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9"/>
          <table:table-cell table:style-name="ce34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9"/>
          <table:table-cell table:style-name="ce22" office:value-type="string">
            <text:p>t = 0</text:p>
          </table:table-cell>
          <table:table-cell table:style-name="ce26" office:value-type="string">
            <text:p>t = 1</text:p>
          </table:table-cell>
          <table:table-cell table:style-name="ce26" office:value-type="string">
            <text:p>t = 2</text:p>
          </table:table-cell>
          <table:table-cell table:style-name="ce26" office:value-type="string">
            <text:p>t = 3</text:p>
          </table:table-cell>
          <table:table-cell table:style-name="ce26" office:value-type="string">
            <text:p>t = 4</text:p>
          </table:table-cell>
          <table:table-cell table:style-name="ce26" office:value-type="string">
            <text:p>t = 5</text:p>
          </table:table-cell>
          <table:table-cell table:style-name="ce26" office:value-type="string">
            <text:p>t = 6</text:p>
          </table:table-cell>
          <table:table-cell table:style-name="ce26" office:value-type="string">
            <text:p>t = 7</text:p>
          </table:table-cell>
          <table:table-cell table:style-name="ce26" office:value-type="string">
            <text:p>t = 8</text:p>
          </table:table-cell>
          <table:table-cell table:style-name="ce26" office:value-type="string">
            <text:p>t = 9</text:p>
          </table:table-cell>
          <table:table-cell table:style-name="ce35" office:value-type="string">
            <text:p>t = 10</text:p>
          </table:table-cell>
          <table:table-cell table:style-name="ce35" office:value-type="string">
            <text:p>t = 11</text:p>
          </table:table-cell>
          <table:table-cell table:style-name="ce35" office:value-type="string">
            <text:p>t = 12</text:p>
          </table:table-cell>
          <table:table-cell table:style-name="ce35" office:value-type="string">
            <text:p>t = 13</text:p>
          </table:table-cell>
          <table:table-cell table:style-name="ce35" office:value-type="string">
            <text:p>t = 14</text:p>
          </table:table-cell>
          <table:table-cell table:style-name="ce35" office:value-type="string">
            <text:p>t = 15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8"/>
          <table:table-cell table:style-name="ce19" office:value-type="string" table:number-columns-spanned="2" table:number-rows-spanned="1">
            <text:p>Option-Lattice (Instrinsic Value)</text:p>
          </table:table-cell>
          <table:covered-table-cell table:style-name="ce23"/>
          <table:table-cell table:style-name="ce30" table:number-columns-repeated="8"/>
          <table:table-cell table:style-name="ce32"/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9"/>
          <table:table-cell table:style-name="ce34" table:formula="of:=MAX([.$J$2]*( [.L39]-[.$J$3]); 0)" office:value-type="float" office:value="37.4223879551866">
            <text:p>37.4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8"/>
          <table:table-cell table:style-name="ce34" table:formula="of:=MAX([.$J$2]*( [.K40]-[.$J$3]); 0)" office:value-type="float" office:value="31.8455354680246">
            <text:p>31.8</text:p>
          </table:table-cell>
          <table:table-cell table:style-name="ce34" table:formula="of:=MAX([.$J$2]*( [.L40]-[.$J$3]); 0)" office:value-type="float" office:value="26.4341645133499">
            <text:p>26.4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7"/>
          <table:table-cell table:style-name="ce34" table:formula="of:=MAX([.$J$2]*( [.J41]-[.$J$3]); 0)" office:value-type="float" office:value="26.4796501487057">
            <text:p>26.5</text:p>
          </table:table-cell>
          <table:table-cell table:style-name="ce34" table:formula="of:=MAX([.$J$2]*( [.K41]-[.$J$3]); 0)" office:value-type="float" office:value="21.2729863486641">
            <text:p>21.3</text:p>
          </table:table-cell>
          <table:table-cell table:style-name="ce34" table:formula="of:=MAX([.$J$2]*( [.L41]-[.$J$3]); 0)" office:value-type="float" office:value="16.2649554429561">
            <text:p>16.3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6"/>
          <table:table-cell table:style-name="ce34" table:formula="of:=MAX([.$J$2]*( [.I42]-[.$J$3]); 0)" office:value-type="float" office:value="21.3167513045344">
            <text:p>21.3</text:p>
          </table:table-cell>
          <table:table-cell table:style-name="ce34" table:formula="of:=MAX([.$J$2]*( [.J42]-[.$J$3]); 0)" office:value-type="float" office:value="16.3070507769363">
            <text:p>16.3</text:p>
          </table:table-cell>
          <table:table-cell table:style-name="ce34" table:formula="of:=MAX([.$J$2]*( [.K42]-[.$J$3]); 0)" office:value-type="float" office:value="11.4884690451269">
            <text:p>11.5</text:p>
          </table:table-cell>
          <table:table-cell table:style-name="ce34" table:formula="of:=MAX([.$J$2]*( [.L42]-[.$J$3]); 0)" office:value-type="float" office:value="6.85371497585344">
            <text:p>6.9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5"/>
          <table:table-cell table:style-name="ce34" table:formula="of:=MAX([.$J$2]*( [.H43]-[.$J$3]); 0)" office:value-type="float" office:value="16.3491601450334">
            <text:p>16.3</text:p>
          </table:table-cell>
          <table:table-cell table:style-name="ce34" table:formula="of:=MAX([.$J$2]*( [.I43]-[.$J$3]); 0)" office:value-type="float" office:value="11.5289719515847">
            <text:p>11.5</text:p>
          </table:table-cell>
          <table:table-cell table:style-name="ce34" table:formula="of:=MAX([.$J$2]*( [.J43]-[.$J$3]); 0)" office:value-type="float" office:value="6.89267270677316">
            <text:p>6.9</text:p>
          </table:table-cell>
          <table:table-cell table:style-name="ce34" table:formula="of:=MAX([.$J$2]*( [.K43]-[.$J$3]); 0)" office:value-type="float" office:value="2.43324709416848">
            <text:p>2.4</text:p>
          </table:table-cell>
          <table:table-cell table:style-name="ce34" table:formula="of:=MAX([.$J$2]*( [.L43]-[.$J$3]); 0)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4"/>
          <table:table-cell table:style-name="ce34" table:formula="of:=MAX([.$J$2]*( [.G44]-[.$J$3]); 0)" office:value-type="float" office:value="11.5694883612616">
            <text:p>11.6</text:p>
          </table:table-cell>
          <table:table-cell table:style-name="ce34" table:formula="of:=MAX([.$J$2]*( [.H44]-[.$J$3]); 0)" office:value-type="float" office:value="6.93164342576773">
            <text:p>6.9</text:p>
          </table:table-cell>
          <table:table-cell table:style-name="ce34" table:formula="of:=MAX([.$J$2]*( [.I44]-[.$J$3]); 0)" office:value-type="float" office:value="2.47073109018547">
            <text:p>2.5</text:p>
          </table:table-cell>
          <table:table-cell table:style-name="ce34" table:formula="of:=MAX([.$J$2]*( [.J44]-[.$J$3]); 0)" office:value-type="float" office:value="0">
            <text:p>0.0</text:p>
          </table:table-cell>
          <table:table-cell table:style-name="ce34" table:formula="of:=MAX([.$J$2]*( [.K44]-[.$J$3]); 0)" office:value-type="float" office:value="0">
            <text:p>0.0</text:p>
          </table:table-cell>
          <table:table-cell table:style-name="ce34" table:formula="of:=MAX([.$J$2]*( [.L44]-[.$J$3]); 0)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3"/>
          <table:table-cell table:style-name="ce34" table:formula="of:=MAX([.$J$2]*( [.F45]-[.$J$3]); 0)" office:value-type="float" office:value="6.97062713716724">
            <text:p>7.0</text:p>
          </table:table-cell>
          <table:table-cell table:style-name="ce34" table:formula="of:=MAX([.$J$2]*( [.G45]-[.$J$3]); 0)" office:value-type="float" office:value="2.50822758295044">
            <text:p>2.5</text:p>
          </table:table-cell>
          <table:table-cell table:style-name="ce34" table:formula="of:=MAX([.$J$2]*( [.H45]-[.$J$3]); 0)" office:value-type="float" office:value="0">
            <text:p>0.0</text:p>
          </table:table-cell>
          <table:table-cell table:style-name="ce34" table:formula="of:=MAX([.$J$2]*( [.I45]-[.$J$3]); 0)" office:value-type="float" office:value="0">
            <text:p>0.0</text:p>
          </table:table-cell>
          <table:table-cell table:style-name="ce34" table:formula="of:=MAX([.$J$2]*( [.J45]-[.$J$3]); 0)" office:value-type="float" office:value="0">
            <text:p>0.0</text:p>
          </table:table-cell>
          <table:table-cell table:style-name="ce34" table:formula="of:=MAX([.$J$2]*( [.K45]-[.$J$3]); 0)" office:value-type="float" office:value="0">
            <text:p>0.0</text:p>
          </table:table-cell>
          <table:table-cell table:style-name="ce34" table:formula="of:=MAX([.$J$2]*( [.L45]-[.$J$3]); 0)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2"/>
          <table:table-cell table:style-name="ce34" table:formula="of:=MAX([.$J$2]*( [.E46]-[.$J$3]); 0)" office:value-type="float" office:value="2.54573657662974">
            <text:p>2.5</text:p>
          </table:table-cell>
          <table:table-cell table:style-name="ce34" table:formula="of:=MAX([.$J$2]*( [.F46]-[.$J$3]); 0)" office:value-type="float" office:value="0">
            <text:p>0.0</text:p>
          </table:table-cell>
          <table:table-cell table:style-name="ce34" table:formula="of:=MAX([.$J$2]*( [.G46]-[.$J$3]); 0)" office:value-type="float" office:value="0">
            <text:p>0.0</text:p>
          </table:table-cell>
          <table:table-cell table:style-name="ce34" table:formula="of:=MAX([.$J$2]*( [.H46]-[.$J$3]); 0)" office:value-type="float" office:value="0">
            <text:p>0.0</text:p>
          </table:table-cell>
          <table:table-cell table:style-name="ce34" table:formula="of:=MAX([.$J$2]*( [.I46]-[.$J$3]); 0)" office:value-type="float" office:value="0">
            <text:p>0.0</text:p>
          </table:table-cell>
          <table:table-cell table:style-name="ce34" table:formula="of:=MAX([.$J$2]*( [.J46]-[.$J$3]); 0)" office:value-type="float" office:value="0">
            <text:p>0.0</text:p>
          </table:table-cell>
          <table:table-cell table:style-name="ce34" table:formula="of:=MAX([.$J$2]*( [.K46]-[.$J$3]); 0)" office:value-type="float" office:value="0">
            <text:p>0.0</text:p>
          </table:table-cell>
          <table:table-cell table:style-name="ce34" table:formula="of:=MAX([.$J$2]*( [.L46]-[.$J$3]); 0)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/>
          <table:table-cell table:style-name="ce34" table:formula="of:=MAX([.$J$2]*( [.D47]-[.$J$3]); 0)" office:value-type="float" office:value="0">
            <text:p>0.0</text:p>
          </table:table-cell>
          <table:table-cell table:style-name="ce34" table:formula="of:=MAX([.$J$2]*( [.E47]-[.$J$3]); 0)" office:value-type="float" office:value="0">
            <text:p>0.0</text:p>
          </table:table-cell>
          <table:table-cell table:style-name="ce34" table:formula="of:=MAX([.$J$2]*( [.F47]-[.$J$3]); 0)" office:value-type="float" office:value="0">
            <text:p>0.0</text:p>
          </table:table-cell>
          <table:table-cell table:style-name="ce34" table:formula="of:=MAX([.$J$2]*( [.G47]-[.$J$3]); 0)" office:value-type="float" office:value="0">
            <text:p>0.0</text:p>
          </table:table-cell>
          <table:table-cell table:style-name="ce34" table:formula="of:=MAX([.$J$2]*( [.H47]-[.$J$3]); 0)" office:value-type="float" office:value="0">
            <text:p>0.0</text:p>
          </table:table-cell>
          <table:table-cell table:style-name="ce34" table:formula="of:=MAX([.$J$2]*( [.I47]-[.$J$3]); 0)" office:value-type="float" office:value="0">
            <text:p>0.0</text:p>
          </table:table-cell>
          <table:table-cell table:style-name="ce34" table:formula="of:=MAX([.$J$2]*( [.J47]-[.$J$3]); 0)" office:value-type="float" office:value="0">
            <text:p>0.0</text:p>
          </table:table-cell>
          <table:table-cell table:style-name="ce34" table:formula="of:=MAX([.$J$2]*( [.K47]-[.$J$3]); 0)" office:value-type="float" office:value="0">
            <text:p>0.0</text:p>
          </table:table-cell>
          <table:table-cell table:style-name="ce34" table:formula="of:=MAX([.$J$2]*( [.L47]-[.$J$3]); 0)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34" table:formula="of:=MAX([.$J$2]*( [.C48]-[.$J$3]); 0)" office:value-type="float" office:value="0">
            <text:p>0.0</text:p>
          </table:table-cell>
          <table:table-cell table:style-name="ce34" table:formula="of:=MAX([.$J$2]*( [.D48]-[.$J$3]); 0)" office:value-type="float" office:value="0">
            <text:p>0.0</text:p>
          </table:table-cell>
          <table:table-cell table:style-name="ce34" table:formula="of:=MAX([.$J$2]*( [.E48]-[.$J$3]); 0)" office:value-type="float" office:value="0">
            <text:p>0.0</text:p>
          </table:table-cell>
          <table:table-cell table:style-name="ce34" table:formula="of:=MAX([.$J$2]*( [.F48]-[.$J$3]); 0)" office:value-type="float" office:value="0">
            <text:p>0.0</text:p>
          </table:table-cell>
          <table:table-cell table:style-name="ce34" table:formula="of:=MAX([.$J$2]*( [.G48]-[.$J$3]); 0)" office:value-type="float" office:value="0">
            <text:p>0.0</text:p>
          </table:table-cell>
          <table:table-cell table:style-name="ce34" table:formula="of:=MAX([.$J$2]*( [.H48]-[.$J$3]); 0)" office:value-type="float" office:value="0">
            <text:p>0.0</text:p>
          </table:table-cell>
          <table:table-cell table:style-name="ce34" table:formula="of:=MAX([.$J$2]*( [.I48]-[.$J$3]); 0)" office:value-type="float" office:value="0">
            <text:p>0.0</text:p>
          </table:table-cell>
          <table:table-cell table:style-name="ce34" table:formula="of:=MAX([.$J$2]*( [.J48]-[.$J$3]); 0)" office:value-type="float" office:value="0">
            <text:p>0.0</text:p>
          </table:table-cell>
          <table:table-cell table:style-name="ce34" table:formula="of:=MAX([.$J$2]*( [.K48]-[.$J$3]); 0)" office:value-type="float" office:value="0">
            <text:p>0.0</text:p>
          </table:table-cell>
          <table:table-cell table:style-name="ce34" table:formula="of:=MAX([.$J$2]*( [.L48]-[.$J$3]); 0)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34" table:formula="of:=MAX([.$J$2]*( [.B49]-[.$J$3]); 0)" office:value-type="float" office:value="0">
            <text:p>0.0</text:p>
          </table:table-cell>
          <table:table-cell table:style-name="ce34" table:formula="of:=MAX([.$J$2]*( [.C49]-[.$J$3]); 0)" office:value-type="float" office:value="0">
            <text:p>0.0</text:p>
          </table:table-cell>
          <table:table-cell table:style-name="ce34" table:formula="of:=MAX([.$J$2]*( [.D49]-[.$J$3]); 0)" office:value-type="float" office:value="0">
            <text:p>0.0</text:p>
          </table:table-cell>
          <table:table-cell table:style-name="ce34" table:formula="of:=MAX([.$J$2]*( [.E49]-[.$J$3]); 0)" office:value-type="float" office:value="0">
            <text:p>0.0</text:p>
          </table:table-cell>
          <table:table-cell table:style-name="ce34" table:formula="of:=MAX([.$J$2]*( [.F49]-[.$J$3]); 0)" office:value-type="float" office:value="0">
            <text:p>0.0</text:p>
          </table:table-cell>
          <table:table-cell table:style-name="ce34" table:formula="of:=MAX([.$J$2]*( [.G49]-[.$J$3]); 0)" office:value-type="float" office:value="0">
            <text:p>0.0</text:p>
          </table:table-cell>
          <table:table-cell table:style-name="ce34" table:formula="of:=MAX([.$J$2]*( [.H49]-[.$J$3]); 0)" office:value-type="float" office:value="0">
            <text:p>0.0</text:p>
          </table:table-cell>
          <table:table-cell table:style-name="ce34" table:formula="of:=MAX([.$J$2]*( [.I49]-[.$J$3]); 0)" office:value-type="float" office:value="0">
            <text:p>0.0</text:p>
          </table:table-cell>
          <table:table-cell table:style-name="ce34" table:formula="of:=MAX([.$J$2]*( [.J49]-[.$J$3]); 0)" office:value-type="float" office:value="0">
            <text:p>0.0</text:p>
          </table:table-cell>
          <table:table-cell table:style-name="ce34" table:formula="of:=MAX([.$J$2]*( [.K49]-[.$J$3]); 0)" office:value-type="float" office:value="0">
            <text:p>0.0</text:p>
          </table:table-cell>
          <table:table-cell table:style-name="ce34" table:formula="of:=MAX([.$J$2]*( [.L49]-[.$J$3]); 0)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9"/>
          <table:table-cell table:style-name="ce34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9"/>
          <table:table-cell table:style-name="ce22" office:value-type="string">
            <text:p>t = 0</text:p>
          </table:table-cell>
          <table:table-cell table:style-name="ce26" office:value-type="string">
            <text:p>t = 1</text:p>
          </table:table-cell>
          <table:table-cell table:style-name="ce26" office:value-type="string">
            <text:p>t = 2</text:p>
          </table:table-cell>
          <table:table-cell table:style-name="ce26" office:value-type="string">
            <text:p>t = 3</text:p>
          </table:table-cell>
          <table:table-cell table:style-name="ce26" office:value-type="string">
            <text:p>t = 4</text:p>
          </table:table-cell>
          <table:table-cell table:style-name="ce26" office:value-type="string">
            <text:p>t = 5</text:p>
          </table:table-cell>
          <table:table-cell table:style-name="ce26" office:value-type="string">
            <text:p>t = 6</text:p>
          </table:table-cell>
          <table:table-cell table:style-name="ce26" office:value-type="string">
            <text:p>t = 7</text:p>
          </table:table-cell>
          <table:table-cell table:style-name="ce26" office:value-type="string">
            <text:p>t = 8</text:p>
          </table:table-cell>
          <table:table-cell table:style-name="ce26" office:value-type="string">
            <text:p>t = 9</text:p>
          </table:table-cell>
          <table:table-cell table:style-name="ce35" office:value-type="string">
            <text:p>t = 10</text:p>
          </table:table-cell>
          <table:table-cell table:style-name="ce35" office:value-type="string">
            <text:p>t = 11</text:p>
          </table:table-cell>
          <table:table-cell table:style-name="ce35" office:value-type="string">
            <text:p>t = 12</text:p>
          </table:table-cell>
          <table:table-cell table:style-name="ce35" office:value-type="string">
            <text:p>t = 13</text:p>
          </table:table-cell>
          <table:table-cell table:style-name="ce35" office:value-type="string">
            <text:p>t = 14</text:p>
          </table:table-cell>
          <table:table-cell table:style-name="ce35" office:value-type="string">
            <text:p>t = 15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19" office:value-type="string" table:number-columns-spanned="2" table:number-rows-spanned="1">
            <text:p>European Option-Lattice</text:p>
          </table:table-cell>
          <table:covered-table-cell table:style-name="ce23"/>
          <table:table-cell table:style-name="ce30" table:number-columns-repeated="8"/>
          <table:table-cell table:style-name="ce32"/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9"/>
          <table:table-cell table:style-name="ce34" table:formula="of:=MAX([.$J$2]*( [.L39]-[.$J$3]); 0)" office:value-type="float" office:value="37.4223879551866">
            <text:p>37.4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8"/>
          <table:table-cell table:style-name="ce25" table:formula="of:=EXP(-[.$B$6] * [.$B$3]/[.$B$5]) * ([.$B$10] *[.$L$71] + [.$B$11] *[.$L$72])" office:value-type="float" office:value="31.8349220585352">
            <text:p>31.8</text:p>
          </table:table-cell>
          <table:table-cell table:style-name="ce34" table:formula="of:=MAX([.$J$2]*( [.L40]-[.$J$3]); 0)" office:value-type="float" office:value="26.4341645133499">
            <text:p>26.4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7"/>
          <table:table-cell table:style-name="ce25" table:formula="of:=EXP(-[.$B$6] * [.$B$3]/[.$B$5]) * ([.$B$10] *[.$K$72] + [.$B$11] *[.$K$73])" office:value-type="float" office:value="26.4620029316659">
            <text:p>26.5</text:p>
          </table:table-cell>
          <table:table-cell table:style-name="ce25" table:formula="of:=EXP(-[.$B$6] * [.$B$3]/[.$B$5]) * ([.$B$10] *[.$L$72] + [.$B$11] *[.$L$73])" office:value-type="float" office:value="21.2658965349159">
            <text:p>21.3</text:p>
          </table:table-cell>
          <table:table-cell table:style-name="ce34" table:formula="of:=MAX([.$J$2]*( [.L41]-[.$J$3]); 0)" office:value-type="float" office:value="16.2649554429561">
            <text:p>16.3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6"/>
          <table:table-cell table:style-name="ce25" table:formula="of:=EXP(-[.$B$6] * [.$B$3]/[.$B$5]) * ([.$B$10] *[.$J$73] + [.$B$11] *[.$J$74])" office:value-type="float" office:value="21.2954452080537">
            <text:p>21.3</text:p>
          </table:table-cell>
          <table:table-cell table:style-name="ce25" table:formula="of:=EXP(-[.$B$6] * [.$B$3]/[.$B$5]) * ([.$B$10] *[.$K$73] + [.$B$11] *[.$K$74])" office:value-type="float" office:value="16.2961830327356">
            <text:p>16.3</text:p>
          </table:table-cell>
          <table:table-cell table:style-name="ce25" table:formula="of:=EXP(-[.$B$6] * [.$B$3]/[.$B$5]) * ([.$B$10] *[.$L$73] + [.$B$11] *[.$L$74])" office:value-type="float" office:value="11.4846401936226">
            <text:p>11.5</text:p>
          </table:table-cell>
          <table:table-cell table:style-name="ce34" table:formula="of:=MAX([.$J$2]*( [.L42]-[.$J$3]); 0)" office:value-type="float" office:value="6.85371497585344">
            <text:p>6.9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5"/>
          <table:table-cell table:style-name="ce25" table:formula="of:=EXP(-[.$B$6] * [.$B$3]/[.$B$5]) * ([.$B$10] *[.$I$74] + [.$B$11] *[.$I$75])" office:value-type="float" office:value="16.4503624245021">
            <text:p>16.5</text:p>
          </table:table-cell>
          <table:table-cell table:style-name="ce25" table:formula="of:=EXP(-[.$B$6] * [.$B$3]/[.$B$5]) * ([.$B$10] *[.$J$74] + [.$B$11] *[.$J$75])" office:value-type="float" office:value="11.7598534240524">
            <text:p>11.8</text:p>
          </table:table-cell>
          <table:table-cell table:style-name="ce25" table:formula="of:=EXP(-[.$B$6] * [.$B$3]/[.$B$5]) * ([.$B$10] *[.$K$74] + [.$B$11] *[.$K$75])" office:value-type="float" office:value="7.36585486250417">
            <text:p>7.4</text:p>
          </table:table-cell>
          <table:table-cell table:style-name="ce25" table:formula="of:=EXP(-[.$B$6] * [.$B$3]/[.$B$5]) * ([.$B$10] *[.$L$74] + [.$B$11] *[.$L$75])" office:value-type="float" office:value="3.37412446549715">
            <text:p>3.4</text:p>
          </table:table-cell>
          <table:table-cell table:style-name="ce34" table:formula="of:=MAX([.$J$2]*( [.L43]-[.$J$3]); 0)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4"/>
          <table:table-cell table:style-name="ce25" table:formula="of:=EXP(-[.$B$6] * [.$B$3]/[.$B$5]) * ([.$B$10] *[.$H$75] + [.$B$11] *[.$H$76])" office:value-type="float" office:value="12.1863442449905">
            <text:p>12.2</text:p>
          </table:table-cell>
          <table:table-cell table:style-name="ce25" table:formula="of:=EXP(-[.$B$6] * [.$B$3]/[.$B$5]) * ([.$B$10] *[.$I$75] + [.$B$11] *[.$I$76])" office:value-type="float" office:value="8.05685699115636">
            <text:p>8.1</text:p>
          </table:table-cell>
          <table:table-cell table:style-name="ce25" table:formula="of:=EXP(-[.$B$6] * [.$B$3]/[.$B$5]) * ([.$B$10] *[.$J$75] + [.$B$11] *[.$J$76])" office:value-type="float" office:value="4.46903172811254">
            <text:p>4.5</text:p>
          </table:table-cell>
          <table:table-cell table:style-name="ce25" table:formula="of:=EXP(-[.$B$6] * [.$B$3]/[.$B$5]) * ([.$B$10] *[.$K$75] + [.$B$11] *[.$K$76])" office:value-type="float" office:value="1.66110145355859">
            <text:p>1.7</text:p>
          </table:table-cell>
          <table:table-cell table:style-name="ce25" table:formula="of:=EXP(-[.$B$6] * [.$B$3]/[.$B$5]) * ([.$B$10] *[.$L$75] + [.$B$11] *[.$L$76])" office:value-type="float" office:value="0">
            <text:p>0.0</text:p>
          </table:table-cell>
          <table:table-cell table:style-name="ce34" table:formula="of:=MAX([.$J$2]*( [.L44]-[.$J$3]); 0)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3"/>
          <table:table-cell table:style-name="ce25" table:formula="of:=EXP(-[.$B$6] * [.$B$3]/[.$B$5]) * ([.$B$10] *[.$G$76] + [.$B$11] *[.$G$77])" office:value-type="float" office:value="8.68497405278048">
            <text:p>8.7</text:p>
          </table:table-cell>
          <table:table-cell table:style-name="ce25" table:formula="of:=EXP(-[.$B$6] * [.$B$3]/[.$B$5]) * ([.$B$10] *[.$H$76] + [.$B$11] *[.$H$77])" office:value-type="float" office:value="5.29320479063558">
            <text:p>5.3</text:p>
          </table:table-cell>
          <table:table-cell table:style-name="ce25" table:formula="of:=EXP(-[.$B$6] * [.$B$3]/[.$B$5]) * ([.$B$10] *[.$I$76] + [.$B$11] *[.$I$77])" office:value-type="float" office:value="2.61503526571383">
            <text:p>2.6</text:p>
          </table:table-cell>
          <table:table-cell table:style-name="ce25" table:formula="of:=EXP(-[.$B$6] * [.$B$3]/[.$B$5]) * ([.$B$10] *[.$J$76] + [.$B$11] *[.$J$77])" office:value-type="float" office:value="0.817770081462575">
            <text:p>0.8</text:p>
          </table:table-cell>
          <table:table-cell table:style-name="ce25" table:formula="of:=EXP(-[.$B$6] * [.$B$3]/[.$B$5]) * ([.$B$10] *[.$K$76] + [.$B$11] *[.$K$77])" office:value-type="float" office:value="0">
            <text:p>0.0</text:p>
          </table:table-cell>
          <table:table-cell table:style-name="ce25" table:formula="of:=EXP(-[.$B$6] * [.$B$3]/[.$B$5]) * ([.$B$10] *[.$L$76] + [.$B$11] *[.$L$77])" office:value-type="float" office:value="0">
            <text:p>0.0</text:p>
          </table:table-cell>
          <table:table-cell table:style-name="ce34" table:formula="of:=MAX([.$J$2]*( [.L45]-[.$J$3]); 0)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2"/>
          <table:table-cell table:style-name="ce25" table:formula="of:=EXP(-[.$B$6] * [.$B$3]/[.$B$5]) * ([.$B$10] *[.$F$77] + [.$B$11] *[.$F$78])" office:value-type="float" office:value="5.98175845020469">
            <text:p>6.0</text:p>
          </table:table-cell>
          <table:table-cell table:style-name="ce25" table:formula="of:=EXP(-[.$B$6] * [.$B$3]/[.$B$5]) * ([.$B$10] *[.$G$77] + [.$B$11] *[.$G$78])" office:value-type="float" office:value="3.36268449320006">
            <text:p>3.4</text:p>
          </table:table-cell>
          <table:table-cell table:style-name="ce25" table:formula="of:=EXP(-[.$B$6] * [.$B$3]/[.$B$5]) * ([.$B$10] *[.$H$77] + [.$B$11] *[.$H$78])" office:value-type="float" office:value="1.49165727971136">
            <text:p>1.5</text:p>
          </table:table-cell>
          <table:table-cell table:style-name="ce25" table:formula="of:=EXP(-[.$B$6] * [.$B$3]/[.$B$5]) * ([.$B$10] *[.$I$77] + [.$B$11] *[.$I$78])" office:value-type="float" office:value="0.402593053363864">
            <text:p>0.4</text:p>
          </table:table-cell>
          <table:table-cell table:style-name="ce25" table:formula="of:=EXP(-[.$B$6] * [.$B$3]/[.$B$5]) * ([.$B$10] *[.$J$77] + [.$B$11] *[.$J$78])" office:value-type="float" office:value="0">
            <text:p>0.0</text:p>
          </table:table-cell>
          <table:table-cell table:style-name="ce25" table:formula="of:=EXP(-[.$B$6] * [.$B$3]/[.$B$5]) * ([.$B$10] *[.$K$77] + [.$B$11] *[.$K$78])" office:value-type="float" office:value="0">
            <text:p>0.0</text:p>
          </table:table-cell>
          <table:table-cell table:style-name="ce25" table:formula="of:=EXP(-[.$B$6] * [.$B$3]/[.$B$5]) * ([.$B$10] *[.$L$77] + [.$B$11] *[.$L$78])" office:value-type="float" office:value="0">
            <text:p>0.0</text:p>
          </table:table-cell>
          <table:table-cell table:style-name="ce34" table:formula="of:=MAX([.$J$2]*( [.L46]-[.$J$3]); 0)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/>
          <table:table-cell table:style-name="ce25" table:formula="of:=EXP(-[.$B$6] * [.$B$3]/[.$B$5]) * ([.$B$10] *[.$E$78] + [.$B$11] *[.$E$79])" office:value-type="float" office:value="3.99969379496375">
            <text:p>4.0</text:p>
          </table:table-cell>
          <table:table-cell table:style-name="ce25" table:formula="of:=EXP(-[.$B$6] * [.$B$3]/[.$B$5]) * ([.$B$10] *[.$F$78] + [.$B$11] *[.$F$79])" office:value-type="float" office:value="2.07907013755767">
            <text:p>2.1</text:p>
          </table:table-cell>
          <table:table-cell table:style-name="ce25" table:formula="of:=EXP(-[.$B$6] * [.$B$3]/[.$B$5]) * ([.$B$10] *[.$G$78] + [.$B$11] *[.$G$79])" office:value-type="float" office:value="0.834910086339751">
            <text:p>0.8</text:p>
          </table:table-cell>
          <table:table-cell table:style-name="ce25" table:formula="of:=EXP(-[.$B$6] * [.$B$3]/[.$B$5]) * ([.$B$10] *[.$H$78] + [.$B$11] *[.$H$79])" office:value-type="float" office:value="0.198198944044221">
            <text:p>0.2</text:p>
          </table:table-cell>
          <table:table-cell table:style-name="ce25" table:formula="of:=EXP(-[.$B$6] * [.$B$3]/[.$B$5]) * ([.$B$10] *[.$I$78] + [.$B$11] *[.$I$79])" office:value-type="float" office:value="0">
            <text:p>0.0</text:p>
          </table:table-cell>
          <table:table-cell table:style-name="ce25" table:formula="of:=EXP(-[.$B$6] * [.$B$3]/[.$B$5]) * ([.$B$10] *[.$J$78] + [.$B$11] *[.$J$79])" office:value-type="float" office:value="0">
            <text:p>0.0</text:p>
          </table:table-cell>
          <table:table-cell table:style-name="ce25" table:formula="of:=EXP(-[.$B$6] * [.$B$3]/[.$B$5]) * ([.$B$10] *[.$K$78] + [.$B$11] *[.$K$79])" office:value-type="float" office:value="0">
            <text:p>0.0</text:p>
          </table:table-cell>
          <table:table-cell table:style-name="ce25" table:formula="of:=EXP(-[.$B$6] * [.$B$3]/[.$B$5]) * ([.$B$10] *[.$L$78] + [.$B$11] *[.$L$79])" office:value-type="float" office:value="0">
            <text:p>0.0</text:p>
          </table:table-cell>
          <table:table-cell table:style-name="ce34" table:formula="of:=MAX([.$J$2]*( [.L47]-[.$J$3]); 0)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formula="of:=EXP(-[.$B$6] * [.$B$3]/[.$B$5]) * ([.$B$10] *[.$D$79] + [.$B$11] *[.$D$80])" office:value-type="float" office:value="2.60692530869664">
            <text:p>2.6</text:p>
          </table:table-cell>
          <table:table-cell table:style-name="ce25" table:formula="of:=EXP(-[.$B$6] * [.$B$3]/[.$B$5]) * ([.$B$10] *[.$E$79] + [.$B$11] *[.$E$80])" office:value-type="float" office:value="1.25719678955225">
            <text:p>1.3</text:p>
          </table:table-cell>
          <table:table-cell table:style-name="ce25" table:formula="of:=EXP(-[.$B$6] * [.$B$3]/[.$B$5]) * ([.$B$10] *[.$F$79] + [.$B$11] *[.$F$80])" office:value-type="float" office:value="0.460536662700326">
            <text:p>0.5</text:p>
          </table:table-cell>
          <table:table-cell table:style-name="ce25" table:formula="of:=EXP(-[.$B$6] * [.$B$3]/[.$B$5]) * ([.$B$10] *[.$G$79] + [.$B$11] *[.$G$80])" office:value-type="float" office:value="0.0975745137478573">
            <text:p>0.1</text:p>
          </table:table-cell>
          <table:table-cell table:style-name="ce25" table:formula="of:=EXP(-[.$B$6] * [.$B$3]/[.$B$5]) * ([.$B$10] *[.$H$79] + [.$B$11] *[.$H$80])" office:value-type="float" office:value="0">
            <text:p>0.0</text:p>
          </table:table-cell>
          <table:table-cell table:style-name="ce25" table:formula="of:=EXP(-[.$B$6] * [.$B$3]/[.$B$5]) * ([.$B$10] *[.$I$79] + [.$B$11] *[.$I$80])" office:value-type="float" office:value="0">
            <text:p>0.0</text:p>
          </table:table-cell>
          <table:table-cell table:style-name="ce25" table:formula="of:=EXP(-[.$B$6] * [.$B$3]/[.$B$5]) * ([.$B$10] *[.$J$79] + [.$B$11] *[.$J$80])" office:value-type="float" office:value="0">
            <text:p>0.0</text:p>
          </table:table-cell>
          <table:table-cell table:style-name="ce25" table:formula="of:=EXP(-[.$B$6] * [.$B$3]/[.$B$5]) * ([.$B$10] *[.$K$79] + [.$B$11] *[.$K$80])" office:value-type="float" office:value="0">
            <text:p>0.0</text:p>
          </table:table-cell>
          <table:table-cell table:style-name="ce25" table:formula="of:=EXP(-[.$B$6] * [.$B$3]/[.$B$5]) * ([.$B$10] *[.$L$79] + [.$B$11] *[.$L$80])" office:value-type="float" office:value="0">
            <text:p>0.0</text:p>
          </table:table-cell>
          <table:table-cell table:style-name="ce34" table:formula="of:=MAX([.$J$2]*( [.L48]-[.$J$3]); 0)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0" table:formula="of:=EXP(-[.$B$6] * [.$B$3]/[.$B$5]) * ([.$B$10] *[.$C$80] + [.$B$11] *[.$C$81])" office:value-type="float" office:value="1.66205933480723">
            <text:p>1.662</text:p>
          </table:table-cell>
          <table:table-cell table:style-name="ce25" table:formula="of:=EXP(-[.$B$6] * [.$B$3]/[.$B$5]) * ([.$B$10] *[.$D$80] + [.$B$11] *[.$D$81])" office:value-type="float" office:value="0.746322081387164">
            <text:p>0.7</text:p>
          </table:table-cell>
          <table:table-cell table:style-name="ce25" table:formula="of:=EXP(-[.$B$6] * [.$B$3]/[.$B$5]) * ([.$B$10] *[.$E$80] + [.$B$11] *[.$E$81])" office:value-type="float" office:value="0.251096768658252">
            <text:p>0.3</text:p>
          </table:table-cell>
          <table:table-cell table:style-name="ce25" table:formula="of:=EXP(-[.$B$6] * [.$B$3]/[.$B$5]) * ([.$B$10] *[.$F$80] + [.$B$11] *[.$F$81])" office:value-type="float" office:value="0.0480365108857824">
            <text:p>0.0</text:p>
          </table:table-cell>
          <table:table-cell table:style-name="ce25" table:formula="of:=EXP(-[.$B$6] * [.$B$3]/[.$B$5]) * ([.$B$10] *[.$G$80] + [.$B$11] *[.$G$81])" office:value-type="float" office:value="0">
            <text:p>0.0</text:p>
          </table:table-cell>
          <table:table-cell table:style-name="ce25" table:formula="of:=EXP(-[.$B$6] * [.$B$3]/[.$B$5]) * ([.$B$10] *[.$H$80] + [.$B$11] *[.$H$81])" office:value-type="float" office:value="0">
            <text:p>0.0</text:p>
          </table:table-cell>
          <table:table-cell table:style-name="ce25" table:formula="of:=EXP(-[.$B$6] * [.$B$3]/[.$B$5]) * ([.$B$10] *[.$I$80] + [.$B$11] *[.$I$81])" office:value-type="float" office:value="0">
            <text:p>0.0</text:p>
          </table:table-cell>
          <table:table-cell table:style-name="ce25" table:formula="of:=EXP(-[.$B$6] * [.$B$3]/[.$B$5]) * ([.$B$10] *[.$J$80] + [.$B$11] *[.$J$81])" office:value-type="float" office:value="0">
            <text:p>0.0</text:p>
          </table:table-cell>
          <table:table-cell table:style-name="ce25" table:formula="of:=EXP(-[.$B$6] * [.$B$3]/[.$B$5]) * ([.$B$10] *[.$K$80] + [.$B$11] *[.$K$81])" office:value-type="float" office:value="0">
            <text:p>0.0</text:p>
          </table:table-cell>
          <table:table-cell table:style-name="ce25" table:formula="of:=EXP(-[.$B$6] * [.$B$3]/[.$B$5]) * ([.$B$10] *[.$L$80] + [.$B$11] *[.$L$81])" office:value-type="float" office:value="0">
            <text:p>0.0</text:p>
          </table:table-cell>
          <table:table-cell table:style-name="ce34" table:formula="of:=MAX([.$J$2]*( [.L49]-[.$J$3]); 0)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9"/>
          <table:table-cell table:style-name="ce34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9"/>
          <table:table-cell table:style-name="ce22" office:value-type="string">
            <text:p>t = 0</text:p>
          </table:table-cell>
          <table:table-cell table:style-name="ce26" office:value-type="string">
            <text:p>t = 1</text:p>
          </table:table-cell>
          <table:table-cell table:style-name="ce26" office:value-type="string">
            <text:p>t = 2</text:p>
          </table:table-cell>
          <table:table-cell table:style-name="ce26" office:value-type="string">
            <text:p>t = 3</text:p>
          </table:table-cell>
          <table:table-cell table:style-name="ce26" office:value-type="string">
            <text:p>t = 4</text:p>
          </table:table-cell>
          <table:table-cell table:style-name="ce26" office:value-type="string">
            <text:p>t = 5</text:p>
          </table:table-cell>
          <table:table-cell table:style-name="ce26" office:value-type="string">
            <text:p>t = 6</text:p>
          </table:table-cell>
          <table:table-cell table:style-name="ce26" office:value-type="string">
            <text:p>t = 7</text:p>
          </table:table-cell>
          <table:table-cell table:style-name="ce26" office:value-type="string">
            <text:p>t = 8</text:p>
          </table:table-cell>
          <table:table-cell table:style-name="ce26" office:value-type="string">
            <text:p>t = 9</text:p>
          </table:table-cell>
          <table:table-cell table:style-name="ce35" office:value-type="string">
            <text:p>t = 10</text:p>
          </table:table-cell>
          <table:table-cell table:style-name="ce35" office:value-type="string">
            <text:p>t = 11</text:p>
          </table:table-cell>
          <table:table-cell table:style-name="ce35" office:value-type="string">
            <text:p>t = 12</text:p>
          </table:table-cell>
          <table:table-cell table:style-name="ce35" office:value-type="string">
            <text:p>t = 13</text:p>
          </table:table-cell>
          <table:table-cell table:style-name="ce35" office:value-type="string">
            <text:p>t = 14</text:p>
          </table:table-cell>
          <table:table-cell table:style-name="ce35" office:value-type="string">
            <text:p>t = 15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8"/>
          <table:table-cell table:style-name="ce19" office:value-type="string" table:number-columns-spanned="2" table:number-rows-spanned="1">
            <text:p>Early exercise of American options</text:p>
          </table:table-cell>
          <table:covered-table-cell table:style-name="ce23"/>
          <table:table-cell table:style-name="ce30" table:number-columns-repeated="8"/>
          <table:table-cell table:style-name="ce32"/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9"/>
          <table:table-cell table:style-name="ce34" table:formula="of:=[.L55]-[.L71]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8"/>
          <table:table-cell table:style-name="ce34" table:formula="of:=[.K56]-[.K72]" office:value-type="float" office:value="0.0106134094894692">
            <text:p>0.0</text:p>
          </table:table-cell>
          <table:table-cell table:style-name="ce34" table:formula="of:=[.L56]-[.L72]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7"/>
          <table:table-cell table:style-name="ce34" table:formula="of:=[.J57]-[.J73]" office:value-type="float" office:value="0.0176472170398228">
            <text:p>0.0</text:p>
          </table:table-cell>
          <table:table-cell table:style-name="ce34" table:formula="of:=[.K57]-[.K73]" office:value-type="float" office:value="0.00708981374825513">
            <text:p>0.0</text:p>
          </table:table-cell>
          <table:table-cell table:style-name="ce34" table:formula="of:=[.L57]-[.L73]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6"/>
          <table:table-cell table:style-name="ce34" table:formula="of:=[.I58]-[.I74]" office:value-type="float" office:value="0.0213060964807532">
            <text:p>0.0</text:p>
          </table:table-cell>
          <table:table-cell table:style-name="ce34" table:formula="of:=[.J58]-[.J74]" office:value-type="float" office:value="0.0108677442006986">
            <text:p>0.0</text:p>
          </table:table-cell>
          <table:table-cell table:style-name="ce34" table:formula="of:=[.K58]-[.K74]" office:value-type="float" office:value="0.00382885150434298">
            <text:p>0.0</text:p>
          </table:table-cell>
          <table:table-cell table:style-name="ce34" table:formula="of:=[.L58]-[.L74]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5"/>
          <table:table-cell table:style-name="ce34" table:formula="of:=[.H59]-[.H75]" office:value-type="float" office:value="-0.101202279468733">
            <text:p>-0.1</text:p>
          </table:table-cell>
          <table:table-cell table:style-name="ce34" table:formula="of:=[.I59]-[.I75]" office:value-type="float" office:value="-0.230881472467736">
            <text:p>-0.2</text:p>
          </table:table-cell>
          <table:table-cell table:style-name="ce34" table:formula="of:=[.J59]-[.J75]" office:value-type="float" office:value="-0.473182155731015">
            <text:p>-0.5</text:p>
          </table:table-cell>
          <table:table-cell table:style-name="ce34" table:formula="of:=[.K59]-[.K75]" office:value-type="float" office:value="-0.940877371328673">
            <text:p>-0.9</text:p>
          </table:table-cell>
          <table:table-cell table:style-name="ce34" table:formula="of:=[.L59]-[.L75]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4"/>
          <table:table-cell table:style-name="ce34" table:formula="of:=[.G60]-[.G76]" office:value-type="float" office:value="-0.616855883728899">
            <text:p>-0.6</text:p>
          </table:table-cell>
          <table:table-cell table:style-name="ce34" table:formula="of:=[.H60]-[.H76]" office:value-type="float" office:value="-1.12521356538863">
            <text:p>-1.1</text:p>
          </table:table-cell>
          <table:table-cell table:style-name="ce34" table:formula="of:=[.I60]-[.I76]" office:value-type="float" office:value="-1.99830063792707">
            <text:p>-2.0</text:p>
          </table:table-cell>
          <table:table-cell table:style-name="ce34" table:formula="of:=[.J60]-[.J76]" office:value-type="float" office:value="-1.66110145355859">
            <text:p>-1.7</text:p>
          </table:table-cell>
          <table:table-cell table:style-name="ce34" table:formula="of:=[.K60]-[.K76]" office:value-type="float" office:value="0">
            <text:p>0.0</text:p>
          </table:table-cell>
          <table:table-cell table:style-name="ce34" table:formula="of:=[.L60]-[.L76]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3"/>
          <table:table-cell table:style-name="ce34" table:formula="of:=[.F61]-[.F77]" office:value-type="float" office:value="-1.71434691561324">
            <text:p>-1.7</text:p>
          </table:table-cell>
          <table:table-cell table:style-name="ce34" table:formula="of:=[.G61]-[.G77]" office:value-type="float" office:value="-2.78497720768514">
            <text:p>-2.8</text:p>
          </table:table-cell>
          <table:table-cell table:style-name="ce34" table:formula="of:=[.H61]-[.H77]" office:value-type="float" office:value="-2.61503526571383">
            <text:p>-2.6</text:p>
          </table:table-cell>
          <table:table-cell table:style-name="ce34" table:formula="of:=[.I61]-[.I77]" office:value-type="float" office:value="-0.817770081462575">
            <text:p>-0.8</text:p>
          </table:table-cell>
          <table:table-cell table:style-name="ce34" table:formula="of:=[.J61]-[.J77]" office:value-type="float" office:value="0">
            <text:p>0.0</text:p>
          </table:table-cell>
          <table:table-cell table:style-name="ce34" table:formula="of:=[.K61]-[.K77]" office:value-type="float" office:value="0">
            <text:p>0.0</text:p>
          </table:table-cell>
          <table:table-cell table:style-name="ce34" table:formula="of:=[.L61]-[.L77]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2"/>
          <table:table-cell table:style-name="ce34" table:formula="of:=[.E62]-[.E78]" office:value-type="float" office:value="-3.43602187357496">
            <text:p>-3.4</text:p>
          </table:table-cell>
          <table:table-cell table:style-name="ce34" table:formula="of:=[.F62]-[.F78]" office:value-type="float" office:value="-3.36268449320006">
            <text:p>-3.4</text:p>
          </table:table-cell>
          <table:table-cell table:style-name="ce34" table:formula="of:=[.G62]-[.G78]" office:value-type="float" office:value="-1.49165727971136">
            <text:p>-1.5</text:p>
          </table:table-cell>
          <table:table-cell table:style-name="ce34" table:formula="of:=[.H62]-[.H78]" office:value-type="float" office:value="-0.402593053363864">
            <text:p>-0.4</text:p>
          </table:table-cell>
          <table:table-cell table:style-name="ce34" table:formula="of:=[.I62]-[.I78]" office:value-type="float" office:value="0">
            <text:p>0.0</text:p>
          </table:table-cell>
          <table:table-cell table:style-name="ce34" table:formula="of:=[.J62]-[.J78]" office:value-type="float" office:value="0">
            <text:p>0.0</text:p>
          </table:table-cell>
          <table:table-cell table:style-name="ce34" table:formula="of:=[.K62]-[.K78]" office:value-type="float" office:value="0">
            <text:p>0.0</text:p>
          </table:table-cell>
          <table:table-cell table:style-name="ce34" table:formula="of:=[.L62]-[.L78]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/>
          <table:table-cell table:style-name="ce34" table:formula="of:=[.D63]-[.D79]" office:value-type="float" office:value="-3.99969379496375">
            <text:p>-4.0</text:p>
          </table:table-cell>
          <table:table-cell table:style-name="ce34" table:formula="of:=[.E63]-[.E79]" office:value-type="float" office:value="-2.07907013755767">
            <text:p>-2.1</text:p>
          </table:table-cell>
          <table:table-cell table:style-name="ce34" table:formula="of:=[.F63]-[.F79]" office:value-type="float" office:value="-0.834910086339751">
            <text:p>-0.8</text:p>
          </table:table-cell>
          <table:table-cell table:style-name="ce34" table:formula="of:=[.G63]-[.G79]" office:value-type="float" office:value="-0.198198944044221">
            <text:p>-0.2</text:p>
          </table:table-cell>
          <table:table-cell table:style-name="ce34" table:formula="of:=[.H63]-[.H79]" office:value-type="float" office:value="0">
            <text:p>0.0</text:p>
          </table:table-cell>
          <table:table-cell table:style-name="ce34" table:formula="of:=[.I63]-[.I79]" office:value-type="float" office:value="0">
            <text:p>0.0</text:p>
          </table:table-cell>
          <table:table-cell table:style-name="ce34" table:formula="of:=[.J63]-[.J79]" office:value-type="float" office:value="0">
            <text:p>0.0</text:p>
          </table:table-cell>
          <table:table-cell table:style-name="ce34" table:formula="of:=[.K63]-[.K79]" office:value-type="float" office:value="0">
            <text:p>0.0</text:p>
          </table:table-cell>
          <table:table-cell table:style-name="ce34" table:formula="of:=[.L63]-[.L79]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34" table:formula="of:=[.C64]-[.C80]" office:value-type="float" office:value="-2.60692530869664">
            <text:p>-2.6</text:p>
          </table:table-cell>
          <table:table-cell table:style-name="ce34" table:formula="of:=[.D64]-[.D80]" office:value-type="float" office:value="-1.25719678955225">
            <text:p>-1.3</text:p>
          </table:table-cell>
          <table:table-cell table:style-name="ce34" table:formula="of:=[.E64]-[.E80]" office:value-type="float" office:value="-0.460536662700326">
            <text:p>-0.5</text:p>
          </table:table-cell>
          <table:table-cell table:style-name="ce34" table:formula="of:=[.F64]-[.F80]" office:value-type="float" office:value="-0.0975745137478573">
            <text:p>-0.1</text:p>
          </table:table-cell>
          <table:table-cell table:style-name="ce34" table:formula="of:=[.G64]-[.G80]" office:value-type="float" office:value="0">
            <text:p>0.0</text:p>
          </table:table-cell>
          <table:table-cell table:style-name="ce34" table:formula="of:=[.H64]-[.H80]" office:value-type="float" office:value="0">
            <text:p>0.0</text:p>
          </table:table-cell>
          <table:table-cell table:style-name="ce34" table:formula="of:=[.I64]-[.I80]" office:value-type="float" office:value="0">
            <text:p>0.0</text:p>
          </table:table-cell>
          <table:table-cell table:style-name="ce34" table:formula="of:=[.J64]-[.J80]" office:value-type="float" office:value="0">
            <text:p>0.0</text:p>
          </table:table-cell>
          <table:table-cell table:style-name="ce34" table:formula="of:=[.K64]-[.K80]" office:value-type="float" office:value="0">
            <text:p>0.0</text:p>
          </table:table-cell>
          <table:table-cell table:style-name="ce34" table:formula="of:=[.L64]-[.L80]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34" table:formula="of:=[.B65]-[.B81]" office:value-type="float" office:value="-1.66205933480723">
            <text:p>-1.7</text:p>
          </table:table-cell>
          <table:table-cell table:style-name="ce34" table:formula="of:=[.C65]-[.C81]" office:value-type="float" office:value="-0.746322081387164">
            <text:p>-0.7</text:p>
          </table:table-cell>
          <table:table-cell table:style-name="ce34" table:formula="of:=[.D65]-[.D81]" office:value-type="float" office:value="-0.251096768658252">
            <text:p>-0.3</text:p>
          </table:table-cell>
          <table:table-cell table:style-name="ce34" table:formula="of:=[.E65]-[.E81]" office:value-type="float" office:value="-0.0480365108857824">
            <text:p>0.0</text:p>
          </table:table-cell>
          <table:table-cell table:style-name="ce34" table:formula="of:=[.F65]-[.F81]" office:value-type="float" office:value="0">
            <text:p>0.0</text:p>
          </table:table-cell>
          <table:table-cell table:style-name="ce34" table:formula="of:=[.G65]-[.G81]" office:value-type="float" office:value="0">
            <text:p>0.0</text:p>
          </table:table-cell>
          <table:table-cell table:style-name="ce34" table:formula="of:=[.H65]-[.H81]" office:value-type="float" office:value="0">
            <text:p>0.0</text:p>
          </table:table-cell>
          <table:table-cell table:style-name="ce34" table:formula="of:=[.I65]-[.I81]" office:value-type="float" office:value="0">
            <text:p>0.0</text:p>
          </table:table-cell>
          <table:table-cell table:style-name="ce34" table:formula="of:=[.J65]-[.J81]" office:value-type="float" office:value="0">
            <text:p>0.0</text:p>
          </table:table-cell>
          <table:table-cell table:style-name="ce34" table:formula="of:=[.K65]-[.K81]" office:value-type="float" office:value="0">
            <text:p>0.0</text:p>
          </table:table-cell>
          <table:table-cell table:style-name="ce34" table:formula="of:=[.L65]-[.L81]" office:value-type="float" office:value="0">
            <text:p>0.0</text:p>
          </table:table-cell>
          <table:table-cell table:style-name="ce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/>
          <table:table-cell table:style-name="ce25" table:number-columns-repeated="9"/>
          <table:table-cell table:style-name="ce34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9"/>
          <table:table-cell table:style-name="ce22" office:value-type="string">
            <text:p>t = 0</text:p>
          </table:table-cell>
          <table:table-cell table:style-name="ce26" office:value-type="string">
            <text:p>t = 1</text:p>
          </table:table-cell>
          <table:table-cell table:style-name="ce26" office:value-type="string">
            <text:p>t = 2</text:p>
          </table:table-cell>
          <table:table-cell table:style-name="ce26" office:value-type="string">
            <text:p>t = 3</text:p>
          </table:table-cell>
          <table:table-cell table:style-name="ce26" office:value-type="string">
            <text:p>t = 4</text:p>
          </table:table-cell>
          <table:table-cell table:style-name="ce26" office:value-type="string">
            <text:p>t = 5</text:p>
          </table:table-cell>
          <table:table-cell table:style-name="ce26" office:value-type="string">
            <text:p>t = 6</text:p>
          </table:table-cell>
          <table:table-cell table:style-name="ce26" office:value-type="string">
            <text:p>t = 7</text:p>
          </table:table-cell>
          <table:table-cell table:style-name="ce26" office:value-type="string">
            <text:p>t = 8</text:p>
          </table:table-cell>
          <table:table-cell table:style-name="ce26" office:value-type="string">
            <text:p>t = 9</text:p>
          </table:table-cell>
          <table:table-cell table:style-name="ce35" office:value-type="string">
            <text:p>t = 10</text:p>
          </table:table-cell>
          <table:table-cell table:style-name="ce35" office:value-type="string">
            <text:p>t = 11</text:p>
          </table:table-cell>
          <table:table-cell table:style-name="ce35" office:value-type="string">
            <text:p>t = 12</text:p>
          </table:table-cell>
          <table:table-cell table:style-name="ce35" office:value-type="string">
            <text:p>t = 13</text:p>
          </table:table-cell>
          <table:table-cell table:style-name="ce35" office:value-type="string">
            <text:p>t = 14</text:p>
          </table:table-cell>
          <table:table-cell table:style-name="ce35" office:value-type="string">
            <text:p>t = 15</text:p>
          </table:table-cell>
          <table:table-cell table:number-columns-repeated="1007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6"/>
          <table:table-cell table:style-name="Default"/>
          <table:table-cell table:number-columns-repeated="1007"/>
        </table:table-row>
        <table:table-row table:style-name="ro3">
          <table:table-cell table:number-columns-repeated="16"/>
          <table:table-cell table:style-name="ce34" table:formula="of:=MAX([.$J$2]*( [.Q9]-[.$P$3]);0)" office:value-type="float" office:value="78.7731507582369">
            <text:p>78.8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25" table:formula="of:=EXP(-[.$B$6] * [.$B$3]/[.$P$5]) * ([.$B$10] *[.Q107] + [.$B$11] *[.Q108])" office:value-type="float" office:value="71.9383535966764">
            <text:p>71.9</text:p>
          </table:table-cell>
          <table:table-cell table:style-name="ce34" table:formula="of:=MAX([.$J$2]*( [.Q10]-[.$P$3]);0)" office:value-type="float" office:value="65.448177847543">
            <text:p>65.4</text:p>
          </table:table-cell>
          <table:table-cell table:number-columns-repeated="1007"/>
        </table:table-row>
        <table:table-row table:style-name="ro3">
          <table:table-cell table:number-columns-repeated="14"/>
          <table:table-cell table:style-name="ce25" table:formula="of:=EXP(-[.$B$6] * [.$B$3]/[.$P$5]) * ([.$B$10] *[.P108] + [.$B$11] *[.P109])" office:value-type="float" office:value="65.3724606792589">
            <text:p>65.4</text:p>
          </table:table-cell>
          <table:table-cell table:style-name="ce25" table:formula="of:=EXP(-[.$B$6] * [.$B$3]/[.$P$5]) * ([.$B$10] *[.Q108] + [.$B$11] *[.Q109])" office:value-type="float" office:value="59.1302665712534">
            <text:p>59.1</text:p>
          </table:table-cell>
          <table:table-cell table:style-name="ce34" table:formula="of:=MAX([.$J$2]*( [.Q11]-[.$P$3]);0)" office:value-type="float" office:value="53.1163904477474">
            <text:p>53.1</text:p>
          </table:table-cell>
          <table:table-cell table:number-columns-repeated="1007"/>
        </table:table-row>
        <table:table-row table:style-name="ro3">
          <table:table-cell table:number-columns-repeated="13"/>
          <table:table-cell table:style-name="ce25" table:formula="of:=EXP(-[.$B$6] * [.$B$3]/[.$P$5]) * ([.$B$10] *[.O109] + [.$B$11] *[.O110])" office:value-type="float" office:value="59.0650372294448">
            <text:p>59.1</text:p>
          </table:table-cell>
          <table:table-cell table:style-name="ce25" table:formula="of:=EXP(-[.$B$6] * [.$B$3]/[.$P$5]) * ([.$B$10] *[.P109] + [.$B$11] *[.P110])" office:value-type="float" office:value="53.0612091404918">
            <text:p>53.1</text:p>
          </table:table-cell>
          <table:table-cell table:style-name="ce25" table:formula="of:=EXP(-[.$B$6] * [.$B$3]/[.$P$5]) * ([.$B$10] *[.Q109] + [.$B$11] *[.Q110])" office:value-type="float" office:value="47.276838631536">
            <text:p>47.3</text:p>
          </table:table-cell>
          <table:table-cell table:style-name="ce34" table:formula="of:=MAX([.$J$2]*( [.Q12]-[.$P$3]);0)" office:value-type="float" office:value="41.7037608316894">
            <text:p>41.7</text:p>
          </table:table-cell>
          <table:table-cell table:number-columns-repeated="1007"/>
        </table:table-row>
        <table:table-row table:style-name="ro1">
          <table:table-cell table:style-name="ce8"/>
          <table:table-cell table:style-name="ce19" office:value-type="string" table:number-columns-spanned="2" table:number-rows-spanned="1">
            <text:p>European Option-Lattice on STOCK</text:p>
          </table:table-cell>
          <table:covered-table-cell table:style-name="ce23"/>
          <table:table-cell table:style-name="ce30" table:number-columns-repeated="8"/>
          <table:table-cell table:style-name="ce32"/>
          <table:table-cell table:style-name="ce25" table:formula="of:=EXP(-[.$B$6] * [.$B$3]/[.$P$5]) * ([.$B$10] *[.N110] + [.$B$11] *[.N111])" office:value-type="float" office:value="53.0060532474269">
            <text:p>53.0</text:p>
          </table:table-cell>
          <table:table-cell table:style-name="ce25" table:formula="of:=EXP(-[.$B$6] * [.$B$3]/[.$P$5]) * ([.$B$10] *[.O110] + [.$B$11] *[.O111])" office:value-type="float" office:value="47.2313485490082">
            <text:p>47.2</text:p>
          </table:table-cell>
          <table:table-cell table:style-name="ce25" table:formula="of:=EXP(-[.$B$6] * [.$B$3]/[.$P$5]) * ([.$B$10] *[.P110] + [.$B$11] *[.P111])" office:value-type="float" office:value="41.6675847317217">
            <text:p>41.7</text:p>
          </table:table-cell>
          <table:table-cell table:style-name="ce25" table:formula="of:=EXP(-[.$B$6] * [.$B$3]/[.$P$5]) * ([.$B$10] *[.Q110] + [.$B$11] *[.Q111])" office:value-type="float" office:value="36.3069136424892">
            <text:p>36.3</text:p>
          </table:table-cell>
          <table:table-cell table:style-name="ce34" table:formula="of:=MAX([.$J$2]*( [.Q13]-[.$P$3]);0)" office:value-type="float" office:value="31.1417789769353">
            <text:p>31.1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9"/>
          <table:table-cell table:style-name="ce25" table:formula="of:=EXP(-[.$B$6] * [.$B$3]/[.$P$5]) * ([.$B$10] *[.M111] + [.$B$11] *[.M112])" office:value-type="float" office:value="47.1858678085275">
            <text:p>47.2</text:p>
          </table:table-cell>
          <table:table-cell table:style-name="ce25" table:formula="of:=EXP(-[.$B$6] * [.$B$3]/[.$P$5]) * ([.$B$10] *[.N111] + [.$B$11] *[.N112])" office:value-type="float" office:value="41.6314023969809">
            <text:p>41.6</text:p>
          </table:table-cell>
          <table:table-cell table:style-name="ce25" table:formula="of:=EXP(-[.$B$6] * [.$B$3]/[.$P$5]) * ([.$B$10] *[.O111] + [.$B$11] *[.O112])" office:value-type="float" office:value="36.2796915407306">
            <text:p>36.3</text:p>
          </table:table-cell>
          <table:table-cell table:style-name="ce25" table:formula="of:=EXP(-[.$B$6] * [.$B$3]/[.$P$5]) * ([.$B$10] *[.P111] + [.$B$11] *[.P112])" office:value-type="float" office:value="31.123191518786">
            <text:p>31.1</text:p>
          </table:table-cell>
          <table:table-cell table:style-name="ce25" table:formula="of:=EXP(-[.$B$6] * [.$B$3]/[.$P$5]) * ([.$B$10] *[.Q111] + [.$B$11] *[.Q112])" office:value-type="float" office:value="26.1546391378213">
            <text:p>26.2</text:p>
          </table:table-cell>
          <table:table-cell table:style-name="ce34" table:formula="of:=MAX([.$J$2]*( [.Q14]-[.$P$3]);0)" office:value-type="float" office:value="21.3670413000733">
            <text:p>21.4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8"/>
          <table:table-cell table:style-name="ce25" table:formula="of:=EXP(-[.$B$6] * [.$B$3]/[.$Q$5]) * ([.$B$10] *MAX([.L112];[.L133]) + [.$B$11] *MAX([.L113];[.L134]))" office:value-type="float" office:value="41.6160167779264">
            <text:p>41.6</text:p>
          </table:table-cell>
          <table:table-cell table:style-name="ce25" table:formula="of:=EXP(-[.$B$6] * [.$B$3]/[.$P$5]) * ([.$B$10] *[.M112] + [.$B$11] *[.M113])" office:value-type="float" office:value="36.2524483597423">
            <text:p>36.3</text:p>
          </table:table-cell>
          <table:table-cell table:style-name="ce25" table:formula="of:=EXP(-[.$B$6] * [.$B$3]/[.$P$5]) * ([.$B$10] *[.N112] + [.$B$11] *[.N113])" office:value-type="float" office:value="31.1045685358755">
            <text:p>31.1</text:p>
          </table:table-cell>
          <table:table-cell table:style-name="ce25" table:formula="of:=EXP(-[.$B$6] * [.$B$3]/[.$P$5]) * ([.$B$10] *[.O112] + [.$B$11] *[.O113])" office:value-type="float" office:value="26.1443234010194">
            <text:p>26.1</text:p>
          </table:table-cell>
          <table:table-cell table:style-name="ce25" table:formula="of:=EXP(-[.$B$6] * [.$B$3]/[.$P$5]) * ([.$B$10] *[.P112] + [.$B$11] *[.P113])" office:value-type="float" office:value="21.3647315029">
            <text:p>21.4</text:p>
          </table:table-cell>
          <table:table-cell table:style-name="ce25" table:formula="of:=EXP(-[.$B$6] * [.$B$3]/[.$P$5]) * ([.$B$10] *[.Q112] + [.$B$11] *[.Q113])" office:value-type="float" office:value="16.7590710075886">
            <text:p>16.8</text:p>
          </table:table-cell>
          <table:table-cell table:style-name="ce34" table:formula="of:=MAX([.$J$2]*( [.Q15]-[.$P$3]);0)" office:value-type="float" office:value="12.3208700449637">
            <text:p>12.3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7"/>
          <table:table-cell table:style-name="ce25" table:formula="of:=EXP(-[.$B$6] * [.$B$3]/[.$Q$5]) * ([.$B$10] *[.K113] + [.$B$11] *[.K114])" office:value-type="float" office:value="36.2614275702164">
            <text:p>36.3</text:p>
          </table:table-cell>
          <table:table-cell table:style-name="ce25" table:formula="of:=EXP(-[.$B$6] * [.$B$3]/[.$Q$5]) * ([.$B$10] *MAX([.L113];[.L134]) + [.$B$11] *MAX([.L114];[.L135]))" office:value-type="float" office:value="31.1014570616823">
            <text:p>31.1</text:p>
          </table:table-cell>
          <table:table-cell table:style-name="ce25" table:formula="of:=EXP(-[.$B$6] * [.$B$3]/[.$P$5]) * ([.$B$10] *[.M113] + [.$B$11] *[.M114])" office:value-type="float" office:value="26.1339584311811">
            <text:p>26.1</text:p>
          </table:table-cell>
          <table:table-cell table:style-name="ce25" table:formula="of:=EXP(-[.$B$6] * [.$B$3]/[.$P$5]) * ([.$B$10] *[.N113] + [.$B$11] *[.N114])" office:value-type="float" office:value="21.3623590741258">
            <text:p>21.4</text:p>
          </table:table-cell>
          <table:table-cell table:style-name="ce25" table:formula="of:=EXP(-[.$B$6] * [.$B$3]/[.$P$5]) * ([.$B$10] *[.O113] + [.$B$11] *[.O114])" office:value-type="float" office:value="16.7644015088502">
            <text:p>16.8</text:p>
          </table:table-cell>
          <table:table-cell table:style-name="ce25" table:formula="of:=EXP(-[.$B$6] * [.$B$3]/[.$P$5]) * ([.$B$10] *[.P113] + [.$B$11] *[.P114])" office:value-type="float" office:value="12.3336246427326">
            <text:p>12.3</text:p>
          </table:table-cell>
          <table:table-cell table:style-name="ce25" table:formula="of:=EXP(-[.$B$6] * [.$B$3]/[.$P$5]) * ([.$B$10] *[.Q113] + [.$B$11] *[.Q114])" office:value-type="float" office:value="8.06380765066735">
            <text:p>8.1</text:p>
          </table:table-cell>
          <table:table-cell table:style-name="ce34" table:formula="of:=MAX([.$J$2]*( [.Q16]-[.$P$3]);0)" office:value-type="float" office:value="3.94896104013372">
            <text:p>3.9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6"/>
          <table:table-cell table:style-name="ce25" table:formula="of:=EXP(-[.$B$6] * [.$B$3]/[.$Q$5]) * ([.$B$10] *[.J114] + [.$B$11] *[.J115])" office:value-type="float" office:value="31.1304688126687">
            <text:p>31.1</text:p>
          </table:table-cell>
          <table:table-cell table:style-name="ce25" table:formula="of:=EXP(-[.$B$6] * [.$B$3]/[.$Q$5]) * ([.$B$10] *[.K114] + [.$B$11] *[.K115])" office:value-type="float" office:value="26.1824368870487">
            <text:p>26.2</text:p>
          </table:table-cell>
          <table:table-cell table:style-name="ce25" table:formula="of:=EXP(-[.$B$6] * [.$B$3]/[.$Q$5]) * ([.$B$10] *MAX([.L114];[.L135]) + [.$B$11] *MAX([.L115];[.L136]))" office:value-type="float" office:value="21.4351788669145">
            <text:p>21.4</text:p>
          </table:table-cell>
          <table:table-cell table:style-name="ce25" table:formula="of:=EXP(-[.$B$6] * [.$B$3]/[.$P$5]) * ([.$B$10] *[.M114] + [.$B$11] *[.M115])" office:value-type="float" office:value="16.8969482788586">
            <text:p>16.9</text:p>
          </table:table-cell>
          <table:table-cell table:style-name="ce25" table:formula="of:=EXP(-[.$B$6] * [.$B$3]/[.$P$5]) * ([.$B$10] *[.N114] + [.$B$11] *[.N115])" office:value-type="float" office:value="12.5973484552033">
            <text:p>12.6</text:p>
          </table:table-cell>
          <table:table-cell table:style-name="ce25" table:formula="of:=EXP(-[.$B$6] * [.$B$3]/[.$P$5]) * ([.$B$10] *[.O114] + [.$B$11] *[.O115])" office:value-type="float" office:value="8.57877737074879">
            <text:p>8.6</text:p>
          </table:table-cell>
          <table:table-cell table:style-name="ce25" table:formula="of:=EXP(-[.$B$6] * [.$B$3]/[.$P$5]) * ([.$B$10] *[.P114] + [.$B$11] *[.P115])" office:value-type="float" office:value="4.95225885652833">
            <text:p>5.0</text:p>
          </table:table-cell>
          <table:table-cell table:style-name="ce25" table:formula="of:=EXP(-[.$B$6] * [.$B$3]/[.$P$5]) * ([.$B$10] *[.Q114] + [.$B$11] *[.Q115])" office:value-type="float" office:value="1.942801270354">
            <text:p>1.9</text:p>
          </table:table-cell>
          <table:table-cell table:style-name="ce34" table:formula="of:=MAX([.$J$2]*( [.Q17]-[.$P$3]);0)" office:value-type="float" office:value="0">
            <text:p>0.0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5"/>
          <table:table-cell table:style-name="ce25" table:formula="of:=EXP(-[.$B$6] * [.$B$3]/[.$Q$5]) * ([.$B$10] *[.I115] + [.$B$11] *[.I116])" office:value-type="float" office:value="26.2633089567295">
            <text:p>26.3</text:p>
          </table:table-cell>
          <table:table-cell table:style-name="ce25" table:formula="of:=EXP(-[.$B$6] * [.$B$3]/[.$Q$5]) * ([.$B$10] *[.J115] + [.$B$11] *[.J116])" office:value-type="float" office:value="21.566452100014">
            <text:p>21.6</text:p>
          </table:table-cell>
          <table:table-cell table:style-name="ce25" table:formula="of:=EXP(-[.$B$6] * [.$B$3]/[.$Q$5]) * ([.$B$10] *[.K115] + [.$B$11] *[.K116])" office:value-type="float" office:value="17.1086888838116">
            <text:p>17.1</text:p>
          </table:table-cell>
          <table:table-cell table:style-name="ce25" table:formula="of:=EXP(-[.$B$6] * [.$B$3]/[.$Q$5]) * ([.$B$10] *MAX([.L115];[.L136]) + [.$B$11] *MAX([.L116];[.L137]))" office:value-type="float" office:value="12.9274375897119">
            <text:p>12.9</text:p>
          </table:table-cell>
          <table:table-cell table:style-name="ce25" table:formula="of:=EXP(-[.$B$6] * [.$B$3]/[.$P$5]) * ([.$B$10] *[.M115] + [.$B$11] *[.M116])" office:value-type="float" office:value="9.08845272302146">
            <text:p>9.1</text:p>
          </table:table-cell>
          <table:table-cell table:style-name="ce25" table:formula="of:=EXP(-[.$B$6] * [.$B$3]/[.$P$5]) * ([.$B$10] *[.N115] + [.$B$11] *[.N116])" office:value-type="float" office:value="5.7015923761309">
            <text:p>5.7</text:p>
          </table:table-cell>
          <table:table-cell table:style-name="ce25" table:formula="of:=EXP(-[.$B$6] * [.$B$3]/[.$P$5]) * ([.$B$10] *[.O115] + [.$B$11] *[.O116])" office:value-type="float" office:value="2.92102150032498">
            <text:p>2.9</text:p>
          </table:table-cell>
          <table:table-cell table:style-name="ce25" table:formula="of:=EXP(-[.$B$6] * [.$B$3]/[.$P$5]) * ([.$B$10] *[.P115] + [.$B$11] *[.P116])" office:value-type="float" office:value="0.955815146750933">
            <text:p>1.0</text:p>
          </table:table-cell>
          <table:table-cell table:style-name="ce25" table:formula="of:=EXP(-[.$B$6] * [.$B$3]/[.$P$5]) * ([.$B$10] *[.Q115] + [.$B$11] *[.Q116])" office:value-type="float" office:value="0">
            <text:p>0.0</text:p>
          </table:table-cell>
          <table:table-cell table:style-name="ce34" table:formula="of:=MAX([.$J$2]*( [.Q18]-[.$P$3]);0)" office:value-type="float" office:value="0">
            <text:p>0.0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4"/>
          <table:table-cell table:style-name="ce25" table:formula="of:=EXP(-[.$B$6] * [.$B$3]/[.$Q$5]) * ([.$B$10] *[.H116] + [.$B$11] *[.H117])" office:value-type="float" office:value="21.7291018806402">
            <text:p>21.7</text:p>
          </table:table-cell>
          <table:table-cell table:style-name="ce25" table:formula="of:=EXP(-[.$B$6] * [.$B$3]/[.$Q$5]) * ([.$B$10] *[.I116] + [.$B$11] *[.I117])" office:value-type="float" office:value="17.3508500680975">
            <text:p>17.4</text:p>
          </table:table-cell>
          <table:table-cell table:style-name="ce25" table:formula="of:=EXP(-[.$B$6] * [.$B$3]/[.$Q$5]) * ([.$B$10] *[.J116] + [.$B$11] *[.J117])" office:value-type="float" office:value="13.2774349832088">
            <text:p>13.3</text:p>
          </table:table-cell>
          <table:table-cell table:style-name="ce25" table:formula="of:=EXP(-[.$B$6] * [.$B$3]/[.$Q$5]) * ([.$B$10] *[.K116] + [.$B$11] *[.K117])" office:value-type="float" office:value="9.5729493124596">
            <text:p>9.6</text:p>
          </table:table-cell>
          <table:table-cell table:style-name="ce25" table:formula="of:=EXP(-[.$B$6] * [.$B$3]/[.$Q$5]) * ([.$B$10] *MAX([.L116];[.L137]) + [.$B$11] *MAX([.L117];[.L138]))" office:value-type="float" office:value="6.32743179714789">
            <text:p>6.3</text:p>
          </table:table-cell>
          <table:table-cell table:style-name="ce25" table:formula="of:=EXP(-[.$B$6] * [.$B$3]/[.$P$5]) * ([.$B$10] *[.M116] + [.$B$11] *[.M117])" office:value-type="float" office:value="3.65457355528428">
            <text:p>3.7</text:p>
          </table:table-cell>
          <table:table-cell table:style-name="ce25" table:formula="of:=EXP(-[.$B$6] * [.$B$3]/[.$P$5]) * ([.$B$10] *[.N116] + [.$B$11] *[.N117])" office:value-type="float" office:value="1.67550007968683">
            <text:p>1.7</text:p>
          </table:table-cell>
          <table:table-cell table:style-name="ce25" table:formula="of:=EXP(-[.$B$6] * [.$B$3]/[.$P$5]) * ([.$B$10] *[.O116] + [.$B$11] *[.O117])" office:value-type="float" office:value="0.470239858651133">
            <text:p>0.5</text:p>
          </table:table-cell>
          <table:table-cell table:style-name="ce25" table:formula="of:=EXP(-[.$B$6] * [.$B$3]/[.$P$5]) * ([.$B$10] *[.P116] + [.$B$11] *[.P117])" office:value-type="float" office:value="0">
            <text:p>0.0</text:p>
          </table:table-cell>
          <table:table-cell table:style-name="ce25" table:formula="of:=EXP(-[.$B$6] * [.$B$3]/[.$P$5]) * ([.$B$10] *[.Q116] + [.$B$11] *[.Q117])" office:value-type="float" office:value="0">
            <text:p>0.0</text:p>
          </table:table-cell>
          <table:table-cell table:style-name="ce34" table:formula="of:=MAX([.$J$2]*( [.Q19]-[.$P$3]);0)" office:value-type="float" office:value="0">
            <text:p>0.0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3"/>
          <table:table-cell table:style-name="ce25" table:formula="of:=EXP(-[.$B$6] * [.$B$3]/[.$Q$5]) * ([.$B$10] *[.G117] + [.$B$11] *[.G118])" office:value-type="float" office:value="17.7326139151888">
            <text:p>17.7</text:p>
          </table:table-cell>
          <table:table-cell table:style-name="ce25" table:formula="of:=EXP(-[.$B$6] * [.$B$3]/[.$Q$5]) * ([.$B$10] *[.H117] + [.$B$11] *[.H118])" office:value-type="float" office:value="13.8721873350961">
            <text:p>13.9</text:p>
          </table:table-cell>
          <table:table-cell table:style-name="ce25" table:formula="of:=EXP(-[.$B$6] * [.$B$3]/[.$Q$5]) * ([.$B$10] *[.I117] + [.$B$11] *[.I118])" office:value-type="float" office:value="10.5104164950771">
            <text:p>10.5</text:p>
          </table:table-cell>
          <table:table-cell table:style-name="ce25" table:formula="of:=EXP(-[.$B$6] * [.$B$3]/[.$Q$5]) * ([.$B$10] *[.J117] + [.$B$11] *[.J118])" office:value-type="float" office:value="7.83586061058031">
            <text:p>7.8</text:p>
          </table:table-cell>
          <table:table-cell table:style-name="ce25" table:formula="of:=EXP(-[.$B$6] * [.$B$3]/[.$Q$5]) * ([.$B$10] *[.K117] + [.$B$11] *[.K118])" office:value-type="float" office:value="6.15803794799568">
            <text:p>6.2</text:p>
          </table:table-cell>
          <table:table-cell table:style-name="ce25" table:formula="of:=EXP(-[.$B$6] * [.$B$3]/[.$Q$5]) * ([.$B$10] *MAX([.L117];[.L138]) + [.$B$11] *MAX([.L118];[.L139]))" office:value-type="float" office:value="5.99973870140091">
            <text:p>6.0</text:p>
          </table:table-cell>
          <table:table-cell table:style-name="ce25" table:formula="of:=EXP(-[.$B$6] * [.$B$3]/[.$P$5]) * ([.$B$10] *[.M117] + [.$B$11] *[.M118])" office:value-type="float" office:value="0.941607358189063">
            <text:p>0.9</text:p>
          </table:table-cell>
          <table:table-cell table:style-name="ce25" table:formula="of:=EXP(-[.$B$6] * [.$B$3]/[.$P$5]) * ([.$B$10] *[.N117] + [.$B$11] *[.N118])" office:value-type="float" office:value="0.231347583699527">
            <text:p>0.2</text:p>
          </table:table-cell>
          <table:table-cell table:style-name="ce25" table:formula="of:=EXP(-[.$B$6] * [.$B$3]/[.$P$5]) * ([.$B$10] *[.O117] + [.$B$11] *[.O118])" office:value-type="float" office:value="0">
            <text:p>0.0</text:p>
          </table:table-cell>
          <table:table-cell table:style-name="ce25" table:formula="of:=EXP(-[.$B$6] * [.$B$3]/[.$P$5]) * ([.$B$10] *[.P117] + [.$B$11] *[.P118])" office:value-type="float" office:value="0">
            <text:p>0.0</text:p>
          </table:table-cell>
          <table:table-cell table:style-name="ce25" table:formula="of:=EXP(-[.$B$6] * [.$B$3]/[.$P$5]) * ([.$B$10] *[.Q117] + [.$B$11] *[.Q118])" office:value-type="float" office:value="0">
            <text:p>0.0</text:p>
          </table:table-cell>
          <table:table-cell table:style-name="ce34" table:formula="of:=MAX([.$J$2]*( [.Q20]-[.$P$3]);0)" office:value-type="float" office:value="0">
            <text:p>0.0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2"/>
          <table:table-cell table:style-name="ce25" table:formula="of:=EXP(-[.$B$6] * [.$B$3]/[.$Q$5]) * ([.$B$10] *[.F118] + [.$B$11] *[.F119])" office:value-type="float" office:value="14.5201598640927">
            <text:p>14.5</text:p>
          </table:table-cell>
          <table:table-cell table:style-name="ce25" table:formula="of:=EXP(-[.$B$6] * [.$B$3]/[.$Q$5]) * ([.$B$10] *[.G118] + [.$B$11] *[.G119])" office:value-type="float" office:value="11.417337033922">
            <text:p>11.4</text:p>
          </table:table-cell>
          <table:table-cell table:style-name="ce25" table:formula="of:=EXP(-[.$B$6] * [.$B$3]/[.$Q$5]) * ([.$B$10] *[.H118] + [.$B$11] *[.H119])" office:value-type="float" office:value="9.04658008124693">
            <text:p>9.0</text:p>
          </table:table-cell>
          <table:table-cell table:style-name="ce25" table:formula="of:=EXP(-[.$B$6] * [.$B$3]/[.$Q$5]) * ([.$B$10] *[.I118] + [.$B$11] *[.I119])" office:value-type="float" office:value="7.63509456663874">
            <text:p>7.6</text:p>
          </table:table-cell>
          <table:table-cell table:style-name="ce25" table:formula="of:=EXP(-[.$B$6] * [.$B$3]/[.$Q$5]) * ([.$B$10] *[.J118] + [.$B$11] *[.J119])" office:value-type="float" office:value="7.44780953624532">
            <text:p>7.4</text:p>
          </table:table-cell>
          <table:table-cell table:style-name="ce25" table:formula="of:=EXP(-[.$B$6] * [.$B$3]/[.$Q$5]) * ([.$B$10] *[.K118] + [.$B$11] *[.K119])" office:value-type="float" office:value="8.70664897231212">
            <text:p>8.7</text:p>
          </table:table-cell>
          <table:table-cell table:style-name="ce25" table:formula="of:=EXP(-[.$B$6] * [.$B$3]/[.$Q$5]) * ([.$B$10] *MAX([.L118];[.L139]) + [.$B$11] *MAX([.L119];[.L140]))" office:value-type="float" office:value="11.3418169122456">
            <text:p>11.3</text:p>
          </table:table-cell>
          <table:table-cell table:style-name="ce25" table:formula="of:=EXP(-[.$B$6] * [.$B$3]/[.$P$5]) * ([.$B$10] *[.M118] + [.$B$11] *[.M119])" office:value-type="float" office:value="0.113817881447002">
            <text:p>0.1</text:p>
          </table:table-cell>
          <table:table-cell table:style-name="ce25" table:formula="of:=EXP(-[.$B$6] * [.$B$3]/[.$P$5]) * ([.$B$10] *[.N118] + [.$B$11] *[.N119])" office:value-type="float" office:value="0">
            <text:p>0.0</text:p>
          </table:table-cell>
          <table:table-cell table:style-name="ce25" table:formula="of:=EXP(-[.$B$6] * [.$B$3]/[.$P$5]) * ([.$B$10] *[.O118] + [.$B$11] *[.O119])" office:value-type="float" office:value="0">
            <text:p>0.0</text:p>
          </table:table-cell>
          <table:table-cell table:style-name="ce25" table:formula="of:=EXP(-[.$B$6] * [.$B$3]/[.$P$5]) * ([.$B$10] *[.P118] + [.$B$11] *[.P119])" office:value-type="float" office:value="0">
            <text:p>0.0</text:p>
          </table:table-cell>
          <table:table-cell table:style-name="ce25" table:formula="of:=EXP(-[.$B$6] * [.$B$3]/[.$P$5]) * ([.$B$10] *[.Q118] + [.$B$11] *[.Q119])" office:value-type="float" office:value="0">
            <text:p>0.0</text:p>
          </table:table-cell>
          <table:table-cell table:style-name="ce34" table:formula="of:=MAX([.$J$2]*( [.Q21]-[.$P$3]);0)" office:value-type="float" office:value="0">
            <text:p>0.0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/>
          <table:table-cell table:style-name="ce25" table:formula="of:=EXP(-[.$B$6] * [.$B$3]/[.$Q$5]) * ([.$B$10] *[.E119] + [.$B$11] *[.E120])" office:value-type="float" office:value="12.2674199787579">
            <text:p>12.3</text:p>
          </table:table-cell>
          <table:table-cell table:style-name="ce25" table:formula="of:=EXP(-[.$B$6] * [.$B$3]/[.$Q$5]) * ([.$B$10] *[.F119] + [.$B$11] *[.F120])" office:value-type="float" office:value="10.0936139145842">
            <text:p>10.1</text:p>
          </table:table-cell>
          <table:table-cell table:style-name="ce25" table:formula="of:=EXP(-[.$B$6] * [.$B$3]/[.$Q$5]) * ([.$B$10] *[.G119] + [.$B$11] *[.G120])" office:value-type="float" office:value="8.81911588048849">
            <text:p>8.8</text:p>
          </table:table-cell>
          <table:table-cell table:style-name="ce25" table:formula="of:=EXP(-[.$B$6] * [.$B$3]/[.$Q$5]) * ([.$B$10] *[.H119] + [.$B$11] *[.H120])" office:value-type="float" office:value="8.60709165200364">
            <text:p>8.6</text:p>
          </table:table-cell>
          <table:table-cell table:style-name="ce25" table:formula="of:=EXP(-[.$B$6] * [.$B$3]/[.$Q$5]) * ([.$B$10] *[.I119] + [.$B$11] *[.I120])" office:value-type="float" office:value="9.55872825260747">
            <text:p>9.6</text:p>
          </table:table-cell>
          <table:table-cell table:style-name="ce25" table:formula="of:=EXP(-[.$B$6] * [.$B$3]/[.$Q$5]) * ([.$B$10] *[.J119] + [.$B$11] *[.J120])" office:value-type="float" office:value="11.6164290987598">
            <text:p>11.6</text:p>
          </table:table-cell>
          <table:table-cell table:style-name="ce25" table:formula="of:=EXP(-[.$B$6] * [.$B$3]/[.$Q$5]) * ([.$B$10] *[.K119] + [.$B$11] *[.K120])" office:value-type="float" office:value="14.4513144780233">
            <text:p>14.5</text:p>
          </table:table-cell>
          <table:table-cell table:style-name="ce25" table:formula="of:=EXP(-[.$B$6] * [.$B$3]/[.$Q$5]) * ([.$B$10] *MAX([.L119];[.L140]) + [.$B$11] *MAX([.L120];[.L141]))" office:value-type="float" office:value="17.4827846198011">
            <text:p>17.5</text:p>
          </table:table-cell>
          <table:table-cell table:style-name="ce25" table:formula="of:=EXP(-[.$B$6] * [.$B$3]/[.$P$5]) * ([.$B$10] *[.M119] + [.$B$11] *[.M120])" office:value-type="float" office:value="0">
            <text:p>0.0</text:p>
          </table:table-cell>
          <table:table-cell table:style-name="ce25" table:formula="of:=EXP(-[.$B$6] * [.$B$3]/[.$P$5]) * ([.$B$10] *[.N119] + [.$B$11] *[.N120])" office:value-type="float" office:value="0">
            <text:p>0.0</text:p>
          </table:table-cell>
          <table:table-cell table:style-name="ce25" table:formula="of:=EXP(-[.$B$6] * [.$B$3]/[.$P$5]) * ([.$B$10] *[.O119] + [.$B$11] *[.O120])" office:value-type="float" office:value="0">
            <text:p>0.0</text:p>
          </table:table-cell>
          <table:table-cell table:style-name="ce25" table:formula="of:=EXP(-[.$B$6] * [.$B$3]/[.$P$5]) * ([.$B$10] *[.P119] + [.$B$11] *[.P120])" office:value-type="float" office:value="0">
            <text:p>0.0</text:p>
          </table:table-cell>
          <table:table-cell table:style-name="ce25" table:formula="of:=EXP(-[.$B$6] * [.$B$3]/[.$P$5]) * ([.$B$10] *[.Q119] + [.$B$11] *[.Q120])" office:value-type="float" office:value="0">
            <text:p>0.0</text:p>
          </table:table-cell>
          <table:table-cell table:style-name="ce34" table:formula="of:=MAX([.$J$2]*( [.Q22]-[.$P$3]);0)" office:value-type="float" office:value="0">
            <text:p>0.0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formula="of:=EXP(-[.$B$6] * [.$B$3]/[.$Q$5]) * ([.$B$10] *[.D120] + [.$B$11] *[.D121])" office:value-type="float" office:value="11.0311677947661">
            <text:p>11.0</text:p>
          </table:table-cell>
          <table:table-cell table:style-name="ce25" table:formula="of:=EXP(-[.$B$6] * [.$B$3]/[.$Q$5]) * ([.$B$10] *[.E120] + [.$B$11] *[.E121])" office:value-type="float" office:value="9.84246905224999">
            <text:p>9.8</text:p>
          </table:table-cell>
          <table:table-cell table:style-name="ce25" table:formula="of:=EXP(-[.$B$6] * [.$B$3]/[.$Q$5]) * ([.$B$10] *[.F120] + [.$B$11] *[.F121])" office:value-type="float" office:value="9.60847525902826">
            <text:p>9.6</text:p>
          </table:table-cell>
          <table:table-cell table:style-name="ce25" table:formula="of:=EXP(-[.$B$6] * [.$B$3]/[.$Q$5]) * ([.$B$10] *[.G120] + [.$B$11] *[.G121])" office:value-type="float" office:value="10.3838803212985">
            <text:p>10.4</text:p>
          </table:table-cell>
          <table:table-cell table:style-name="ce25" table:formula="of:=EXP(-[.$B$6] * [.$B$3]/[.$Q$5]) * ([.$B$10] *[.H120] + [.$B$11] *[.H121])" office:value-type="float" office:value="12.1181788496157">
            <text:p>12.1</text:p>
          </table:table-cell>
          <table:table-cell table:style-name="ce25" table:formula="of:=EXP(-[.$B$6] * [.$B$3]/[.$Q$5]) * ([.$B$10] *[.I120] + [.$B$11] *[.I121])" office:value-type="float" office:value="14.6136244308816">
            <text:p>14.6</text:p>
          </table:table-cell>
          <table:table-cell table:style-name="ce25" table:formula="of:=EXP(-[.$B$6] * [.$B$3]/[.$Q$5]) * ([.$B$10] *[.J120] + [.$B$11] *[.J121])" office:value-type="float" office:value="17.5362846167284">
            <text:p>17.5</text:p>
          </table:table-cell>
          <table:table-cell table:style-name="ce25" table:formula="of:=EXP(-[.$B$6] * [.$B$3]/[.$Q$5]) * ([.$B$10] *[.K120] + [.$B$11] *[.K121])" office:value-type="float" office:value="20.5469950919875">
            <text:p>20.5</text:p>
          </table:table-cell>
          <table:table-cell table:style-name="ce25" table:formula="of:=EXP(-[.$B$6] * [.$B$3]/[.$Q$5]) * ([.$B$10] *MAX([.L120];[.L141]) + [.$B$11] *MAX([.L121];[.L142]))" office:value-type="float" office:value="23.5405286845957">
            <text:p>23.5</text:p>
          </table:table-cell>
          <table:table-cell table:style-name="ce25" table:formula="of:=EXP(-[.$B$6] * [.$B$3]/[.$P$5]) * ([.$B$10] *[.M120] + [.$B$11] *[.M121])" office:value-type="float" office:value="0">
            <text:p>0.0</text:p>
          </table:table-cell>
          <table:table-cell table:style-name="ce25" table:formula="of:=EXP(-[.$B$6] * [.$B$3]/[.$P$5]) * ([.$B$10] *[.N120] + [.$B$11] *[.N121])" office:value-type="float" office:value="0">
            <text:p>0.0</text:p>
          </table:table-cell>
          <table:table-cell table:style-name="ce25" table:formula="of:=EXP(-[.$B$6] * [.$B$3]/[.$P$5]) * ([.$B$10] *[.O120] + [.$B$11] *[.O121])" office:value-type="float" office:value="0">
            <text:p>0.0</text:p>
          </table:table-cell>
          <table:table-cell table:style-name="ce25" table:formula="of:=EXP(-[.$B$6] * [.$B$3]/[.$P$5]) * ([.$B$10] *[.P120] + [.$B$11] *[.P121])" office:value-type="float" office:value="0">
            <text:p>0.0</text:p>
          </table:table-cell>
          <table:table-cell table:style-name="ce25" table:formula="of:=EXP(-[.$B$6] * [.$B$3]/[.$P$5]) * ([.$B$10] *[.Q120] + [.$B$11] *[.Q121])" office:value-type="float" office:value="0">
            <text:p>0.0</text:p>
          </table:table-cell>
          <table:table-cell table:style-name="ce34" table:formula="of:=MAX([.$J$2]*( [.Q23]-[.$P$3]);0)" office:value-type="float" office:value="0">
            <text:p>0.0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5" table:formula="of:=EXP(-[.$B$6] * [.$B$3]/[.$Q$5]) * ([.$B$10] *[.C121] + [.$B$11] *[.C122])" office:value-type="float" office:value="10.7585197073053">
            <text:p>10.8</text:p>
          </table:table-cell>
          <table:table-cell table:style-name="ce25" table:formula="of:=EXP(-[.$B$6] * [.$B$3]/[.$Q$5]) * ([.$B$10] *[.D121] + [.$B$11] *[.D122])" office:value-type="float" office:value="10.504563437926">
            <text:p>10.5</text:p>
          </table:table-cell>
          <table:table-cell table:style-name="ce25" table:formula="of:=EXP(-[.$B$6] * [.$B$3]/[.$Q$5]) * ([.$B$10] *[.E121] + [.$B$11] *[.E122])" office:value-type="float" office:value="11.1573628462131">
            <text:p>11.2</text:p>
          </table:table-cell>
          <table:table-cell table:style-name="ce25" table:formula="of:=EXP(-[.$B$6] * [.$B$3]/[.$Q$5]) * ([.$B$10] *[.F121] + [.$B$11] *[.F122])" office:value-type="float" office:value="12.6712849817323">
            <text:p>12.7</text:p>
          </table:table-cell>
          <table:table-cell table:style-name="ce25" table:formula="of:=EXP(-[.$B$6] * [.$B$3]/[.$Q$5]) * ([.$B$10] *[.G121] + [.$B$11] *[.G122])" office:value-type="float" office:value="14.9033020616741">
            <text:p>14.9</text:p>
          </table:table-cell>
          <table:table-cell table:style-name="ce25" table:formula="of:=EXP(-[.$B$6] * [.$B$3]/[.$Q$5]) * ([.$B$10] *[.H121] + [.$B$11] *[.H122])" office:value-type="float" office:value="17.6204683790292">
            <text:p>17.6</text:p>
          </table:table-cell>
          <table:table-cell table:style-name="ce25" table:formula="of:=EXP(-[.$B$6] * [.$B$3]/[.$Q$5]) * ([.$B$10] *[.I121] + [.$B$11] *[.I122])" office:value-type="float" office:value="20.5554538519306">
            <text:p>20.6</text:p>
          </table:table-cell>
          <table:table-cell table:style-name="ce25" table:formula="of:=EXP(-[.$B$6] * [.$B$3]/[.$Q$5]) * ([.$B$10] *[.J121] + [.$B$11] *[.J122])" office:value-type="float" office:value="23.5052910482028">
            <text:p>23.5</text:p>
          </table:table-cell>
          <table:table-cell table:style-name="ce25" table:formula="of:=EXP(-[.$B$6] * [.$B$3]/[.$Q$5]) * ([.$B$10] *[.K121] + [.$B$11] *[.K122])" office:value-type="float" office:value="26.3989680524898">
            <text:p>26.4</text:p>
          </table:table-cell>
          <table:table-cell table:style-name="ce25" table:formula="of:=EXP(-[.$B$6] * [.$B$3]/[.$Q$5]) * ([.$B$10] *MAX([.L121];[.L142]) + [.$B$11] *MAX([.L122];[.L143]))" office:value-type="float" office:value="29.1986029635125">
            <text:p>29.2</text:p>
          </table:table-cell>
          <table:table-cell table:style-name="ce25" table:formula="of:=EXP(-[.$B$6] * [.$B$3]/[.$P$5]) * ([.$B$10] *[.M121] + [.$B$11] *[.M122])" office:value-type="float" office:value="0">
            <text:p>0.0</text:p>
          </table:table-cell>
          <table:table-cell table:style-name="ce25" table:formula="of:=EXP(-[.$B$6] * [.$B$3]/[.$P$5]) * ([.$B$10] *[.N121] + [.$B$11] *[.N122])" office:value-type="float" office:value="0">
            <text:p>0.0</text:p>
          </table:table-cell>
          <table:table-cell table:style-name="ce25" table:formula="of:=EXP(-[.$B$6] * [.$B$3]/[.$P$5]) * ([.$B$10] *[.O121] + [.$B$11] *[.O122])" office:value-type="float" office:value="0">
            <text:p>0.0</text:p>
          </table:table-cell>
          <table:table-cell table:style-name="ce25" table:formula="of:=EXP(-[.$B$6] * [.$B$3]/[.$P$5]) * ([.$B$10] *[.P121] + [.$B$11] *[.P122])" office:value-type="float" office:value="0">
            <text:p>0.0</text:p>
          </table:table-cell>
          <table:table-cell table:style-name="ce25" table:formula="of:=EXP(-[.$B$6] * [.$B$3]/[.$P$5]) * ([.$B$10] *[.Q121] + [.$B$11] *[.Q122])" office:value-type="float" office:value="0">
            <text:p>0.0</text:p>
          </table:table-cell>
          <table:table-cell table:style-name="ce34" table:formula="of:=MAX([.$J$2]*( [.Q24]-[.$P$3]);0)" office:value-type="float" office:value="0">
            <text:p>0.0</text:p>
          </table:table-cell>
          <table:table-cell table:number-columns-repeated="1007"/>
        </table:table-row>
        <table:table-row table:style-name="ro3">
          <table:table-cell table:style-name="ce8"/>
          <table:table-cell table:style-name="ce21"/>
          <table:table-cell table:style-name="ce25" table:number-columns-repeated="9"/>
          <table:table-cell table:style-name="ce34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9"/>
          <table:table-cell table:style-name="ce22" office:value-type="string">
            <text:p>t = 0</text:p>
          </table:table-cell>
          <table:table-cell table:style-name="ce26" office:value-type="string">
            <text:p>t = 1</text:p>
          </table:table-cell>
          <table:table-cell table:style-name="ce26" office:value-type="string">
            <text:p>t = 2</text:p>
          </table:table-cell>
          <table:table-cell table:style-name="ce26" office:value-type="string">
            <text:p>t = 3</text:p>
          </table:table-cell>
          <table:table-cell table:style-name="ce26" office:value-type="string">
            <text:p>t = 4</text:p>
          </table:table-cell>
          <table:table-cell table:style-name="ce26" office:value-type="string">
            <text:p>t = 5</text:p>
          </table:table-cell>
          <table:table-cell table:style-name="ce26" office:value-type="string">
            <text:p>t = 6</text:p>
          </table:table-cell>
          <table:table-cell table:style-name="ce26" office:value-type="string">
            <text:p>t = 7</text:p>
          </table:table-cell>
          <table:table-cell table:style-name="ce26" office:value-type="string">
            <text:p>t = 8</text:p>
          </table:table-cell>
          <table:table-cell table:style-name="ce26" office:value-type="string">
            <text:p>t = 9</text:p>
          </table:table-cell>
          <table:table-cell table:style-name="ce35" office:value-type="string">
            <text:p>t = 10</text:p>
          </table:table-cell>
          <table:table-cell table:style-name="ce35" office:value-type="string">
            <text:p>t = 11</text:p>
          </table:table-cell>
          <table:table-cell table:style-name="ce35" office:value-type="string">
            <text:p>t = 12</text:p>
          </table:table-cell>
          <table:table-cell table:style-name="ce35" office:value-type="string">
            <text:p>t = 13</text:p>
          </table:table-cell>
          <table:table-cell table:style-name="ce35" office:value-type="string">
            <text:p>t = 14</text:p>
          </table:table-cell>
          <table:table-cell table:style-name="ce35" office:value-type="string">
            <text:p>t = 15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6"/>
          <table:table-cell table:style-name="ce34" table:formula="of:=MAX(-1*[.$J$2]*( [.Q9]-[.$P$3]);0)" office:value-type="float" office:value="0">
            <text:p>0.0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25" table:formula="of:=EXP(-[.$B$6] * [.$B$3]/[.$P$5]) * ([.$B$10] *[.Q128] + [.$B$11] *[.Q129])" office:value-type="float" office:value="0">
            <text:p>0.0</text:p>
          </table:table-cell>
          <table:table-cell table:style-name="ce34" table:formula="of:=MAX(-1*[.$J$2]*( [.Q10]-[.$P$3]);0)" office:value-type="float" office:value="0">
            <text:p>0.0</text:p>
          </table:table-cell>
          <table:table-cell table:number-columns-repeated="1007"/>
        </table:table-row>
        <table:table-row table:style-name="ro3">
          <table:table-cell table:number-columns-repeated="14"/>
          <table:table-cell table:style-name="ce25" table:formula="of:=EXP(-[.$B$6] * [.$B$3]/[.$P$5]) * ([.$B$10] *[.P129] + [.$B$11] *[.P130])" office:value-type="float" office:value="0">
            <text:p>0.0</text:p>
          </table:table-cell>
          <table:table-cell table:style-name="ce25" table:formula="of:=EXP(-[.$B$6] * [.$B$3]/[.$P$5]) * ([.$B$10] *[.Q129] + [.$B$11] *[.Q130])" office:value-type="float" office:value="0">
            <text:p>0.0</text:p>
          </table:table-cell>
          <table:table-cell table:style-name="ce34" table:formula="of:=MAX(-1*[.$J$2]*( [.Q11]-[.$P$3]);0)" office:value-type="float" office:value="0">
            <text:p>0.0</text:p>
          </table:table-cell>
          <table:table-cell table:number-columns-repeated="1007"/>
        </table:table-row>
        <table:table-row table:style-name="ro3">
          <table:table-cell table:number-columns-repeated="13"/>
          <table:table-cell table:style-name="ce25" table:formula="of:=EXP(-[.$B$6] * [.$B$3]/[.$P$5]) * ([.$B$10] *[.O130] + [.$B$11] *[.O131])" office:value-type="float" office:value="0">
            <text:p>0.0</text:p>
          </table:table-cell>
          <table:table-cell table:style-name="ce25" table:formula="of:=EXP(-[.$B$6] * [.$B$3]/[.$P$5]) * ([.$B$10] *[.P130] + [.$B$11] *[.P131])" office:value-type="float" office:value="0">
            <text:p>0.0</text:p>
          </table:table-cell>
          <table:table-cell table:style-name="ce25" table:formula="of:=EXP(-[.$B$6] * [.$B$3]/[.$P$5]) * ([.$B$10] *[.Q130] + [.$B$11] *[.Q131])" office:value-type="float" office:value="0">
            <text:p>0.0</text:p>
          </table:table-cell>
          <table:table-cell table:style-name="ce34" table:formula="of:=MAX(-1*[.$J$2]*( [.Q12]-[.$P$3]);0)" office:value-type="float" office:value="0">
            <text:p>0.0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ce25" table:formula="of:=EXP(-[.$B$6] * [.$B$3]/[.$P$5]) * ([.$B$10] *[.N131] + [.$B$11] *[.N132])" office:value-type="float" office:value="0">
            <text:p>0.0</text:p>
          </table:table-cell>
          <table:table-cell table:style-name="ce25" table:formula="of:=EXP(-[.$B$6] * [.$B$3]/[.$P$5]) * ([.$B$10] *[.O131] + [.$B$11] *[.O132])" office:value-type="float" office:value="0">
            <text:p>0.0</text:p>
          </table:table-cell>
          <table:table-cell table:style-name="ce25" table:formula="of:=EXP(-[.$B$6] * [.$B$3]/[.$P$5]) * ([.$B$10] *[.P131] + [.$B$11] *[.P132])" office:value-type="float" office:value="0">
            <text:p>0.0</text:p>
          </table:table-cell>
          <table:table-cell table:style-name="ce25" table:formula="of:=EXP(-[.$B$6] * [.$B$3]/[.$P$5]) * ([.$B$10] *[.Q131] + [.$B$11] *[.Q132])" office:value-type="float" office:value="0">
            <text:p>0.0</text:p>
          </table:table-cell>
          <table:table-cell table:style-name="ce34" table:formula="of:=MAX(-1*[.$J$2]*( [.Q13]-[.$P$3]);0)" office:value-type="float" office:value="0">
            <text:p>0.0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25" table:formula="of:=EXP(-[.$B$6] * [.$B$3]/[.$P$5]) * ([.$B$10] *[.M132] + [.$B$11] *[.M133])" office:value-type="float" office:value="0">
            <text:p>0.0</text:p>
          </table:table-cell>
          <table:table-cell table:style-name="ce25" table:formula="of:=EXP(-[.$B$6] * [.$B$3]/[.$P$5]) * ([.$B$10] *[.N132] + [.$B$11] *[.N133])" office:value-type="float" office:value="0">
            <text:p>0.0</text:p>
          </table:table-cell>
          <table:table-cell table:style-name="ce25" table:formula="of:=EXP(-[.$B$6] * [.$B$3]/[.$P$5]) * ([.$B$10] *[.O132] + [.$B$11] *[.O133])" office:value-type="float" office:value="0">
            <text:p>0.0</text:p>
          </table:table-cell>
          <table:table-cell table:style-name="ce25" table:formula="of:=EXP(-[.$B$6] * [.$B$3]/[.$P$5]) * ([.$B$10] *[.P132] + [.$B$11] *[.P133])" office:value-type="float" office:value="0">
            <text:p>0.0</text:p>
          </table:table-cell>
          <table:table-cell table:style-name="ce25" table:formula="of:=EXP(-[.$B$6] * [.$B$3]/[.$P$5]) * ([.$B$10] *[.Q132] + [.$B$11] *[.Q133])" office:value-type="float" office:value="0">
            <text:p>0.0</text:p>
          </table:table-cell>
          <table:table-cell table:style-name="ce34" table:formula="of:=MAX(-1*[.$J$2]*( [.Q14]-[.$P$3]);0)" office:value-type="float" office:value="0">
            <text:p>0.0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25" table:formula="of:=EXP(-[.$B$6] * [.$B$3]/[.$P$5]) * ([.$B$10] *[.M133] + [.$B$11] *[.M134])" office:value-type="float" office:value="0">
            <text:p>0.0</text:p>
          </table:table-cell>
          <table:table-cell table:style-name="ce25" table:formula="of:=EXP(-[.$B$6] * [.$B$3]/[.$P$5]) * ([.$B$10] *[.N133] + [.$B$11] *[.N134])" office:value-type="float" office:value="0">
            <text:p>0.0</text:p>
          </table:table-cell>
          <table:table-cell table:style-name="ce25" table:formula="of:=EXP(-[.$B$6] * [.$B$3]/[.$P$5]) * ([.$B$10] *[.O133] + [.$B$11] *[.O134])" office:value-type="float" office:value="0">
            <text:p>0.0</text:p>
          </table:table-cell>
          <table:table-cell table:style-name="ce25" table:formula="of:=EXP(-[.$B$6] * [.$B$3]/[.$P$5]) * ([.$B$10] *[.P133] + [.$B$11] *[.P134])" office:value-type="float" office:value="0">
            <text:p>0.0</text:p>
          </table:table-cell>
          <table:table-cell table:style-name="ce25" table:formula="of:=EXP(-[.$B$6] * [.$B$3]/[.$P$5]) * ([.$B$10] *[.Q133] + [.$B$11] *[.Q134])" office:value-type="float" office:value="0">
            <text:p>0.0</text:p>
          </table:table-cell>
          <table:table-cell table:style-name="ce34" table:formula="of:=MAX(-1*[.$J$2]*( [.Q15]-[.$P$3]);0)" office:value-type="float" office:value="0">
            <text:p>0.0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25" table:formula="of:=EXP(-[.$B$6] * [.$B$3]/[.$P$5]) * ([.$B$10] *[.M134] + [.$B$11] *[.M135])" office:value-type="float" office:value="0">
            <text:p>0.0</text:p>
          </table:table-cell>
          <table:table-cell table:style-name="ce25" table:formula="of:=EXP(-[.$B$6] * [.$B$3]/[.$P$5]) * ([.$B$10] *[.N134] + [.$B$11] *[.N135])" office:value-type="float" office:value="0">
            <text:p>0.0</text:p>
          </table:table-cell>
          <table:table-cell table:style-name="ce25" table:formula="of:=EXP(-[.$B$6] * [.$B$3]/[.$P$5]) * ([.$B$10] *[.O134] + [.$B$11] *[.O135])" office:value-type="float" office:value="0">
            <text:p>0.0</text:p>
          </table:table-cell>
          <table:table-cell table:style-name="ce25" table:formula="of:=EXP(-[.$B$6] * [.$B$3]/[.$P$5]) * ([.$B$10] *[.P134] + [.$B$11] *[.P135])" office:value-type="float" office:value="0">
            <text:p>0.0</text:p>
          </table:table-cell>
          <table:table-cell table:style-name="ce25" table:formula="of:=EXP(-[.$B$6] * [.$B$3]/[.$P$5]) * ([.$B$10] *[.Q134] + [.$B$11] *[.Q135])" office:value-type="float" office:value="0">
            <text:p>0.0</text:p>
          </table:table-cell>
          <table:table-cell table:style-name="ce34" table:formula="of:=MAX(-1*[.$J$2]*( [.Q16]-[.$P$3]);0)" office:value-type="float" office:value="0">
            <text:p>0.0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25" table:formula="of:=EXP(-[.$B$6] * [.$B$3]/[.$P$5]) * ([.$B$10] *[.M135] + [.$B$11] *[.M136])" office:value-type="float" office:value="0.127291557127769">
            <text:p>0.1</text:p>
          </table:table-cell>
          <table:table-cell table:style-name="ce25" table:formula="of:=EXP(-[.$B$6] * [.$B$3]/[.$P$5]) * ([.$B$10] *[.N135] + [.$B$11] *[.N136])" office:value-type="float" office:value="0.251056932716353">
            <text:p>0.3</text:p>
          </table:table-cell>
          <table:table-cell table:style-name="ce25" table:formula="of:=EXP(-[.$B$6] * [.$B$3]/[.$P$5]) * ([.$B$10] *[.O135] + [.$B$11] *[.O136])" office:value-type="float" office:value="0.495159183273069">
            <text:p>0.5</text:p>
          </table:table-cell>
          <table:table-cell table:style-name="ce25" table:formula="of:=EXP(-[.$B$6] * [.$B$3]/[.$P$5]) * ([.$B$10] *[.P135] + [.$B$11] *[.P136])" office:value-type="float" office:value="0.976601658145255">
            <text:p>1.0</text:p>
          </table:table-cell>
          <table:table-cell table:style-name="ce25" table:formula="of:=EXP(-[.$B$6] * [.$B$3]/[.$P$5]) * ([.$B$10] *[.Q135] + [.$B$11] *[.Q136])" office:value-type="float" office:value="1.92614987444571">
            <text:p>1.9</text:p>
          </table:table-cell>
          <table:table-cell table:style-name="ce34" table:formula="of:=MAX(-1*[.$J$2]*( [.Q17]-[.$P$3]);0)" office:value-type="float" office:value="3.79894228919629">
            <text:p>3.8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25" table:formula="of:=EXP(-[.$B$6] * [.$B$3]/[.$P$5]) * ([.$B$10] *[.M136] + [.$B$11] *[.M137])" office:value-type="float" office:value="0.985123400411017">
            <text:p>1.0</text:p>
          </table:table-cell>
          <table:table-cell table:style-name="ce25" table:formula="of:=EXP(-[.$B$6] * [.$B$3]/[.$P$5]) * ([.$B$10] *[.N136] + [.$B$11] *[.N137])" office:value-type="float" office:value="1.69934995409465">
            <text:p>1.7</text:p>
          </table:table-cell>
          <table:table-cell table:style-name="ce25" table:formula="of:=EXP(-[.$B$6] * [.$B$3]/[.$P$5]) * ([.$B$10] *[.O136] + [.$B$11] *[.O137])" office:value-type="float" office:value="2.8711588109163">
            <text:p>2.9</text:p>
          </table:table-cell>
          <table:table-cell table:style-name="ce25" table:formula="of:=EXP(-[.$B$6] * [.$B$3]/[.$P$5]) * ([.$B$10] *[.P136] + [.$B$11] *[.P137])" office:value-type="float" office:value="4.71515886048333">
            <text:p>4.7</text:p>
          </table:table-cell>
          <table:table-cell table:style-name="ce25" table:formula="of:=EXP(-[.$B$6] * [.$B$3]/[.$P$5]) * ([.$B$10] *[.Q136] + [.$B$11] *[.Q137])" office:value-type="float" office:value="7.4307048405147">
            <text:p>7.4</text:p>
          </table:table-cell>
          <table:table-cell table:style-name="ce34" table:formula="of:=MAX(-1*[.$J$2]*( [.Q18]-[.$P$3]);0)" office:value-type="float" office:value="10.9693506113615">
            <text:p>11.0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25" table:formula="of:=EXP(-[.$B$6] * [.$B$3]/[.$P$5]) * ([.$B$10] *[.M137] + [.$B$11] *[.M138])" office:value-type="float" office:value="3.57162129004155">
            <text:p>3.6</text:p>
          </table:table-cell>
          <table:table-cell table:style-name="ce25" table:formula="of:=EXP(-[.$B$6] * [.$B$3]/[.$P$5]) * ([.$B$10] *[.N137] + [.$B$11] *[.N138])" office:value-type="float" office:value="5.39537763867014">
            <text:p>5.4</text:p>
          </table:table-cell>
          <table:table-cell table:style-name="ce25" table:formula="of:=EXP(-[.$B$6] * [.$B$3]/[.$P$5]) * ([.$B$10] *[.O137] + [.$B$11] *[.O138])" office:value-type="float" office:value="7.85533148307771">
            <text:p>7.9</text:p>
          </table:table-cell>
          <table:table-cell table:style-name="ce25" table:formula="of:=EXP(-[.$B$6] * [.$B$3]/[.$P$5]) * ([.$B$10] *[.P137] + [.$B$11] *[.P138])" office:value-type="float" office:value="10.9178113087307">
            <text:p>10.9</text:p>
          </table:table-cell>
          <table:table-cell table:style-name="ce25" table:formula="of:=EXP(-[.$B$6] * [.$B$3]/[.$P$5]) * ([.$B$10] *[.Q137] + [.$B$11] *[.Q138])" office:value-type="float" office:value="14.3229675425578">
            <text:p>14.3</text:p>
          </table:table-cell>
          <table:table-cell table:style-name="ce34" table:formula="of:=MAX(-1*[.$J$2]*( [.Q19]-[.$P$3]);0)" office:value-type="float" office:value="17.6053078918226">
            <text:p>17.6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25" table:formula="of:=EXP(-[.$B$6] * [.$B$3]/[.$P$5]) * ([.$B$10] *[.M138] + [.$B$11] *[.M139])" office:value-type="float" office:value="8.28122813684951">
            <text:p>8.3</text:p>
          </table:table-cell>
          <table:table-cell table:style-name="ce25" table:formula="of:=EXP(-[.$B$6] * [.$B$3]/[.$P$5]) * ([.$B$10] *[.N138] + [.$B$11] *[.N139])" office:value-type="float" office:value="11.097771895151">
            <text:p>11.1</text:p>
          </table:table-cell>
          <table:table-cell table:style-name="ce25" table:formula="of:=EXP(-[.$B$6] * [.$B$3]/[.$P$5]) * ([.$B$10] *[.O138] + [.$B$11] *[.O139])" office:value-type="float" office:value="14.2658767892374">
            <text:p>14.3</text:p>
          </table:table-cell>
          <table:table-cell table:style-name="ce25" table:formula="of:=EXP(-[.$B$6] * [.$B$3]/[.$P$5]) * ([.$B$10] *[.P138] + [.$B$11] *[.P139])" office:value-type="float" office:value="17.5427178718802">
            <text:p>17.5</text:p>
          </table:table-cell>
          <table:table-cell table:style-name="ce25" table:formula="of:=EXP(-[.$B$6] * [.$B$3]/[.$P$5]) * ([.$B$10] *[.Q138] + [.$B$11] *[.Q139])" office:value-type="float" office:value="20.7015109673571">
            <text:p>20.7</text:p>
          </table:table-cell>
          <table:table-cell table:style-name="ce34" table:formula="of:=MAX(-1*[.$J$2]*( [.Q20]-[.$P$3]);0)" office:value-type="float" office:value="23.7466497861162">
            <text:p>23.7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25" table:formula="of:=EXP(-[.$B$6] * [.$B$3]/[.$P$5]) * ([.$B$10] *[.M139] + [.$B$11] *[.M140])" office:value-type="float" office:value="14.3227654009826">
            <text:p>14.3</text:p>
          </table:table-cell>
          <table:table-cell table:style-name="ce25" table:formula="of:=EXP(-[.$B$6] * [.$B$3]/[.$P$5]) * ([.$B$10] *[.N139] + [.$B$11] *[.N140])" office:value-type="float" office:value="17.4802985598118">
            <text:p>17.5</text:p>
          </table:table-cell>
          <table:table-cell table:style-name="ce25" table:formula="of:=EXP(-[.$B$6] * [.$B$3]/[.$P$5]) * ([.$B$10] *[.O139] + [.$B$11] *[.O140])" office:value-type="float" office:value="20.6337981624972">
            <text:p>20.6</text:p>
          </table:table-cell>
          <table:table-cell table:style-name="ce25" table:formula="of:=EXP(-[.$B$6] * [.$B$3]/[.$P$5]) * ([.$B$10] *[.P139] + [.$B$11] *[.P140])" office:value-type="float" office:value="23.6738327212548">
            <text:p>23.7</text:p>
          </table:table-cell>
          <table:table-cell table:style-name="ce25" table:formula="of:=EXP(-[.$B$6] * [.$B$3]/[.$P$5]) * ([.$B$10] *[.Q139] + [.$B$11] *[.Q140])" office:value-type="float" office:value="26.6046255149192">
            <text:p>26.6</text:p>
          </table:table-cell>
          <table:table-cell table:style-name="ce34" table:formula="of:=MAX(-1*[.$J$2]*( [.Q21]-[.$P$3]);0)" office:value-type="float" office:value="29.430242773319">
            <text:p>29.4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25" table:formula="of:=EXP(-[.$B$6] * [.$B$3]/[.$P$5]) * ([.$B$10] *[.M140] + [.$B$11] *[.M141])" office:value-type="float" office:value="20.5662645299304">
            <text:p>20.6</text:p>
          </table:table-cell>
          <table:table-cell table:style-name="ce25" table:formula="of:=EXP(-[.$B$6] * [.$B$3]/[.$P$5]) * ([.$B$10] *[.N140] + [.$B$11] *[.N141])" office:value-type="float" office:value="23.6012033951459">
            <text:p>23.6</text:p>
          </table:table-cell>
          <table:table-cell table:style-name="ce25" table:formula="of:=EXP(-[.$B$6] * [.$B$3]/[.$P$5]) * ([.$B$10] *[.O140] + [.$B$11] *[.O141])" office:value-type="float" office:value="26.5270823800306">
            <text:p>26.5</text:p>
          </table:table-cell>
          <table:table-cell table:style-name="ce25" table:formula="of:=EXP(-[.$B$6] * [.$B$3]/[.$P$5]) * ([.$B$10] *[.P140] + [.$B$11] *[.P141])" office:value-type="float" office:value="29.3479609429743">
            <text:p>29.3</text:p>
          </table:table-cell>
          <table:table-cell table:style-name="ce25" table:formula="of:=EXP(-[.$B$6] * [.$B$3]/[.$P$5]) * ([.$B$10] *[.Q140] + [.$B$11] *[.Q141])" office:value-type="float" office:value="32.0677475854155">
            <text:p>32.1</text:p>
          </table:table-cell>
          <table:table-cell table:style-name="ce34" table:formula="of:=MAX(-1*[.$J$2]*( [.Q22]-[.$P$3]);0)" office:value-type="float" office:value="34.6902054655436">
            <text:p>34.7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25" table:formula="of:=EXP(-[.$B$6] * [.$B$3]/[.$P$5]) * ([.$B$10] *[.M141] + [.$B$11] *[.M142])" office:value-type="float" office:value="26.4497347876728">
            <text:p>26.4</text:p>
          </table:table-cell>
          <table:table-cell table:style-name="ce25" table:formula="of:=EXP(-[.$B$6] * [.$B$3]/[.$P$5]) * ([.$B$10] *[.N141] + [.$B$11] *[.N142])" office:value-type="float" office:value="29.2658826128532">
            <text:p>29.3</text:p>
          </table:table-cell>
          <table:table-cell table:style-name="ce25" table:formula="of:=EXP(-[.$B$6] * [.$B$3]/[.$P$5]) * ([.$B$10] *[.O141] + [.$B$11] *[.O142])" office:value-type="float" office:value="31.981106830532">
            <text:p>32.0</text:p>
          </table:table-cell>
          <table:table-cell table:style-name="ce25" table:formula="of:=EXP(-[.$B$6] * [.$B$3]/[.$P$5]) * ([.$B$10] *[.P141] + [.$B$11] *[.P142])" office:value-type="float" office:value="34.5991643321587">
            <text:p>34.6</text:p>
          </table:table-cell>
          <table:table-cell table:style-name="ce25" table:formula="of:=EXP(-[.$B$6] * [.$B$3]/[.$P$5]) * ([.$B$10] *[.Q141] + [.$B$11] *[.Q142])" office:value-type="float" office:value="37.1236723039133">
            <text:p>37.1</text:p>
          </table:table-cell>
          <table:table-cell table:style-name="ce34" table:formula="of:=MAX(-1*[.$J$2]*( [.Q23]-[.$P$3]);0)" office:value-type="float" office:value="39.5581134219877">
            <text:p>39.6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25" table:formula="of:=EXP(-[.$B$6] * [.$B$3]/[.$P$5]) * ([.$B$10] *[.M142] + [.$B$11] *[.M143])" office:value-type="float" office:value="31.8946767682508">
            <text:p>31.9</text:p>
          </table:table-cell>
          <table:table-cell table:style-name="ce25" table:formula="of:=EXP(-[.$B$6] * [.$B$3]/[.$P$5]) * ([.$B$10] *[.N142] + [.$B$11] *[.N143])" office:value-type="float" office:value="34.5083412856768">
            <text:p>34.5</text:p>
          </table:table-cell>
          <table:table-cell table:style-name="ce25" table:formula="of:=EXP(-[.$B$6] * [.$B$3]/[.$P$5]) * ([.$B$10] *[.O142] + [.$B$11] *[.O143])" office:value-type="float" office:value="37.0286120260504">
            <text:p>37.0</text:p>
          </table:table-cell>
          <table:table-cell table:style-name="ce25" table:formula="of:=EXP(-[.$B$6] * [.$B$3]/[.$P$5]) * ([.$B$10] *[.P142] + [.$B$11] *[.P143])" office:value-type="float" office:value="39.4589658659042">
            <text:p>39.5</text:p>
          </table:table-cell>
          <table:table-cell table:style-name="ce25" table:formula="of:=EXP(-[.$B$6] * [.$B$3]/[.$P$5]) * ([.$B$10] *[.Q142] + [.$B$11] *[.Q143])" office:value-type="float" office:value="41.8027503895317">
            <text:p>41.8</text:p>
          </table:table-cell>
          <table:table-cell table:style-name="ce34" table:formula="of:=MAX(-1*[.$J$2]*( [.Q24]-[.$P$3]);0)" office:value-type="float" office:value="44.0631886970351">
            <text:p>44.1</text:p>
          </table:table-cell>
          <table:table-cell table:number-columns-repeated="1007"/>
        </table:table-row>
        <table:table-row table:style-name="ro3" table:number-rows-repeated="1048430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FuturesLattice" table:base-cell-address="$EuropeanCall_EG.$A$1" table:cell-range-address="$OptionsOnFuturesEG.$A$38:.$N$51"/>
          <table:named-range table:name="FuturesOptionLattice" table:base-cell-address="$EuropeanCall_EG.$A$1" table:cell-range-address="$OptionsOnFuturesEG.$A$70:.$N$83"/>
          <table:named-expression table:name="OptionLattice" table:base-cell-address="$EuropeanCall_EG.$A$1" table:expression="optionsonfutureseg!#REF!"/>
          <table:named-expression table:name="StockLattice" table:base-cell-address="$EuropeanCall_EG.$A$1" table:expression="optionsonfutureseg!#REF!"/>
          <table:named-range table:name="StockLattice_2" table:base-cell-address="$EuropeanCall_EG.$A$1" table:cell-range-address="$OptionsOnFuturesEG.$A$13:.$N$26"/>
        </table:named-expressions>
      </table:table>
      <table:table table:name="15PeriodBinomialModel" table:style-name="ta4">
        <table:table-column table:style-name="co2" table:number-columns-repeated="5" table:default-cell-style-name="ce56"/>
        <table:table-column table:style-name="co4" table:default-cell-style-name="ce56"/>
        <table:table-column table:style-name="co5" table:default-cell-style-name="ce56"/>
        <table:table-column table:style-name="co2" table:number-columns-repeated="255" table:default-cell-style-name="ce56"/>
        <table:table-column table:style-name="co5" table:default-cell-style-name="ce56"/>
        <table:table-column table:style-name="co2" table:number-columns-repeated="255" table:default-cell-style-name="ce56"/>
        <table:table-column table:style-name="co5" table:default-cell-style-name="ce56"/>
        <table:table-column table:style-name="co2" table:number-columns-repeated="255" table:default-cell-style-name="ce56"/>
        <table:table-column table:style-name="co5" table:default-cell-style-name="ce56"/>
        <table:table-column table:style-name="co2" table:number-columns-repeated="249" table:default-cell-style-name="ce56"/>
        <table:table-row table:style-name="ro1">
          <table:table-cell table:style-name="ce55" office:value-type="string" table:number-columns-spanned="2" table:number-rows-spanned="1">
            <text:p>Lattice Parameters</text:p>
          </table:table-cell>
          <table:covered-table-cell table:style-name="ce59"/>
          <table:table-cell table:number-columns-repeated="3"/>
          <table:table-cell table:style-name="ce55" office:value-type="string" table:number-columns-spanned="2" table:number-rows-spanned="1">
            <text:p>Option Parameters</text:p>
          </table:table-cell>
          <table:covered-table-cell table:style-name="ce59"/>
          <table:table-cell table:number-columns-repeated="1017"/>
        </table:table-row>
        <table:table-row table:style-name="ro3">
          <table:table-cell table:style-name="ce2" office:value-type="string">
            <text:p>Initial Price</text:p>
          </table:table-cell>
          <table:table-cell table:style-name="ce11" office:value-type="float" office:value="100">
            <text:p>100</text:p>
          </table:table-cell>
          <table:table-cell table:number-columns-repeated="3"/>
          <table:table-cell table:style-name="ce64" office:value-type="string">
            <office:annotation draw:style-name="gr1" draw:text-style-name="P1" svg:width="1.5134in" svg:height="0.3469in" svg:x="4.8146in" svg:y="0in" draw:caption-point-x="-0.1437in" draw:caption-point-y="0.1913in">
              <dc:date>2013-02-22T00:00:00</dc:date>
              <text:p text:style-name="P1"><text:span text:style-name="T1">1 for a call, -1 for a put</text:span></text:p>
              <text:p text:style-name="P1"><text:span text:style-name="T1"/></text:p>
            </office:annotation>
            <text:p>Call / Put</text:p>
          </table:table-cell>
          <table:table-cell table:style-name="ce66" table:content-validation-name="val2" office:value-type="float" office:value="-1">
            <text:p>-1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T (years)</text:p>
          </table:table-cell>
          <table:table-cell table:style-name="ce12" office:value-type="float" office:value="0.25">
            <text:p>0.25</text:p>
          </table:table-cell>
          <table:table-cell table:number-columns-repeated="3"/>
          <table:table-cell table:style-name="ce65" office:value-type="string">
            <text:p>Strike</text:p>
          </table:table-cell>
          <table:table-cell table:style-name="ce67" office:value-type="float" office:value="110">
            <text:p>11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volatility</text:p>
          </table:table-cell>
          <table:table-cell table:style-name="ce13" office:value-type="percentage" office:value="0.3">
            <text:p>30.0%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# Periods</text:p>
          </table:table-cell>
          <table:table-cell table:style-name="ce14" office:value-type="float" office:value="15">
            <text:p>15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r</text:p>
          </table:table-cell>
          <table:table-cell table:style-name="ce46" office:value-type="percentage" office:value="0.02">
            <text:p>2.00%</text:p>
          </table:table-cell>
          <table:table-cell table:style-name="Default" table:number-columns-repeated="2"/>
          <table:table-cell table:number-columns-repeated="1020"/>
        </table:table-row>
        <table:table-row table:style-name="ro4">
          <table:table-cell table:style-name="ce45" office:value-type="string">
            <text:p>Div-Yield</text:p>
          </table:table-cell>
          <table:table-cell table:style-name="ce47" office:value-type="percentage" office:value="0.01">
            <text:p>1.00%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u</text:p>
          </table:table-cell>
          <table:table-cell table:style-name="ce15" table:formula="of:=EXP([.B4]*SQRT([.B3]/[.B5]))" office:value-type="float" office:value="1.03948961040134">
            <text:p>1.03949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d</text:p>
          </table:table-cell>
          <table:table-cell table:style-name="ce16" table:formula="of:=1/[.B8]" office:value-type="float" office:value="0.962010577108038">
            <text:p>0.96201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q</text:p>
          </table:table-cell>
          <table:table-cell table:style-name="ce17" table:formula="of:=(EXP(([.B6] - [.B7]) * [.B3]/[.B5]) - [.B9]) / ([.B8] - [.B9])" office:value-type="percentage" office:value="0.492470050624511">
            <text:p>49.25%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1-q</text:p>
          </table:table-cell>
          <table:table-cell table:style-name="ce18" table:formula="of:=1 - [.B10]" office:value-type="percentage" office:value="0.507529949375489">
            <text:p>50.75%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7" office:value-type="string">
            <text:p>Share</text:p>
          </table:table-cell>
          <table:table-cell table:number-columns-repeated="1023"/>
        </table:table-row>
        <table:table-row table:style-name="ro1">
          <table:table-cell table:style-name="Default" office:value-type="float" office:value="15">
            <text:p>15</text:p>
          </table:table-cell>
          <table:table-cell table:style-name="Default"/>
          <table:table-cell table:number-columns-repeated="10"/>
          <table:table-cell table:style-name="ce7" table:number-columns-repeated="4"/>
          <table:table-cell table:style-name="ce34" table:formula="of:=IF([.$A15]&lt;[.Q$31];[.$B$9]*OFFSET([.Q15];0;-1);IF([.$A15]=[.Q$31];[.$B$8]*OFFSET([.Q15];1;-1);&quot;&quot;))" office:value-type="float" office:value="178.773150758237">
            <text:p>178.8</text:p>
          </table:table-cell>
          <table:table-cell table:number-columns-repeated="1007"/>
        </table:table-row>
        <table:table-row table:style-name="ro3">
          <table:table-cell table:style-name="Default" office:value-type="float" office:value="14">
            <text:p>14</text:p>
          </table:table-cell>
          <table:table-cell table:number-columns-repeated="11"/>
          <table:table-cell table:style-name="ce7" table:number-columns-repeated="3"/>
          <table:table-cell table:style-name="ce34" table:formula="of:=IF([.$A16]&lt;[.P$31];[.$B$9]*OFFSET([.P16];0;-1);IF([.$A16]=[.P$31];[.$B$8]*OFFSET([.P16];1;-1);&quot;&quot;))" office:value-type="float" office:value="171.981661932354">
            <text:p>172.0</text:p>
          </table:table-cell>
          <table:table-cell table:style-name="ce34" table:formula="of:=IF([.$A16]&lt;[.Q$31];[.$B$9]*OFFSET([.Q16];0;-1);IF([.$A16]=[.Q$31];[.$B$8]*OFFSET([.Q16];1;-1);&quot;&quot;))" office:value-type="float" office:value="165.448177847543">
            <text:p>165.4</text:p>
          </table:table-cell>
          <table:table-cell table:number-columns-repeated="1007"/>
        </table:table-row>
        <table:table-row table:style-name="ro3">
          <table:table-cell table:style-name="Default" office:value-type="float" office:value="13">
            <text:p>13</text:p>
          </table:table-cell>
          <table:table-cell table:number-columns-repeated="11"/>
          <table:table-cell table:style-name="ce7" table:number-columns-repeated="2"/>
          <table:table-cell table:style-name="ce34" table:formula="of:=IF([.$A17]&lt;[.O$31];[.$B$9]*OFFSET([.O17];0;-1);IF([.$A17]=[.O$31];[.$B$8]*OFFSET([.O17];1;-1);&quot;&quot;))" office:value-type="float" office:value="165.448177847543">
            <text:p>165.4</text:p>
          </table:table-cell>
          <table:table-cell table:style-name="ce34" table:formula="of:=IF([.$A17]&lt;[.P$31];[.$B$9]*OFFSET([.P17];0;-1);IF([.$A17]=[.P$31];[.$B$8]*OFFSET([.P17];1;-1);&quot;&quot;))" office:value-type="float" office:value="159.162897052588">
            <text:p>159.2</text:p>
          </table:table-cell>
          <table:table-cell table:style-name="ce34" table:formula="of:=[.$B$2] * ([.$B$8] ^ (13)) * ([.$B$9] ^ (2))" office:value-type="float" office:value="153.116390447747">
            <text:p>153.1</text:p>
          </table:table-cell>
          <table:table-cell table:number-columns-repeated="1007"/>
        </table:table-row>
        <table:table-row table:style-name="ro3">
          <table:table-cell table:style-name="Default" office:value-type="float" office:value="12">
            <text:p>12</text:p>
          </table:table-cell>
          <table:table-cell table:number-columns-repeated="11"/>
          <table:table-cell table:style-name="ce7"/>
          <table:table-cell table:style-name="ce34" table:formula="of:=IF([.$A18]&lt;[.N$31];[.$B$9]*OFFSET([.N18];0;-1);IF([.$A18]=[.N$31];[.$B$8]*OFFSET([.N18];1;-1);&quot;&quot;))" office:value-type="float" office:value="159.162897052588">
            <text:p>159.2</text:p>
          </table:table-cell>
          <table:table-cell table:style-name="ce34" table:formula="of:=IF([.$A18]&lt;[.O$31];[.$B$9]*OFFSET([.O18];0;-1);IF([.$A18]=[.O$31];[.$B$8]*OFFSET([.O18];1;-1);&quot;&quot;))" office:value-type="float" office:value="153.116390447747">
            <text:p>153.1</text:p>
          </table:table-cell>
          <table:table-cell table:style-name="ce34" table:formula="of:=[.$B$2] * ([.$B$8] ^ (12)) * ([.$B$9] ^ (2))" office:value-type="float" office:value="147.299587139337">
            <text:p>147.3</text:p>
          </table:table-cell>
          <table:table-cell table:style-name="ce34" table:formula="of:=[.$B$2] * ([.$B$8] ^ (12)) * ([.$B$9] ^ (3))" office:value-type="float" office:value="141.703760831689">
            <text:p>141.7</text:p>
          </table:table-cell>
          <table:table-cell table:number-columns-repeated="1007"/>
        </table:table-row>
        <table:table-row table:style-name="ro3">
          <table:table-cell table:style-name="Default" office:value-type="float" office:value="11">
            <text:p>11</text:p>
          </table:table-cell>
          <table:table-cell table:style-name="Default" table:number-columns-repeated="11"/>
          <table:table-cell table:style-name="ce34" table:formula="of:=IF([.$A19]&lt;[.M$31];[.$B$9]*OFFSET([.M19];0;-1);IF([.$A19]=[.M$31];[.$B$8]*OFFSET([.M19];1;-1);&quot;&quot;))" office:value-type="float" office:value="153.116390447747">
            <text:p>153.1</text:p>
          </table:table-cell>
          <table:table-cell table:style-name="ce34" table:formula="of:=IF([.$A19]&lt;[.N$31];[.$B$9]*OFFSET([.N19];0;-1);IF([.$A19]=[.N$31];[.$B$8]*OFFSET([.N19];1;-1);&quot;&quot;))" office:value-type="float" office:value="147.299587139337">
            <text:p>147.3</text:p>
          </table:table-cell>
          <table:table-cell table:style-name="ce34" table:formula="of:=IF([.$A19]&lt;[.O$31];[.$B$9]*OFFSET([.O19];0;-1);IF([.$A19]=[.O$31];[.$B$8]*OFFSET([.O19];1;-1);&quot;&quot;))" office:value-type="float" office:value="141.703760831689">
            <text:p>141.7</text:p>
          </table:table-cell>
          <table:table-cell table:style-name="ce34" table:formula="of:=IF([.$A19]&lt;[.P$31];[.$B$9]*OFFSET([.P19];0;-1);IF([.$A19]=[.P$31];[.$B$8]*OFFSET([.P19];1;-1);&quot;&quot;))" office:value-type="float" office:value="136.320516736073">
            <text:p>136.3</text:p>
          </table:table-cell>
          <table:table-cell table:style-name="ce34" table:formula="of:=IF([.$A19]&lt;[.Q$31];[.$B$9]*OFFSET([.Q19];0;-1);IF([.$A19]=[.Q$31];[.$B$8]*OFFSET([.Q19];1;-1);&quot;&quot;))" office:value-type="float" office:value="131.141778976935">
            <text:p>131.1</text:p>
          </table:table-cell>
          <table:table-cell table:style-name="ce60" table:number-columns-repeated="6"/>
          <table:table-cell table:number-columns-repeated="1001"/>
        </table:table-row>
        <table:table-row table:style-name="ro3">
          <table:table-cell office:value-type="float" office:value="10">
            <text:p>10</text:p>
          </table:table-cell>
          <table:table-cell table:style-name="ce60"/>
          <table:table-cell table:style-name="ce61" table:formula="of:=IF([.$A20]&lt;[.C$31];[.$B$9]*OFFSET([.C20];0;-1);IF([.$A20]=[.C$31];[.$B$8]*OFFSET([.C20];1;-1);&quot;&quot;))">
            <text:p/>
          </table:table-cell>
          <table:table-cell table:style-name="ce61" table:formula="of:=IF([.$A20]&lt;[.D$31];[.$B$9]*OFFSET([.D20];0;-1);IF([.$A20]=[.D$31];[.$B$8]*OFFSET([.D20];1;-1);&quot;&quot;))">
            <text:p/>
          </table:table-cell>
          <table:table-cell table:style-name="ce61" table:formula="of:=IF([.$A20]&lt;[.E$31];[.$B$9]*OFFSET([.E20];0;-1);IF([.$A20]=[.E$31];[.$B$8]*OFFSET([.E20];1;-1);&quot;&quot;))">
            <text:p/>
          </table:table-cell>
          <table:table-cell table:style-name="ce61" table:formula="of:=IF([.$A20]&lt;[.F$31];[.$B$9]*OFFSET([.F20];0;-1);IF([.$A20]=[.F$31];[.$B$8]*OFFSET([.F20];1;-1);&quot;&quot;))">
            <text:p/>
          </table:table-cell>
          <table:table-cell table:style-name="ce61" table:formula="of:=IF([.$A20]&lt;[.G$31];[.$B$9]*OFFSET([.G20];0;-1);IF([.$A20]=[.G$31];[.$B$8]*OFFSET([.G20];1;-1);&quot;&quot;))">
            <text:p/>
          </table:table-cell>
          <table:table-cell table:style-name="ce61" table:formula="of:=IF([.$A20]&lt;[.H$31];[.$B$9]*OFFSET([.H20];0;-1);IF([.$A20]=[.H$31];[.$B$8]*OFFSET([.H20];1;-1);&quot;&quot;))">
            <text:p/>
          </table:table-cell>
          <table:table-cell table:style-name="ce61" table:formula="of:=IF([.$A20]&lt;[.I$31];[.$B$9]*OFFSET([.I20];0;-1);IF([.$A20]=[.I$31];[.$B$8]*OFFSET([.I20];1;-1);&quot;&quot;))">
            <text:p/>
          </table:table-cell>
          <table:table-cell table:style-name="ce61" table:formula="of:=IF([.$A20]&lt;[.J$31];[.$B$9]*OFFSET([.J20];0;-1);IF([.$A20]=[.J$31];[.$B$8]*OFFSET([.J20];1;-1);&quot;&quot;))">
            <text:p/>
          </table:table-cell>
          <table:table-cell table:style-name="ce61" table:formula="of:=IF([.$A20]&lt;[.K$31];[.$B$9]*OFFSET([.K20];0;-1);IF([.$A20]=[.K$31];[.$B$8]*OFFSET([.K20];1;-1);&quot;&quot;))">
            <text:p/>
          </table:table-cell>
          <table:table-cell table:style-name="ce61" table:formula="of:=IF([.$A20]&lt;[.L$31];[.$B$9]*OFFSET([.L20];0;-1);IF([.$A20]=[.L$31];[.$B$8]*OFFSET([.L20];1;-1);&quot;&quot;))" office:value-type="float" office:value="147.299587139337">
            <text:p>147.30</text:p>
          </table:table-cell>
          <table:table-cell table:style-name="ce34" table:formula="of:=IF([.$A20]&lt;[.M$31];[.$B$9]*OFFSET([.M20];0;-1);IF([.$A20]=[.M$31];[.$B$8]*OFFSET([.M20];1;-1);&quot;&quot;))" office:value-type="float" office:value="141.703760831689">
            <text:p>141.7</text:p>
          </table:table-cell>
          <table:table-cell table:style-name="ce34" table:formula="of:=IF([.$A20]&lt;[.N$31];[.$B$9]*OFFSET([.N20];0;-1);IF([.$A20]=[.N$31];[.$B$8]*OFFSET([.N20];1;-1);&quot;&quot;))" office:value-type="float" office:value="136.320516736073">
            <text:p>136.3</text:p>
          </table:table-cell>
          <table:table-cell table:style-name="ce34" table:formula="of:=IF([.$A20]&lt;[.O$31];[.$B$9]*OFFSET([.O20];0;-1);IF([.$A20]=[.O$31];[.$B$8]*OFFSET([.O20];1;-1);&quot;&quot;))" office:value-type="float" office:value="131.141778976935">
            <text:p>131.1</text:p>
          </table:table-cell>
          <table:table-cell table:style-name="ce34" table:formula="of:=IF([.$A20]&lt;[.P$31];[.$B$9]*OFFSET([.P20];0;-1);IF([.$A20]=[.P$31];[.$B$8]*OFFSET([.P20];1;-1);&quot;&quot;))" office:value-type="float" office:value="126.159778476576">
            <text:p>126.2</text:p>
          </table:table-cell>
          <table:table-cell table:style-name="ce34" table:formula="of:=IF([.$A20]&lt;[.Q$31];[.$B$9]*OFFSET([.Q20];0;-1);IF([.$A20]=[.Q$31];[.$B$8]*OFFSET([.Q20];1;-1);&quot;&quot;))" office:value-type="float" office:value="121.367041300073">
            <text:p>121.4</text:p>
          </table:table-cell>
          <table:table-cell table:style-name="ce60" table:number-columns-repeated="6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table:style-name="ce60"/>
          <table:table-cell table:style-name="ce61" table:formula="of:=IF([.$A21]&lt;[.C$31];[.$B$9]*OFFSET([.C21];0;-1);IF([.$A21]=[.C$31];[.$B$8]*OFFSET([.C21];1;-1);&quot;&quot;))">
            <text:p/>
          </table:table-cell>
          <table:table-cell table:style-name="ce61" table:formula="of:=IF([.$A21]&lt;[.D$31];[.$B$9]*OFFSET([.D21];0;-1);IF([.$A21]=[.D$31];[.$B$8]*OFFSET([.D21];1;-1);&quot;&quot;))">
            <text:p/>
          </table:table-cell>
          <table:table-cell table:style-name="ce61" table:formula="of:=IF([.$A21]&lt;[.E$31];[.$B$9]*OFFSET([.E21];0;-1);IF([.$A21]=[.E$31];[.$B$8]*OFFSET([.E21];1;-1);&quot;&quot;))">
            <text:p/>
          </table:table-cell>
          <table:table-cell table:style-name="ce61" table:formula="of:=IF([.$A21]&lt;[.F$31];[.$B$9]*OFFSET([.F21];0;-1);IF([.$A21]=[.F$31];[.$B$8]*OFFSET([.F21];1;-1);&quot;&quot;))">
            <text:p/>
          </table:table-cell>
          <table:table-cell table:style-name="ce61" table:formula="of:=IF([.$A21]&lt;[.G$31];[.$B$9]*OFFSET([.G21];0;-1);IF([.$A21]=[.G$31];[.$B$8]*OFFSET([.G21];1;-1);&quot;&quot;))">
            <text:p/>
          </table:table-cell>
          <table:table-cell table:style-name="ce61" table:formula="of:=IF([.$A21]&lt;[.H$31];[.$B$9]*OFFSET([.H21];0;-1);IF([.$A21]=[.H$31];[.$B$8]*OFFSET([.H21];1;-1);&quot;&quot;))">
            <text:p/>
          </table:table-cell>
          <table:table-cell table:style-name="ce61" table:formula="of:=IF([.$A21]&lt;[.I$31];[.$B$9]*OFFSET([.I21];0;-1);IF([.$A21]=[.I$31];[.$B$8]*OFFSET([.I21];1;-1);&quot;&quot;))">
            <text:p/>
          </table:table-cell>
          <table:table-cell table:style-name="ce61" table:formula="of:=IF([.$A21]&lt;[.J$31];[.$B$9]*OFFSET([.J21];0;-1);IF([.$A21]=[.J$31];[.$B$8]*OFFSET([.J21];1;-1);&quot;&quot;))">
            <text:p/>
          </table:table-cell>
          <table:table-cell table:style-name="ce61" table:formula="of:=IF([.$A21]&lt;[.K$31];[.$B$9]*OFFSET([.K21];0;-1);IF([.$A21]=[.K$31];[.$B$8]*OFFSET([.K21];1;-1);&quot;&quot;))" office:value-type="float" office:value="141.703760831689">
            <text:p>141.70</text:p>
          </table:table-cell>
          <table:table-cell table:style-name="ce61" table:formula="of:=IF([.$A21]&lt;[.L$31];[.$B$9]*OFFSET([.L21];0;-1);IF([.$A21]=[.L$31];[.$B$8]*OFFSET([.L21];1;-1);&quot;&quot;))" office:value-type="float" office:value="136.320516736073">
            <text:p>136.32</text:p>
          </table:table-cell>
          <table:table-cell table:style-name="ce34" table:formula="of:=IF([.$A21]&lt;[.M$31];[.$B$9]*OFFSET([.M21];0;-1);IF([.$A21]=[.M$31];[.$B$8]*OFFSET([.M21];1;-1);&quot;&quot;))" office:value-type="float" office:value="131.141778976935">
            <text:p>131.1</text:p>
          </table:table-cell>
          <table:table-cell table:style-name="ce34" table:formula="of:=IF([.$A21]&lt;[.N$31];[.$B$9]*OFFSET([.N21];0;-1);IF([.$A21]=[.N$31];[.$B$8]*OFFSET([.N21];1;-1);&quot;&quot;))" office:value-type="float" office:value="126.159778476576">
            <text:p>126.2</text:p>
          </table:table-cell>
          <table:table-cell table:style-name="ce34" table:formula="of:=IF([.$A21]&lt;[.O$31];[.$B$9]*OFFSET([.O21];0;-1);IF([.$A21]=[.O$31];[.$B$8]*OFFSET([.O21];1;-1);&quot;&quot;))" office:value-type="float" office:value="121.367041300073">
            <text:p>121.4</text:p>
          </table:table-cell>
          <table:table-cell table:style-name="ce34" table:formula="of:=IF([.$A21]&lt;[.P$31];[.$B$9]*OFFSET([.P21];0;-1);IF([.$A21]=[.P$31];[.$B$8]*OFFSET([.P21];1;-1);&quot;&quot;))" office:value-type="float" office:value="116.756377442979">
            <text:p>116.8</text:p>
          </table:table-cell>
          <table:table-cell table:style-name="ce34" table:formula="of:=IF([.$A21]&lt;[.Q$31];[.$B$9]*OFFSET([.Q21];0;-1);IF([.$A21]=[.Q$31];[.$B$8]*OFFSET([.Q21];1;-1);&quot;&quot;))" office:value-type="float" office:value="112.320870044964">
            <text:p>112.3</text:p>
          </table:table-cell>
          <table:table-cell table:style-name="ce60" table:number-columns-repeated="6"/>
          <table:table-cell table:number-columns-repeated="1001"/>
        </table:table-row>
        <table:table-row table:style-name="ro3">
          <table:table-cell office:value-type="float" office:value="8">
            <text:p>8</text:p>
          </table:table-cell>
          <table:table-cell table:style-name="ce60"/>
          <table:table-cell table:style-name="ce61" table:formula="of:=IF([.$A22]&lt;[.C$31];[.$B$9]*OFFSET([.C22];0;-1);IF([.$A22]=[.C$31];[.$B$8]*OFFSET([.C22];1;-1);&quot;&quot;))">
            <text:p/>
          </table:table-cell>
          <table:table-cell table:style-name="ce61" table:formula="of:=IF([.$A22]&lt;[.D$31];[.$B$9]*OFFSET([.D22];0;-1);IF([.$A22]=[.D$31];[.$B$8]*OFFSET([.D22];1;-1);&quot;&quot;))">
            <text:p/>
          </table:table-cell>
          <table:table-cell table:style-name="ce61" table:formula="of:=IF([.$A22]&lt;[.E$31];[.$B$9]*OFFSET([.E22];0;-1);IF([.$A22]=[.E$31];[.$B$8]*OFFSET([.E22];1;-1);&quot;&quot;))">
            <text:p/>
          </table:table-cell>
          <table:table-cell table:style-name="ce61" table:formula="of:=IF([.$A22]&lt;[.F$31];[.$B$9]*OFFSET([.F22];0;-1);IF([.$A22]=[.F$31];[.$B$8]*OFFSET([.F22];1;-1);&quot;&quot;))">
            <text:p/>
          </table:table-cell>
          <table:table-cell table:style-name="ce61" table:formula="of:=IF([.$A22]&lt;[.G$31];[.$B$9]*OFFSET([.G22];0;-1);IF([.$A22]=[.G$31];[.$B$8]*OFFSET([.G22];1;-1);&quot;&quot;))">
            <text:p/>
          </table:table-cell>
          <table:table-cell table:style-name="ce61" table:formula="of:=IF([.$A22]&lt;[.H$31];[.$B$9]*OFFSET([.H22];0;-1);IF([.$A22]=[.H$31];[.$B$8]*OFFSET([.H22];1;-1);&quot;&quot;))">
            <text:p/>
          </table:table-cell>
          <table:table-cell table:style-name="ce61" table:formula="of:=IF([.$A22]&lt;[.I$31];[.$B$9]*OFFSET([.I22];0;-1);IF([.$A22]=[.I$31];[.$B$8]*OFFSET([.I22];1;-1);&quot;&quot;))">
            <text:p/>
          </table:table-cell>
          <table:table-cell table:style-name="ce61" table:formula="of:=IF([.$A22]&lt;[.J$31];[.$B$9]*OFFSET([.J22];0;-1);IF([.$A22]=[.J$31];[.$B$8]*OFFSET([.J22];1;-1);&quot;&quot;))" office:value-type="float" office:value="136.320516736073">
            <text:p>136.32</text:p>
          </table:table-cell>
          <table:table-cell table:style-name="ce61" table:formula="of:=IF([.$A22]&lt;[.K$31];[.$B$9]*OFFSET([.K22];0;-1);IF([.$A22]=[.K$31];[.$B$8]*OFFSET([.K22];1;-1);&quot;&quot;))" office:value-type="float" office:value="131.141778976935">
            <text:p>131.14</text:p>
          </table:table-cell>
          <table:table-cell table:style-name="ce61" table:formula="of:=IF([.$A22]&lt;[.L$31];[.$B$9]*OFFSET([.L22];0;-1);IF([.$A22]=[.L$31];[.$B$8]*OFFSET([.L22];1;-1);&quot;&quot;))" office:value-type="float" office:value="126.159778476576">
            <text:p>126.16</text:p>
          </table:table-cell>
          <table:table-cell table:style-name="ce34" table:formula="of:=IF([.$A22]&lt;[.M$31];[.$B$9]*OFFSET([.M22];0;-1);IF([.$A22]=[.M$31];[.$B$8]*OFFSET([.M22];1;-1);&quot;&quot;))" office:value-type="float" office:value="121.367041300073">
            <text:p>121.4</text:p>
          </table:table-cell>
          <table:table-cell table:style-name="ce34" table:formula="of:=IF([.$A22]&lt;[.N$31];[.$B$9]*OFFSET([.N22];0;-1);IF([.$A22]=[.N$31];[.$B$8]*OFFSET([.N22];1;-1);&quot;&quot;))" office:value-type="float" office:value="116.756377442979">
            <text:p>116.8</text:p>
          </table:table-cell>
          <table:table-cell table:style-name="ce34" table:formula="of:=IF([.$A22]&lt;[.O$31];[.$B$9]*OFFSET([.O22];0;-1);IF([.$A22]=[.O$31];[.$B$8]*OFFSET([.O22];1;-1);&quot;&quot;))" office:value-type="float" office:value="112.320870044964">
            <text:p>112.3</text:p>
          </table:table-cell>
          <table:table-cell table:style-name="ce34" table:formula="of:=IF([.$A22]&lt;[.P$31];[.$B$9]*OFFSET([.P22];0;-1);IF([.$A22]=[.P$31];[.$B$8]*OFFSET([.P22];1;-1);&quot;&quot;))" office:value-type="float" office:value="108.053865013232">
            <text:p>108.1</text:p>
          </table:table-cell>
          <table:table-cell table:style-name="ce34" table:formula="of:=IF([.$A22]&lt;[.Q$31];[.$B$9]*OFFSET([.Q22];0;-1);IF([.$A22]=[.Q$31];[.$B$8]*OFFSET([.Q22];1;-1);&quot;&quot;))" office:value-type="float" office:value="103.948961040134">
            <text:p>103.9</text:p>
          </table:table-cell>
          <table:table-cell table:style-name="ce60" table:number-columns-repeated="6"/>
          <table:table-cell table:number-columns-repeated="1001"/>
        </table:table-row>
        <table:table-row table:style-name="ro3">
          <table:table-cell office:value-type="float" office:value="7">
            <text:p>7</text:p>
          </table:table-cell>
          <table:table-cell table:style-name="ce60"/>
          <table:table-cell table:style-name="ce61" table:formula="of:=IF([.$A23]&lt;[.C$31];[.$B$9]*OFFSET([.C23];0;-1);IF([.$A23]=[.C$31];[.$B$8]*OFFSET([.C23];1;-1);&quot;&quot;))">
            <text:p/>
          </table:table-cell>
          <table:table-cell table:style-name="ce61" table:formula="of:=IF([.$A23]&lt;[.D$31];[.$B$9]*OFFSET([.D23];0;-1);IF([.$A23]=[.D$31];[.$B$8]*OFFSET([.D23];1;-1);&quot;&quot;))">
            <text:p/>
          </table:table-cell>
          <table:table-cell table:style-name="ce61" table:formula="of:=IF([.$A23]&lt;[.E$31];[.$B$9]*OFFSET([.E23];0;-1);IF([.$A23]=[.E$31];[.$B$8]*OFFSET([.E23];1;-1);&quot;&quot;))">
            <text:p/>
          </table:table-cell>
          <table:table-cell table:style-name="ce61" table:formula="of:=IF([.$A23]&lt;[.F$31];[.$B$9]*OFFSET([.F23];0;-1);IF([.$A23]=[.F$31];[.$B$8]*OFFSET([.F23];1;-1);&quot;&quot;))">
            <text:p/>
          </table:table-cell>
          <table:table-cell table:style-name="ce61" table:formula="of:=IF([.$A23]&lt;[.G$31];[.$B$9]*OFFSET([.G23];0;-1);IF([.$A23]=[.G$31];[.$B$8]*OFFSET([.G23];1;-1);&quot;&quot;))">
            <text:p/>
          </table:table-cell>
          <table:table-cell table:style-name="ce61" table:formula="of:=IF([.$A23]&lt;[.H$31];[.$B$9]*OFFSET([.H23];0;-1);IF([.$A23]=[.H$31];[.$B$8]*OFFSET([.H23];1;-1);&quot;&quot;))">
            <text:p/>
          </table:table-cell>
          <table:table-cell table:style-name="ce61" table:formula="of:=IF([.$A23]&lt;[.I$31];[.$B$9]*OFFSET([.I23];0;-1);IF([.$A23]=[.I$31];[.$B$8]*OFFSET([.I23];1;-1);&quot;&quot;))" office:value-type="float" office:value="131.141778976935">
            <text:p>131.14</text:p>
          </table:table-cell>
          <table:table-cell table:style-name="ce61" table:formula="of:=IF([.$A23]&lt;[.J$31];[.$B$9]*OFFSET([.J23];0;-1);IF([.$A23]=[.J$31];[.$B$8]*OFFSET([.J23];1;-1);&quot;&quot;))" office:value-type="float" office:value="126.159778476576">
            <text:p>126.16</text:p>
          </table:table-cell>
          <table:table-cell table:style-name="ce61" table:formula="of:=IF([.$A23]&lt;[.K$31];[.$B$9]*OFFSET([.K23];0;-1);IF([.$A23]=[.K$31];[.$B$8]*OFFSET([.K23];1;-1);&quot;&quot;))" office:value-type="float" office:value="121.367041300073">
            <text:p>121.37</text:p>
          </table:table-cell>
          <table:table-cell table:style-name="ce61" table:formula="of:=IF([.$A23]&lt;[.L$31];[.$B$9]*OFFSET([.L23];0;-1);IF([.$A23]=[.L$31];[.$B$8]*OFFSET([.L23];1;-1);&quot;&quot;))" office:value-type="float" office:value="116.756377442979">
            <text:p>116.76</text:p>
          </table:table-cell>
          <table:table-cell table:style-name="ce34" table:formula="of:=IF([.$A23]&lt;[.M$31];[.$B$9]*OFFSET([.M23];0;-1);IF([.$A23]=[.M$31];[.$B$8]*OFFSET([.M23];1;-1);&quot;&quot;))" office:value-type="float" office:value="112.320870044964">
            <text:p>112.3</text:p>
          </table:table-cell>
          <table:table-cell table:style-name="ce34" table:formula="of:=IF([.$A23]&lt;[.N$31];[.$B$9]*OFFSET([.N23];0;-1);IF([.$A23]=[.N$31];[.$B$8]*OFFSET([.N23];1;-1);&quot;&quot;))" office:value-type="float" office:value="108.053865013232">
            <text:p>108.1</text:p>
          </table:table-cell>
          <table:table-cell table:style-name="ce34" table:formula="of:=IF([.$A23]&lt;[.O$31];[.$B$9]*OFFSET([.O23];0;-1);IF([.$A23]=[.O$31];[.$B$8]*OFFSET([.O23];1;-1);&quot;&quot;))" office:value-type="float" office:value="103.948961040134">
            <text:p>103.9</text:p>
          </table:table-cell>
          <table:table-cell table:style-name="ce34" table:formula="of:=IF([.$A23]&lt;[.P$31];[.$B$9]*OFFSET([.P23];0;-1);IF([.$A23]=[.P$31];[.$B$8]*OFFSET([.P23];1;-1);&quot;&quot;))" office:value-type="float" office:value="100">
            <text:p>100.0</text:p>
          </table:table-cell>
          <table:table-cell table:style-name="ce34" table:formula="of:=IF([.$A23]&lt;[.Q$31];[.$B$9]*OFFSET([.Q23];0;-1);IF([.$A23]=[.Q$31];[.$B$8]*OFFSET([.Q23];1;-1);&quot;&quot;))" office:value-type="float" office:value="96.2010577108037">
            <text:p>96.2</text:p>
          </table:table-cell>
          <table:table-cell table:style-name="ce60" table:number-columns-repeated="6"/>
          <table:table-cell table:number-columns-repeated="1001"/>
        </table:table-row>
        <table:table-row table:style-name="ro3">
          <table:table-cell office:value-type="float" office:value="6">
            <text:p>6</text:p>
          </table:table-cell>
          <table:table-cell table:style-name="ce60"/>
          <table:table-cell table:style-name="ce61" table:formula="of:=IF([.$A24]&lt;[.C$31];[.$B$9]*OFFSET([.C24];0;-1);IF([.$A24]=[.C$31];[.$B$8]*OFFSET([.C24];1;-1);&quot;&quot;))">
            <text:p/>
          </table:table-cell>
          <table:table-cell table:style-name="ce61" table:formula="of:=IF([.$A24]&lt;[.D$31];[.$B$9]*OFFSET([.D24];0;-1);IF([.$A24]=[.D$31];[.$B$8]*OFFSET([.D24];1;-1);&quot;&quot;))">
            <text:p/>
          </table:table-cell>
          <table:table-cell table:style-name="ce61" table:formula="of:=IF([.$A24]&lt;[.E$31];[.$B$9]*OFFSET([.E24];0;-1);IF([.$A24]=[.E$31];[.$B$8]*OFFSET([.E24];1;-1);&quot;&quot;))">
            <text:p/>
          </table:table-cell>
          <table:table-cell table:style-name="ce61" table:formula="of:=IF([.$A24]&lt;[.F$31];[.$B$9]*OFFSET([.F24];0;-1);IF([.$A24]=[.F$31];[.$B$8]*OFFSET([.F24];1;-1);&quot;&quot;))">
            <text:p/>
          </table:table-cell>
          <table:table-cell table:style-name="ce61" table:formula="of:=IF([.$A24]&lt;[.G$31];[.$B$9]*OFFSET([.G24];0;-1);IF([.$A24]=[.G$31];[.$B$8]*OFFSET([.G24];1;-1);&quot;&quot;))">
            <text:p/>
          </table:table-cell>
          <table:table-cell table:style-name="ce61" table:formula="of:=IF([.$A24]&lt;[.H$31];[.$B$9]*OFFSET([.H24];0;-1);IF([.$A24]=[.H$31];[.$B$8]*OFFSET([.H24];1;-1);&quot;&quot;))" office:value-type="float" office:value="126.159778476576">
            <text:p>126.16</text:p>
          </table:table-cell>
          <table:table-cell table:style-name="ce61" table:formula="of:=IF([.$A24]&lt;[.I$31];[.$B$9]*OFFSET([.I24];0;-1);IF([.$A24]=[.I$31];[.$B$8]*OFFSET([.I24];1;-1);&quot;&quot;))" office:value-type="float" office:value="121.367041300073">
            <text:p>121.37</text:p>
          </table:table-cell>
          <table:table-cell table:style-name="ce61" table:formula="of:=IF([.$A24]&lt;[.J$31];[.$B$9]*OFFSET([.J24];0;-1);IF([.$A24]=[.J$31];[.$B$8]*OFFSET([.J24];1;-1);&quot;&quot;))" office:value-type="float" office:value="116.756377442979">
            <text:p>116.76</text:p>
          </table:table-cell>
          <table:table-cell table:style-name="ce61" table:formula="of:=IF([.$A24]&lt;[.K$31];[.$B$9]*OFFSET([.K24];0;-1);IF([.$A24]=[.K$31];[.$B$8]*OFFSET([.K24];1;-1);&quot;&quot;))" office:value-type="float" office:value="112.320870044964">
            <text:p>112.32</text:p>
          </table:table-cell>
          <table:table-cell table:style-name="ce61" table:formula="of:=IF([.$A24]&lt;[.L$31];[.$B$9]*OFFSET([.L24];0;-1);IF([.$A24]=[.L$31];[.$B$8]*OFFSET([.L24];1;-1);&quot;&quot;))" office:value-type="float" office:value="108.053865013232">
            <text:p>108.05</text:p>
          </table:table-cell>
          <table:table-cell table:style-name="ce34" table:formula="of:=IF([.$A24]&lt;[.M$31];[.$B$9]*OFFSET([.M24];0;-1);IF([.$A24]=[.M$31];[.$B$8]*OFFSET([.M24];1;-1);&quot;&quot;))" office:value-type="float" office:value="103.948961040134">
            <text:p>103.9</text:p>
          </table:table-cell>
          <table:table-cell table:style-name="ce34" table:formula="of:=IF([.$A24]&lt;[.N$31];[.$B$9]*OFFSET([.N24];0;-1);IF([.$A24]=[.N$31];[.$B$8]*OFFSET([.N24];1;-1);&quot;&quot;))" office:value-type="float" office:value="100">
            <text:p>100.0</text:p>
          </table:table-cell>
          <table:table-cell table:style-name="ce34" table:formula="of:=IF([.$A24]&lt;[.O$31];[.$B$9]*OFFSET([.O24];0;-1);IF([.$A24]=[.O$31];[.$B$8]*OFFSET([.O24];1;-1);&quot;&quot;))" office:value-type="float" office:value="96.2010577108037">
            <text:p>96.2</text:p>
          </table:table-cell>
          <table:table-cell table:style-name="ce34" table:formula="of:=IF([.$A24]&lt;[.P$31];[.$B$9]*OFFSET([.P24];0;-1);IF([.$A24]=[.P$31];[.$B$8]*OFFSET([.P24];1;-1);&quot;&quot;))" office:value-type="float" office:value="92.5464350467739">
            <text:p>92.5</text:p>
          </table:table-cell>
          <table:table-cell table:style-name="ce34" table:formula="of:=IF([.$A24]&lt;[.Q$31];[.$B$9]*OFFSET([.Q24];0;-1);IF([.$A24]=[.Q$31];[.$B$8]*OFFSET([.Q24];1;-1);&quot;&quot;))" office:value-type="float" office:value="89.0306493886385">
            <text:p>89.0</text:p>
          </table:table-cell>
          <table:table-cell table:style-name="ce60" table:number-columns-repeated="6"/>
          <table:table-cell table:number-columns-repeated="1001"/>
        </table:table-row>
        <table:table-row table:style-name="ro3">
          <table:table-cell office:value-type="float" office:value="5">
            <text:p>5</text:p>
          </table:table-cell>
          <table:table-cell/>
          <table:table-cell table:style-name="ce61" table:formula="of:=IF([.$A25]&lt;[.C$31];[.$B$9]*OFFSET([.C25];0;-1);IF([.$A25]=[.C$31];[.$B$8]*OFFSET([.C25];1;-1);&quot;&quot;))">
            <text:p/>
          </table:table-cell>
          <table:table-cell table:style-name="ce61" table:formula="of:=IF([.$A25]&lt;[.D$31];[.$B$9]*OFFSET([.D25];0;-1);IF([.$A25]=[.D$31];[.$B$8]*OFFSET([.D25];1;-1);&quot;&quot;))">
            <text:p/>
          </table:table-cell>
          <table:table-cell table:style-name="ce61" table:formula="of:=IF([.$A25]&lt;[.E$31];[.$B$9]*OFFSET([.E25];0;-1);IF([.$A25]=[.E$31];[.$B$8]*OFFSET([.E25];1;-1);&quot;&quot;))">
            <text:p/>
          </table:table-cell>
          <table:table-cell table:style-name="ce61" table:formula="of:=IF([.$A25]&lt;[.F$31];[.$B$9]*OFFSET([.F25];0;-1);IF([.$A25]=[.F$31];[.$B$8]*OFFSET([.F25];1;-1);&quot;&quot;))">
            <text:p/>
          </table:table-cell>
          <table:table-cell table:style-name="ce61" table:formula="of:=IF([.$A25]&lt;[.G$31];[.$B$9]*OFFSET([.G25];0;-1);IF([.$A25]=[.G$31];[.$B$8]*OFFSET([.G25];1;-1);&quot;&quot;))" office:value-type="float" office:value="121.367041300073">
            <text:p>121.37</text:p>
          </table:table-cell>
          <table:table-cell table:style-name="ce61" table:formula="of:=IF([.$A25]&lt;[.H$31];[.$B$9]*OFFSET([.H25];0;-1);IF([.$A25]=[.H$31];[.$B$8]*OFFSET([.H25];1;-1);&quot;&quot;))" office:value-type="float" office:value="116.756377442979">
            <text:p>116.76</text:p>
          </table:table-cell>
          <table:table-cell table:style-name="ce61" table:formula="of:=IF([.$A25]&lt;[.I$31];[.$B$9]*OFFSET([.I25];0;-1);IF([.$A25]=[.I$31];[.$B$8]*OFFSET([.I25];1;-1);&quot;&quot;))" office:value-type="float" office:value="112.320870044964">
            <text:p>112.32</text:p>
          </table:table-cell>
          <table:table-cell table:style-name="ce61" table:formula="of:=IF([.$A25]&lt;[.J$31];[.$B$9]*OFFSET([.J25];0;-1);IF([.$A25]=[.J$31];[.$B$8]*OFFSET([.J25];1;-1);&quot;&quot;))" office:value-type="float" office:value="108.053865013232">
            <text:p>108.05</text:p>
          </table:table-cell>
          <table:table-cell table:style-name="ce61" table:formula="of:=IF([.$A25]&lt;[.K$31];[.$B$9]*OFFSET([.K25];0;-1);IF([.$A25]=[.K$31];[.$B$8]*OFFSET([.K25];1;-1);&quot;&quot;))" office:value-type="float" office:value="103.948961040134">
            <text:p>103.95</text:p>
          </table:table-cell>
          <table:table-cell table:style-name="ce61" table:formula="of:=IF([.$A25]&lt;[.L$31];[.$B$9]*OFFSET([.L25];0;-1);IF([.$A25]=[.L$31];[.$B$8]*OFFSET([.L25];1;-1);&quot;&quot;))" office:value-type="float" office:value="100">
            <text:p>100.00</text:p>
          </table:table-cell>
          <table:table-cell table:style-name="ce34" table:formula="of:=IF([.$A25]&lt;[.M$31];[.$B$9]*OFFSET([.M25];0;-1);IF([.$A25]=[.M$31];[.$B$8]*OFFSET([.M25];1;-1);&quot;&quot;))" office:value-type="float" office:value="96.2010577108038">
            <text:p>96.2</text:p>
          </table:table-cell>
          <table:table-cell table:style-name="ce34" table:formula="of:=IF([.$A25]&lt;[.N$31];[.$B$9]*OFFSET([.N25];0;-1);IF([.$A25]=[.N$31];[.$B$8]*OFFSET([.N25];1;-1);&quot;&quot;))" office:value-type="float" office:value="92.546435046774">
            <text:p>92.5</text:p>
          </table:table-cell>
          <table:table-cell table:style-name="ce34" table:formula="of:=IF([.$A25]&lt;[.O$31];[.$B$9]*OFFSET([.O25];0;-1);IF([.$A25]=[.O$31];[.$B$8]*OFFSET([.O25];1;-1);&quot;&quot;))" office:value-type="float" office:value="89.0306493886385">
            <text:p>89.0</text:p>
          </table:table-cell>
          <table:table-cell table:style-name="ce34" table:formula="of:=IF([.$A25]&lt;[.P$31];[.$B$9]*OFFSET([.P25];0;-1);IF([.$A25]=[.P$31];[.$B$8]*OFFSET([.P25];1;-1);&quot;&quot;))" office:value-type="float" office:value="85.6484263986675">
            <text:p>85.6</text:p>
          </table:table-cell>
          <table:table-cell table:style-name="ce34" table:formula="of:=IF([.$A25]&lt;[.Q$31];[.$B$9]*OFFSET([.Q25];0;-1);IF([.$A25]=[.Q$31];[.$B$8]*OFFSET([.Q25];1;-1);&quot;&quot;))" office:value-type="float" office:value="82.3946921081774">
            <text:p>82.4</text:p>
          </table:table-cell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4">
            <text:p>4</text:p>
          </table:table-cell>
          <table:table-cell/>
          <table:table-cell table:style-name="ce61" table:formula="of:=IF([.$A26]&lt;[.C$31];[.$B$9]*OFFSET([.C26];0;-1);IF([.$A26]=[.C$31];[.$B$8]*OFFSET([.C26];1;-1);&quot;&quot;))">
            <text:p/>
          </table:table-cell>
          <table:table-cell table:style-name="ce61" table:formula="of:=IF([.$A26]&lt;[.D$31];[.$B$9]*OFFSET([.D26];0;-1);IF([.$A26]=[.D$31];[.$B$8]*OFFSET([.D26];1;-1);&quot;&quot;))">
            <text:p/>
          </table:table-cell>
          <table:table-cell table:style-name="ce61" table:formula="of:=IF([.$A26]&lt;[.E$31];[.$B$9]*OFFSET([.E26];0;-1);IF([.$A26]=[.E$31];[.$B$8]*OFFSET([.E26];1;-1);&quot;&quot;))">
            <text:p/>
          </table:table-cell>
          <table:table-cell table:style-name="ce61" table:formula="of:=IF([.$A26]&lt;[.F$31];[.$B$9]*OFFSET([.F26];0;-1);IF([.$A26]=[.F$31];[.$B$8]*OFFSET([.F26];1;-1);&quot;&quot;))" office:value-type="float" office:value="116.756377442979">
            <text:p>116.76</text:p>
          </table:table-cell>
          <table:table-cell table:style-name="ce61" table:formula="of:=IF([.$A26]&lt;[.G$31];[.$B$9]*OFFSET([.G26];0;-1);IF([.$A26]=[.G$31];[.$B$8]*OFFSET([.G26];1;-1);&quot;&quot;))" office:value-type="float" office:value="112.320870044964">
            <text:p>112.32</text:p>
          </table:table-cell>
          <table:table-cell table:style-name="ce61" table:formula="of:=IF([.$A26]&lt;[.H$31];[.$B$9]*OFFSET([.H26];0;-1);IF([.$A26]=[.H$31];[.$B$8]*OFFSET([.H26];1;-1);&quot;&quot;))" office:value-type="float" office:value="108.053865013232">
            <text:p>108.05</text:p>
          </table:table-cell>
          <table:table-cell table:style-name="ce61" table:formula="of:=IF([.$A26]&lt;[.I$31];[.$B$9]*OFFSET([.I26];0;-1);IF([.$A26]=[.I$31];[.$B$8]*OFFSET([.I26];1;-1);&quot;&quot;))" office:value-type="float" office:value="103.948961040134">
            <text:p>103.95</text:p>
          </table:table-cell>
          <table:table-cell table:style-name="ce61" table:formula="of:=IF([.$A26]&lt;[.J$31];[.$B$9]*OFFSET([.J26];0;-1);IF([.$A26]=[.J$31];[.$B$8]*OFFSET([.J26];1;-1);&quot;&quot;))" office:value-type="float" office:value="100">
            <text:p>100.00</text:p>
          </table:table-cell>
          <table:table-cell table:style-name="ce61" table:formula="of:=IF([.$A26]&lt;[.K$31];[.$B$9]*OFFSET([.K26];0;-1);IF([.$A26]=[.K$31];[.$B$8]*OFFSET([.K26];1;-1);&quot;&quot;))" office:value-type="float" office:value="96.2010577108038">
            <text:p>96.20</text:p>
          </table:table-cell>
          <table:table-cell table:style-name="ce61" table:formula="of:=IF([.$A26]&lt;[.L$31];[.$B$9]*OFFSET([.L26];0;-1);IF([.$A26]=[.L$31];[.$B$8]*OFFSET([.L26];1;-1);&quot;&quot;))" office:value-type="float" office:value="92.546435046774">
            <text:p>92.55</text:p>
          </table:table-cell>
          <table:table-cell table:style-name="ce34" table:formula="of:=IF([.$A26]&lt;[.M$31];[.$B$9]*OFFSET([.M26];0;-1);IF([.$A26]=[.M$31];[.$B$8]*OFFSET([.M26];1;-1);&quot;&quot;))" office:value-type="float" office:value="89.0306493886385">
            <text:p>89.0</text:p>
          </table:table-cell>
          <table:table-cell table:style-name="ce34" table:formula="of:=IF([.$A26]&lt;[.N$31];[.$B$9]*OFFSET([.N26];0;-1);IF([.$A26]=[.N$31];[.$B$8]*OFFSET([.N26];1;-1);&quot;&quot;))" office:value-type="float" office:value="85.6484263986675">
            <text:p>85.6</text:p>
          </table:table-cell>
          <table:table-cell table:style-name="ce34" table:formula="of:=IF([.$A26]&lt;[.O$31];[.$B$9]*OFFSET([.O26];0;-1);IF([.$A26]=[.O$31];[.$B$8]*OFFSET([.O26];1;-1);&quot;&quot;))" office:value-type="float" office:value="82.3946921081774">
            <text:p>82.4</text:p>
          </table:table-cell>
          <table:table-cell table:style-name="ce34" table:formula="of:=IF([.$A26]&lt;[.P$31];[.$B$9]*OFFSET([.P26];0;-1);IF([.$A26]=[.P$31];[.$B$8]*OFFSET([.P26];1;-1);&quot;&quot;))" office:value-type="float" office:value="79.2645653056268">
            <text:p>79.3</text:p>
          </table:table-cell>
          <table:table-cell table:style-name="ce34" table:formula="of:=IF([.$A26]&lt;[.Q$31];[.$B$9]*OFFSET([.Q26];0;-1);IF([.$A26]=[.Q$31];[.$B$8]*OFFSET([.Q26];1;-1);&quot;&quot;))" office:value-type="float" office:value="76.2533502138838">
            <text:p>76.3</text:p>
          </table:table-cell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3">
            <text:p>3</text:p>
          </table:table-cell>
          <table:table-cell/>
          <table:table-cell table:style-name="ce61" table:formula="of:=IF([.$A27]&lt;[.C$31];[.$B$9]*OFFSET([.C27];0;-1);IF([.$A27]=[.C$31];[.$B$8]*OFFSET([.C27];1;-1);&quot;&quot;))">
            <text:p/>
          </table:table-cell>
          <table:table-cell table:style-name="ce61" table:formula="of:=IF([.$A27]&lt;[.D$31];[.$B$9]*OFFSET([.D27];0;-1);IF([.$A27]=[.D$31];[.$B$8]*OFFSET([.D27];1;-1);&quot;&quot;))">
            <text:p/>
          </table:table-cell>
          <table:table-cell table:style-name="ce61" table:formula="of:=IF([.$A27]&lt;[.E$31];[.$B$9]*OFFSET([.E27];0;-1);IF([.$A27]=[.E$31];[.$B$8]*OFFSET([.E27];1;-1);&quot;&quot;))" office:value-type="float" office:value="112.320870044964">
            <text:p>112.32</text:p>
          </table:table-cell>
          <table:table-cell table:style-name="ce61" table:formula="of:=IF([.$A27]&lt;[.F$31];[.$B$9]*OFFSET([.F27];0;-1);IF([.$A27]=[.F$31];[.$B$8]*OFFSET([.F27];1;-1);&quot;&quot;))" office:value-type="float" office:value="108.053865013232">
            <text:p>108.05</text:p>
          </table:table-cell>
          <table:table-cell table:style-name="ce61" table:formula="of:=IF([.$A27]&lt;[.G$31];[.$B$9]*OFFSET([.G27];0;-1);IF([.$A27]=[.G$31];[.$B$8]*OFFSET([.G27];1;-1);&quot;&quot;))" office:value-type="float" office:value="103.948961040134">
            <text:p>103.95</text:p>
          </table:table-cell>
          <table:table-cell table:style-name="ce61" table:formula="of:=IF([.$A27]&lt;[.H$31];[.$B$9]*OFFSET([.H27];0;-1);IF([.$A27]=[.H$31];[.$B$8]*OFFSET([.H27];1;-1);&quot;&quot;))" office:value-type="float" office:value="100">
            <text:p>100.00</text:p>
          </table:table-cell>
          <table:table-cell table:style-name="ce61" table:formula="of:=IF([.$A27]&lt;[.I$31];[.$B$9]*OFFSET([.I27];0;-1);IF([.$A27]=[.I$31];[.$B$8]*OFFSET([.I27];1;-1);&quot;&quot;))" office:value-type="float" office:value="96.2010577108038">
            <text:p>96.20</text:p>
          </table:table-cell>
          <table:table-cell table:style-name="ce61" table:formula="of:=IF([.$A27]&lt;[.J$31];[.$B$9]*OFFSET([.J27];0;-1);IF([.$A27]=[.J$31];[.$B$8]*OFFSET([.J27];1;-1);&quot;&quot;))" office:value-type="float" office:value="92.546435046774">
            <text:p>92.55</text:p>
          </table:table-cell>
          <table:table-cell table:style-name="ce61" table:formula="of:=IF([.$A27]&lt;[.K$31];[.$B$9]*OFFSET([.K27];0;-1);IF([.$A27]=[.K$31];[.$B$8]*OFFSET([.K27];1;-1);&quot;&quot;))" office:value-type="float" office:value="89.0306493886385">
            <text:p>89.03</text:p>
          </table:table-cell>
          <table:table-cell table:style-name="ce61" table:formula="of:=IF([.$A27]&lt;[.L$31];[.$B$9]*OFFSET([.L27];0;-1);IF([.$A27]=[.L$31];[.$B$8]*OFFSET([.L27];1;-1);&quot;&quot;))" office:value-type="float" office:value="85.6484263986675">
            <text:p>85.65</text:p>
          </table:table-cell>
          <table:table-cell table:style-name="ce34" table:formula="of:=IF([.$A27]&lt;[.M$31];[.$B$9]*OFFSET([.M27];0;-1);IF([.$A27]=[.M$31];[.$B$8]*OFFSET([.M27];1;-1);&quot;&quot;))" office:value-type="float" office:value="82.3946921081774">
            <text:p>82.4</text:p>
          </table:table-cell>
          <table:table-cell table:style-name="ce34" table:formula="of:=IF([.$A27]&lt;[.N$31];[.$B$9]*OFFSET([.N27];0;-1);IF([.$A27]=[.N$31];[.$B$8]*OFFSET([.N27];1;-1);&quot;&quot;))" office:value-type="float" office:value="79.2645653056268">
            <text:p>79.3</text:p>
          </table:table-cell>
          <table:table-cell table:style-name="ce34" table:formula="of:=IF([.$A27]&lt;[.O$31];[.$B$9]*OFFSET([.O27];0;-1);IF([.$A27]=[.O$31];[.$B$8]*OFFSET([.O27];1;-1);&quot;&quot;))" office:value-type="float" office:value="76.2533502138838">
            <text:p>76.3</text:p>
          </table:table-cell>
          <table:table-cell table:style-name="ce34" table:formula="of:=IF([.$A27]&lt;[.P$31];[.$B$9]*OFFSET([.P27];0;-1);IF([.$A27]=[.P$31];[.$B$8]*OFFSET([.P27];1;-1);&quot;&quot;))" office:value-type="float" office:value="73.3565294456796">
            <text:p>73.4</text:p>
          </table:table-cell>
          <table:table-cell table:style-name="ce34" table:formula="of:=IF([.$A27]&lt;[.Q$31];[.$B$9]*OFFSET([.Q27];0;-1);IF([.$A27]=[.Q$31];[.$B$8]*OFFSET([.Q27];1;-1);&quot;&quot;))" office:value-type="float" office:value="70.569757226681">
            <text:p>70.6</text:p>
          </table:table-cell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2">
            <text:p>2</text:p>
          </table:table-cell>
          <table:table-cell/>
          <table:table-cell table:style-name="ce61" table:formula="of:=IF([.$A28]&lt;[.C$31];[.$B$9]*OFFSET([.C28];0;-1);IF([.$A28]=[.C$31];[.$B$8]*OFFSET([.C28];1;-1);&quot;&quot;))">
            <text:p/>
          </table:table-cell>
          <table:table-cell table:style-name="ce61" table:formula="of:=IF([.$A28]&lt;[.D$31];[.$B$9]*OFFSET([.D28];0;-1);IF([.$A28]=[.D$31];[.$B$8]*OFFSET([.D28];1;-1);&quot;&quot;))" office:value-type="float" office:value="108.053865013232">
            <text:p>108.05</text:p>
          </table:table-cell>
          <table:table-cell table:style-name="ce61" table:formula="of:=IF([.$A28]&lt;[.E$31];[.$B$9]*OFFSET([.E28];0;-1);IF([.$A28]=[.E$31];[.$B$8]*OFFSET([.E28];1;-1);&quot;&quot;))" office:value-type="float" office:value="103.948961040134">
            <text:p>103.95</text:p>
          </table:table-cell>
          <table:table-cell table:style-name="ce61" table:formula="of:=IF([.$A28]&lt;[.F$31];[.$B$9]*OFFSET([.F28];0;-1);IF([.$A28]=[.F$31];[.$B$8]*OFFSET([.F28];1;-1);&quot;&quot;))" office:value-type="float" office:value="100">
            <text:p>100.00</text:p>
          </table:table-cell>
          <table:table-cell table:style-name="ce61" table:formula="of:=IF([.$A28]&lt;[.G$31];[.$B$9]*OFFSET([.G28];0;-1);IF([.$A28]=[.G$31];[.$B$8]*OFFSET([.G28];1;-1);&quot;&quot;))" office:value-type="float" office:value="96.2010577108038">
            <text:p>96.20</text:p>
          </table:table-cell>
          <table:table-cell table:style-name="ce61" table:formula="of:=IF([.$A28]&lt;[.H$31];[.$B$9]*OFFSET([.H28];0;-1);IF([.$A28]=[.H$31];[.$B$8]*OFFSET([.H28];1;-1);&quot;&quot;))" office:value-type="float" office:value="92.546435046774">
            <text:p>92.55</text:p>
          </table:table-cell>
          <table:table-cell table:style-name="ce61" table:formula="of:=IF([.$A28]&lt;[.I$31];[.$B$9]*OFFSET([.I28];0;-1);IF([.$A28]=[.I$31];[.$B$8]*OFFSET([.I28];1;-1);&quot;&quot;))" office:value-type="float" office:value="89.0306493886385">
            <text:p>89.03</text:p>
          </table:table-cell>
          <table:table-cell table:style-name="ce61" table:formula="of:=IF([.$A28]&lt;[.J$31];[.$B$9]*OFFSET([.J28];0;-1);IF([.$A28]=[.J$31];[.$B$8]*OFFSET([.J28];1;-1);&quot;&quot;))" office:value-type="float" office:value="85.6484263986675">
            <text:p>85.65</text:p>
          </table:table-cell>
          <table:table-cell table:style-name="ce61" table:formula="of:=IF([.$A28]&lt;[.K$31];[.$B$9]*OFFSET([.K28];0;-1);IF([.$A28]=[.K$31];[.$B$8]*OFFSET([.K28];1;-1);&quot;&quot;))" office:value-type="float" office:value="82.3946921081774">
            <text:p>82.39</text:p>
          </table:table-cell>
          <table:table-cell table:style-name="ce61" table:formula="of:=IF([.$A28]&lt;[.L$31];[.$B$9]*OFFSET([.L28];0;-1);IF([.$A28]=[.L$31];[.$B$8]*OFFSET([.L28];1;-1);&quot;&quot;))" office:value-type="float" office:value="79.2645653056268">
            <text:p>79.26</text:p>
          </table:table-cell>
          <table:table-cell table:style-name="ce34" table:formula="of:=IF([.$A28]&lt;[.M$31];[.$B$9]*OFFSET([.M28];0;-1);IF([.$A28]=[.M$31];[.$B$8]*OFFSET([.M28];1;-1);&quot;&quot;))" office:value-type="float" office:value="76.2533502138838">
            <text:p>76.3</text:p>
          </table:table-cell>
          <table:table-cell table:style-name="ce34" table:formula="of:=IF([.$A28]&lt;[.N$31];[.$B$9]*OFFSET([.N28];0;-1);IF([.$A28]=[.N$31];[.$B$8]*OFFSET([.N28];1;-1);&quot;&quot;))" office:value-type="float" office:value="73.3565294456796">
            <text:p>73.4</text:p>
          </table:table-cell>
          <table:table-cell table:style-name="ce34" table:formula="of:=IF([.$A28]&lt;[.O$31];[.$B$9]*OFFSET([.O28];0;-1);IF([.$A28]=[.O$31];[.$B$8]*OFFSET([.O28];1;-1);&quot;&quot;))" office:value-type="float" office:value="70.569757226681">
            <text:p>70.6</text:p>
          </table:table-cell>
          <table:table-cell table:style-name="ce34" table:formula="of:=IF([.$A28]&lt;[.P$31];[.$B$9]*OFFSET([.P28];0;-1);IF([.$A28]=[.P$31];[.$B$8]*OFFSET([.P28];1;-1);&quot;&quot;))" office:value-type="float" office:value="67.8888528760135">
            <text:p>67.9</text:p>
          </table:table-cell>
          <table:table-cell table:style-name="ce34" table:formula="of:=IF([.$A28]&lt;[.Q$31];[.$B$9]*OFFSET([.Q28];0;-1);IF([.$A28]=[.Q$31];[.$B$8]*OFFSET([.Q28];1;-1);&quot;&quot;))" office:value-type="float" office:value="65.3097945344564">
            <text:p>65.3</text:p>
          </table:table-cell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1">
            <text:p>1</text:p>
          </table:table-cell>
          <table:table-cell/>
          <table:table-cell table:style-name="ce61" table:formula="of:=IF([.$A29]&lt;[.C$31];[.$B$9]*OFFSET([.C29];0;-1);IF([.$A29]=[.C$31];[.$B$8]*OFFSET([.C29];1;-1);&quot;&quot;))" office:value-type="float" office:value="103.948961040134">
            <text:p>103.95</text:p>
          </table:table-cell>
          <table:table-cell table:style-name="ce61" table:formula="of:=IF([.$A29]&lt;[.D$31];[.$B$9]*OFFSET([.D29];0;-1);IF([.$A29]=[.D$31];[.$B$8]*OFFSET([.D29];1;-1);&quot;&quot;))" office:value-type="float" office:value="100">
            <text:p>100.00</text:p>
          </table:table-cell>
          <table:table-cell table:style-name="ce61" table:formula="of:=IF([.$A29]&lt;[.E$31];[.$B$9]*OFFSET([.E29];0;-1);IF([.$A29]=[.E$31];[.$B$8]*OFFSET([.E29];1;-1);&quot;&quot;))" office:value-type="float" office:value="96.2010577108038">
            <text:p>96.20</text:p>
          </table:table-cell>
          <table:table-cell table:style-name="ce61" table:formula="of:=IF([.$A29]&lt;[.F$31];[.$B$9]*OFFSET([.F29];0;-1);IF([.$A29]=[.F$31];[.$B$8]*OFFSET([.F29];1;-1);&quot;&quot;))" office:value-type="float" office:value="92.546435046774">
            <text:p>92.55</text:p>
          </table:table-cell>
          <table:table-cell table:style-name="ce61" table:formula="of:=IF([.$A29]&lt;[.G$31];[.$B$9]*OFFSET([.G29];0;-1);IF([.$A29]=[.G$31];[.$B$8]*OFFSET([.G29];1;-1);&quot;&quot;))" office:value-type="float" office:value="89.0306493886385">
            <text:p>89.03</text:p>
          </table:table-cell>
          <table:table-cell table:style-name="ce61" table:formula="of:=IF([.$A29]&lt;[.H$31];[.$B$9]*OFFSET([.H29];0;-1);IF([.$A29]=[.H$31];[.$B$8]*OFFSET([.H29];1;-1);&quot;&quot;))" office:value-type="float" office:value="85.6484263986675">
            <text:p>85.65</text:p>
          </table:table-cell>
          <table:table-cell table:style-name="ce61" table:formula="of:=IF([.$A29]&lt;[.I$31];[.$B$9]*OFFSET([.I29];0;-1);IF([.$A29]=[.I$31];[.$B$8]*OFFSET([.I29];1;-1);&quot;&quot;))" office:value-type="float" office:value="82.3946921081774">
            <text:p>82.39</text:p>
          </table:table-cell>
          <table:table-cell table:style-name="ce61" table:formula="of:=IF([.$A29]&lt;[.J$31];[.$B$9]*OFFSET([.J29];0;-1);IF([.$A29]=[.J$31];[.$B$8]*OFFSET([.J29];1;-1);&quot;&quot;))" office:value-type="float" office:value="79.2645653056268">
            <text:p>79.26</text:p>
          </table:table-cell>
          <table:table-cell table:style-name="ce61" table:formula="of:=IF([.$A29]&lt;[.K$31];[.$B$9]*OFFSET([.K29];0;-1);IF([.$A29]=[.K$31];[.$B$8]*OFFSET([.K29];1;-1);&quot;&quot;))" office:value-type="float" office:value="76.2533502138838">
            <text:p>76.25</text:p>
          </table:table-cell>
          <table:table-cell table:style-name="ce61" table:formula="of:=IF([.$A29]&lt;[.L$31];[.$B$9]*OFFSET([.L29];0;-1);IF([.$A29]=[.L$31];[.$B$8]*OFFSET([.L29];1;-1);&quot;&quot;))" office:value-type="float" office:value="73.3565294456796">
            <text:p>73.36</text:p>
          </table:table-cell>
          <table:table-cell table:style-name="ce34" table:formula="of:=IF([.$A29]&lt;[.M$31];[.$B$9]*OFFSET([.M29];0;-1);IF([.$A29]=[.M$31];[.$B$8]*OFFSET([.M29];1;-1);&quot;&quot;))" office:value-type="float" office:value="70.569757226681">
            <text:p>70.6</text:p>
          </table:table-cell>
          <table:table-cell table:style-name="ce34" table:formula="of:=IF([.$A29]&lt;[.N$31];[.$B$9]*OFFSET([.N29];0;-1);IF([.$A29]=[.N$31];[.$B$8]*OFFSET([.N29];1;-1);&quot;&quot;))" office:value-type="float" office:value="67.8888528760135">
            <text:p>67.9</text:p>
          </table:table-cell>
          <table:table-cell table:style-name="ce34" table:formula="of:=IF([.$A29]&lt;[.O$31];[.$B$9]*OFFSET([.O29];0;-1);IF([.$A29]=[.O$31];[.$B$8]*OFFSET([.O29];1;-1);&quot;&quot;))" office:value-type="float" office:value="65.3097945344564">
            <text:p>65.3</text:p>
          </table:table-cell>
          <table:table-cell table:style-name="ce34" table:formula="of:=IF([.$A29]&lt;[.P$31];[.$B$9]*OFFSET([.P29];0;-1);IF([.$A29]=[.P$31];[.$B$8]*OFFSET([.P29];1;-1);&quot;&quot;))" office:value-type="float" office:value="62.8287131308998">
            <text:p>62.8</text:p>
          </table:table-cell>
          <table:table-cell table:style-name="ce34" table:formula="of:=IF([.$A29]&lt;[.Q$31];[.$B$9]*OFFSET([.Q29];0;-1);IF([.$A29]=[.Q$31];[.$B$8]*OFFSET([.Q29];1;-1);&quot;&quot;))" office:value-type="float" office:value="60.4418865780122">
            <text:p>60.4</text:p>
          </table:table-cell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0">
            <text:p>0</text:p>
          </table:table-cell>
          <table:table-cell table:style-name="ce61" table:formula="of:=[.$B$2]" office:value-type="float" office:value="100">
            <text:p>100.00</text:p>
          </table:table-cell>
          <table:table-cell table:style-name="ce61" table:formula="of:=IF([.$A30]&lt;[.C$31];[.$B$9]*OFFSET([.C30];0;-1);IF([.$A30]=[.C$31];[.$B$8]*OFFSET([.C30];1;-1);&quot;&quot;))" office:value-type="float" office:value="96.2010577108038">
            <text:p>96.20</text:p>
          </table:table-cell>
          <table:table-cell table:style-name="ce61" table:formula="of:=IF([.$A30]&lt;[.D$31];[.$B$9]*OFFSET([.D30];0;-1);IF([.$A30]=[.D$31];[.$B$8]*OFFSET([.D30];1;-1);&quot;&quot;))" office:value-type="float" office:value="92.546435046774">
            <text:p>92.55</text:p>
          </table:table-cell>
          <table:table-cell table:style-name="ce61" table:formula="of:=IF([.$A30]&lt;[.E$31];[.$B$9]*OFFSET([.E30];0;-1);IF([.$A30]=[.E$31];[.$B$8]*OFFSET([.E30];1;-1);&quot;&quot;))" office:value-type="float" office:value="89.0306493886385">
            <text:p>89.03</text:p>
          </table:table-cell>
          <table:table-cell table:style-name="ce61" table:formula="of:=IF([.$A30]&lt;[.F$31];[.$B$9]*OFFSET([.F30];0;-1);IF([.$A30]=[.F$31];[.$B$8]*OFFSET([.F30];1;-1);&quot;&quot;))" office:value-type="float" office:value="85.6484263986675">
            <text:p>85.65</text:p>
          </table:table-cell>
          <table:table-cell table:style-name="ce61" table:formula="of:=IF([.$A30]&lt;[.G$31];[.$B$9]*OFFSET([.G30];0;-1);IF([.$A30]=[.G$31];[.$B$8]*OFFSET([.G30];1;-1);&quot;&quot;))" office:value-type="float" office:value="82.3946921081774">
            <text:p>82.39</text:p>
          </table:table-cell>
          <table:table-cell table:style-name="ce61" table:formula="of:=IF([.$A30]&lt;[.H$31];[.$B$9]*OFFSET([.H30];0;-1);IF([.$A30]=[.H$31];[.$B$8]*OFFSET([.H30];1;-1);&quot;&quot;))" office:value-type="float" office:value="79.2645653056268">
            <text:p>79.26</text:p>
          </table:table-cell>
          <table:table-cell table:style-name="ce61" table:formula="of:=IF([.$A30]&lt;[.I$31];[.$B$9]*OFFSET([.I30];0;-1);IF([.$A30]=[.I$31];[.$B$8]*OFFSET([.I30];1;-1);&quot;&quot;))" office:value-type="float" office:value="76.2533502138838">
            <text:p>76.25</text:p>
          </table:table-cell>
          <table:table-cell table:style-name="ce61" table:formula="of:=IF([.$A30]&lt;[.J$31];[.$B$9]*OFFSET([.J30];0;-1);IF([.$A30]=[.J$31];[.$B$8]*OFFSET([.J30];1;-1);&quot;&quot;))" office:value-type="float" office:value="73.3565294456797">
            <text:p>73.36</text:p>
          </table:table-cell>
          <table:table-cell table:style-name="ce61" table:formula="of:=IF([.$A30]&lt;[.K$31];[.$B$9]*OFFSET([.K30];0;-1);IF([.$A30]=[.K$31];[.$B$8]*OFFSET([.K30];1;-1);&quot;&quot;))" office:value-type="float" office:value="70.569757226681">
            <text:p>70.57</text:p>
          </table:table-cell>
          <table:table-cell table:style-name="ce61" table:formula="of:=IF([.$A30]&lt;[.L$31];[.$B$9]*OFFSET([.L30];0;-1);IF([.$A30]=[.L$31];[.$B$8]*OFFSET([.L30];1;-1);&quot;&quot;))" office:value-type="float" office:value="67.8888528760135">
            <text:p>67.89</text:p>
          </table:table-cell>
          <table:table-cell table:style-name="ce34" table:formula="of:=IF([.$A30]&lt;[.M$31];[.$B$9]*OFFSET([.M30];0;-1);IF([.$A30]=[.M$31];[.$B$8]*OFFSET([.M30];1;-1);&quot;&quot;))" office:value-type="float" office:value="65.3097945344564">
            <text:p>65.3</text:p>
          </table:table-cell>
          <table:table-cell table:style-name="ce34" table:formula="of:=IF([.$A30]&lt;[.N$31];[.$B$9]*OFFSET([.N30];0;-1);IF([.$A30]=[.N$31];[.$B$8]*OFFSET([.N30];1;-1);&quot;&quot;))" office:value-type="float" office:value="62.8287131308998">
            <text:p>62.8</text:p>
          </table:table-cell>
          <table:table-cell table:style-name="ce34" table:formula="of:=IF([.$A30]&lt;[.O$31];[.$B$9]*OFFSET([.O30];0;-1);IF([.$A30]=[.O$31];[.$B$8]*OFFSET([.O30];1;-1);&quot;&quot;))" office:value-type="float" office:value="60.4418865780123">
            <text:p>60.4</text:p>
          </table:table-cell>
          <table:table-cell table:style-name="ce34" table:formula="of:=IF([.$A30]&lt;[.P$31];[.$B$9]*OFFSET([.P30];0;-1);IF([.$A30]=[.P$31];[.$B$8]*OFFSET([.P30];1;-1);&quot;&quot;))" office:value-type="float" office:value="58.1457341884121">
            <text:p>58.1</text:p>
          </table:table-cell>
          <table:table-cell table:style-name="ce34" table:formula="of:=IF([.$A30]&lt;[.Q$31];[.$B$9]*OFFSET([.Q30];0;-1);IF([.$A30]=[.Q$31];[.$B$8]*OFFSET([.Q30];1;-1);&quot;&quot;))" office:value-type="float" office:value="55.9368113029649">
            <text:p>55.9</text:p>
          </table:table-cell>
          <table:table-cell table:style-name="ce63" table:number-columns-repeated="6"/>
          <table:table-cell table:number-columns-repeated="1001"/>
        </table:table-row>
        <table:table-row table:style-name="ro3">
          <table:table-cell/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style-name="ce63" table:number-columns-repeated="6"/>
          <table:table-cell table:number-columns-repeated="1001"/>
        </table:table-row>
        <table:table-row table:style-name="ro3" table:number-rows-repeated="2">
          <table:table-cell/>
          <table:table-cell table:style-name="ce60" table:number-columns-repeated="10"/>
          <table:table-cell table:number-columns-repeated="6"/>
          <table:table-cell table:style-name="ce63" table:number-columns-repeated="6"/>
          <table:table-cell table:number-columns-repeated="1001"/>
        </table:table-row>
        <table:table-row table:style-name="ro3">
          <table:table-cell table:style-name="ce58" office:value-type="string">
            <text:p>European Option Payoff</text:p>
          </table:table-cell>
          <table:table-cell table:style-name="ce60" table:number-columns-repeated="10"/>
          <table:table-cell table:number-columns-repeated="6"/>
          <table:table-cell table:style-name="ce63" table:number-columns-repeated="6"/>
          <table:table-cell table:number-columns-repeated="1001"/>
        </table:table-row>
        <table:table-row table:style-name="ro3">
          <table:table-cell/>
          <table:table-cell table:style-name="ce60" table:number-columns-repeated="10"/>
          <table:table-cell table:number-columns-repeated="6"/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15">
            <text:p>15</text:p>
          </table:table-cell>
          <table:table-cell table:style-name="ce60" table:number-columns-repeated="10"/>
          <table:table-cell table:number-columns-repeated="5"/>
          <table:table-cell table:style-name="ce63" table:formula="of:=MAX([.$G$2]*([.Q15]-[.$G$3]);0)" office:value-type="float" office:value="0">
            <text:p>0.00</text:p>
          </table:table-cell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14">
            <text:p>14</text:p>
          </table:table-cell>
          <table:table-cell table:style-name="ce60" table:number-columns-repeated="10"/>
          <table:table-cell table:number-columns-repeated="4"/>
          <table:table-cell table:style-name="ce63" table:formula="of:=IF([.$A37] &lt;= [.P$52]; ([.$B$10]*[.Q36]+[.$B$11]*[.Q37])/EXP([.$B$6] * [.$B$3]/[.$B$5]);&quot;&quot;)" office:value-type="float" office:value="0">
            <text:p>0.00</text:p>
          </table:table-cell>
          <table:table-cell table:style-name="ce63" table:formula="of:=MAX([.$G$2]*([.Q16]-[.$G$3]);0)" office:value-type="float" office:value="0">
            <text:p>0.00</text:p>
          </table:table-cell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13">
            <text:p>13</text:p>
          </table:table-cell>
          <table:table-cell table:number-columns-repeated="13"/>
          <table:table-cell table:style-name="ce63" table:formula="of:=IF([.$A38] &lt;= [.O$52]; ([.$B$10]*[.P37]+[.$B$11]*[.P38])/EXP([.$B$6] * [.$B$3]/[.$B$5]);&quot;&quot;)" office:value-type="float" office:value="0">
            <text:p>0.00</text:p>
          </table:table-cell>
          <table:table-cell table:style-name="ce63" table:formula="of:=IF([.$A38] &lt;= [.P$52]; ([.$B$10]*[.Q37]+[.$B$11]*[.Q38])/EXP([.$B$6] * [.$B$3]/[.$B$5]);&quot;&quot;)" office:value-type="float" office:value="0">
            <text:p>0.00</text:p>
          </table:table-cell>
          <table:table-cell table:style-name="ce63" table:formula="of:=MAX([.$G$2]*([.Q17]-[.$G$3]);0)" office:value-type="float" office:value="0">
            <text:p>0.00</text:p>
          </table:table-cell>
          <table:table-cell table:number-columns-repeated="1007"/>
        </table:table-row>
        <table:table-row table:style-name="ro3">
          <table:table-cell office:value-type="float" office:value="12">
            <text:p>12</text:p>
          </table:table-cell>
          <table:table-cell table:number-columns-repeated="12"/>
          <table:table-cell table:style-name="ce63" table:formula="of:=IF([.$A39] &lt;= [.N$52]; ([.$B$10]*[.O38]+[.$B$11]*[.O39])/EXP([.$B$6] * [.$B$3]/[.$B$5]);&quot;&quot;)" office:value-type="float" office:value="0">
            <text:p>0.00</text:p>
          </table:table-cell>
          <table:table-cell table:style-name="ce63" table:formula="of:=IF([.$A39] &lt;= [.O$52]; ([.$B$10]*[.P38]+[.$B$11]*[.P39])/EXP([.$B$6] * [.$B$3]/[.$B$5]);&quot;&quot;)" office:value-type="float" office:value="0">
            <text:p>0.00</text:p>
          </table:table-cell>
          <table:table-cell table:style-name="ce63" table:formula="of:=MAX([.$G$2]*([.P18]-[.$G$3]);0)" office:value-type="float" office:value="0">
            <text:p>0.00</text:p>
          </table:table-cell>
          <table:table-cell table:style-name="ce63" table:formula="of:=MAX([.$G$2]*([.Q18]-[.$G$3]);0)" office:value-type="float" office:value="0">
            <text:p>0.00</text:p>
          </table:table-cell>
          <table:table-cell table:number-columns-repeated="1007"/>
        </table:table-row>
        <table:table-row table:style-name="ro3">
          <table:table-cell office:value-type="float" office:value="11">
            <text:p>11</text:p>
          </table:table-cell>
          <table:table-cell table:style-name="Default" table:number-columns-repeated="11"/>
          <table:table-cell table:style-name="ce63" table:formula="of:=IF([.$A40] &lt;= [.M$52]; ([.$B$10]*[.N39]+[.$B$11]*[.N40])/EXP([.$B$6] * [.$B$3]/[.$B$5]);&quot;&quot;)" office:value-type="float" office:value="0">
            <text:p>0.00</text:p>
          </table:table-cell>
          <table:table-cell table:style-name="ce63" table:formula="of:=IF([.$A40] &lt;= [.N$52]; ([.$B$10]*[.O39]+[.$B$11]*[.O40])/EXP([.$B$6] * [.$B$3]/[.$B$5]);&quot;&quot;)" office:value-type="float" office:value="0">
            <text:p>0.00</text:p>
          </table:table-cell>
          <table:table-cell table:style-name="ce63" table:formula="of:=MAX([.$G$2]*([.O19]-[.$G$3]);0)" office:value-type="float" office:value="0">
            <text:p>0.00</text:p>
          </table:table-cell>
          <table:table-cell table:style-name="ce63" table:formula="of:=MAX([.$G$2]*([.P19]-[.$G$3]);0)" office:value-type="float" office:value="0">
            <text:p>0.00</text:p>
          </table:table-cell>
          <table:table-cell table:style-name="ce63" table:formula="of:=MAX([.$G$2]*([.Q19]-[.$G$3]);0)" office:value-type="float" office:value="0">
            <text:p>0.0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10">
            <text:p>10</text:p>
          </table:table-cell>
          <table:table-cell table:style-name="ce62" table:formula="of:=IF([.$A41] &lt;= [.B$52]; ([.$B$10]*[.C52]+[.$B$11]*[.C41])/EXP([.$B$6] * [.$B$3]/[.$B$5]);&quot;&quot;)">
            <text:p/>
          </table:table-cell>
          <table:table-cell table:style-name="ce62" table:formula="of:=IF([.$A41] &lt;= [.C$52]; ([.$B$10]*[.D52]+[.$B$11]*[.D41])/EXP([.$B$6] * [.$B$3]/[.$B$5]);&quot;&quot;)">
            <text:p/>
          </table:table-cell>
          <table:table-cell table:style-name="ce62" table:formula="of:=IF([.$A41] &lt;= [.D$52]; ([.$B$10]*[.E52]+[.$B$11]*[.E41])/EXP([.$B$6] * [.$B$3]/[.$B$5]);&quot;&quot;)">
            <text:p/>
          </table:table-cell>
          <table:table-cell table:style-name="ce62" table:formula="of:=IF([.$A41] &lt;= [.E$52]; ([.$B$10]*[.F52]+[.$B$11]*[.F41])/EXP([.$B$6] * [.$B$3]/[.$B$5]);&quot;&quot;)">
            <text:p/>
          </table:table-cell>
          <table:table-cell table:style-name="ce62" table:formula="of:=IF([.$A41] &lt;= [.F$52]; ([.$B$10]*[.G52]+[.$B$11]*[.G41])/EXP([.$B$6] * [.$B$3]/[.$B$5]);&quot;&quot;)">
            <text:p/>
          </table:table-cell>
          <table:table-cell table:style-name="ce62" table:formula="of:=IF([.$A41] &lt;= [.G$52]; ([.$B$10]*[.H52]+[.$B$11]*[.H41])/EXP([.$B$6] * [.$B$3]/[.$B$5]);&quot;&quot;)">
            <text:p/>
          </table:table-cell>
          <table:table-cell table:style-name="ce62" table:formula="of:=IF([.$A41] &lt;= [.H$52]; ([.$B$10]*[.I52]+[.$B$11]*[.I41])/EXP([.$B$6] * [.$B$3]/[.$B$5]);&quot;&quot;)">
            <text:p/>
          </table:table-cell>
          <table:table-cell table:style-name="ce62" table:formula="of:=IF([.$A41] &lt;= [.I$52]; ([.$B$10]*[.J52]+[.$B$11]*[.J41])/EXP([.$B$6] * [.$B$3]/[.$B$5]);&quot;&quot;)">
            <text:p/>
          </table:table-cell>
          <table:table-cell table:style-name="ce62" table:formula="of:=IF([.$A41] &lt;= [.J$52]; ([.$B$10]*[.K52]+[.$B$11]*[.K41])/EXP([.$B$6] * [.$B$3]/[.$B$5]);&quot;&quot;)">
            <text:p/>
          </table:table-cell>
          <table:table-cell table:style-name="ce62" table:formula="of:=IF([.$A41] &lt;= [.K$52]; ([.$B$10]*[.L52]+[.$B$11]*[.L41])/EXP([.$B$6] * [.$B$3]/[.$B$5]);&quot;&quot;)">
            <text:p/>
          </table:table-cell>
          <table:table-cell table:style-name="ce63" table:formula="of:=IF([.$A41] &lt;= [.L$52]; ([.$B$10]*[.M40]+[.$B$11]*[.M41])/EXP([.$B$6] * [.$B$3]/[.$B$5]);&quot;&quot;)" office:value-type="float" office:value="0">
            <text:p>0.00</text:p>
          </table:table-cell>
          <table:table-cell table:style-name="ce63" table:formula="of:=IF([.$A41] &lt;= [.M$52]; ([.$B$10]*[.N40]+[.$B$11]*[.N41])/EXP([.$B$6] * [.$B$3]/[.$B$5]);&quot;&quot;)" office:value-type="float" office:value="0">
            <text:p>0.00</text:p>
          </table:table-cell>
          <table:table-cell table:style-name="ce63" table:formula="of:=MAX([.$G$2]*([.N20]-[.$G$3]);0)" office:value-type="float" office:value="0">
            <text:p>0.00</text:p>
          </table:table-cell>
          <table:table-cell table:style-name="ce63" table:formula="of:=MAX([.$G$2]*([.O20]-[.$G$3]);0)" office:value-type="float" office:value="0">
            <text:p>0.00</text:p>
          </table:table-cell>
          <table:table-cell table:style-name="ce63" table:formula="of:=MAX([.$G$2]*([.P20]-[.$G$3]);0)" office:value-type="float" office:value="0">
            <text:p>0.00</text:p>
          </table:table-cell>
          <table:table-cell table:style-name="ce63" table:formula="of:=MAX([.$G$2]*([.Q20]-[.$G$3]);0)" office:value-type="float" office:value="0">
            <text:p>0.0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style-name="ce62" table:formula="of:=IF([.$A42] &lt;= [.B$52]; ([.$B$10]*[.C41]+[.$B$11]*[.C42])/EXP([.$B$6] * [.$B$3]/[.$B$5]);&quot;&quot;)">
            <text:p/>
          </table:table-cell>
          <table:table-cell table:style-name="ce62" table:formula="of:=IF([.$A42] &lt;= [.C$52]; ([.$B$10]*[.D41]+[.$B$11]*[.D42])/EXP([.$B$6] * [.$B$3]/[.$B$5]);&quot;&quot;)">
            <text:p/>
          </table:table-cell>
          <table:table-cell table:style-name="ce62" table:formula="of:=IF([.$A42] &lt;= [.D$52]; ([.$B$10]*[.E41]+[.$B$11]*[.E42])/EXP([.$B$6] * [.$B$3]/[.$B$5]);&quot;&quot;)">
            <text:p/>
          </table:table-cell>
          <table:table-cell table:style-name="ce62" table:formula="of:=IF([.$A42] &lt;= [.E$52]; ([.$B$10]*[.F41]+[.$B$11]*[.F42])/EXP([.$B$6] * [.$B$3]/[.$B$5]);&quot;&quot;)">
            <text:p/>
          </table:table-cell>
          <table:table-cell table:style-name="ce62" table:formula="of:=IF([.$A42] &lt;= [.F$52]; ([.$B$10]*[.G41]+[.$B$11]*[.G42])/EXP([.$B$6] * [.$B$3]/[.$B$5]);&quot;&quot;)">
            <text:p/>
          </table:table-cell>
          <table:table-cell table:style-name="ce62" table:formula="of:=IF([.$A42] &lt;= [.G$52]; ([.$B$10]*[.H41]+[.$B$11]*[.H42])/EXP([.$B$6] * [.$B$3]/[.$B$5]);&quot;&quot;)">
            <text:p/>
          </table:table-cell>
          <table:table-cell table:style-name="ce62" table:formula="of:=IF([.$A42] &lt;= [.H$52]; ([.$B$10]*[.I41]+[.$B$11]*[.I42])/EXP([.$B$6] * [.$B$3]/[.$B$5]);&quot;&quot;)">
            <text:p/>
          </table:table-cell>
          <table:table-cell table:style-name="ce62" table:formula="of:=IF([.$A42] &lt;= [.I$52]; ([.$B$10]*[.J41]+[.$B$11]*[.J42])/EXP([.$B$6] * [.$B$3]/[.$B$5]);&quot;&quot;)">
            <text:p/>
          </table:table-cell>
          <table:table-cell table:style-name="ce62" table:formula="of:=IF([.$A42] &lt;= [.J$52]; ([.$B$10]*[.K41]+[.$B$11]*[.K42])/EXP([.$B$6] * [.$B$3]/[.$B$5]);&quot;&quot;)">
            <text:p/>
          </table:table-cell>
          <table:table-cell table:style-name="ce62" table:formula="of:=IF([.$A42] &lt;= [.K$52]; ([.$B$10]*[.L41]+[.$B$11]*[.L42])/EXP([.$B$6] * [.$B$3]/[.$B$5]);&quot;&quot;)" office:value-type="float" office:value="0">
            <text:p>0.00</text:p>
          </table:table-cell>
          <table:table-cell table:style-name="ce63" table:formula="of:=IF([.$A42] &lt;= [.L$52]; ([.$B$10]*[.M41]+[.$B$11]*[.M42])/EXP([.$B$6] * [.$B$3]/[.$B$5]);&quot;&quot;)" office:value-type="float" office:value="0">
            <text:p>0.00</text:p>
          </table:table-cell>
          <table:table-cell table:style-name="ce63" table:formula="of:=IF([.$A42] &lt;= [.M$52]; ([.$B$10]*[.N41]+[.$B$11]*[.N42])/EXP([.$B$6] * [.$B$3]/[.$B$5]);&quot;&quot;)" office:value-type="float" office:value="0">
            <text:p>0.00</text:p>
          </table:table-cell>
          <table:table-cell table:style-name="ce63" table:formula="of:=IF([.$A42] &lt;= [.N$52]; ([.$B$10]*[.O41]+[.$B$11]*[.O42])/EXP([.$B$6] * [.$B$3]/[.$B$5]);&quot;&quot;)" office:value-type="float" office:value="0">
            <text:p>0.00</text:p>
          </table:table-cell>
          <table:table-cell table:style-name="ce63" table:formula="of:=IF([.$A42] &lt;= [.O$52]; ([.$B$10]*[.P41]+[.$B$11]*[.P42])/EXP([.$B$6] * [.$B$3]/[.$B$5]);&quot;&quot;)" office:value-type="float" office:value="0">
            <text:p>0.00</text:p>
          </table:table-cell>
          <table:table-cell table:style-name="ce63" table:formula="of:=IF([.$A42] &lt;= [.P$52]; ([.$B$10]*[.Q41]+[.$B$11]*[.Q42])/EXP([.$B$6] * [.$B$3]/[.$B$5]);&quot;&quot;)" office:value-type="float" office:value="0">
            <text:p>0.00</text:p>
          </table:table-cell>
          <table:table-cell table:style-name="ce63" table:formula="of:=MAX([.$G$2]*([.Q21]-[.$G$3]);0)" office:value-type="float" office:value="0">
            <text:p>0.0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8">
            <text:p>8</text:p>
          </table:table-cell>
          <table:table-cell table:style-name="ce62" table:formula="of:=IF([.$A43] &lt;= [.B$52]; ([.$B$10]*[.C42]+[.$B$11]*[.C43])/EXP([.$B$6] * [.$B$3]/[.$B$5]);&quot;&quot;)">
            <text:p/>
          </table:table-cell>
          <table:table-cell table:style-name="ce62" table:formula="of:=IF([.$A43] &lt;= [.C$52]; ([.$B$10]*[.D42]+[.$B$11]*[.D43])/EXP([.$B$6] * [.$B$3]/[.$B$5]);&quot;&quot;)">
            <text:p/>
          </table:table-cell>
          <table:table-cell table:style-name="ce62" table:formula="of:=IF([.$A43] &lt;= [.D$52]; ([.$B$10]*[.E42]+[.$B$11]*[.E43])/EXP([.$B$6] * [.$B$3]/[.$B$5]);&quot;&quot;)">
            <text:p/>
          </table:table-cell>
          <table:table-cell table:style-name="ce62" table:formula="of:=IF([.$A43] &lt;= [.E$52]; ([.$B$10]*[.F42]+[.$B$11]*[.F43])/EXP([.$B$6] * [.$B$3]/[.$B$5]);&quot;&quot;)">
            <text:p/>
          </table:table-cell>
          <table:table-cell table:style-name="ce62" table:formula="of:=IF([.$A43] &lt;= [.F$52]; ([.$B$10]*[.G42]+[.$B$11]*[.G43])/EXP([.$B$6] * [.$B$3]/[.$B$5]);&quot;&quot;)">
            <text:p/>
          </table:table-cell>
          <table:table-cell table:style-name="ce62" table:formula="of:=IF([.$A43] &lt;= [.G$52]; ([.$B$10]*[.H42]+[.$B$11]*[.H43])/EXP([.$B$6] * [.$B$3]/[.$B$5]);&quot;&quot;)">
            <text:p/>
          </table:table-cell>
          <table:table-cell table:style-name="ce62" table:formula="of:=IF([.$A43] &lt;= [.H$52]; ([.$B$10]*[.I42]+[.$B$11]*[.I43])/EXP([.$B$6] * [.$B$3]/[.$B$5]);&quot;&quot;)">
            <text:p/>
          </table:table-cell>
          <table:table-cell table:style-name="ce62" table:formula="of:=IF([.$A43] &lt;= [.I$52]; ([.$B$10]*[.J42]+[.$B$11]*[.J43])/EXP([.$B$6] * [.$B$3]/[.$B$5]);&quot;&quot;)">
            <text:p/>
          </table:table-cell>
          <table:table-cell table:style-name="ce62" table:formula="of:=IF([.$A43] &lt;= [.J$52]; ([.$B$10]*[.K42]+[.$B$11]*[.K43])/EXP([.$B$6] * [.$B$3]/[.$B$5]);&quot;&quot;)" office:value-type="float" office:value="0.0523658697274847">
            <text:p>0.05</text:p>
          </table:table-cell>
          <table:table-cell table:style-name="ce62" table:formula="of:=IF([.$A43] &lt;= [.K$52]; ([.$B$10]*[.L42]+[.$B$11]*[.L43])/EXP([.$B$6] * [.$B$3]/[.$B$5]);&quot;&quot;)" office:value-type="float" office:value="0.10321228922823">
            <text:p>0.10</text:p>
          </table:table-cell>
          <table:table-cell table:style-name="ce63" table:formula="of:=IF([.$A43] &lt;= [.L$52]; ([.$B$10]*[.M42]+[.$B$11]*[.M43])/EXP([.$B$6] * [.$B$3]/[.$B$5]);&quot;&quot;)" office:value-type="float" office:value="0.203429766433167">
            <text:p>0.20</text:p>
          </table:table-cell>
          <table:table-cell table:style-name="ce63" table:formula="of:=IF([.$A43] &lt;= [.M$52]; ([.$B$10]*[.N42]+[.$B$11]*[.N43])/EXP([.$B$6] * [.$B$3]/[.$B$5]);&quot;&quot;)" office:value-type="float" office:value="0.400956806408416">
            <text:p>0.40</text:p>
          </table:table-cell>
          <table:table-cell table:style-name="ce63" table:formula="of:=IF([.$A43] &lt;= [.N$52]; ([.$B$10]*[.O42]+[.$B$11]*[.O43])/EXP([.$B$6] * [.$B$3]/[.$B$5]);&quot;&quot;)" office:value-type="float" office:value="0.790279433654329">
            <text:p>0.79</text:p>
          </table:table-cell>
          <table:table-cell table:style-name="ce63" table:formula="of:=IF([.$A43] &lt;= [.O$52]; ([.$B$10]*[.P42]+[.$B$11]*[.P43])/EXP([.$B$6] * [.$B$3]/[.$B$5]);&quot;&quot;)" office:value-type="float" office:value="1.55762808680406">
            <text:p>1.56</text:p>
          </table:table-cell>
          <table:table-cell table:style-name="ce63" table:formula="of:=IF([.$A43] &lt;= [.P$52]; ([.$B$10]*[.Q42]+[.$B$11]*[.Q43])/EXP([.$B$6] * [.$B$3]/[.$B$5]);&quot;&quot;)" office:value-type="float" office:value="3.07005997306784">
            <text:p>3.07</text:p>
          </table:table-cell>
          <table:table-cell table:style-name="ce63" table:formula="of:=MAX([.$G$2]*([.Q22]-[.$G$3]);0)" office:value-type="float" office:value="6.05103895986626">
            <text:p>6.05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7">
            <text:p>7</text:p>
          </table:table-cell>
          <table:table-cell table:style-name="ce62" table:formula="of:=IF([.$A44] &lt;= [.B$52]; ([.$B$10]*[.C43]+[.$B$11]*[.C44])/EXP([.$B$6] * [.$B$3]/[.$B$5]);&quot;&quot;)">
            <text:p/>
          </table:table-cell>
          <table:table-cell table:style-name="ce62" table:formula="of:=IF([.$A44] &lt;= [.C$52]; ([.$B$10]*[.D43]+[.$B$11]*[.D44])/EXP([.$B$6] * [.$B$3]/[.$B$5]);&quot;&quot;)">
            <text:p/>
          </table:table-cell>
          <table:table-cell table:style-name="ce62" table:formula="of:=IF([.$A44] &lt;= [.D$52]; ([.$B$10]*[.E43]+[.$B$11]*[.E44])/EXP([.$B$6] * [.$B$3]/[.$B$5]);&quot;&quot;)">
            <text:p/>
          </table:table-cell>
          <table:table-cell table:style-name="ce62" table:formula="of:=IF([.$A44] &lt;= [.E$52]; ([.$B$10]*[.F43]+[.$B$11]*[.F44])/EXP([.$B$6] * [.$B$3]/[.$B$5]);&quot;&quot;)">
            <text:p/>
          </table:table-cell>
          <table:table-cell table:style-name="ce62" table:formula="of:=IF([.$A44] &lt;= [.F$52]; ([.$B$10]*[.G43]+[.$B$11]*[.G44])/EXP([.$B$6] * [.$B$3]/[.$B$5]);&quot;&quot;)">
            <text:p/>
          </table:table-cell>
          <table:table-cell table:style-name="ce62" table:formula="of:=IF([.$A44] &lt;= [.G$52]; ([.$B$10]*[.H43]+[.$B$11]*[.H44])/EXP([.$B$6] * [.$B$3]/[.$B$5]);&quot;&quot;)">
            <text:p/>
          </table:table-cell>
          <table:table-cell table:style-name="ce62" table:formula="of:=IF([.$A44] &lt;= [.H$52]; ([.$B$10]*[.I43]+[.$B$11]*[.I44])/EXP([.$B$6] * [.$B$3]/[.$B$5]);&quot;&quot;)">
            <text:p/>
          </table:table-cell>
          <table:table-cell table:style-name="ce62" table:formula="of:=IF([.$A44] &lt;= [.I$52]; ([.$B$10]*[.J43]+[.$B$11]*[.J44])/EXP([.$B$6] * [.$B$3]/[.$B$5]);&quot;&quot;)" office:value-type="float" office:value="0.266827449560295">
            <text:p>0.27</text:p>
          </table:table-cell>
          <table:table-cell table:style-name="ce62" table:formula="of:=IF([.$A44] &lt;= [.J$52]; ([.$B$10]*[.K43]+[.$B$11]*[.K44])/EXP([.$B$6] * [.$B$3]/[.$B$5]);&quot;&quot;)" office:value-type="float" office:value="0.475100601747524">
            <text:p>0.48</text:p>
          </table:table-cell>
          <table:table-cell table:style-name="ce62" table:formula="of:=IF([.$A44] &lt;= [.K$52]; ([.$B$10]*[.L43]+[.$B$11]*[.L44])/EXP([.$B$6] * [.$B$3]/[.$B$5]);&quot;&quot;)" office:value-type="float" office:value="0.836265986338624">
            <text:p>0.84</text:p>
          </table:table-cell>
          <table:table-cell table:style-name="ce63" table:formula="of:=IF([.$A44] &lt;= [.L$52]; ([.$B$10]*[.M43]+[.$B$11]*[.M44])/EXP([.$B$6] * [.$B$3]/[.$B$5]);&quot;&quot;)" office:value-type="float" office:value="1.45087343449189">
            <text:p>1.45</text:p>
          </table:table-cell>
          <table:table-cell table:style-name="ce63" table:formula="of:=IF([.$A44] &lt;= [.M$52]; ([.$B$10]*[.N43]+[.$B$11]*[.N44])/EXP([.$B$6] * [.$B$3]/[.$B$5]);&quot;&quot;)" office:value-type="float" office:value="2.47058902115197">
            <text:p>2.47</text:p>
          </table:table-cell>
          <table:table-cell table:style-name="ce63" table:formula="of:=IF([.$A44] &lt;= [.N$52]; ([.$B$10]*[.O43]+[.$B$11]*[.O44])/EXP([.$B$6] * [.$B$3]/[.$B$5]);&quot;&quot;)" office:value-type="float" office:value="4.10266179948353">
            <text:p>4.10</text:p>
          </table:table-cell>
          <table:table-cell table:style-name="ce63" table:formula="of:=IF([.$A44] &lt;= [.O$52]; ([.$B$10]*[.P43]+[.$B$11]*[.P44])/EXP([.$B$6] * [.$B$3]/[.$B$5]);&quot;&quot;)" office:value-type="float" office:value="6.57487189221285">
            <text:p>6.57</text:p>
          </table:table-cell>
          <table:table-cell table:style-name="ce63" table:formula="of:=IF([.$A44] &lt;= [.P$52]; ([.$B$10]*[.Q43]+[.$B$11]*[.Q44])/EXP([.$B$6] * [.$B$3]/[.$B$5]);&quot;&quot;)" office:value-type="float" office:value="9.98000472162044">
            <text:p>9.98</text:p>
          </table:table-cell>
          <table:table-cell table:style-name="ce63" table:formula="of:=MAX([.$G$2]*([.Q23]-[.$G$3]);0)" office:value-type="float" office:value="13.7989422891963">
            <text:p>13.8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6">
            <text:p>6</text:p>
          </table:table-cell>
          <table:table-cell table:style-name="ce62" table:formula="of:=IF([.$A45] &lt;= [.B$52]; ([.$B$10]*[.C44]+[.$B$11]*[.C45])/EXP([.$B$6] * [.$B$3]/[.$B$5]);&quot;&quot;)">
            <text:p/>
          </table:table-cell>
          <table:table-cell table:style-name="ce62" table:formula="of:=IF([.$A45] &lt;= [.C$52]; ([.$B$10]*[.D44]+[.$B$11]*[.D45])/EXP([.$B$6] * [.$B$3]/[.$B$5]);&quot;&quot;)">
            <text:p/>
          </table:table-cell>
          <table:table-cell table:style-name="ce62" table:formula="of:=IF([.$A45] &lt;= [.D$52]; ([.$B$10]*[.E44]+[.$B$11]*[.E45])/EXP([.$B$6] * [.$B$3]/[.$B$5]);&quot;&quot;)">
            <text:p/>
          </table:table-cell>
          <table:table-cell table:style-name="ce62" table:formula="of:=IF([.$A45] &lt;= [.E$52]; ([.$B$10]*[.F44]+[.$B$11]*[.F45])/EXP([.$B$6] * [.$B$3]/[.$B$5]);&quot;&quot;)">
            <text:p/>
          </table:table-cell>
          <table:table-cell table:style-name="ce62" table:formula="of:=IF([.$A45] &lt;= [.F$52]; ([.$B$10]*[.G44]+[.$B$11]*[.G45])/EXP([.$B$6] * [.$B$3]/[.$B$5]);&quot;&quot;)">
            <text:p/>
          </table:table-cell>
          <table:table-cell table:style-name="ce62" table:formula="of:=IF([.$A45] &lt;= [.G$52]; ([.$B$10]*[.H44]+[.$B$11]*[.H45])/EXP([.$B$6] * [.$B$3]/[.$B$5]);&quot;&quot;)">
            <text:p/>
          </table:table-cell>
          <table:table-cell table:style-name="ce62" table:formula="of:=IF([.$A45] &lt;= [.H$52]; ([.$B$10]*[.I44]+[.$B$11]*[.I45])/EXP([.$B$6] * [.$B$3]/[.$B$5]);&quot;&quot;)" office:value-type="float" office:value="0.772059766348215">
            <text:p>0.77</text:p>
          </table:table-cell>
          <table:table-cell table:style-name="ce62" table:formula="of:=IF([.$A45] &lt;= [.I$52]; ([.$B$10]*[.J44]+[.$B$11]*[.J45])/EXP([.$B$6] * [.$B$3]/[.$B$5]);&quot;&quot;)" office:value-type="float" office:value="1.26280751647525">
            <text:p>1.26</text:p>
          </table:table-cell>
          <table:table-cell table:style-name="ce62" table:formula="of:=IF([.$A45] &lt;= [.J$52]; ([.$B$10]*[.K44]+[.$B$11]*[.K45])/EXP([.$B$6] * [.$B$3]/[.$B$5]);&quot;&quot;)" office:value-type="float" office:value="2.02797038155088">
            <text:p>2.03</text:p>
          </table:table-cell>
          <table:table-cell table:style-name="ce62" table:formula="of:=IF([.$A45] &lt;= [.K$52]; ([.$B$10]*[.L44]+[.$B$11]*[.L45])/EXP([.$B$6] * [.$B$3]/[.$B$5]);&quot;&quot;)" office:value-type="float" office:value="3.18564556380827">
            <text:p>3.19</text:p>
          </table:table-cell>
          <table:table-cell table:style-name="ce63" table:formula="of:=IF([.$A45] &lt;= [.L$52]; ([.$B$10]*[.M44]+[.$B$11]*[.M45])/EXP([.$B$6] * [.$B$3]/[.$B$5]);&quot;&quot;)" office:value-type="float" office:value="4.87103453100823">
            <text:p>4.87</text:p>
          </table:table-cell>
          <table:table-cell table:style-name="ce63" table:formula="of:=IF([.$A45] &lt;= [.M$52]; ([.$B$10]*[.N44]+[.$B$11]*[.N45])/EXP([.$B$6] * [.$B$3]/[.$B$5]);&quot;&quot;)" office:value-type="float" office:value="7.2034515086408">
            <text:p>7.20</text:p>
          </table:table-cell>
          <table:table-cell table:style-name="ce63" table:formula="of:=IF([.$A45] &lt;= [.N$52]; ([.$B$10]*[.O44]+[.$B$11]*[.O45])/EXP([.$B$6] * [.$B$3]/[.$B$5]);&quot;&quot;)" office:value-type="float" office:value="10.2169635539215">
            <text:p>10.22</text:p>
          </table:table-cell>
          <table:table-cell table:style-name="ce63" table:formula="of:=IF([.$A45] &lt;= [.O$52]; ([.$B$10]*[.P44]+[.$B$11]*[.P45])/EXP([.$B$6] * [.$B$3]/[.$B$5]);&quot;&quot;)" office:value-type="float" office:value="13.7576950702037">
            <text:p>13.76</text:p>
          </table:table-cell>
          <table:table-cell table:style-name="ce63" table:formula="of:=IF([.$A45] &lt;= [.P$52]; ([.$B$10]*[.Q44]+[.$B$11]*[.Q45])/EXP([.$B$6] * [.$B$3]/[.$B$5]);&quot;&quot;)" office:value-type="float" office:value="17.4323275175369">
            <text:p>17.43</text:p>
          </table:table-cell>
          <table:table-cell table:style-name="ce63" table:formula="of:=MAX([.$G$2]*([.Q24]-[.$G$3]);0)" office:value-type="float" office:value="20.9693506113615">
            <text:p>20.97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5">
            <text:p>5</text:p>
          </table:table-cell>
          <table:table-cell table:style-name="ce62" table:formula="of:=IF([.$A46] &lt;= [.B$52]; ([.$B$10]*[.C45]+[.$B$11]*[.C46])/EXP([.$B$6] * [.$B$3]/[.$B$5]);&quot;&quot;)">
            <text:p/>
          </table:table-cell>
          <table:table-cell table:style-name="ce62" table:formula="of:=IF([.$A46] &lt;= [.C$52]; ([.$B$10]*[.D45]+[.$B$11]*[.D46])/EXP([.$B$6] * [.$B$3]/[.$B$5]);&quot;&quot;)">
            <text:p/>
          </table:table-cell>
          <table:table-cell table:style-name="ce62" table:formula="of:=IF([.$A46] &lt;= [.D$52]; ([.$B$10]*[.E45]+[.$B$11]*[.E46])/EXP([.$B$6] * [.$B$3]/[.$B$5]);&quot;&quot;)">
            <text:p/>
          </table:table-cell>
          <table:table-cell table:style-name="ce62" table:formula="of:=IF([.$A46] &lt;= [.E$52]; ([.$B$10]*[.F45]+[.$B$11]*[.F46])/EXP([.$B$6] * [.$B$3]/[.$B$5]);&quot;&quot;)">
            <text:p/>
          </table:table-cell>
          <table:table-cell table:style-name="ce62" table:formula="of:=IF([.$A46] &lt;= [.F$52]; ([.$B$10]*[.G45]+[.$B$11]*[.G46])/EXP([.$B$6] * [.$B$3]/[.$B$5]);&quot;&quot;)">
            <text:p/>
          </table:table-cell>
          <table:table-cell table:style-name="ce62" table:formula="of:=IF([.$A46] &lt;= [.G$52]; ([.$B$10]*[.H45]+[.$B$11]*[.H46])/EXP([.$B$6] * [.$B$3]/[.$B$5]);&quot;&quot;)" office:value-type="float" office:value="1.67174298935338">
            <text:p>1.67</text:p>
          </table:table-cell>
          <table:table-cell table:style-name="ce62" table:formula="of:=IF([.$A46] &lt;= [.H$52]; ([.$B$10]*[.I45]+[.$B$11]*[.I46])/EXP([.$B$6] * [.$B$3]/[.$B$5]);&quot;&quot;)" office:value-type="float" office:value="2.54582812161661">
            <text:p>2.55</text:p>
          </table:table-cell>
          <table:table-cell table:style-name="ce62" table:formula="of:=IF([.$A46] &lt;= [.I$52]; ([.$B$10]*[.J45]+[.$B$11]*[.J46])/EXP([.$B$6] * [.$B$3]/[.$B$5]);&quot;&quot;)" office:value-type="float" office:value="3.79245006770918">
            <text:p>3.79</text:p>
          </table:table-cell>
          <table:table-cell table:style-name="ce62" table:formula="of:=IF([.$A46] &lt;= [.J$52]; ([.$B$10]*[.K45]+[.$B$11]*[.K46])/EXP([.$B$6] * [.$B$3]/[.$B$5]);&quot;&quot;)" office:value-type="float" office:value="5.5070636824855">
            <text:p>5.51</text:p>
          </table:table-cell>
          <table:table-cell table:style-name="ce62" table:formula="of:=IF([.$A46] &lt;= [.K$52]; ([.$B$10]*[.L45]+[.$B$11]*[.L46])/EXP([.$B$6] * [.$B$3]/[.$B$5]);&quot;&quot;)" office:value-type="float" office:value="7.76321604100299">
            <text:p>7.76</text:p>
          </table:table-cell>
          <table:table-cell table:style-name="ce63" table:formula="of:=IF([.$A46] &lt;= [.L$52]; ([.$B$10]*[.M45]+[.$B$11]*[.M46])/EXP([.$B$6] * [.$B$3]/[.$B$5]);&quot;&quot;)" office:value-type="float" office:value="10.5746776038452">
            <text:p>10.57</text:p>
          </table:table-cell>
          <table:table-cell table:style-name="ce63" table:formula="of:=IF([.$A46] &lt;= [.M$52]; ([.$B$10]*[.N45]+[.$B$11]*[.N46])/EXP([.$B$6] * [.$B$3]/[.$B$5]);&quot;&quot;)" office:value-type="float" office:value="13.8528159046513">
            <text:p>13.85</text:p>
          </table:table-cell>
          <table:table-cell table:style-name="ce63" table:formula="of:=IF([.$A46] &lt;= [.N$52]; ([.$B$10]*[.O45]+[.$B$11]*[.O46])/EXP([.$B$6] * [.$B$3]/[.$B$5]);&quot;&quot;)" office:value-type="float" office:value="17.3898815860441">
            <text:p>17.39</text:p>
          </table:table-cell>
          <table:table-cell table:style-name="ce63" table:formula="of:=IF([.$A46] &lt;= [.O$52]; ([.$B$10]*[.P45]+[.$B$11]*[.P46])/EXP([.$B$6] * [.$B$3]/[.$B$5]);&quot;&quot;)" office:value-type="float" office:value="20.9257136545733">
            <text:p>20.93</text:p>
          </table:table-cell>
          <table:table-cell table:style-name="ce63" table:formula="of:=IF([.$A46] &lt;= [.P$52]; ([.$B$10]*[.Q45]+[.$B$11]*[.Q46])/EXP([.$B$6] * [.$B$3]/[.$B$5]);&quot;&quot;)" office:value-type="float" office:value="24.3291865933357">
            <text:p>24.33</text:p>
          </table:table-cell>
          <table:table-cell table:style-name="ce63" table:formula="of:=MAX([.$G$2]*([.Q25]-[.$G$3]);0)" office:value-type="float" office:value="27.6053078918226">
            <text:p>27.61</text:p>
          </table:table-cell>
          <table:table-cell table:style-name="ce63"/>
          <table:table-cell table:style-name="ce69" table:number-columns-repeated="6"/>
          <table:table-cell table:number-columns-repeated="1000"/>
        </table:table-row>
        <table:table-row table:style-name="ro3">
          <table:table-cell office:value-type="float" office:value="4">
            <text:p>4</text:p>
          </table:table-cell>
          <table:table-cell table:style-name="ce62" table:formula="of:=IF([.$A47] &lt;= [.B$52]; ([.$B$10]*[.C46]+[.$B$11]*[.C47])/EXP([.$B$6] * [.$B$3]/[.$B$5]);&quot;&quot;)">
            <text:p/>
          </table:table-cell>
          <table:table-cell table:style-name="ce62" table:formula="of:=IF([.$A47] &lt;= [.C$52]; ([.$B$10]*[.D46]+[.$B$11]*[.D47])/EXP([.$B$6] * [.$B$3]/[.$B$5]);&quot;&quot;)">
            <text:p/>
          </table:table-cell>
          <table:table-cell table:style-name="ce62" table:formula="of:=IF([.$A47] &lt;= [.D$52]; ([.$B$10]*[.E46]+[.$B$11]*[.E47])/EXP([.$B$6] * [.$B$3]/[.$B$5]);&quot;&quot;)">
            <text:p/>
          </table:table-cell>
          <table:table-cell table:style-name="ce62" table:formula="of:=IF([.$A47] &lt;= [.E$52]; ([.$B$10]*[.F46]+[.$B$11]*[.F47])/EXP([.$B$6] * [.$B$3]/[.$B$5]);&quot;&quot;)">
            <text:p/>
          </table:table-cell>
          <table:table-cell table:style-name="ce62" table:formula="of:=IF([.$A47] &lt;= [.F$52]; ([.$B$10]*[.G46]+[.$B$11]*[.G47])/EXP([.$B$6] * [.$B$3]/[.$B$5]);&quot;&quot;)" office:value-type="float" office:value="3.01889327977089">
            <text:p>3.02</text:p>
          </table:table-cell>
          <table:table-cell table:style-name="ce62" table:formula="of:=IF([.$A47] &lt;= [.G$52]; ([.$B$10]*[.H46]+[.$B$11]*[.H47])/EXP([.$B$6] * [.$B$3]/[.$B$5]);&quot;&quot;)" office:value-type="float" office:value="4.32805274520376">
            <text:p>4.33</text:p>
          </table:table-cell>
          <table:table-cell table:style-name="ce62" table:formula="of:=IF([.$A47] &lt;= [.H$52]; ([.$B$10]*[.I46]+[.$B$11]*[.I47])/EXP([.$B$6] * [.$B$3]/[.$B$5]);&quot;&quot;)" office:value-type="float" office:value="6.06023658264325">
            <text:p>6.06</text:p>
          </table:table-cell>
          <table:table-cell table:style-name="ce62" table:formula="of:=IF([.$A47] &lt;= [.I$52]; ([.$B$10]*[.J46]+[.$B$11]*[.J47])/EXP([.$B$6] * [.$B$3]/[.$B$5]);&quot;&quot;)" office:value-type="float" office:value="8.26471211511181">
            <text:p>8.26</text:p>
          </table:table-cell>
          <table:table-cell table:style-name="ce62" table:formula="of:=IF([.$A47] &lt;= [.J$52]; ([.$B$10]*[.K46]+[.$B$11]*[.K47])/EXP([.$B$6] * [.$B$3]/[.$B$5]);&quot;&quot;)" office:value-type="float" office:value="10.9459620159987">
            <text:p>10.95</text:p>
          </table:table-cell>
          <table:table-cell table:style-name="ce62" table:formula="of:=IF([.$A47] &lt;= [.K$52]; ([.$B$10]*[.L46]+[.$B$11]*[.L47])/EXP([.$B$6] * [.$B$3]/[.$B$5]);&quot;&quot;)" office:value-type="float" office:value="14.0414568445229">
            <text:p>14.04</text:p>
          </table:table-cell>
          <table:table-cell table:style-name="ce63" table:formula="of:=IF([.$A47] &lt;= [.L$52]; ([.$B$10]*[.M46]+[.$B$11]*[.M47])/EXP([.$B$6] * [.$B$3]/[.$B$5]);&quot;&quot;)" office:value-type="float" office:value="17.414590225222">
            <text:p>17.41</text:p>
          </table:table-cell>
          <table:table-cell table:style-name="ce63" table:formula="of:=IF([.$A47] &lt;= [.M$52]; ([.$B$10]*[.N46]+[.$B$11]*[.N47])/EXP([.$B$6] * [.$B$3]/[.$B$5]);&quot;&quot;)" office:value-type="float" office:value="20.8821156650965">
            <text:p>20.88</text:p>
          </table:table-cell>
          <table:table-cell table:style-name="ce63" table:formula="of:=IF([.$A47] &lt;= [.N$52]; ([.$B$10]*[.O46]+[.$B$11]*[.O47])/EXP([.$B$6] * [.$B$3]/[.$B$5]);&quot;&quot;)" office:value-type="float" office:value="24.2844420919339">
            <text:p>24.28</text:p>
          </table:table-cell>
          <table:table-cell table:style-name="ce63" table:formula="of:=IF([.$A47] &lt;= [.O$52]; ([.$B$10]*[.P46]+[.$B$11]*[.P47])/EXP([.$B$6] * [.$B$3]/[.$B$5]);&quot;&quot;)" office:value-type="float" office:value="27.5594593178976">
            <text:p>27.56</text:p>
          </table:table-cell>
          <table:table-cell table:style-name="ce63" table:formula="of:=IF([.$A47] &lt;= [.P$52]; ([.$B$10]*[.Q46]+[.$B$11]*[.Q47])/EXP([.$B$6] * [.$B$3]/[.$B$5]);&quot;&quot;)" office:value-type="float" office:value="30.7119837981874">
            <text:p>30.71</text:p>
          </table:table-cell>
          <table:table-cell table:style-name="ce63" table:formula="of:=MAX([.$G$2]*([.Q26]-[.$G$3]);0)" office:value-type="float" office:value="33.7466497861162">
            <text:p>33.75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3">
            <text:p>3</text:p>
          </table:table-cell>
          <table:table-cell table:style-name="ce62" table:formula="of:=IF([.$A48] &lt;= [.B$52]; ([.$B$10]*[.C47]+[.$B$11]*[.C48])/EXP([.$B$6] * [.$B$3]/[.$B$5]);&quot;&quot;)">
            <text:p/>
          </table:table-cell>
          <table:table-cell table:style-name="ce62" table:formula="of:=IF([.$A48] &lt;= [.C$52]; ([.$B$10]*[.D47]+[.$B$11]*[.D48])/EXP([.$B$6] * [.$B$3]/[.$B$5]);&quot;&quot;)">
            <text:p/>
          </table:table-cell>
          <table:table-cell table:style-name="ce62" table:formula="of:=IF([.$A48] &lt;= [.D$52]; ([.$B$10]*[.E47]+[.$B$11]*[.E48])/EXP([.$B$6] * [.$B$3]/[.$B$5]);&quot;&quot;)">
            <text:p/>
          </table:table-cell>
          <table:table-cell table:style-name="ce62" table:formula="of:=IF([.$A48] &lt;= [.E$52]; ([.$B$10]*[.F47]+[.$B$11]*[.F48])/EXP([.$B$6] * [.$B$3]/[.$B$5]);&quot;&quot;)" office:value-type="float" office:value="4.81212742054512">
            <text:p>4.81</text:p>
          </table:table-cell>
          <table:table-cell table:style-name="ce62" table:formula="of:=IF([.$A48] &lt;= [.F$52]; ([.$B$10]*[.G47]+[.$B$11]*[.G48])/EXP([.$B$6] * [.$B$3]/[.$B$5]);&quot;&quot;)" office:value-type="float" office:value="6.55531207205379">
            <text:p>6.56</text:p>
          </table:table-cell>
          <table:table-cell table:style-name="ce62" table:formula="of:=IF([.$A48] &lt;= [.G$52]; ([.$B$10]*[.H47]+[.$B$11]*[.H48])/EXP([.$B$6] * [.$B$3]/[.$B$5]);&quot;&quot;)" office:value-type="float" office:value="8.72078818444598">
            <text:p>8.72</text:p>
          </table:table-cell>
          <table:table-cell table:style-name="ce62" table:formula="of:=IF([.$A48] &lt;= [.H$52]; ([.$B$10]*[.I47]+[.$B$11]*[.I48])/EXP([.$B$6] * [.$B$3]/[.$B$5]);&quot;&quot;)" office:value-type="float" office:value="11.3081219912127">
            <text:p>11.31</text:p>
          </table:table-cell>
          <table:table-cell table:style-name="ce62" table:formula="of:=IF([.$A48] &lt;= [.I$52]; ([.$B$10]*[.J47]+[.$B$11]*[.J48])/EXP([.$B$6] * [.$B$3]/[.$B$5]);&quot;&quot;)" office:value-type="float" office:value="14.2686531281422">
            <text:p>14.27</text:p>
          </table:table-cell>
          <table:table-cell table:style-name="ce62" table:formula="of:=IF([.$A48] &lt;= [.J$52]; ([.$B$10]*[.K47]+[.$B$11]*[.K48])/EXP([.$B$6] * [.$B$3]/[.$B$5]);&quot;&quot;)" office:value-type="float" office:value="17.5021231385854">
            <text:p>17.50</text:p>
          </table:table-cell>
          <table:table-cell table:style-name="ce62" table:formula="of:=IF([.$A48] &lt;= [.K$52]; ([.$B$10]*[.L47]+[.$B$11]*[.L48])/EXP([.$B$6] * [.$B$3]/[.$B$5]);&quot;&quot;)" office:value-type="float" office:value="20.8715982220364">
            <text:p>20.87</text:p>
          </table:table-cell>
          <table:table-cell table:style-name="ce63" table:formula="of:=IF([.$A48] &lt;= [.L$52]; ([.$B$10]*[.M47]+[.$B$11]*[.M48])/EXP([.$B$6] * [.$B$3]/[.$B$5]);&quot;&quot;)" office:value-type="float" office:value="24.2397369188235">
            <text:p>24.24</text:p>
          </table:table-cell>
          <table:table-cell table:style-name="ce63" table:formula="of:=IF([.$A48] &lt;= [.M$52]; ([.$B$10]*[.N47]+[.$B$11]*[.N48])/EXP([.$B$6] * [.$B$3]/[.$B$5]);&quot;&quot;)" office:value-type="float" office:value="27.5136504483668">
            <text:p>27.51</text:p>
          </table:table-cell>
          <table:table-cell table:style-name="ce63" table:formula="of:=IF([.$A48] &lt;= [.N$52]; ([.$B$10]*[.O47]+[.$B$11]*[.O48])/EXP([.$B$6] * [.$B$3]/[.$B$5]);&quot;&quot;)" office:value-type="float" office:value="30.6651120522777">
            <text:p>30.67</text:p>
          </table:table-cell>
          <table:table-cell table:style-name="ce63" table:formula="of:=IF([.$A48] &lt;= [.O$52]; ([.$B$10]*[.P47]+[.$B$11]*[.P48])/EXP([.$B$6] * [.$B$3]/[.$B$5]);&quot;&quot;)" office:value-type="float" office:value="33.6987544393742">
            <text:p>33.70</text:p>
          </table:table-cell>
          <table:table-cell table:style-name="ce63" table:formula="of:=IF([.$A48] &lt;= [.P$52]; ([.$B$10]*[.Q47]+[.$B$11]*[.Q48])/EXP([.$B$6] * [.$B$3]/[.$B$5]);&quot;&quot;)" office:value-type="float" office:value="36.6190350675427">
            <text:p>36.62</text:p>
          </table:table-cell>
          <table:table-cell table:style-name="ce63" table:formula="of:=MAX([.$G$2]*([.Q27]-[.$G$3]);0)" office:value-type="float" office:value="39.430242773319">
            <text:p>39.43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2">
            <text:p>2</text:p>
          </table:table-cell>
          <table:table-cell table:style-name="ce62" table:formula="of:=IF([.$A49] &lt;= [.B$52]; ([.$B$10]*[.C48]+[.$B$11]*[.C49])/EXP([.$B$6] * [.$B$3]/[.$B$5]);&quot;&quot;)">
            <text:p/>
          </table:table-cell>
          <table:table-cell table:style-name="ce62" table:formula="of:=IF([.$A49] &lt;= [.C$52]; ([.$B$10]*[.D48]+[.$B$11]*[.D49])/EXP([.$B$6] * [.$B$3]/[.$B$5]);&quot;&quot;)">
            <text:p/>
          </table:table-cell>
          <table:table-cell table:style-name="ce62" table:formula="of:=IF([.$A49] &lt;= [.D$52]; ([.$B$10]*[.E48]+[.$B$11]*[.E49])/EXP([.$B$6] * [.$B$3]/[.$B$5]);&quot;&quot;)" office:value-type="float" office:value="7.00674168690926">
            <text:p>7.01</text:p>
          </table:table-cell>
          <table:table-cell table:style-name="ce62" table:formula="of:=IF([.$A49] &lt;= [.E$52]; ([.$B$10]*[.F48]+[.$B$11]*[.F49])/EXP([.$B$6] * [.$B$3]/[.$B$5]);&quot;&quot;)" office:value-type="float" office:value="9.14083795070488">
            <text:p>9.14</text:p>
          </table:table-cell>
          <table:table-cell table:style-name="ce62" table:formula="of:=IF([.$A49] &lt;= [.F$52]; ([.$B$10]*[.G48]+[.$B$11]*[.G49])/EXP([.$B$6] * [.$B$3]/[.$B$5]);&quot;&quot;)" office:value-type="float" office:value="11.6556481915294">
            <text:p>11.66</text:p>
          </table:table-cell>
          <table:table-cell table:style-name="ce62" table:formula="of:=IF([.$A49] &lt;= [.G$52]; ([.$B$10]*[.H48]+[.$B$11]*[.H49])/EXP([.$B$6] * [.$B$3]/[.$B$5]);&quot;&quot;)" office:value-type="float" office:value="14.5110787365036">
            <text:p>14.51</text:p>
          </table:table-cell>
          <table:table-cell table:style-name="ce62" table:formula="of:=IF([.$A49] &lt;= [.H$52]; ([.$B$10]*[.I48]+[.$B$11]*[.I49])/EXP([.$B$6] * [.$B$3]/[.$B$5]);&quot;&quot;)" office:value-type="float" office:value="17.6285264949158">
            <text:p>17.63</text:p>
          </table:table-cell>
          <table:table-cell table:style-name="ce62" table:formula="of:=IF([.$A49] &lt;= [.I$52]; ([.$B$10]*[.J48]+[.$B$11]*[.J49])/EXP([.$B$6] * [.$B$3]/[.$B$5]);&quot;&quot;)" office:value-type="float" office:value="20.9002825046644">
            <text:p>20.90</text:p>
          </table:table-cell>
          <table:table-cell table:style-name="ce62" table:formula="of:=IF([.$A49] &lt;= [.J$52]; ([.$B$10]*[.K48]+[.$B$11]*[.K49])/EXP([.$B$6] * [.$B$3]/[.$B$5]);&quot;&quot;)" office:value-type="float" office:value="24.2113376240749">
            <text:p>24.21</text:p>
          </table:table-cell>
          <table:table-cell table:style-name="ce62" table:formula="of:=IF([.$A49] &lt;= [.K$52]; ([.$B$10]*[.L48]+[.$B$11]*[.L49])/EXP([.$B$6] * [.$B$3]/[.$B$5]);&quot;&quot;)" office:value-type="float" office:value="27.4678812537204">
            <text:p>27.47</text:p>
          </table:table-cell>
          <table:table-cell table:style-name="ce63" table:formula="of:=IF([.$A49] &lt;= [.L$52]; ([.$B$10]*[.M48]+[.$B$11]*[.M49])/EXP([.$B$6] * [.$B$3]/[.$B$5]);&quot;&quot;)" office:value-type="float" office:value="30.6182803436228">
            <text:p>30.62</text:p>
          </table:table-cell>
          <table:table-cell table:style-name="ce63" table:formula="of:=IF([.$A49] &lt;= [.M$52]; ([.$B$10]*[.N48]+[.$B$11]*[.N49])/EXP([.$B$6] * [.$B$3]/[.$B$5]);&quot;&quot;)" office:value-type="float" office:value="33.6508994791703">
            <text:p>33.65</text:p>
          </table:table-cell>
          <table:table-cell table:style-name="ce63" table:formula="of:=IF([.$A49] &lt;= [.N$52]; ([.$B$10]*[.O48]+[.$B$11]*[.O49])/EXP([.$B$6] * [.$B$3]/[.$B$5]);&quot;&quot;)" office:value-type="float" office:value="36.5701946326763">
            <text:p>36.57</text:p>
          </table:table-cell>
          <table:table-cell table:style-name="ce63" table:formula="of:=IF([.$A49] &lt;= [.O$52]; ([.$B$10]*[.P48]+[.$B$11]*[.P49])/EXP([.$B$6] * [.$B$3]/[.$B$5]);&quot;&quot;)" office:value-type="float" office:value="39.3804532113013">
            <text:p>39.38</text:p>
          </table:table-cell>
          <table:table-cell table:style-name="ce63" table:formula="of:=IF([.$A49] &lt;= [.P$52]; ([.$B$10]*[.Q48]+[.$B$11]*[.Q49])/EXP([.$B$6] * [.$B$3]/[.$B$5]);&quot;&quot;)" office:value-type="float" office:value="42.0858004337163">
            <text:p>42.09</text:p>
          </table:table-cell>
          <table:table-cell table:style-name="ce63" table:formula="of:=MAX([.$G$2]*([.Q28]-[.$G$3]);0)" office:value-type="float" office:value="44.6902054655436">
            <text:p>44.69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1">
            <text:p>1</text:p>
          </table:table-cell>
          <table:table-cell table:style-name="ce62" table:formula="of:=IF([.$A50] &lt;= [.B$52]; ([.$B$10]*[.C49]+[.$B$11]*[.C50])/EXP([.$B$6] * [.$B$3]/[.$B$5]);&quot;&quot;)">
            <text:p/>
          </table:table-cell>
          <table:table-cell table:style-name="ce62" table:formula="of:=IF([.$A50] &lt;= [.C$52]; ([.$B$10]*[.D49]+[.$B$11]*[.D50])/EXP([.$B$6] * [.$B$3]/[.$B$5]);&quot;&quot;)" office:value-type="float" office:value="9.53158085801781">
            <text:p>9.53</text:p>
          </table:table-cell>
          <table:table-cell table:style-name="ce62" table:formula="of:=IF([.$A50] &lt;= [.D$52]; ([.$B$10]*[.E49]+[.$B$11]*[.E50])/EXP([.$B$6] * [.$B$3]/[.$B$5]);&quot;&quot;)" office:value-type="float" office:value="11.9877618167158">
            <text:p>11.99</text:p>
          </table:table-cell>
          <table:table-cell table:style-name="ce62" table:formula="of:=IF([.$A50] &lt;= [.E$52]; ([.$B$10]*[.F49]+[.$B$11]*[.F50])/EXP([.$B$6] * [.$B$3]/[.$B$5]);&quot;&quot;)" office:value-type="float" office:value="14.758083703759">
            <text:p>14.76</text:p>
          </table:table-cell>
          <table:table-cell table:style-name="ce62" table:formula="of:=IF([.$A50] &lt;= [.F$52]; ([.$B$10]*[.G49]+[.$B$11]*[.G50])/EXP([.$B$6] * [.$B$3]/[.$B$5]);&quot;&quot;)" office:value-type="float" office:value="17.7781552421427">
            <text:p>17.78</text:p>
          </table:table-cell>
          <table:table-cell table:style-name="ce62" table:formula="of:=IF([.$A50] &lt;= [.G$52]; ([.$B$10]*[.H49]+[.$B$11]*[.H50])/EXP([.$B$6] * [.$B$3]/[.$B$5]);&quot;&quot;)" office:value-type="float" office:value="20.9599662340768">
            <text:p>20.96</text:p>
          </table:table-cell>
          <table:table-cell table:style-name="ce62" table:formula="of:=IF([.$A50] &lt;= [.H$52]; ([.$B$10]*[.I49]+[.$B$11]*[.I50])/EXP([.$B$6] * [.$B$3]/[.$B$5]);&quot;&quot;)" office:value-type="float" office:value="24.2063206984937">
            <text:p>24.21</text:p>
          </table:table-cell>
          <table:table-cell table:style-name="ce62" table:formula="of:=IF([.$A50] &lt;= [.I$52]; ([.$B$10]*[.J49]+[.$B$11]*[.J50])/EXP([.$B$6] * [.$B$3]/[.$B$5]);&quot;&quot;)" office:value-type="float" office:value="27.4301598378513">
            <text:p>27.43</text:p>
          </table:table-cell>
          <table:table-cell table:style-name="ce62" table:formula="of:=IF([.$A50] &lt;= [.J$52]; ([.$B$10]*[.K49]+[.$B$11]*[.K50])/EXP([.$B$6] * [.$B$3]/[.$B$5]);&quot;&quot;)" office:value-type="float" office:value="30.5714886426072">
            <text:p>30.57</text:p>
          </table:table-cell>
          <table:table-cell table:style-name="ce62" table:formula="of:=IF([.$A50] &lt;= [.K$52]; ([.$B$10]*[.L49]+[.$B$11]*[.L50])/EXP([.$B$6] * [.$B$3]/[.$B$5]);&quot;&quot;)" office:value-type="float" office:value="33.6030848757673">
            <text:p>33.60</text:p>
          </table:table-cell>
          <table:table-cell table:style-name="ce63" table:formula="of:=IF([.$A50] &lt;= [.L$52]; ([.$B$10]*[.M49]+[.$B$11]*[.M50])/EXP([.$B$6] * [.$B$3]/[.$B$5]);&quot;&quot;)" office:value-type="float" office:value="36.521394891185">
            <text:p>36.52</text:p>
          </table:table-cell>
          <table:table-cell table:style-name="ce63" table:formula="of:=IF([.$A50] &lt;= [.M$52]; ([.$B$10]*[.N49]+[.$B$11]*[.N50])/EXP([.$B$6] * [.$B$3]/[.$B$5]);&quot;&quot;)" office:value-type="float" office:value="39.3307046671216">
            <text:p>39.33</text:p>
          </table:table-cell>
          <table:table-cell table:style-name="ce63" table:formula="of:=IF([.$A50] &lt;= [.N$52]; ([.$B$10]*[.O49]+[.$B$11]*[.O50])/EXP([.$B$6] * [.$B$3]/[.$B$5]);&quot;&quot;)" office:value-type="float" office:value="42.0351380474033">
            <text:p>42.04</text:p>
          </table:table-cell>
          <table:table-cell table:style-name="ce63" table:formula="of:=IF([.$A50] &lt;= [.O$52]; ([.$B$10]*[.P49]+[.$B$11]*[.P50])/EXP([.$B$6] * [.$B$3]/[.$B$5]);&quot;&quot;)" office:value-type="float" office:value="44.6386628748162">
            <text:p>44.64</text:p>
          </table:table-cell>
          <table:table-cell table:style-name="ce63" table:formula="of:=IF([.$A50] &lt;= [.P$52]; ([.$B$10]*[.Q49]+[.$B$11]*[.Q50])/EXP([.$B$6] * [.$B$3]/[.$B$5]);&quot;&quot;)" office:value-type="float" office:value="47.1450968924817">
            <text:p>47.15</text:p>
          </table:table-cell>
          <table:table-cell table:style-name="ce63" table:formula="of:=MAX([.$G$2]*([.Q29]-[.$G$3]);0)" office:value-type="float" office:value="49.5581134219878">
            <text:p>49.56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0">
            <text:p>0</text:p>
          </table:table-cell>
          <table:table-cell table:style-name="ce62" table:formula="of:=IF([.$A51] &lt;= [.B$52]; ([.$B$10]*[.C50]+[.$B$11]*[.C51])/EXP([.$B$6] * [.$B$3]/[.$B$5]);&quot;&quot;)" office:value-type="float" office:value="12.3051376044156">
            <text:p>12.31</text:p>
          </table:table-cell>
          <table:table-cell table:style-name="ce62" table:formula="of:=IF([.$A51] &lt;= [.C$52]; ([.$B$10]*[.D50]+[.$B$11]*[.D51])/EXP([.$B$6] * [.$B$3]/[.$B$5]);&quot;&quot;)" office:value-type="float" office:value="15.0044778684212">
            <text:p>15.00</text:p>
          </table:table-cell>
          <table:table-cell table:style-name="ce62" table:formula="of:=IF([.$A51] &lt;= [.D$52]; ([.$B$10]*[.E50]+[.$B$11]*[.E51])/EXP([.$B$6] * [.$B$3]/[.$B$5]);&quot;&quot;)" office:value-type="float" office:value="17.9415353461817">
            <text:p>17.94</text:p>
          </table:table-cell>
          <table:table-cell table:style-name="ce62" table:formula="of:=IF([.$A51] &lt;= [.E$52]; ([.$B$10]*[.F50]+[.$B$11]*[.F51])/EXP([.$B$6] * [.$B$3]/[.$B$5]);&quot;&quot;)" office:value-type="float" office:value="21.0423101912639">
            <text:p>21.04</text:p>
          </table:table-cell>
          <table:table-cell table:style-name="ce62" table:formula="of:=IF([.$A51] &lt;= [.F$52]; ([.$B$10]*[.G50]+[.$B$11]*[.G51])/EXP([.$B$6] * [.$B$3]/[.$B$5]);&quot;&quot;)" office:value-type="float" office:value="24.2234304927769">
            <text:p>24.22</text:p>
          </table:table-cell>
          <table:table-cell table:style-name="ce62" table:formula="of:=IF([.$A51] &lt;= [.G$52]; ([.$B$10]*[.H50]+[.$B$11]*[.H51])/EXP([.$B$6] * [.$B$3]/[.$B$5]);&quot;&quot;)" office:value-type="float" office:value="27.405970229412">
            <text:p>27.41</text:p>
          </table:table-cell>
          <table:table-cell table:style-name="ce62" table:formula="of:=IF([.$A51] &lt;= [.H$52]; ([.$B$10]*[.I50]+[.$B$11]*[.I51])/EXP([.$B$6] * [.$B$3]/[.$B$5]);&quot;&quot;)" office:value-type="float" office:value="30.5286793711189">
            <text:p>30.53</text:p>
          </table:table-cell>
          <table:table-cell table:style-name="ce62" table:formula="of:=IF([.$A51] &lt;= [.I$52]; ([.$B$10]*[.J50]+[.$B$11]*[.J51])/EXP([.$B$6] * [.$B$3]/[.$B$5]);&quot;&quot;)" office:value-type="float" office:value="33.5553105994488">
            <text:p>33.56</text:p>
          </table:table-cell>
          <table:table-cell table:style-name="ce62" table:formula="of:=IF([.$A51] &lt;= [.J$52]; ([.$B$10]*[.K50]+[.$B$11]*[.K51])/EXP([.$B$6] * [.$B$3]/[.$B$5]);&quot;&quot;)" office:value-type="float" office:value="36.4726358132345">
            <text:p>36.47</text:p>
          </table:table-cell>
          <table:table-cell table:style-name="ce62" table:formula="of:=IF([.$A51] &lt;= [.K$52]; ([.$B$10]*[.L50]+[.$B$11]*[.L51])/EXP([.$B$6] * [.$B$3]/[.$B$5]);&quot;&quot;)" office:value-type="float" office:value="39.2809971108323">
            <text:p>39.28</text:p>
          </table:table-cell>
          <table:table-cell table:style-name="ce63" table:formula="of:=IF([.$A51] &lt;= [.L$52]; ([.$B$10]*[.M50]+[.$B$11]*[.M51])/EXP([.$B$6] * [.$B$3]/[.$B$5]);&quot;&quot;)" office:value-type="float" office:value="41.9845169616813">
            <text:p>41.98</text:p>
          </table:table-cell>
          <table:table-cell table:style-name="ce63" table:formula="of:=IF([.$A51] &lt;= [.M$52]; ([.$B$10]*[.N50]+[.$B$11]*[.N51])/EXP([.$B$6] * [.$B$3]/[.$B$5]);&quot;&quot;)" office:value-type="float" office:value="44.5871618861723">
            <text:p>44.59</text:p>
          </table:table-cell>
          <table:table-cell table:style-name="ce63" table:formula="of:=IF([.$A51] &lt;= [.N$52]; ([.$B$10]*[.O50]+[.$B$11]*[.O51])/EXP([.$B$6] * [.$B$3]/[.$B$5]);&quot;&quot;)" office:value-type="float" office:value="47.0927483550565">
            <text:p>47.09</text:p>
          </table:table-cell>
          <table:table-cell table:style-name="ce63" table:formula="of:=IF([.$A51] &lt;= [.O$52]; ([.$B$10]*[.P50]+[.$B$11]*[.P51])/EXP([.$B$6] * [.$B$3]/[.$B$5]);&quot;&quot;)" office:value-type="float" office:value="49.5049484656842">
            <text:p>49.50</text:p>
          </table:table-cell>
          <table:table-cell table:style-name="ce63" table:formula="of:=IF([.$A51] &lt;= [.P$52]; ([.$B$10]*[.Q50]+[.$B$11]*[.Q51])/EXP([.$B$6] * [.$B$3]/[.$B$5]);&quot;&quot;)" office:value-type="float" office:value="51.8272954035167">
            <text:p>51.83</text:p>
          </table:table-cell>
          <table:table-cell table:style-name="ce63" table:formula="of:=MAX([.$G$2]*([.Q30]-[.$G$3]);0)" office:value-type="float" office:value="54.0631886970351">
            <text:p>54.06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/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8" office:value-type="string">
            <text:p>American Option Payoff</text:p>
          </table:table-cell>
          <table:table-cell table:style-name="ce60" table:number-columns-repeated="10"/>
          <table:table-cell table:number-columns-repeated="6"/>
          <table:table-cell table:style-name="ce63" table:number-columns-repeated="6"/>
          <table:table-cell table:number-columns-repeated="1001"/>
        </table:table-row>
        <table:table-row table:style-name="ro3">
          <table:table-cell/>
          <table:table-cell table:style-name="ce60" table:number-columns-repeated="10"/>
          <table:table-cell table:number-columns-repeated="6"/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15">
            <text:p>15</text:p>
          </table:table-cell>
          <table:table-cell table:style-name="ce60" table:number-columns-repeated="10"/>
          <table:table-cell table:number-columns-repeated="5"/>
          <table:table-cell table:style-name="ce63" table:formula="of:=MAX([.$G$2]*([.Q15]-[.$G$3]);0)" office:value-type="float" office:value="0">
            <text:p>0.00</text:p>
          </table:table-cell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14">
            <text:p>14</text:p>
          </table:table-cell>
          <table:table-cell table:style-name="ce60" table:number-columns-repeated="10"/>
          <table:table-cell table:number-columns-repeated="4"/>
          <table:table-cell table:style-name="ce68" table:formula="of:=MAX([.$G$2]*([.P16]-[.$G$3]); IF([.$A59] &lt;= [.P$52]; ([.$B$10]*[.Q58]+[.$B$11]*[.Q59])/EXP([.$B$6] * [.$B$3]/[.$B$5]);&quot;&quot;))" office:value-type="float" office:value="0">
            <text:p>0.00</text:p>
          </table:table-cell>
          <table:table-cell table:style-name="ce63" table:formula="of:=MAX([.$G$2]*([.Q16]-[.$G$3]);0)" office:value-type="float" office:value="0">
            <text:p>0.00</text:p>
          </table:table-cell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13">
            <text:p>13</text:p>
          </table:table-cell>
          <table:table-cell table:number-columns-repeated="13"/>
          <table:table-cell table:style-name="ce63" table:formula="of:=MAX([.$G$2]*([.O17]-[.$G$3]); IF([.$A60] &lt;= [.O$52]; ([.$B$10]*[.P59]+[.$B$11]*[.P60])/EXP([.$B$6] * [.$B$3]/[.$B$5]);&quot;&quot;))" office:value-type="float" office:value="0">
            <text:p>0.00</text:p>
          </table:table-cell>
          <table:table-cell table:style-name="ce63" table:formula="of:=MAX([.$G$2]*([.P17]-[.$G$3]); IF([.$A60] &lt;= [.P$52]; ([.$B$10]*[.Q59]+[.$B$11]*[.Q60])/EXP([.$B$6] * [.$B$3]/[.$B$5]);&quot;&quot;))" office:value-type="float" office:value="0">
            <text:p>0.00</text:p>
          </table:table-cell>
          <table:table-cell table:style-name="ce63" table:formula="of:=MAX([.$G$2]*([.Q17]-[.$G$3]);0)" office:value-type="float" office:value="0">
            <text:p>0.00</text:p>
          </table:table-cell>
          <table:table-cell table:number-columns-repeated="1007"/>
        </table:table-row>
        <table:table-row table:style-name="ro3">
          <table:table-cell office:value-type="float" office:value="12">
            <text:p>12</text:p>
          </table:table-cell>
          <table:table-cell table:number-columns-repeated="12"/>
          <table:table-cell table:style-name="ce63" table:formula="of:=MAX([.$G$2]*([.N18]-[.$G$3]); IF([.$A61] &lt;= [.N$52]; ([.$B$10]*[.O60]+[.$B$11]*[.O61])/EXP([.$B$6] * [.$B$3]/[.$B$5]);&quot;&quot;))" office:value-type="float" office:value="0">
            <text:p>0.00</text:p>
          </table:table-cell>
          <table:table-cell table:style-name="ce63" table:formula="of:=MAX([.$G$2]*([.O18]-[.$G$3]); IF([.$A61] &lt;= [.O$52]; ([.$B$10]*[.P60]+[.$B$11]*[.P61])/EXP([.$B$6] * [.$B$3]/[.$B$5]);&quot;&quot;))" office:value-type="float" office:value="0">
            <text:p>0.00</text:p>
          </table:table-cell>
          <table:table-cell table:style-name="ce63" table:formula="of:=MAX([.$G$2]*([.P18]-[.$G$3]); IF([.$A61] &lt;= [.P$52]; ([.$B$10]*[.Q60]+[.$B$11]*[.Q61])/EXP([.$B$6] * [.$B$3]/[.$B$5]);&quot;&quot;))" office:value-type="float" office:value="0">
            <text:p>0.00</text:p>
          </table:table-cell>
          <table:table-cell table:style-name="ce63" table:formula="of:=MAX([.$G$2]*([.Q18]-[.$G$3]);0)" office:value-type="float" office:value="0">
            <text:p>0.00</text:p>
          </table:table-cell>
          <table:table-cell table:number-columns-repeated="1007"/>
        </table:table-row>
        <table:table-row table:style-name="ro3">
          <table:table-cell office:value-type="float" office:value="11">
            <text:p>11</text:p>
          </table:table-cell>
          <table:table-cell table:style-name="Default" table:number-columns-repeated="11"/>
          <table:table-cell table:style-name="ce63" table:formula="of:=MAX([.$G$2]*([.M19]-[.$G$3]); IF([.$A62] &lt;= [.M$52]; ([.$B$10]*[.N61]+[.$B$11]*[.N62])/EXP([.$B$6] * [.$B$3]/[.$B$5]);&quot;&quot;))" office:value-type="float" office:value="0">
            <text:p>0.00</text:p>
          </table:table-cell>
          <table:table-cell table:style-name="ce63" table:formula="of:=MAX([.$G$2]*([.N19]-[.$G$3]); IF([.$A62] &lt;= [.N$52]; ([.$B$10]*[.O61]+[.$B$11]*[.O62])/EXP([.$B$6] * [.$B$3]/[.$B$5]);&quot;&quot;))" office:value-type="float" office:value="0">
            <text:p>0.00</text:p>
          </table:table-cell>
          <table:table-cell table:style-name="ce63" table:formula="of:=MAX([.$G$2]*([.O19]-[.$G$3]); IF([.$A62] &lt;= [.O$52]; ([.$B$10]*[.P61]+[.$B$11]*[.P62])/EXP([.$B$6] * [.$B$3]/[.$B$5]);&quot;&quot;))" office:value-type="float" office:value="0">
            <text:p>0.00</text:p>
          </table:table-cell>
          <table:table-cell table:style-name="ce63" table:formula="of:=MAX([.$G$2]*([.P19]-[.$G$3]); IF([.$A62] &lt;= [.P$52]; ([.$B$10]*[.Q61]+[.$B$11]*[.Q62])/EXP([.$B$6] * [.$B$3]/[.$B$5]);&quot;&quot;))" office:value-type="float" office:value="0">
            <text:p>0.00</text:p>
          </table:table-cell>
          <table:table-cell table:style-name="ce63" table:formula="of:=MAX([.$G$2]*([.Q19]-[.$G$3]);0)" office:value-type="float" office:value="0">
            <text:p>0.0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10">
            <text:p>10</text:p>
          </table:table-cell>
          <table:table-cell table:style-name="ce62" table:formula="of:=IF([.$A63] &lt;= [.B$52]; ([.$B$10]*[.C74]+[.$B$11]*[.C63])/EXP([.$B$6] * [.$B$3]/[.$B$5]);&quot;&quot;)">
            <text:p/>
          </table:table-cell>
          <table:table-cell table:style-name="ce62" table:formula="of:=IF([.$A63] &lt;= [.C$52]; ([.$B$10]*[.D74]+[.$B$11]*[.D63])/EXP([.$B$6] * [.$B$3]/[.$B$5]);&quot;&quot;)">
            <text:p/>
          </table:table-cell>
          <table:table-cell table:style-name="ce62" table:formula="of:=IF([.$A63] &lt;= [.D$52]; ([.$B$10]*[.E74]+[.$B$11]*[.E63])/EXP([.$B$6] * [.$B$3]/[.$B$5]);&quot;&quot;)">
            <text:p/>
          </table:table-cell>
          <table:table-cell table:style-name="ce62" table:formula="of:=IF([.$A63] &lt;= [.E$52]; ([.$B$10]*[.F74]+[.$B$11]*[.F63])/EXP([.$B$6] * [.$B$3]/[.$B$5]);&quot;&quot;)">
            <text:p/>
          </table:table-cell>
          <table:table-cell table:style-name="ce62" table:formula="of:=IF([.$A63] &lt;= [.F$52]; ([.$B$10]*[.G74]+[.$B$11]*[.G63])/EXP([.$B$6] * [.$B$3]/[.$B$5]);&quot;&quot;)">
            <text:p/>
          </table:table-cell>
          <table:table-cell table:style-name="ce62" table:formula="of:=IF([.$A63] &lt;= [.G$52]; ([.$B$10]*[.H74]+[.$B$11]*[.H63])/EXP([.$B$6] * [.$B$3]/[.$B$5]);&quot;&quot;)">
            <text:p/>
          </table:table-cell>
          <table:table-cell table:style-name="ce62" table:formula="of:=IF([.$A63] &lt;= [.H$52]; ([.$B$10]*[.I74]+[.$B$11]*[.I63])/EXP([.$B$6] * [.$B$3]/[.$B$5]);&quot;&quot;)">
            <text:p/>
          </table:table-cell>
          <table:table-cell table:style-name="ce62" table:formula="of:=IF([.$A63] &lt;= [.I$52]; ([.$B$10]*[.J74]+[.$B$11]*[.J63])/EXP([.$B$6] * [.$B$3]/[.$B$5]);&quot;&quot;)">
            <text:p/>
          </table:table-cell>
          <table:table-cell table:style-name="ce62" table:formula="of:=IF([.$A63] &lt;= [.J$52]; ([.$B$10]*[.K74]+[.$B$11]*[.K63])/EXP([.$B$6] * [.$B$3]/[.$B$5]);&quot;&quot;)">
            <text:p/>
          </table:table-cell>
          <table:table-cell table:style-name="ce62" table:formula="of:=IF([.$A63] &lt;= [.K$52]; ([.$B$10]*[.L74]+[.$B$11]*[.L63])/EXP([.$B$6] * [.$B$3]/[.$B$5]);&quot;&quot;)">
            <text:p/>
          </table:table-cell>
          <table:table-cell table:style-name="ce63" table:formula="of:=MAX([.$G$2]*([.L20]-[.$G$3]); IF([.$A63] &lt;= [.L$52]; ([.$B$10]*[.M62]+[.$B$11]*[.M63])/EXP([.$B$6] * [.$B$3]/[.$B$5]);&quot;&quot;))" office:value-type="float" office:value="0">
            <text:p>0.00</text:p>
          </table:table-cell>
          <table:table-cell table:style-name="ce63" table:formula="of:=MAX([.$G$2]*([.M20]-[.$G$3]); IF([.$A63] &lt;= [.M$52]; ([.$B$10]*[.N62]+[.$B$11]*[.N63])/EXP([.$B$6] * [.$B$3]/[.$B$5]);&quot;&quot;))" office:value-type="float" office:value="0">
            <text:p>0.00</text:p>
          </table:table-cell>
          <table:table-cell table:style-name="ce63" table:formula="of:=MAX([.$G$2]*([.N20]-[.$G$3]); IF([.$A63] &lt;= [.N$52]; ([.$B$10]*[.O62]+[.$B$11]*[.O63])/EXP([.$B$6] * [.$B$3]/[.$B$5]);&quot;&quot;))" office:value-type="float" office:value="0">
            <text:p>0.00</text:p>
          </table:table-cell>
          <table:table-cell table:style-name="ce63" table:formula="of:=MAX([.$G$2]*([.O20]-[.$G$3]); IF([.$A63] &lt;= [.O$52]; ([.$B$10]*[.P62]+[.$B$11]*[.P63])/EXP([.$B$6] * [.$B$3]/[.$B$5]);&quot;&quot;))" office:value-type="float" office:value="0">
            <text:p>0.00</text:p>
          </table:table-cell>
          <table:table-cell table:style-name="ce63" table:formula="of:=MAX([.$G$2]*([.P20]-[.$G$3]); IF([.$A63] &lt;= [.P$52]; ([.$B$10]*[.Q62]+[.$B$11]*[.Q63])/EXP([.$B$6] * [.$B$3]/[.$B$5]);&quot;&quot;))" office:value-type="float" office:value="0">
            <text:p>0.00</text:p>
          </table:table-cell>
          <table:table-cell table:style-name="ce63" table:formula="of:=MAX([.$G$2]*([.Q20]-[.$G$3]);0)" office:value-type="float" office:value="0">
            <text:p>0.0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style-name="ce62" table:formula="of:=IF([.$A64] &lt;= [.B$52]; ([.$B$10]*[.C63]+[.$B$11]*[.C64])/EXP([.$B$6] * [.$B$3]/[.$B$5]);&quot;&quot;)">
            <text:p/>
          </table:table-cell>
          <table:table-cell table:style-name="ce62" table:formula="of:=IF([.$A64] &lt;= [.C$52]; ([.$B$10]*[.D63]+[.$B$11]*[.D64])/EXP([.$B$6] * [.$B$3]/[.$B$5]);&quot;&quot;)">
            <text:p/>
          </table:table-cell>
          <table:table-cell table:style-name="ce62" table:formula="of:=IF([.$A64] &lt;= [.D$52]; ([.$B$10]*[.E63]+[.$B$11]*[.E64])/EXP([.$B$6] * [.$B$3]/[.$B$5]);&quot;&quot;)">
            <text:p/>
          </table:table-cell>
          <table:table-cell table:style-name="ce62" table:formula="of:=IF([.$A64] &lt;= [.E$52]; ([.$B$10]*[.F63]+[.$B$11]*[.F64])/EXP([.$B$6] * [.$B$3]/[.$B$5]);&quot;&quot;)">
            <text:p/>
          </table:table-cell>
          <table:table-cell table:style-name="ce62" table:formula="of:=IF([.$A64] &lt;= [.F$52]; ([.$B$10]*[.G63]+[.$B$11]*[.G64])/EXP([.$B$6] * [.$B$3]/[.$B$5]);&quot;&quot;)">
            <text:p/>
          </table:table-cell>
          <table:table-cell table:style-name="ce62" table:formula="of:=IF([.$A64] &lt;= [.G$52]; ([.$B$10]*[.H63]+[.$B$11]*[.H64])/EXP([.$B$6] * [.$B$3]/[.$B$5]);&quot;&quot;)">
            <text:p/>
          </table:table-cell>
          <table:table-cell table:style-name="ce62" table:formula="of:=IF([.$A64] &lt;= [.H$52]; ([.$B$10]*[.I63]+[.$B$11]*[.I64])/EXP([.$B$6] * [.$B$3]/[.$B$5]);&quot;&quot;)">
            <text:p/>
          </table:table-cell>
          <table:table-cell table:style-name="ce62" table:formula="of:=IF([.$A64] &lt;= [.I$52]; ([.$B$10]*[.J63]+[.$B$11]*[.J64])/EXP([.$B$6] * [.$B$3]/[.$B$5]);&quot;&quot;)">
            <text:p/>
          </table:table-cell>
          <table:table-cell table:style-name="ce62" table:formula="of:=IF([.$A64] &lt;= [.J$52]; ([.$B$10]*[.K63]+[.$B$11]*[.K64])/EXP([.$B$6] * [.$B$3]/[.$B$5]);&quot;&quot;)">
            <text:p/>
          </table:table-cell>
          <table:table-cell table:style-name="ce63" table:formula="of:=MAX([.$G$2]*([.K21]-[.$G$3]); IF([.$A64] &lt;= [.K$52]; ([.$B$10]*[.L63]+[.$B$11]*[.L64])/EXP([.$B$6] * [.$B$3]/[.$B$5]);&quot;&quot;))" office:value-type="float" office:value="0">
            <text:p>0.00</text:p>
          </table:table-cell>
          <table:table-cell table:style-name="ce63" table:formula="of:=MAX([.$G$2]*([.L21]-[.$G$3]); IF([.$A64] &lt;= [.L$52]; ([.$B$10]*[.M63]+[.$B$11]*[.M64])/EXP([.$B$6] * [.$B$3]/[.$B$5]);&quot;&quot;))" office:value-type="float" office:value="0">
            <text:p>0.00</text:p>
          </table:table-cell>
          <table:table-cell table:style-name="ce63" table:formula="of:=MAX([.$G$2]*([.M21]-[.$G$3]); IF([.$A64] &lt;= [.M$52]; ([.$B$10]*[.N63]+[.$B$11]*[.N64])/EXP([.$B$6] * [.$B$3]/[.$B$5]);&quot;&quot;))" office:value-type="float" office:value="0">
            <text:p>0.00</text:p>
          </table:table-cell>
          <table:table-cell table:style-name="ce63" table:formula="of:=MAX([.$G$2]*([.N21]-[.$G$3]); IF([.$A64] &lt;= [.N$52]; ([.$B$10]*[.O63]+[.$B$11]*[.O64])/EXP([.$B$6] * [.$B$3]/[.$B$5]);&quot;&quot;))" office:value-type="float" office:value="0">
            <text:p>0.00</text:p>
          </table:table-cell>
          <table:table-cell table:style-name="ce63" table:formula="of:=MAX([.$G$2]*([.O21]-[.$G$3]); IF([.$A64] &lt;= [.O$52]; ([.$B$10]*[.P63]+[.$B$11]*[.P64])/EXP([.$B$6] * [.$B$3]/[.$B$5]);&quot;&quot;))" office:value-type="float" office:value="0">
            <text:p>0.00</text:p>
          </table:table-cell>
          <table:table-cell table:style-name="ce63" table:formula="of:=MAX([.$G$2]*([.P21]-[.$G$3]); IF([.$A64] &lt;= [.P$52]; ([.$B$10]*[.Q63]+[.$B$11]*[.Q64])/EXP([.$B$6] * [.$B$3]/[.$B$5]);&quot;&quot;))" office:value-type="float" office:value="0">
            <text:p>0.00</text:p>
          </table:table-cell>
          <table:table-cell table:style-name="ce63" table:formula="of:=MAX([.$G$2]*([.Q21]-[.$G$3]);0)" office:value-type="float" office:value="0">
            <text:p>0.0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8">
            <text:p>8</text:p>
          </table:table-cell>
          <table:table-cell table:style-name="ce62" table:formula="of:=IF([.$A65] &lt;= [.B$52]; ([.$B$10]*[.C64]+[.$B$11]*[.C65])/EXP([.$B$6] * [.$B$3]/[.$B$5]);&quot;&quot;)">
            <text:p/>
          </table:table-cell>
          <table:table-cell table:style-name="ce62" table:formula="of:=IF([.$A65] &lt;= [.C$52]; ([.$B$10]*[.D64]+[.$B$11]*[.D65])/EXP([.$B$6] * [.$B$3]/[.$B$5]);&quot;&quot;)">
            <text:p/>
          </table:table-cell>
          <table:table-cell table:style-name="ce62" table:formula="of:=IF([.$A65] &lt;= [.D$52]; ([.$B$10]*[.E64]+[.$B$11]*[.E65])/EXP([.$B$6] * [.$B$3]/[.$B$5]);&quot;&quot;)">
            <text:p/>
          </table:table-cell>
          <table:table-cell table:style-name="ce62" table:formula="of:=IF([.$A65] &lt;= [.E$52]; ([.$B$10]*[.F64]+[.$B$11]*[.F65])/EXP([.$B$6] * [.$B$3]/[.$B$5]);&quot;&quot;)">
            <text:p/>
          </table:table-cell>
          <table:table-cell table:style-name="ce62" table:formula="of:=IF([.$A65] &lt;= [.F$52]; ([.$B$10]*[.G64]+[.$B$11]*[.G65])/EXP([.$B$6] * [.$B$3]/[.$B$5]);&quot;&quot;)">
            <text:p/>
          </table:table-cell>
          <table:table-cell table:style-name="ce62" table:formula="of:=IF([.$A65] &lt;= [.G$52]; ([.$B$10]*[.H64]+[.$B$11]*[.H65])/EXP([.$B$6] * [.$B$3]/[.$B$5]);&quot;&quot;)">
            <text:p/>
          </table:table-cell>
          <table:table-cell table:style-name="ce62" table:formula="of:=IF([.$A65] &lt;= [.H$52]; ([.$B$10]*[.I64]+[.$B$11]*[.I65])/EXP([.$B$6] * [.$B$3]/[.$B$5]);&quot;&quot;)">
            <text:p/>
          </table:table-cell>
          <table:table-cell table:style-name="ce62" table:formula="of:=IF([.$A65] &lt;= [.I$52]; ([.$B$10]*[.J64]+[.$B$11]*[.J65])/EXP([.$B$6] * [.$B$3]/[.$B$5]);&quot;&quot;)">
            <text:p/>
          </table:table-cell>
          <table:table-cell table:style-name="ce63" table:formula="of:=MAX([.$G$2]*([.J22]-[.$G$3]); IF([.$A65] &lt;= [.J$52]; ([.$B$10]*[.K64]+[.$B$11]*[.K65])/EXP([.$B$6] * [.$B$3]/[.$B$5]);&quot;&quot;))" office:value-type="float" office:value="0.0523658697274847">
            <text:p>0.05</text:p>
          </table:table-cell>
          <table:table-cell table:style-name="ce63" table:formula="of:=MAX([.$G$2]*([.K22]-[.$G$3]); IF([.$A65] &lt;= [.K$52]; ([.$B$10]*[.L64]+[.$B$11]*[.L65])/EXP([.$B$6] * [.$B$3]/[.$B$5]);&quot;&quot;))" office:value-type="float" office:value="0.10321228922823">
            <text:p>0.10</text:p>
          </table:table-cell>
          <table:table-cell table:style-name="ce63" table:formula="of:=MAX([.$G$2]*([.L22]-[.$G$3]); IF([.$A65] &lt;= [.L$52]; ([.$B$10]*[.M64]+[.$B$11]*[.M65])/EXP([.$B$6] * [.$B$3]/[.$B$5]);&quot;&quot;))" office:value-type="float" office:value="0.203429766433167">
            <text:p>0.20</text:p>
          </table:table-cell>
          <table:table-cell table:style-name="ce63" table:formula="of:=MAX([.$G$2]*([.M22]-[.$G$3]); IF([.$A65] &lt;= [.M$52]; ([.$B$10]*[.N64]+[.$B$11]*[.N65])/EXP([.$B$6] * [.$B$3]/[.$B$5]);&quot;&quot;))" office:value-type="float" office:value="0.400956806408416">
            <text:p>0.40</text:p>
          </table:table-cell>
          <table:table-cell table:style-name="ce63" table:formula="of:=MAX([.$G$2]*([.N22]-[.$G$3]); IF([.$A65] &lt;= [.N$52]; ([.$B$10]*[.O64]+[.$B$11]*[.O65])/EXP([.$B$6] * [.$B$3]/[.$B$5]);&quot;&quot;))" office:value-type="float" office:value="0.790279433654329">
            <text:p>0.79</text:p>
          </table:table-cell>
          <table:table-cell table:style-name="ce63" table:formula="of:=MAX([.$G$2]*([.O22]-[.$G$3]); IF([.$A65] &lt;= [.O$52]; ([.$B$10]*[.P64]+[.$B$11]*[.P65])/EXP([.$B$6] * [.$B$3]/[.$B$5]);&quot;&quot;))" office:value-type="float" office:value="1.55762808680406">
            <text:p>1.56</text:p>
          </table:table-cell>
          <table:table-cell table:style-name="ce63" table:formula="of:=MAX([.$G$2]*([.P22]-[.$G$3]); IF([.$A65] &lt;= [.P$52]; ([.$B$10]*[.Q64]+[.$B$11]*[.Q65])/EXP([.$B$6] * [.$B$3]/[.$B$5]);&quot;&quot;))" office:value-type="float" office:value="3.07005997306784">
            <text:p>3.07</text:p>
          </table:table-cell>
          <table:table-cell table:style-name="ce63" table:formula="of:=MAX([.$G$2]*([.Q22]-[.$G$3]);0)" office:value-type="float" office:value="6.05103895986626">
            <text:p>6.05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7">
            <text:p>7</text:p>
          </table:table-cell>
          <table:table-cell table:style-name="ce62" table:formula="of:=IF([.$A66] &lt;= [.B$52]; ([.$B$10]*[.C65]+[.$B$11]*[.C66])/EXP([.$B$6] * [.$B$3]/[.$B$5]);&quot;&quot;)">
            <text:p/>
          </table:table-cell>
          <table:table-cell table:style-name="ce62" table:formula="of:=IF([.$A66] &lt;= [.C$52]; ([.$B$10]*[.D65]+[.$B$11]*[.D66])/EXP([.$B$6] * [.$B$3]/[.$B$5]);&quot;&quot;)">
            <text:p/>
          </table:table-cell>
          <table:table-cell table:style-name="ce62" table:formula="of:=IF([.$A66] &lt;= [.D$52]; ([.$B$10]*[.E65]+[.$B$11]*[.E66])/EXP([.$B$6] * [.$B$3]/[.$B$5]);&quot;&quot;)">
            <text:p/>
          </table:table-cell>
          <table:table-cell table:style-name="ce62" table:formula="of:=IF([.$A66] &lt;= [.E$52]; ([.$B$10]*[.F65]+[.$B$11]*[.F66])/EXP([.$B$6] * [.$B$3]/[.$B$5]);&quot;&quot;)">
            <text:p/>
          </table:table-cell>
          <table:table-cell table:style-name="ce62" table:formula="of:=IF([.$A66] &lt;= [.F$52]; ([.$B$10]*[.G65]+[.$B$11]*[.G66])/EXP([.$B$6] * [.$B$3]/[.$B$5]);&quot;&quot;)">
            <text:p/>
          </table:table-cell>
          <table:table-cell table:style-name="ce62" table:formula="of:=IF([.$A66] &lt;= [.G$52]; ([.$B$10]*[.H65]+[.$B$11]*[.H66])/EXP([.$B$6] * [.$B$3]/[.$B$5]);&quot;&quot;)">
            <text:p/>
          </table:table-cell>
          <table:table-cell table:style-name="ce62" table:formula="of:=IF([.$A66] &lt;= [.H$52]; ([.$B$10]*[.I65]+[.$B$11]*[.I66])/EXP([.$B$6] * [.$B$3]/[.$B$5]);&quot;&quot;)">
            <text:p/>
          </table:table-cell>
          <table:table-cell table:style-name="ce62" table:formula="of:=MAX([.$G$2]*([.I23]-[.$G$3]); IF([.$A66] &lt;= [.I$52]; ([.$B$10]*[.J65]+[.$B$11]*[.J66])/EXP([.$B$6] * [.$B$3]/[.$B$5]);&quot;&quot;))" office:value-type="float" office:value="0.267000489289462">
            <text:p>0.27</text:p>
          </table:table-cell>
          <table:table-cell table:style-name="ce63" table:formula="of:=MAX([.$G$2]*([.J23]-[.$G$3]); IF([.$A66] &lt;= [.J$52]; ([.$B$10]*[.K65]+[.$B$11]*[.K66])/EXP([.$B$6] * [.$B$3]/[.$B$5]);&quot;&quot;))" office:value-type="float" office:value="0.475441660277968">
            <text:p>0.48</text:p>
          </table:table-cell>
          <table:table-cell table:style-name="ce63" table:formula="of:=MAX([.$G$2]*([.K23]-[.$G$3]); IF([.$A66] &lt;= [.K$52]; ([.$B$10]*[.L65]+[.$B$11]*[.L66])/EXP([.$B$6] * [.$B$3]/[.$B$5]);&quot;&quot;))" office:value-type="float" office:value="0.836938207231186">
            <text:p>0.84</text:p>
          </table:table-cell>
          <table:table-cell table:style-name="ce63" table:formula="of:=MAX([.$G$2]*([.L23]-[.$G$3]); IF([.$A66] &lt;= [.L$52]; ([.$B$10]*[.M65]+[.$B$11]*[.M66])/EXP([.$B$6] * [.$B$3]/[.$B$5]);&quot;&quot;))" office:value-type="float" office:value="1.45219837108799">
            <text:p>1.45</text:p>
          </table:table-cell>
          <table:table-cell table:style-name="ce63" table:formula="of:=MAX([.$G$2]*([.M23]-[.$G$3]); IF([.$A66] &lt;= [.M$52]; ([.$B$10]*[.N65]+[.$B$11]*[.N66])/EXP([.$B$6] * [.$B$3]/[.$B$5]);&quot;&quot;))" office:value-type="float" office:value="2.47320044992947">
            <text:p>2.47</text:p>
          </table:table-cell>
          <table:table-cell table:style-name="ce63" table:formula="of:=MAX([.$G$2]*([.N23]-[.$G$3]); IF([.$A66] &lt;= [.N$52]; ([.$B$10]*[.O65]+[.$B$11]*[.O66])/EXP([.$B$6] * [.$B$3]/[.$B$5]);&quot;&quot;))" office:value-type="float" office:value="4.10780888371387">
            <text:p>4.11</text:p>
          </table:table-cell>
          <table:table-cell table:style-name="ce63" table:formula="of:=MAX([.$G$2]*([.O23]-[.$G$3]); IF([.$A66] &lt;= [.O$52]; ([.$B$10]*[.P65]+[.$B$11]*[.P66])/EXP([.$B$6] * [.$B$3]/[.$B$5]);&quot;&quot;))" office:value-type="float" office:value="6.58501671266611">
            <text:p>6.59</text:p>
          </table:table-cell>
          <table:table-cell table:style-name="ce63" table:formula="of:=MAX([.$G$2]*([.P23]-[.$G$3]); IF([.$A66] &lt;= [.P$52]; ([.$B$10]*[.Q65]+[.$B$11]*[.Q66])/EXP([.$B$6] * [.$B$3]/[.$B$5]);&quot;&quot;))" office:value-type="float" office:value="10">
            <text:p>10.00</text:p>
          </table:table-cell>
          <table:table-cell table:style-name="ce63" table:formula="of:=MAX([.$G$2]*([.Q23]-[.$G$3]);0)" office:value-type="float" office:value="13.7989422891963">
            <text:p>13.8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6">
            <text:p>6</text:p>
          </table:table-cell>
          <table:table-cell table:style-name="ce62" table:formula="of:=IF([.$A67] &lt;= [.B$52]; ([.$B$10]*[.C66]+[.$B$11]*[.C67])/EXP([.$B$6] * [.$B$3]/[.$B$5]);&quot;&quot;)">
            <text:p/>
          </table:table-cell>
          <table:table-cell table:style-name="ce62" table:formula="of:=IF([.$A67] &lt;= [.C$52]; ([.$B$10]*[.D66]+[.$B$11]*[.D67])/EXP([.$B$6] * [.$B$3]/[.$B$5]);&quot;&quot;)">
            <text:p/>
          </table:table-cell>
          <table:table-cell table:style-name="ce62" table:formula="of:=IF([.$A67] &lt;= [.D$52]; ([.$B$10]*[.E66]+[.$B$11]*[.E67])/EXP([.$B$6] * [.$B$3]/[.$B$5]);&quot;&quot;)">
            <text:p/>
          </table:table-cell>
          <table:table-cell table:style-name="ce62" table:formula="of:=IF([.$A67] &lt;= [.E$52]; ([.$B$10]*[.F66]+[.$B$11]*[.F67])/EXP([.$B$6] * [.$B$3]/[.$B$5]);&quot;&quot;)">
            <text:p/>
          </table:table-cell>
          <table:table-cell table:style-name="ce62" table:formula="of:=IF([.$A67] &lt;= [.F$52]; ([.$B$10]*[.G66]+[.$B$11]*[.G67])/EXP([.$B$6] * [.$B$3]/[.$B$5]);&quot;&quot;)">
            <text:p/>
          </table:table-cell>
          <table:table-cell table:style-name="ce62" table:formula="of:=IF([.$A67] &lt;= [.G$52]; ([.$B$10]*[.H66]+[.$B$11]*[.H67])/EXP([.$B$6] * [.$B$3]/[.$B$5]);&quot;&quot;)">
            <text:p/>
          </table:table-cell>
          <table:table-cell table:style-name="ce62" table:formula="of:=MAX([.$G$2]*([.H24]-[.$G$3]); IF([.$A67] &lt;= [.H$52]; ([.$B$10]*[.I66]+[.$B$11]*[.I67])/EXP([.$B$6] * [.$B$3]/[.$B$5]);&quot;&quot;))" office:value-type="float" office:value="0.773013040381619">
            <text:p>0.77</text:p>
          </table:table-cell>
          <table:table-cell table:style-name="ce62" table:formula="of:=MAX([.$G$2]*([.I24]-[.$G$3]); IF([.$A67] &lt;= [.I$52]; ([.$B$10]*[.J66]+[.$B$11]*[.J67])/EXP([.$B$6] * [.$B$3]/[.$B$5]);&quot;&quot;))" office:value-type="float" office:value="1.26451849916951">
            <text:p>1.26</text:p>
          </table:table-cell>
          <table:table-cell table:style-name="ce63" table:formula="of:=MAX([.$G$2]*([.J24]-[.$G$3]); IF([.$A67] &lt;= [.J$52]; ([.$B$10]*[.K66]+[.$B$11]*[.K67])/EXP([.$B$6] * [.$B$3]/[.$B$5]);&quot;&quot;))" office:value-type="float" office:value="2.03101176266943">
            <text:p>2.03</text:p>
          </table:table-cell>
          <table:table-cell table:style-name="ce63" table:formula="of:=MAX([.$G$2]*([.K24]-[.$G$3]); IF([.$A67] &lt;= [.K$52]; ([.$B$10]*[.L66]+[.$B$11]*[.L67])/EXP([.$B$6] * [.$B$3]/[.$B$5]);&quot;&quot;))" office:value-type="float" office:value="3.19098780307432">
            <text:p>3.19</text:p>
          </table:table-cell>
          <table:table-cell table:style-name="ce63" table:formula="of:=MAX([.$G$2]*([.L24]-[.$G$3]); IF([.$A67] &lt;= [.L$52]; ([.$B$10]*[.M66]+[.$B$11]*[.M67])/EXP([.$B$6] * [.$B$3]/[.$B$5]);&quot;&quot;))" office:value-type="float" office:value="4.88027837705617">
            <text:p>4.88</text:p>
          </table:table-cell>
          <table:table-cell table:style-name="ce63" table:formula="of:=MAX([.$G$2]*([.M24]-[.$G$3]); IF([.$A67] &lt;= [.M$52]; ([.$B$10]*[.N66]+[.$B$11]*[.N67])/EXP([.$B$6] * [.$B$3]/[.$B$5]);&quot;&quot;))" office:value-type="float" office:value="7.21913704087609">
            <text:p>7.22</text:p>
          </table:table-cell>
          <table:table-cell table:style-name="ce63" table:formula="of:=MAX([.$G$2]*([.N24]-[.$G$3]); IF([.$A67] &lt;= [.N$52]; ([.$B$10]*[.O66]+[.$B$11]*[.O67])/EXP([.$B$6] * [.$B$3]/[.$B$5]);&quot;&quot;))" office:value-type="float" office:value="10.2428851311649">
            <text:p>10.24</text:p>
          </table:table-cell>
          <table:table-cell table:style-name="ce63" table:formula="of:=MAX([.$G$2]*([.O24]-[.$G$3]); IF([.$A67] &lt;= [.O$52]; ([.$B$10]*[.P66]+[.$B$11]*[.P67])/EXP([.$B$6] * [.$B$3]/[.$B$5]);&quot;&quot;))" office:value-type="float" office:value="13.7989422891963">
            <text:p>13.80</text:p>
          </table:table-cell>
          <table:table-cell table:style-name="ce63" table:formula="of:=MAX([.$G$2]*([.P24]-[.$G$3]); IF([.$A67] &lt;= [.P$52]; ([.$B$10]*[.Q66]+[.$B$11]*[.Q67])/EXP([.$B$6] * [.$B$3]/[.$B$5]);&quot;&quot;))" office:value-type="float" office:value="17.4535649532261">
            <text:p>17.45</text:p>
          </table:table-cell>
          <table:table-cell table:style-name="ce63" table:formula="of:=MAX([.$G$2]*([.Q24]-[.$G$3]);0)" office:value-type="float" office:value="20.9693506113615">
            <text:p>20.97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5">
            <text:p>5</text:p>
          </table:table-cell>
          <table:table-cell table:style-name="ce62" table:formula="of:=IF([.$A68] &lt;= [.B$52]; ([.$B$10]*[.C67]+[.$B$11]*[.C68])/EXP([.$B$6] * [.$B$3]/[.$B$5]);&quot;&quot;)">
            <text:p/>
          </table:table-cell>
          <table:table-cell table:style-name="ce62" table:formula="of:=IF([.$A68] &lt;= [.C$52]; ([.$B$10]*[.D67]+[.$B$11]*[.D68])/EXP([.$B$6] * [.$B$3]/[.$B$5]);&quot;&quot;)">
            <text:p/>
          </table:table-cell>
          <table:table-cell table:style-name="ce62" table:formula="of:=IF([.$A68] &lt;= [.D$52]; ([.$B$10]*[.E67]+[.$B$11]*[.E68])/EXP([.$B$6] * [.$B$3]/[.$B$5]);&quot;&quot;)">
            <text:p/>
          </table:table-cell>
          <table:table-cell table:style-name="ce62" table:formula="of:=IF([.$A68] &lt;= [.E$52]; ([.$B$10]*[.F67]+[.$B$11]*[.F68])/EXP([.$B$6] * [.$B$3]/[.$B$5]);&quot;&quot;)">
            <text:p/>
          </table:table-cell>
          <table:table-cell table:style-name="ce62" table:formula="of:=IF([.$A68] &lt;= [.F$52]; ([.$B$10]*[.G67]+[.$B$11]*[.G68])/EXP([.$B$6] * [.$B$3]/[.$B$5]);&quot;&quot;)">
            <text:p/>
          </table:table-cell>
          <table:table-cell table:style-name="ce62" table:formula="of:=MAX([.$G$2]*([.G25]-[.$G$3]); IF([.$A68] &lt;= [.G$52]; ([.$B$10]*[.H67]+[.$B$11]*[.H68])/EXP([.$B$6] * [.$B$3]/[.$B$5]);&quot;&quot;))" office:value-type="float" office:value="1.67469850956141">
            <text:p>1.67</text:p>
          </table:table-cell>
          <table:table-cell table:style-name="ce62" table:formula="of:=MAX([.$G$2]*([.H25]-[.$G$3]); IF([.$A68] &lt;= [.H$52]; ([.$B$10]*[.I67]+[.$B$11]*[.I68])/EXP([.$B$6] * [.$B$3]/[.$B$5]);&quot;&quot;))" office:value-type="float" office:value="2.55072841693359">
            <text:p>2.55</text:p>
          </table:table-cell>
          <table:table-cell table:style-name="ce62" table:formula="of:=MAX([.$G$2]*([.I25]-[.$G$3]); IF([.$A68] &lt;= [.I$52]; ([.$B$10]*[.J67]+[.$B$11]*[.J68])/EXP([.$B$6] * [.$B$3]/[.$B$5]);&quot;&quot;))" office:value-type="float" office:value="3.800448258342">
            <text:p>3.80</text:p>
          </table:table-cell>
          <table:table-cell table:style-name="ce63" table:formula="of:=MAX([.$G$2]*([.J25]-[.$G$3]); IF([.$A68] &lt;= [.J$52]; ([.$B$10]*[.K67]+[.$B$11]*[.K68])/EXP([.$B$6] * [.$B$3]/[.$B$5]);&quot;&quot;))" office:value-type="float" office:value="5.51987685348228">
            <text:p>5.52</text:p>
          </table:table-cell>
          <table:table-cell table:style-name="ce63" table:formula="of:=MAX([.$G$2]*([.K25]-[.$G$3]); IF([.$A68] &lt;= [.K$52]; ([.$B$10]*[.L67]+[.$B$11]*[.L68])/EXP([.$B$6] * [.$B$3]/[.$B$5]);&quot;&quot;))" office:value-type="float" office:value="7.78328687610629">
            <text:p>7.78</text:p>
          </table:table-cell>
          <table:table-cell table:style-name="ce63" table:formula="of:=MAX([.$G$2]*([.L25]-[.$G$3]); IF([.$A68] &lt;= [.L$52]; ([.$B$10]*[.M67]+[.$B$11]*[.M68])/EXP([.$B$6] * [.$B$3]/[.$B$5]);&quot;&quot;))" office:value-type="float" office:value="10.6052673437901">
            <text:p>10.61</text:p>
          </table:table-cell>
          <table:table-cell table:style-name="ce63" table:formula="of:=MAX([.$G$2]*([.M25]-[.$G$3]); IF([.$A68] &lt;= [.M$52]; ([.$B$10]*[.N67]+[.$B$11]*[.N68])/EXP([.$B$6] * [.$B$3]/[.$B$5]);&quot;&quot;))" office:value-type="float" office:value="13.8978876947962">
            <text:p>13.90</text:p>
          </table:table-cell>
          <table:table-cell table:style-name="ce63" table:formula="of:=MAX([.$G$2]*([.N25]-[.$G$3]); IF([.$A68] &lt;= [.N$52]; ([.$B$10]*[.O67]+[.$B$11]*[.O68])/EXP([.$B$6] * [.$B$3]/[.$B$5]);&quot;&quot;))" office:value-type="float" office:value="17.453564953226">
            <text:p>17.45</text:p>
          </table:table-cell>
          <table:table-cell table:style-name="ce63" table:formula="of:=MAX([.$G$2]*([.O25]-[.$G$3]); IF([.$A68] &lt;= [.O$52]; ([.$B$10]*[.P67]+[.$B$11]*[.P68])/EXP([.$B$6] * [.$B$3]/[.$B$5]);&quot;&quot;))" office:value-type="float" office:value="20.9693506113615">
            <text:p>20.97</text:p>
          </table:table-cell>
          <table:table-cell table:style-name="ce63" table:formula="of:=MAX([.$G$2]*([.P25]-[.$G$3]); IF([.$A68] &lt;= [.P$52]; ([.$B$10]*[.Q67]+[.$B$11]*[.Q68])/EXP([.$B$6] * [.$B$3]/[.$B$5]);&quot;&quot;))" office:value-type="float" office:value="24.3515736013325">
            <text:p>24.35</text:p>
          </table:table-cell>
          <table:table-cell table:style-name="ce63" table:formula="of:=MAX([.$G$2]*([.Q25]-[.$G$3]);0)" office:value-type="float" office:value="27.6053078918226">
            <text:p>27.61</text:p>
          </table:table-cell>
          <table:table-cell table:style-name="ce63"/>
          <table:table-cell table:style-name="ce69" table:number-columns-repeated="6"/>
          <table:table-cell table:number-columns-repeated="1000"/>
        </table:table-row>
        <table:table-row table:style-name="ro3">
          <table:table-cell office:value-type="float" office:value="4">
            <text:p>4</text:p>
          </table:table-cell>
          <table:table-cell table:style-name="ce62" table:formula="of:=IF([.$A69] &lt;= [.B$52]; ([.$B$10]*[.C68]+[.$B$11]*[.C69])/EXP([.$B$6] * [.$B$3]/[.$B$5]);&quot;&quot;)">
            <text:p/>
          </table:table-cell>
          <table:table-cell table:style-name="ce62" table:formula="of:=IF([.$A69] &lt;= [.C$52]; ([.$B$10]*[.D68]+[.$B$11]*[.D69])/EXP([.$B$6] * [.$B$3]/[.$B$5]);&quot;&quot;)">
            <text:p/>
          </table:table-cell>
          <table:table-cell table:style-name="ce62" table:formula="of:=IF([.$A69] &lt;= [.D$52]; ([.$B$10]*[.E68]+[.$B$11]*[.E69])/EXP([.$B$6] * [.$B$3]/[.$B$5]);&quot;&quot;)">
            <text:p/>
          </table:table-cell>
          <table:table-cell table:style-name="ce62" table:formula="of:=IF([.$A69] &lt;= [.E$52]; ([.$B$10]*[.F68]+[.$B$11]*[.F69])/EXP([.$B$6] * [.$B$3]/[.$B$5]);&quot;&quot;)">
            <text:p/>
          </table:table-cell>
          <table:table-cell table:style-name="ce62" table:formula="of:=MAX([.$G$2]*([.F26]-[.$G$3]); IF([.$A69] &lt;= [.F$52]; ([.$B$10]*[.G68]+[.$B$11]*[.G69])/EXP([.$B$6] * [.$B$3]/[.$B$5]);&quot;&quot;))" office:value-type="float" office:value="3.02570414146887">
            <text:p>3.03</text:p>
          </table:table-cell>
          <table:table-cell table:style-name="ce62" table:formula="of:=MAX([.$G$2]*([.G26]-[.$G$3]); IF([.$A69] &lt;= [.G$52]; ([.$B$10]*[.H68]+[.$B$11]*[.H69])/EXP([.$B$6] * [.$B$3]/[.$B$5]);&quot;&quot;))" office:value-type="float" office:value="4.33860902308207">
            <text:p>4.34</text:p>
          </table:table-cell>
          <table:table-cell table:style-name="ce62" table:formula="of:=MAX([.$G$2]*([.H26]-[.$G$3]); IF([.$A69] &lt;= [.H$52]; ([.$B$10]*[.I68]+[.$B$11]*[.I69])/EXP([.$B$6] * [.$B$3]/[.$B$5]);&quot;&quot;))" office:value-type="float" office:value="6.07628794779189">
            <text:p>6.08</text:p>
          </table:table-cell>
          <table:table-cell table:style-name="ce62" table:formula="of:=MAX([.$G$2]*([.I26]-[.$G$3]); IF([.$A69] &lt;= [.I$52]; ([.$B$10]*[.J68]+[.$B$11]*[.J69])/EXP([.$B$6] * [.$B$3]/[.$B$5]);&quot;&quot;))" office:value-type="float" office:value="8.28858823742655">
            <text:p>8.29</text:p>
          </table:table-cell>
          <table:table-cell table:style-name="ce63" table:formula="of:=MAX([.$G$2]*([.J26]-[.$G$3]); IF([.$A69] &lt;= [.J$52]; ([.$B$10]*[.K68]+[.$B$11]*[.K69])/EXP([.$B$6] * [.$B$3]/[.$B$5]);&quot;&quot;))" office:value-type="float" office:value="10.9805885033635">
            <text:p>10.98</text:p>
          </table:table-cell>
          <table:table-cell table:style-name="ce63" table:formula="of:=MAX([.$G$2]*([.K26]-[.$G$3]); IF([.$A69] &lt;= [.K$52]; ([.$B$10]*[.L68]+[.$B$11]*[.L69])/EXP([.$B$6] * [.$B$3]/[.$B$5]);&quot;&quot;))" office:value-type="float" office:value="14.0902298209793">
            <text:p>14.09</text:p>
          </table:table-cell>
          <table:table-cell table:style-name="ce63" table:formula="of:=MAX([.$G$2]*([.L26]-[.$G$3]); IF([.$A69] &lt;= [.L$52]; ([.$B$10]*[.M68]+[.$B$11]*[.M69])/EXP([.$B$6] * [.$B$3]/[.$B$5]);&quot;&quot;))" office:value-type="float" office:value="17.4810389265989">
            <text:p>17.48</text:p>
          </table:table-cell>
          <table:table-cell table:style-name="ce63" table:formula="of:=MAX([.$G$2]*([.M26]-[.$G$3]); IF([.$A69] &lt;= [.M$52]; ([.$B$10]*[.N68]+[.$B$11]*[.N69])/EXP([.$B$6] * [.$B$3]/[.$B$5]);&quot;&quot;))" office:value-type="float" office:value="20.9693506113615">
            <text:p>20.97</text:p>
          </table:table-cell>
          <table:table-cell table:style-name="ce63" table:formula="of:=MAX([.$G$2]*([.N26]-[.$G$3]); IF([.$A69] &lt;= [.N$52]; ([.$B$10]*[.O68]+[.$B$11]*[.O69])/EXP([.$B$6] * [.$B$3]/[.$B$5]);&quot;&quot;))" office:value-type="float" office:value="24.3515736013325">
            <text:p>24.35</text:p>
          </table:table-cell>
          <table:table-cell table:style-name="ce63" table:formula="of:=MAX([.$G$2]*([.O26]-[.$G$3]); IF([.$A69] &lt;= [.O$52]; ([.$B$10]*[.P68]+[.$B$11]*[.P69])/EXP([.$B$6] * [.$B$3]/[.$B$5]);&quot;&quot;))" office:value-type="float" office:value="27.6053078918226">
            <text:p>27.61</text:p>
          </table:table-cell>
          <table:table-cell table:style-name="ce63" table:formula="of:=MAX([.$G$2]*([.P26]-[.$G$3]); IF([.$A69] &lt;= [.P$52]; ([.$B$10]*[.Q68]+[.$B$11]*[.Q69])/EXP([.$B$6] * [.$B$3]/[.$B$5]);&quot;&quot;))" office:value-type="float" office:value="30.7354346943732">
            <text:p>30.74</text:p>
          </table:table-cell>
          <table:table-cell table:style-name="ce63" table:formula="of:=MAX([.$G$2]*([.Q26]-[.$G$3]);0)" office:value-type="float" office:value="33.7466497861162">
            <text:p>33.75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3">
            <text:p>3</text:p>
          </table:table-cell>
          <table:table-cell table:style-name="ce62" table:formula="of:=IF([.$A70] &lt;= [.B$52]; ([.$B$10]*[.C69]+[.$B$11]*[.C70])/EXP([.$B$6] * [.$B$3]/[.$B$5]);&quot;&quot;)">
            <text:p/>
          </table:table-cell>
          <table:table-cell table:style-name="ce62" table:formula="of:=IF([.$A70] &lt;= [.C$52]; ([.$B$10]*[.D69]+[.$B$11]*[.D70])/EXP([.$B$6] * [.$B$3]/[.$B$5]);&quot;&quot;)">
            <text:p/>
          </table:table-cell>
          <table:table-cell table:style-name="ce62" table:formula="of:=IF([.$A70] &lt;= [.D$52]; ([.$B$10]*[.E69]+[.$B$11]*[.E70])/EXP([.$B$6] * [.$B$3]/[.$B$5]);&quot;&quot;)">
            <text:p/>
          </table:table-cell>
          <table:table-cell table:style-name="ce62" table:formula="of:=MAX([.$G$2]*([.E27]-[.$G$3]); IF([.$A70] &lt;= [.E$52]; ([.$B$10]*[.F69]+[.$B$11]*[.F70])/EXP([.$B$6] * [.$B$3]/[.$B$5]);&quot;&quot;))" office:value-type="float" office:value="4.82529060197721">
            <text:p>4.83</text:p>
          </table:table-cell>
          <table:table-cell table:style-name="ce62" table:formula="of:=MAX([.$G$2]*([.F27]-[.$G$3]); IF([.$A70] &lt;= [.F$52]; ([.$B$10]*[.G69]+[.$B$11]*[.G70])/EXP([.$B$6] * [.$B$3]/[.$B$5]);&quot;&quot;))" office:value-type="float" office:value="6.57464772800368">
            <text:p>6.57</text:p>
          </table:table-cell>
          <table:table-cell table:style-name="ce62" table:formula="of:=MAX([.$G$2]*([.G27]-[.$G$3]); IF([.$A70] &lt;= [.G$52]; ([.$B$10]*[.H69]+[.$B$11]*[.H70])/EXP([.$B$6] * [.$B$3]/[.$B$5]);&quot;&quot;))" office:value-type="float" office:value="8.7486554099351">
            <text:p>8.75</text:p>
          </table:table-cell>
          <table:table-cell table:style-name="ce62" table:formula="of:=MAX([.$G$2]*([.H27]-[.$G$3]); IF([.$A70] &lt;= [.H$52]; ([.$B$10]*[.I69]+[.$B$11]*[.I70])/EXP([.$B$6] * [.$B$3]/[.$B$5]);&quot;&quot;))" office:value-type="float" office:value="11.347472771457">
            <text:p>11.35</text:p>
          </table:table-cell>
          <table:table-cell table:style-name="ce62" table:formula="of:=MAX([.$G$2]*([.I27]-[.$G$3]); IF([.$A70] &lt;= [.I$52]; ([.$B$10]*[.J69]+[.$B$11]*[.J70])/EXP([.$B$6] * [.$B$3]/[.$B$5]);&quot;&quot;))" office:value-type="float" office:value="14.3230452368767">
            <text:p>14.32</text:p>
          </table:table-cell>
          <table:table-cell table:style-name="ce63" table:formula="of:=MAX([.$G$2]*([.J27]-[.$G$3]); IF([.$A70] &lt;= [.J$52]; ([.$B$10]*[.K69]+[.$B$11]*[.K70])/EXP([.$B$6] * [.$B$3]/[.$B$5]);&quot;&quot;))" office:value-type="float" office:value="17.5757300942338">
            <text:p>17.58</text:p>
          </table:table-cell>
          <table:table-cell table:style-name="ce63" table:formula="of:=MAX([.$G$2]*([.K27]-[.$G$3]); IF([.$A70] &lt;= [.K$52]; ([.$B$10]*[.L69]+[.$B$11]*[.L70])/EXP([.$B$6] * [.$B$3]/[.$B$5]);&quot;&quot;))" office:value-type="float" office:value="20.9693506113615">
            <text:p>20.97</text:p>
          </table:table-cell>
          <table:table-cell table:style-name="ce63" table:formula="of:=MAX([.$G$2]*([.L27]-[.$G$3]); IF([.$A70] &lt;= [.L$52]; ([.$B$10]*[.M69]+[.$B$11]*[.M70])/EXP([.$B$6] * [.$B$3]/[.$B$5]);&quot;&quot;))" office:value-type="float" office:value="24.3515736013325">
            <text:p>24.35</text:p>
          </table:table-cell>
          <table:table-cell table:style-name="ce63" table:formula="of:=MAX([.$G$2]*([.M27]-[.$G$3]); IF([.$A70] &lt;= [.M$52]; ([.$B$10]*[.N69]+[.$B$11]*[.N70])/EXP([.$B$6] * [.$B$3]/[.$B$5]);&quot;&quot;))" office:value-type="float" office:value="27.6053078918226">
            <text:p>27.61</text:p>
          </table:table-cell>
          <table:table-cell table:style-name="ce63" table:formula="of:=MAX([.$G$2]*([.N27]-[.$G$3]); IF([.$A70] &lt;= [.N$52]; ([.$B$10]*[.O69]+[.$B$11]*[.O70])/EXP([.$B$6] * [.$B$3]/[.$B$5]);&quot;&quot;))" office:value-type="float" office:value="30.7354346943732">
            <text:p>30.74</text:p>
          </table:table-cell>
          <table:table-cell table:style-name="ce63" table:formula="of:=MAX([.$G$2]*([.O27]-[.$G$3]); IF([.$A70] &lt;= [.O$52]; ([.$B$10]*[.P69]+[.$B$11]*[.P70])/EXP([.$B$6] * [.$B$3]/[.$B$5]);&quot;&quot;))" office:value-type="float" office:value="33.7466497861162">
            <text:p>33.75</text:p>
          </table:table-cell>
          <table:table-cell table:style-name="ce63" table:formula="of:=MAX([.$G$2]*([.P27]-[.$G$3]); IF([.$A70] &lt;= [.P$52]; ([.$B$10]*[.Q69]+[.$B$11]*[.Q70])/EXP([.$B$6] * [.$B$3]/[.$B$5]);&quot;&quot;))" office:value-type="float" office:value="36.6434705543204">
            <text:p>36.64</text:p>
          </table:table-cell>
          <table:table-cell table:style-name="ce63" table:formula="of:=MAX([.$G$2]*([.Q27]-[.$G$3]);0)" office:value-type="float" office:value="39.430242773319">
            <text:p>39.43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2">
            <text:p>2</text:p>
          </table:table-cell>
          <table:table-cell table:style-name="ce62" table:formula="of:=IF([.$A71] &lt;= [.B$52]; ([.$B$10]*[.C70]+[.$B$11]*[.C71])/EXP([.$B$6] * [.$B$3]/[.$B$5]);&quot;&quot;)">
            <text:p/>
          </table:table-cell>
          <table:table-cell table:style-name="ce62" table:formula="of:=IF([.$A71] &lt;= [.C$52]; ([.$B$10]*[.D70]+[.$B$11]*[.D71])/EXP([.$B$6] * [.$B$3]/[.$B$5]);&quot;&quot;)">
            <text:p/>
          </table:table-cell>
          <table:table-cell table:style-name="ce62" table:formula="of:=MAX([.$G$2]*([.D28]-[.$G$3]); IF([.$A71] &lt;= [.D$52]; ([.$B$10]*[.E70]+[.$B$11]*[.E71])/EXP([.$B$6] * [.$B$3]/[.$B$5]);&quot;&quot;))" office:value-type="float" office:value="7.02949783345767">
            <text:p>7.03</text:p>
          </table:table-cell>
          <table:table-cell table:style-name="ce62" table:formula="of:=MAX([.$G$2]*([.E28]-[.$G$3]); IF([.$A71] &lt;= [.E$52]; ([.$B$10]*[.F70]+[.$B$11]*[.F71])/EXP([.$B$6] * [.$B$3]/[.$B$5]);&quot;&quot;))" office:value-type="float" office:value="9.17291735919841">
            <text:p>9.17</text:p>
          </table:table-cell>
          <table:table-cell table:style-name="ce62" table:formula="of:=MAX([.$G$2]*([.F28]-[.$G$3]); IF([.$A71] &lt;= [.F$52]; ([.$B$10]*[.G70]+[.$B$11]*[.G71])/EXP([.$B$6] * [.$B$3]/[.$B$5]);&quot;&quot;))" office:value-type="float" office:value="11.7001142806249">
            <text:p>11.70</text:p>
          </table:table-cell>
          <table:table-cell table:style-name="ce62" table:formula="of:=MAX([.$G$2]*([.G28]-[.$G$3]); IF([.$A71] &lt;= [.G$52]; ([.$B$10]*[.H70]+[.$B$11]*[.H71])/EXP([.$B$6] * [.$B$3]/[.$B$5]);&quot;&quot;))" office:value-type="float" office:value="14.5716803614645">
            <text:p>14.57</text:p>
          </table:table-cell>
          <table:table-cell table:style-name="ce62" table:formula="of:=MAX([.$G$2]*([.H28]-[.$G$3]); IF([.$A71] &lt;= [.H$52]; ([.$B$10]*[.I70]+[.$B$11]*[.I71])/EXP([.$B$6] * [.$B$3]/[.$B$5]);&quot;&quot;))" office:value-type="float" office:value="17.7097881981539">
            <text:p>17.71</text:p>
          </table:table-cell>
          <table:table-cell table:style-name="ce62" table:formula="of:=MAX([.$G$2]*([.I28]-[.$G$3]); IF([.$A71] &lt;= [.I$52]; ([.$B$10]*[.J70]+[.$B$11]*[.J71])/EXP([.$B$6] * [.$B$3]/[.$B$5]);&quot;&quot;))" office:value-type="float" office:value="21.0076698825179">
            <text:p>21.01</text:p>
          </table:table-cell>
          <table:table-cell table:style-name="ce63" table:formula="of:=MAX([.$G$2]*([.J28]-[.$G$3]); IF([.$A71] &lt;= [.J$52]; ([.$B$10]*[.K70]+[.$B$11]*[.K71])/EXP([.$B$6] * [.$B$3]/[.$B$5]);&quot;&quot;))" office:value-type="float" office:value="24.3515736013325">
            <text:p>24.35</text:p>
          </table:table-cell>
          <table:table-cell table:style-name="ce63" table:formula="of:=MAX([.$G$2]*([.K28]-[.$G$3]); IF([.$A71] &lt;= [.K$52]; ([.$B$10]*[.L70]+[.$B$11]*[.L71])/EXP([.$B$6] * [.$B$3]/[.$B$5]);&quot;&quot;))" office:value-type="float" office:value="27.6053078918226">
            <text:p>27.61</text:p>
          </table:table-cell>
          <table:table-cell table:style-name="ce63" table:formula="of:=MAX([.$G$2]*([.L28]-[.$G$3]); IF([.$A71] &lt;= [.L$52]; ([.$B$10]*[.M70]+[.$B$11]*[.M71])/EXP([.$B$6] * [.$B$3]/[.$B$5]);&quot;&quot;))" office:value-type="float" office:value="30.7354346943732">
            <text:p>30.74</text:p>
          </table:table-cell>
          <table:table-cell table:style-name="ce63" table:formula="of:=MAX([.$G$2]*([.M28]-[.$G$3]); IF([.$A71] &lt;= [.M$52]; ([.$B$10]*[.N70]+[.$B$11]*[.N71])/EXP([.$B$6] * [.$B$3]/[.$B$5]);&quot;&quot;))" office:value-type="float" office:value="33.7466497861162">
            <text:p>33.75</text:p>
          </table:table-cell>
          <table:table-cell table:style-name="ce63" table:formula="of:=MAX([.$G$2]*([.N28]-[.$G$3]); IF([.$A71] &lt;= [.N$52]; ([.$B$10]*[.O70]+[.$B$11]*[.O71])/EXP([.$B$6] * [.$B$3]/[.$B$5]);&quot;&quot;))" office:value-type="float" office:value="36.6434705543204">
            <text:p>36.64</text:p>
          </table:table-cell>
          <table:table-cell table:style-name="ce63" table:formula="of:=MAX([.$G$2]*([.O28]-[.$G$3]); IF([.$A71] &lt;= [.O$52]; ([.$B$10]*[.P70]+[.$B$11]*[.P71])/EXP([.$B$6] * [.$B$3]/[.$B$5]);&quot;&quot;))" office:value-type="float" office:value="39.430242773319">
            <text:p>39.43</text:p>
          </table:table-cell>
          <table:table-cell table:style-name="ce63" table:formula="of:=MAX([.$G$2]*([.P28]-[.$G$3]); IF([.$A71] &lt;= [.P$52]; ([.$B$10]*[.Q70]+[.$B$11]*[.Q71])/EXP([.$B$6] * [.$B$3]/[.$B$5]);&quot;&quot;))" office:value-type="float" office:value="42.1111471239865">
            <text:p>42.11</text:p>
          </table:table-cell>
          <table:table-cell table:style-name="ce63" table:formula="of:=MAX([.$G$2]*([.Q28]-[.$G$3]);0)" office:value-type="float" office:value="44.6902054655436">
            <text:p>44.69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1">
            <text:p>1</text:p>
          </table:table-cell>
          <table:table-cell table:style-name="ce62" table:formula="of:=IF([.$A72] &lt;= [.B$52]; ([.$B$10]*[.C71]+[.$B$11]*[.C72])/EXP([.$B$6] * [.$B$3]/[.$B$5]);&quot;&quot;)">
            <text:p/>
          </table:table-cell>
          <table:table-cell table:style-name="ce62" table:formula="of:=MAX([.$G$2]*([.C29]-[.$G$3]); IF([.$A72] &lt;= [.C$52]; ([.$B$10]*[.D71]+[.$B$11]*[.D72])/EXP([.$B$6] * [.$B$3]/[.$B$5]);&quot;&quot;))" office:value-type="float" office:value="9.56786216821808">
            <text:p>9.57</text:p>
          </table:table-cell>
          <table:table-cell table:style-name="ce62" table:formula="of:=MAX([.$G$2]*([.D29]-[.$G$3]); IF([.$A72] &lt;= [.D$52]; ([.$B$10]*[.E71]+[.$B$11]*[.E72])/EXP([.$B$6] * [.$B$3]/[.$B$5]);&quot;&quot;))" office:value-type="float" office:value="12.037190792039">
            <text:p>12.04</text:p>
          </table:table-cell>
          <table:table-cell table:style-name="ce62" table:formula="of:=MAX([.$G$2]*([.E29]-[.$G$3]); IF([.$A72] &lt;= [.E$52]; ([.$B$10]*[.F71]+[.$B$11]*[.F72])/EXP([.$B$6] * [.$B$3]/[.$B$5]);&quot;&quot;))" office:value-type="float" office:value="14.8243799026558">
            <text:p>14.82</text:p>
          </table:table-cell>
          <table:table-cell table:style-name="ce62" table:formula="of:=MAX([.$G$2]*([.F29]-[.$G$3]); IF([.$A72] &lt;= [.F$52]; ([.$B$10]*[.G71]+[.$B$11]*[.G72])/EXP([.$B$6] * [.$B$3]/[.$B$5]);&quot;&quot;))" office:value-type="float" office:value="17.8656773365925">
            <text:p>17.87</text:p>
          </table:table-cell>
          <table:table-cell table:style-name="ce62" table:formula="of:=MAX([.$G$2]*([.G29]-[.$G$3]); IF([.$A72] &lt;= [.G$52]; ([.$B$10]*[.H71]+[.$B$11]*[.H72])/EXP([.$B$6] * [.$B$3]/[.$B$5]);&quot;&quot;))" office:value-type="float" office:value="21.0736674808756">
            <text:p>21.07</text:p>
          </table:table-cell>
          <table:table-cell table:style-name="ce62" table:formula="of:=MAX([.$G$2]*([.H29]-[.$G$3]); IF([.$A72] &lt;= [.H$52]; ([.$B$10]*[.I71]+[.$B$11]*[.I72])/EXP([.$B$6] * [.$B$3]/[.$B$5]);&quot;&quot;))" office:value-type="float" office:value="24.3515736013325">
            <text:p>24.35</text:p>
          </table:table-cell>
          <table:table-cell table:style-name="ce62" table:formula="of:=MAX([.$G$2]*([.I29]-[.$G$3]); IF([.$A72] &lt;= [.I$52]; ([.$B$10]*[.J71]+[.$B$11]*[.J72])/EXP([.$B$6] * [.$B$3]/[.$B$5]);&quot;&quot;))" office:value-type="float" office:value="27.6053078918226">
            <text:p>27.61</text:p>
          </table:table-cell>
          <table:table-cell table:style-name="ce63" table:formula="of:=MAX([.$G$2]*([.J29]-[.$G$3]); IF([.$A72] &lt;= [.J$52]; ([.$B$10]*[.K71]+[.$B$11]*[.K72])/EXP([.$B$6] * [.$B$3]/[.$B$5]);&quot;&quot;))" office:value-type="float" office:value="30.7354346943732">
            <text:p>30.74</text:p>
          </table:table-cell>
          <table:table-cell table:style-name="ce63" table:formula="of:=MAX([.$G$2]*([.K29]-[.$G$3]); IF([.$A72] &lt;= [.K$52]; ([.$B$10]*[.L71]+[.$B$11]*[.L72])/EXP([.$B$6] * [.$B$3]/[.$B$5]);&quot;&quot;))" office:value-type="float" office:value="33.7466497861162">
            <text:p>33.75</text:p>
          </table:table-cell>
          <table:table-cell table:style-name="ce63" table:formula="of:=MAX([.$G$2]*([.L29]-[.$G$3]); IF([.$A72] &lt;= [.L$52]; ([.$B$10]*[.M71]+[.$B$11]*[.M72])/EXP([.$B$6] * [.$B$3]/[.$B$5]);&quot;&quot;))" office:value-type="float" office:value="36.6434705543204">
            <text:p>36.64</text:p>
          </table:table-cell>
          <table:table-cell table:style-name="ce63" table:formula="of:=MAX([.$G$2]*([.M29]-[.$G$3]); IF([.$A72] &lt;= [.M$52]; ([.$B$10]*[.N71]+[.$B$11]*[.N72])/EXP([.$B$6] * [.$B$3]/[.$B$5]);&quot;&quot;))" office:value-type="float" office:value="39.430242773319">
            <text:p>39.43</text:p>
          </table:table-cell>
          <table:table-cell table:style-name="ce63" table:formula="of:=MAX([.$G$2]*([.N29]-[.$G$3]); IF([.$A72] &lt;= [.N$52]; ([.$B$10]*[.O71]+[.$B$11]*[.O72])/EXP([.$B$6] * [.$B$3]/[.$B$5]);&quot;&quot;))" office:value-type="float" office:value="42.1111471239865">
            <text:p>42.11</text:p>
          </table:table-cell>
          <table:table-cell table:style-name="ce63" table:formula="of:=MAX([.$G$2]*([.O29]-[.$G$3]); IF([.$A72] &lt;= [.O$52]; ([.$B$10]*[.P71]+[.$B$11]*[.P72])/EXP([.$B$6] * [.$B$3]/[.$B$5]);&quot;&quot;))" office:value-type="float" office:value="44.6902054655436">
            <text:p>44.69</text:p>
          </table:table-cell>
          <table:table-cell table:style-name="ce63" table:formula="of:=MAX([.$G$2]*([.P29]-[.$G$3]); IF([.$A72] &lt;= [.P$52]; ([.$B$10]*[.Q71]+[.$B$11]*[.Q72])/EXP([.$B$6] * [.$B$3]/[.$B$5]);&quot;&quot;))" office:value-type="float" office:value="47.1712868691002">
            <text:p>47.17</text:p>
          </table:table-cell>
          <table:table-cell table:style-name="ce63" table:formula="of:=MAX([.$G$2]*([.Q29]-[.$G$3]);0)" office:value-type="float" office:value="49.5581134219878">
            <text:p>49.56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0">
            <text:p>0</text:p>
          </table:table-cell>
          <table:table-cell table:style-name="ce62" table:formula="of:=MAX([.$G$2]*([.B30]-[.$G$3]); IF([.$A73] &lt;= [.B$52]; ([.$B$10]*[.C72]+[.$B$11]*[.C73])/EXP([.$B$6] * [.$B$3]/[.$B$5]);&quot;&quot;))" office:value-type="float" office:value="12.3597847972849">
            <text:p>12.36</text:p>
          </table:table-cell>
          <table:table-cell table:style-name="ce62" table:formula="of:=MAX([.$G$2]*([.C30]-[.$G$3]); IF([.$A73] &lt;= [.C$52]; ([.$B$10]*[.D72]+[.$B$11]*[.D73])/EXP([.$B$6] * [.$B$3]/[.$B$5]);&quot;&quot;))" office:value-type="float" office:value="15.0769818714082">
            <text:p>15.08</text:p>
          </table:table-cell>
          <table:table-cell table:style-name="ce62" table:formula="of:=MAX([.$G$2]*([.D30]-[.$G$3]); IF([.$A73] &lt;= [.D$52]; ([.$B$10]*[.E72]+[.$B$11]*[.E73])/EXP([.$B$6] * [.$B$3]/[.$B$5]);&quot;&quot;))" office:value-type="float" office:value="18.0364773000427">
            <text:p>18.04</text:p>
          </table:table-cell>
          <table:table-cell table:style-name="ce62" table:formula="of:=MAX([.$G$2]*([.E30]-[.$G$3]); IF([.$A73] &lt;= [.E$52]; ([.$B$10]*[.F72]+[.$B$11]*[.F73])/EXP([.$B$6] * [.$B$3]/[.$B$5]);&quot;&quot;))" office:value-type="float" office:value="21.1651102626762">
            <text:p>21.17</text:p>
          </table:table-cell>
          <table:table-cell table:style-name="ce62" table:formula="of:=MAX([.$G$2]*([.F30]-[.$G$3]); IF([.$A73] &lt;= [.F$52]; ([.$B$10]*[.G72]+[.$B$11]*[.G73])/EXP([.$B$6] * [.$B$3]/[.$B$5]);&quot;&quot;))" office:value-type="float" office:value="24.3805424058887">
            <text:p>24.38</text:p>
          </table:table-cell>
          <table:table-cell table:style-name="ce62" table:formula="of:=MAX([.$G$2]*([.G30]-[.$G$3]); IF([.$A73] &lt;= [.G$52]; ([.$B$10]*[.H72]+[.$B$11]*[.H73])/EXP([.$B$6] * [.$B$3]/[.$B$5]);&quot;&quot;))" office:value-type="float" office:value="27.6053078918226">
            <text:p>27.61</text:p>
          </table:table-cell>
          <table:table-cell table:style-name="ce62" table:formula="of:=MAX([.$G$2]*([.H30]-[.$G$3]); IF([.$A73] &lt;= [.H$52]; ([.$B$10]*[.I72]+[.$B$11]*[.I73])/EXP([.$B$6] * [.$B$3]/[.$B$5]);&quot;&quot;))" office:value-type="float" office:value="30.7354346943732">
            <text:p>30.74</text:p>
          </table:table-cell>
          <table:table-cell table:style-name="ce62" table:formula="of:=MAX([.$G$2]*([.I30]-[.$G$3]); IF([.$A73] &lt;= [.I$52]; ([.$B$10]*[.J72]+[.$B$11]*[.J73])/EXP([.$B$6] * [.$B$3]/[.$B$5]);&quot;&quot;))" office:value-type="float" office:value="33.7466497861162">
            <text:p>33.75</text:p>
          </table:table-cell>
          <table:table-cell table:style-name="ce63" table:formula="of:=MAX([.$G$2]*([.J30]-[.$G$3]); IF([.$A73] &lt;= [.J$52]; ([.$B$10]*[.K72]+[.$B$11]*[.K73])/EXP([.$B$6] * [.$B$3]/[.$B$5]);&quot;&quot;))" office:value-type="float" office:value="36.6434705543203">
            <text:p>36.64</text:p>
          </table:table-cell>
          <table:table-cell table:style-name="ce63" table:formula="of:=MAX([.$G$2]*([.K30]-[.$G$3]); IF([.$A73] &lt;= [.K$52]; ([.$B$10]*[.L72]+[.$B$11]*[.L73])/EXP([.$B$6] * [.$B$3]/[.$B$5]);&quot;&quot;))" office:value-type="float" office:value="39.430242773319">
            <text:p>39.43</text:p>
          </table:table-cell>
          <table:table-cell table:style-name="ce63" table:formula="of:=MAX([.$G$2]*([.L30]-[.$G$3]); IF([.$A73] &lt;= [.L$52]; ([.$B$10]*[.M72]+[.$B$11]*[.M73])/EXP([.$B$6] * [.$B$3]/[.$B$5]);&quot;&quot;))" office:value-type="float" office:value="42.1111471239865">
            <text:p>42.11</text:p>
          </table:table-cell>
          <table:table-cell table:style-name="ce63" table:formula="of:=MAX([.$G$2]*([.M30]-[.$G$3]); IF([.$A73] &lt;= [.M$52]; ([.$B$10]*[.N72]+[.$B$11]*[.N73])/EXP([.$B$6] * [.$B$3]/[.$B$5]);&quot;&quot;))" office:value-type="float" office:value="44.6902054655436">
            <text:p>44.69</text:p>
          </table:table-cell>
          <table:table-cell table:style-name="ce63" table:formula="of:=MAX([.$G$2]*([.N30]-[.$G$3]); IF([.$A73] &lt;= [.N$52]; ([.$B$10]*[.O72]+[.$B$11]*[.O73])/EXP([.$B$6] * [.$B$3]/[.$B$5]);&quot;&quot;))" office:value-type="float" office:value="47.1712868691002">
            <text:p>47.17</text:p>
          </table:table-cell>
          <table:table-cell table:style-name="ce63" table:formula="of:=MAX([.$G$2]*([.O30]-[.$G$3]); IF([.$A73] &lt;= [.O$52]; ([.$B$10]*[.P72]+[.$B$11]*[.P73])/EXP([.$B$6] * [.$B$3]/[.$B$5]);&quot;&quot;))" office:value-type="float" office:value="49.5581134219878">
            <text:p>49.56</text:p>
          </table:table-cell>
          <table:table-cell table:style-name="ce63" table:formula="of:=MAX([.$G$2]*([.P30]-[.$G$3]); IF([.$A73] &lt;= [.P$52]; ([.$B$10]*[.Q72]+[.$B$11]*[.Q73])/EXP([.$B$6] * [.$B$3]/[.$B$5]);&quot;&quot;))" office:value-type="float" office:value="51.8542658115879">
            <text:p>51.85</text:p>
          </table:table-cell>
          <table:table-cell table:style-name="ce63" table:formula="of:=MAX([.$G$2]*([.Q30]-[.$G$3]);0)" office:value-type="float" office:value="54.0631886970351">
            <text:p>54.06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/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8" office:value-type="string">
            <text:p>American Option (Instrinsic Value)</text:p>
          </table:table-cell>
          <table:table-cell table:style-name="ce60" table:number-columns-repeated="10"/>
          <table:table-cell table:number-columns-repeated="6"/>
          <table:table-cell table:style-name="ce63" table:number-columns-repeated="6"/>
          <table:table-cell table:number-columns-repeated="1001"/>
        </table:table-row>
        <table:table-row table:style-name="ro3">
          <table:table-cell/>
          <table:table-cell table:style-name="ce60" table:number-columns-repeated="10"/>
          <table:table-cell table:number-columns-repeated="6"/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15">
            <text:p>15</text:p>
          </table:table-cell>
          <table:table-cell table:style-name="ce60" table:number-columns-repeated="10"/>
          <table:table-cell table:number-columns-repeated="5"/>
          <table:table-cell table:style-name="ce63" table:formula="of:=MAX([.$G$2]*([.Q15]-[.$G$3]);0)" office:value-type="float" office:value="0">
            <text:p>0.00</text:p>
          </table:table-cell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14">
            <text:p>14</text:p>
          </table:table-cell>
          <table:table-cell table:style-name="ce60" table:number-columns-repeated="10"/>
          <table:table-cell table:number-columns-repeated="4"/>
          <table:table-cell table:style-name="ce63" table:formula="of:=MAX([.$G$2]*([.P16]-[.$G$3]);0)" office:value-type="float" office:value="0">
            <text:p>0.00</text:p>
          </table:table-cell>
          <table:table-cell table:style-name="ce63" table:formula="of:=MAX([.$G$2]*([.Q16]-[.$G$3]);0)" office:value-type="float" office:value="0">
            <text:p>0.00</text:p>
          </table:table-cell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13">
            <text:p>13</text:p>
          </table:table-cell>
          <table:table-cell table:number-columns-repeated="13"/>
          <table:table-cell table:style-name="ce63" table:formula="of:=MAX([.$G$2]*([.O17]-[.$G$3]);0)" office:value-type="float" office:value="0">
            <text:p>0.00</text:p>
          </table:table-cell>
          <table:table-cell table:style-name="ce63" table:formula="of:=MAX([.$G$2]*([.P17]-[.$G$3]);0)" office:value-type="float" office:value="0">
            <text:p>0.00</text:p>
          </table:table-cell>
          <table:table-cell table:style-name="ce63" table:formula="of:=MAX([.$G$2]*([.Q17]-[.$G$3]);0)" office:value-type="float" office:value="0">
            <text:p>0.00</text:p>
          </table:table-cell>
          <table:table-cell table:number-columns-repeated="1007"/>
        </table:table-row>
        <table:table-row table:style-name="ro3">
          <table:table-cell office:value-type="float" office:value="12">
            <text:p>12</text:p>
          </table:table-cell>
          <table:table-cell table:number-columns-repeated="12"/>
          <table:table-cell table:style-name="ce63" table:formula="of:=MAX([.$G$2]*([.N18]-[.$G$3]);0)" office:value-type="float" office:value="0">
            <text:p>0.00</text:p>
          </table:table-cell>
          <table:table-cell table:style-name="ce63" table:formula="of:=MAX([.$G$2]*([.O18]-[.$G$3]);0)" office:value-type="float" office:value="0">
            <text:p>0.00</text:p>
          </table:table-cell>
          <table:table-cell table:style-name="ce63" table:formula="of:=MAX([.$G$2]*([.P18]-[.$G$3]);0)" office:value-type="float" office:value="0">
            <text:p>0.00</text:p>
          </table:table-cell>
          <table:table-cell table:style-name="ce63" table:formula="of:=MAX([.$G$2]*([.Q18]-[.$G$3]);0)" office:value-type="float" office:value="0">
            <text:p>0.00</text:p>
          </table:table-cell>
          <table:table-cell table:number-columns-repeated="1007"/>
        </table:table-row>
        <table:table-row table:style-name="ro3">
          <table:table-cell office:value-type="float" office:value="11">
            <text:p>11</text:p>
          </table:table-cell>
          <table:table-cell table:style-name="Default" table:number-columns-repeated="11"/>
          <table:table-cell table:style-name="ce63" table:formula="of:=MAX([.$G$2]*([.M19]-[.$G$3]);0)" office:value-type="float" office:value="0">
            <text:p>0.00</text:p>
          </table:table-cell>
          <table:table-cell table:style-name="ce63" table:formula="of:=MAX([.$G$2]*([.N19]-[.$G$3]);0)" office:value-type="float" office:value="0">
            <text:p>0.00</text:p>
          </table:table-cell>
          <table:table-cell table:style-name="ce63" table:formula="of:=MAX([.$G$2]*([.O19]-[.$G$3]);0)" office:value-type="float" office:value="0">
            <text:p>0.00</text:p>
          </table:table-cell>
          <table:table-cell table:style-name="ce63" table:formula="of:=MAX([.$G$2]*([.P19]-[.$G$3]);0)" office:value-type="float" office:value="0">
            <text:p>0.00</text:p>
          </table:table-cell>
          <table:table-cell table:style-name="ce63" table:formula="of:=MAX([.$G$2]*([.Q19]-[.$G$3]);0)" office:value-type="float" office:value="0">
            <text:p>0.0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10">
            <text:p>10</text:p>
          </table:table-cell>
          <table:table-cell table:style-name="ce62" table:formula="of:=IF([.$A85] &lt;= [.B$52]; ([.$B$10]*[.C96]+[.$B$11]*[.C85])/EXP([.$B$6] * [.$B$3]/[.$B$5]);&quot;&quot;)">
            <text:p/>
          </table:table-cell>
          <table:table-cell table:style-name="ce62" table:formula="of:=IF([.$A85] &lt;= [.C$52]; ([.$B$10]*[.D96]+[.$B$11]*[.D85])/EXP([.$B$6] * [.$B$3]/[.$B$5]);&quot;&quot;)">
            <text:p/>
          </table:table-cell>
          <table:table-cell table:style-name="ce62" table:formula="of:=IF([.$A85] &lt;= [.D$52]; ([.$B$10]*[.E96]+[.$B$11]*[.E85])/EXP([.$B$6] * [.$B$3]/[.$B$5]);&quot;&quot;)">
            <text:p/>
          </table:table-cell>
          <table:table-cell table:style-name="ce62" table:formula="of:=IF([.$A85] &lt;= [.E$52]; ([.$B$10]*[.F96]+[.$B$11]*[.F85])/EXP([.$B$6] * [.$B$3]/[.$B$5]);&quot;&quot;)">
            <text:p/>
          </table:table-cell>
          <table:table-cell table:style-name="ce62" table:formula="of:=IF([.$A85] &lt;= [.F$52]; ([.$B$10]*[.G96]+[.$B$11]*[.G85])/EXP([.$B$6] * [.$B$3]/[.$B$5]);&quot;&quot;)">
            <text:p/>
          </table:table-cell>
          <table:table-cell table:style-name="ce62" table:formula="of:=IF([.$A85] &lt;= [.G$52]; ([.$B$10]*[.H96]+[.$B$11]*[.H85])/EXP([.$B$6] * [.$B$3]/[.$B$5]);&quot;&quot;)">
            <text:p/>
          </table:table-cell>
          <table:table-cell table:style-name="ce62" table:formula="of:=IF([.$A85] &lt;= [.H$52]; ([.$B$10]*[.I96]+[.$B$11]*[.I85])/EXP([.$B$6] * [.$B$3]/[.$B$5]);&quot;&quot;)">
            <text:p/>
          </table:table-cell>
          <table:table-cell table:style-name="ce62" table:formula="of:=IF([.$A85] &lt;= [.I$52]; ([.$B$10]*[.J96]+[.$B$11]*[.J85])/EXP([.$B$6] * [.$B$3]/[.$B$5]);&quot;&quot;)">
            <text:p/>
          </table:table-cell>
          <table:table-cell table:style-name="ce62" table:formula="of:=IF([.$A85] &lt;= [.J$52]; ([.$B$10]*[.K96]+[.$B$11]*[.K85])/EXP([.$B$6] * [.$B$3]/[.$B$5]);&quot;&quot;)">
            <text:p/>
          </table:table-cell>
          <table:table-cell table:style-name="ce62" table:formula="of:=IF([.$A85] &lt;= [.K$52]; ([.$B$10]*[.L96]+[.$B$11]*[.L85])/EXP([.$B$6] * [.$B$3]/[.$B$5]);&quot;&quot;)">
            <text:p/>
          </table:table-cell>
          <table:table-cell table:style-name="ce63" table:formula="of:=MAX([.$G$2]*([.L20]-[.$G$3]);0)" office:value-type="float" office:value="0">
            <text:p>0.00</text:p>
          </table:table-cell>
          <table:table-cell table:style-name="ce63" table:formula="of:=MAX([.$G$2]*([.M20]-[.$G$3]);0)" office:value-type="float" office:value="0">
            <text:p>0.00</text:p>
          </table:table-cell>
          <table:table-cell table:style-name="ce63" table:formula="of:=MAX([.$G$2]*([.N20]-[.$G$3]);0)" office:value-type="float" office:value="0">
            <text:p>0.00</text:p>
          </table:table-cell>
          <table:table-cell table:style-name="ce63" table:formula="of:=MAX([.$G$2]*([.O20]-[.$G$3]);0)" office:value-type="float" office:value="0">
            <text:p>0.00</text:p>
          </table:table-cell>
          <table:table-cell table:style-name="ce63" table:formula="of:=MAX([.$G$2]*([.P20]-[.$G$3]);0)" office:value-type="float" office:value="0">
            <text:p>0.00</text:p>
          </table:table-cell>
          <table:table-cell table:style-name="ce63" table:formula="of:=MAX([.$G$2]*([.Q20]-[.$G$3]);0)" office:value-type="float" office:value="0">
            <text:p>0.0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style-name="ce62" table:formula="of:=IF([.$A86] &lt;= [.B$52]; ([.$B$10]*[.C85]+[.$B$11]*[.C86])/EXP([.$B$6] * [.$B$3]/[.$B$5]);&quot;&quot;)">
            <text:p/>
          </table:table-cell>
          <table:table-cell table:style-name="ce62" table:formula="of:=IF([.$A86] &lt;= [.C$52]; ([.$B$10]*[.D85]+[.$B$11]*[.D86])/EXP([.$B$6] * [.$B$3]/[.$B$5]);&quot;&quot;)">
            <text:p/>
          </table:table-cell>
          <table:table-cell table:style-name="ce62" table:formula="of:=IF([.$A86] &lt;= [.D$52]; ([.$B$10]*[.E85]+[.$B$11]*[.E86])/EXP([.$B$6] * [.$B$3]/[.$B$5]);&quot;&quot;)">
            <text:p/>
          </table:table-cell>
          <table:table-cell table:style-name="ce62" table:formula="of:=IF([.$A86] &lt;= [.E$52]; ([.$B$10]*[.F85]+[.$B$11]*[.F86])/EXP([.$B$6] * [.$B$3]/[.$B$5]);&quot;&quot;)">
            <text:p/>
          </table:table-cell>
          <table:table-cell table:style-name="ce62" table:formula="of:=IF([.$A86] &lt;= [.F$52]; ([.$B$10]*[.G85]+[.$B$11]*[.G86])/EXP([.$B$6] * [.$B$3]/[.$B$5]);&quot;&quot;)">
            <text:p/>
          </table:table-cell>
          <table:table-cell table:style-name="ce62" table:formula="of:=IF([.$A86] &lt;= [.G$52]; ([.$B$10]*[.H85]+[.$B$11]*[.H86])/EXP([.$B$6] * [.$B$3]/[.$B$5]);&quot;&quot;)">
            <text:p/>
          </table:table-cell>
          <table:table-cell table:style-name="ce62" table:formula="of:=IF([.$A86] &lt;= [.H$52]; ([.$B$10]*[.I85]+[.$B$11]*[.I86])/EXP([.$B$6] * [.$B$3]/[.$B$5]);&quot;&quot;)">
            <text:p/>
          </table:table-cell>
          <table:table-cell table:style-name="ce62" table:formula="of:=IF([.$A86] &lt;= [.I$52]; ([.$B$10]*[.J85]+[.$B$11]*[.J86])/EXP([.$B$6] * [.$B$3]/[.$B$5]);&quot;&quot;)">
            <text:p/>
          </table:table-cell>
          <table:table-cell table:style-name="ce62" table:formula="of:=IF([.$A86] &lt;= [.J$52]; ([.$B$10]*[.K85]+[.$B$11]*[.K86])/EXP([.$B$6] * [.$B$3]/[.$B$5]);&quot;&quot;)">
            <text:p/>
          </table:table-cell>
          <table:table-cell table:style-name="ce63" table:formula="of:=MAX([.$G$2]*([.K21]-[.$G$3]);0)" office:value-type="float" office:value="0">
            <text:p>0.00</text:p>
          </table:table-cell>
          <table:table-cell table:style-name="ce63" table:formula="of:=MAX([.$G$2]*([.L21]-[.$G$3]);0)" office:value-type="float" office:value="0">
            <text:p>0.00</text:p>
          </table:table-cell>
          <table:table-cell table:style-name="ce63" table:formula="of:=MAX([.$G$2]*([.M21]-[.$G$3]);0)" office:value-type="float" office:value="0">
            <text:p>0.00</text:p>
          </table:table-cell>
          <table:table-cell table:style-name="ce63" table:formula="of:=MAX([.$G$2]*([.N21]-[.$G$3]);0)" office:value-type="float" office:value="0">
            <text:p>0.00</text:p>
          </table:table-cell>
          <table:table-cell table:style-name="ce63" table:formula="of:=MAX([.$G$2]*([.O21]-[.$G$3]);0)" office:value-type="float" office:value="0">
            <text:p>0.00</text:p>
          </table:table-cell>
          <table:table-cell table:style-name="ce63" table:formula="of:=MAX([.$G$2]*([.P21]-[.$G$3]);0)" office:value-type="float" office:value="0">
            <text:p>0.00</text:p>
          </table:table-cell>
          <table:table-cell table:style-name="ce63" table:formula="of:=MAX([.$G$2]*([.Q21]-[.$G$3]);0)" office:value-type="float" office:value="0">
            <text:p>0.0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8">
            <text:p>8</text:p>
          </table:table-cell>
          <table:table-cell table:style-name="ce62" table:formula="of:=IF([.$A87] &lt;= [.B$52]; ([.$B$10]*[.C86]+[.$B$11]*[.C87])/EXP([.$B$6] * [.$B$3]/[.$B$5]);&quot;&quot;)">
            <text:p/>
          </table:table-cell>
          <table:table-cell table:style-name="ce62" table:formula="of:=IF([.$A87] &lt;= [.C$52]; ([.$B$10]*[.D86]+[.$B$11]*[.D87])/EXP([.$B$6] * [.$B$3]/[.$B$5]);&quot;&quot;)">
            <text:p/>
          </table:table-cell>
          <table:table-cell table:style-name="ce62" table:formula="of:=IF([.$A87] &lt;= [.D$52]; ([.$B$10]*[.E86]+[.$B$11]*[.E87])/EXP([.$B$6] * [.$B$3]/[.$B$5]);&quot;&quot;)">
            <text:p/>
          </table:table-cell>
          <table:table-cell table:style-name="ce62" table:formula="of:=IF([.$A87] &lt;= [.E$52]; ([.$B$10]*[.F86]+[.$B$11]*[.F87])/EXP([.$B$6] * [.$B$3]/[.$B$5]);&quot;&quot;)">
            <text:p/>
          </table:table-cell>
          <table:table-cell table:style-name="ce62" table:formula="of:=IF([.$A87] &lt;= [.F$52]; ([.$B$10]*[.G86]+[.$B$11]*[.G87])/EXP([.$B$6] * [.$B$3]/[.$B$5]);&quot;&quot;)">
            <text:p/>
          </table:table-cell>
          <table:table-cell table:style-name="ce62" table:formula="of:=IF([.$A87] &lt;= [.G$52]; ([.$B$10]*[.H86]+[.$B$11]*[.H87])/EXP([.$B$6] * [.$B$3]/[.$B$5]);&quot;&quot;)">
            <text:p/>
          </table:table-cell>
          <table:table-cell table:style-name="ce62" table:formula="of:=IF([.$A87] &lt;= [.H$52]; ([.$B$10]*[.I86]+[.$B$11]*[.I87])/EXP([.$B$6] * [.$B$3]/[.$B$5]);&quot;&quot;)">
            <text:p/>
          </table:table-cell>
          <table:table-cell table:style-name="ce62" table:formula="of:=IF([.$A87] &lt;= [.I$52]; ([.$B$10]*[.J86]+[.$B$11]*[.J87])/EXP([.$B$6] * [.$B$3]/[.$B$5]);&quot;&quot;)">
            <text:p/>
          </table:table-cell>
          <table:table-cell table:style-name="ce63" table:formula="of:=MAX([.$G$2]*([.J22]-[.$G$3]);0)" office:value-type="float" office:value="0">
            <text:p>0.00</text:p>
          </table:table-cell>
          <table:table-cell table:style-name="ce63" table:formula="of:=MAX([.$G$2]*([.K22]-[.$G$3]);0)" office:value-type="float" office:value="0">
            <text:p>0.00</text:p>
          </table:table-cell>
          <table:table-cell table:style-name="ce63" table:formula="of:=MAX([.$G$2]*([.L22]-[.$G$3]);0)" office:value-type="float" office:value="0">
            <text:p>0.00</text:p>
          </table:table-cell>
          <table:table-cell table:style-name="ce63" table:formula="of:=MAX([.$G$2]*([.M22]-[.$G$3]);0)" office:value-type="float" office:value="0">
            <text:p>0.00</text:p>
          </table:table-cell>
          <table:table-cell table:style-name="ce63" table:formula="of:=MAX([.$G$2]*([.N22]-[.$G$3]);0)" office:value-type="float" office:value="0">
            <text:p>0.00</text:p>
          </table:table-cell>
          <table:table-cell table:style-name="ce63" table:formula="of:=MAX([.$G$2]*([.O22]-[.$G$3]);0)" office:value-type="float" office:value="0">
            <text:p>0.00</text:p>
          </table:table-cell>
          <table:table-cell table:style-name="ce63" table:formula="of:=MAX([.$G$2]*([.P22]-[.$G$3]);0)" office:value-type="float" office:value="1.94613498676756">
            <text:p>1.95</text:p>
          </table:table-cell>
          <table:table-cell table:style-name="ce63" table:formula="of:=MAX([.$G$2]*([.Q22]-[.$G$3]);0)" office:value-type="float" office:value="6.05103895986626">
            <text:p>6.05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7">
            <text:p>7</text:p>
          </table:table-cell>
          <table:table-cell table:style-name="ce62" table:formula="of:=IF([.$A88] &lt;= [.B$52]; ([.$B$10]*[.C87]+[.$B$11]*[.C88])/EXP([.$B$6] * [.$B$3]/[.$B$5]);&quot;&quot;)">
            <text:p/>
          </table:table-cell>
          <table:table-cell table:style-name="ce62" table:formula="of:=IF([.$A88] &lt;= [.C$52]; ([.$B$10]*[.D87]+[.$B$11]*[.D88])/EXP([.$B$6] * [.$B$3]/[.$B$5]);&quot;&quot;)">
            <text:p/>
          </table:table-cell>
          <table:table-cell table:style-name="ce62" table:formula="of:=IF([.$A88] &lt;= [.D$52]; ([.$B$10]*[.E87]+[.$B$11]*[.E88])/EXP([.$B$6] * [.$B$3]/[.$B$5]);&quot;&quot;)">
            <text:p/>
          </table:table-cell>
          <table:table-cell table:style-name="ce62" table:formula="of:=IF([.$A88] &lt;= [.E$52]; ([.$B$10]*[.F87]+[.$B$11]*[.F88])/EXP([.$B$6] * [.$B$3]/[.$B$5]);&quot;&quot;)">
            <text:p/>
          </table:table-cell>
          <table:table-cell table:style-name="ce62" table:formula="of:=IF([.$A88] &lt;= [.F$52]; ([.$B$10]*[.G87]+[.$B$11]*[.G88])/EXP([.$B$6] * [.$B$3]/[.$B$5]);&quot;&quot;)">
            <text:p/>
          </table:table-cell>
          <table:table-cell table:style-name="ce62" table:formula="of:=IF([.$A88] &lt;= [.G$52]; ([.$B$10]*[.H87]+[.$B$11]*[.H88])/EXP([.$B$6] * [.$B$3]/[.$B$5]);&quot;&quot;)">
            <text:p/>
          </table:table-cell>
          <table:table-cell table:style-name="ce62" table:formula="of:=IF([.$A88] &lt;= [.H$52]; ([.$B$10]*[.I87]+[.$B$11]*[.I88])/EXP([.$B$6] * [.$B$3]/[.$B$5]);&quot;&quot;)">
            <text:p/>
          </table:table-cell>
          <table:table-cell table:style-name="ce63" table:formula="of:=MAX([.$G$2]*([.I23]-[.$G$3]);0)" office:value-type="float" office:value="0">
            <text:p>0.00</text:p>
          </table:table-cell>
          <table:table-cell table:style-name="ce63" table:formula="of:=MAX([.$G$2]*([.J23]-[.$G$3]);0)" office:value-type="float" office:value="0">
            <text:p>0.00</text:p>
          </table:table-cell>
          <table:table-cell table:style-name="ce63" table:formula="of:=MAX([.$G$2]*([.K23]-[.$G$3]);0)" office:value-type="float" office:value="0">
            <text:p>0.00</text:p>
          </table:table-cell>
          <table:table-cell table:style-name="ce63" table:formula="of:=MAX([.$G$2]*([.L23]-[.$G$3]);0)" office:value-type="float" office:value="0">
            <text:p>0.00</text:p>
          </table:table-cell>
          <table:table-cell table:style-name="ce63" table:formula="of:=MAX([.$G$2]*([.M23]-[.$G$3]);0)" office:value-type="float" office:value="0">
            <text:p>0.00</text:p>
          </table:table-cell>
          <table:table-cell table:style-name="ce63" table:formula="of:=MAX([.$G$2]*([.N23]-[.$G$3]);0)" office:value-type="float" office:value="1.94613498676756">
            <text:p>1.95</text:p>
          </table:table-cell>
          <table:table-cell table:style-name="ce63" table:formula="of:=MAX([.$G$2]*([.O23]-[.$G$3]);0)" office:value-type="float" office:value="6.05103895986626">
            <text:p>6.05</text:p>
          </table:table-cell>
          <table:table-cell table:style-name="ce63" table:formula="of:=MAX([.$G$2]*([.P23]-[.$G$3]);0)" office:value-type="float" office:value="10">
            <text:p>10.00</text:p>
          </table:table-cell>
          <table:table-cell table:style-name="ce63" table:formula="of:=MAX([.$G$2]*([.Q23]-[.$G$3]);0)" office:value-type="float" office:value="13.7989422891963">
            <text:p>13.8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6">
            <text:p>6</text:p>
          </table:table-cell>
          <table:table-cell table:style-name="ce62" table:formula="of:=IF([.$A89] &lt;= [.B$52]; ([.$B$10]*[.C88]+[.$B$11]*[.C89])/EXP([.$B$6] * [.$B$3]/[.$B$5]);&quot;&quot;)">
            <text:p/>
          </table:table-cell>
          <table:table-cell table:style-name="ce62" table:formula="of:=IF([.$A89] &lt;= [.C$52]; ([.$B$10]*[.D88]+[.$B$11]*[.D89])/EXP([.$B$6] * [.$B$3]/[.$B$5]);&quot;&quot;)">
            <text:p/>
          </table:table-cell>
          <table:table-cell table:style-name="ce62" table:formula="of:=IF([.$A89] &lt;= [.D$52]; ([.$B$10]*[.E88]+[.$B$11]*[.E89])/EXP([.$B$6] * [.$B$3]/[.$B$5]);&quot;&quot;)">
            <text:p/>
          </table:table-cell>
          <table:table-cell table:style-name="ce62" table:formula="of:=IF([.$A89] &lt;= [.E$52]; ([.$B$10]*[.F88]+[.$B$11]*[.F89])/EXP([.$B$6] * [.$B$3]/[.$B$5]);&quot;&quot;)">
            <text:p/>
          </table:table-cell>
          <table:table-cell table:style-name="ce62" table:formula="of:=IF([.$A89] &lt;= [.F$52]; ([.$B$10]*[.G88]+[.$B$11]*[.G89])/EXP([.$B$6] * [.$B$3]/[.$B$5]);&quot;&quot;)">
            <text:p/>
          </table:table-cell>
          <table:table-cell table:style-name="ce62" table:formula="of:=IF([.$A89] &lt;= [.G$52]; ([.$B$10]*[.H88]+[.$B$11]*[.H89])/EXP([.$B$6] * [.$B$3]/[.$B$5]);&quot;&quot;)">
            <text:p/>
          </table:table-cell>
          <table:table-cell table:style-name="ce63" table:formula="of:=MAX([.$G$2]*([.H24]-[.$G$3]);0)" office:value-type="float" office:value="0">
            <text:p>0.00</text:p>
          </table:table-cell>
          <table:table-cell table:style-name="ce63" table:formula="of:=MAX([.$G$2]*([.I24]-[.$G$3]);0)" office:value-type="float" office:value="0">
            <text:p>0.00</text:p>
          </table:table-cell>
          <table:table-cell table:style-name="ce63" table:formula="of:=MAX([.$G$2]*([.J24]-[.$G$3]);0)" office:value-type="float" office:value="0">
            <text:p>0.00</text:p>
          </table:table-cell>
          <table:table-cell table:style-name="ce63" table:formula="of:=MAX([.$G$2]*([.K24]-[.$G$3]);0)" office:value-type="float" office:value="0">
            <text:p>0.00</text:p>
          </table:table-cell>
          <table:table-cell table:style-name="ce63" table:formula="of:=MAX([.$G$2]*([.L24]-[.$G$3]);0)" office:value-type="float" office:value="1.94613498676756">
            <text:p>1.95</text:p>
          </table:table-cell>
          <table:table-cell table:style-name="ce63" table:formula="of:=MAX([.$G$2]*([.M24]-[.$G$3]);0)" office:value-type="float" office:value="6.05103895986626">
            <text:p>6.05</text:p>
          </table:table-cell>
          <table:table-cell table:style-name="ce63" table:formula="of:=MAX([.$G$2]*([.N24]-[.$G$3]);0)" office:value-type="float" office:value="10">
            <text:p>10.00</text:p>
          </table:table-cell>
          <table:table-cell table:style-name="ce63" table:formula="of:=MAX([.$G$2]*([.O24]-[.$G$3]);0)" office:value-type="float" office:value="13.7989422891963">
            <text:p>13.80</text:p>
          </table:table-cell>
          <table:table-cell table:style-name="ce63" table:formula="of:=MAX([.$G$2]*([.P24]-[.$G$3]);0)" office:value-type="float" office:value="17.4535649532261">
            <text:p>17.45</text:p>
          </table:table-cell>
          <table:table-cell table:style-name="ce63" table:formula="of:=MAX([.$G$2]*([.Q24]-[.$G$3]);0)" office:value-type="float" office:value="20.9693506113615">
            <text:p>20.97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5">
            <text:p>5</text:p>
          </table:table-cell>
          <table:table-cell table:style-name="ce62" table:formula="of:=IF([.$A90] &lt;= [.B$52]; ([.$B$10]*[.C89]+[.$B$11]*[.C90])/EXP([.$B$6] * [.$B$3]/[.$B$5]);&quot;&quot;)">
            <text:p/>
          </table:table-cell>
          <table:table-cell table:style-name="ce62" table:formula="of:=IF([.$A90] &lt;= [.C$52]; ([.$B$10]*[.D89]+[.$B$11]*[.D90])/EXP([.$B$6] * [.$B$3]/[.$B$5]);&quot;&quot;)">
            <text:p/>
          </table:table-cell>
          <table:table-cell table:style-name="ce62" table:formula="of:=IF([.$A90] &lt;= [.D$52]; ([.$B$10]*[.E89]+[.$B$11]*[.E90])/EXP([.$B$6] * [.$B$3]/[.$B$5]);&quot;&quot;)">
            <text:p/>
          </table:table-cell>
          <table:table-cell table:style-name="ce62" table:formula="of:=IF([.$A90] &lt;= [.E$52]; ([.$B$10]*[.F89]+[.$B$11]*[.F90])/EXP([.$B$6] * [.$B$3]/[.$B$5]);&quot;&quot;)">
            <text:p/>
          </table:table-cell>
          <table:table-cell table:style-name="ce62" table:formula="of:=IF([.$A90] &lt;= [.F$52]; ([.$B$10]*[.G89]+[.$B$11]*[.G90])/EXP([.$B$6] * [.$B$3]/[.$B$5]);&quot;&quot;)">
            <text:p/>
          </table:table-cell>
          <table:table-cell table:style-name="ce63" table:formula="of:=MAX([.$G$2]*([.G25]-[.$G$3]);0)" office:value-type="float" office:value="0">
            <text:p>0.00</text:p>
          </table:table-cell>
          <table:table-cell table:style-name="ce63" table:formula="of:=MAX([.$G$2]*([.H25]-[.$G$3]);0)" office:value-type="float" office:value="0">
            <text:p>0.00</text:p>
          </table:table-cell>
          <table:table-cell table:style-name="ce63" table:formula="of:=MAX([.$G$2]*([.I25]-[.$G$3]);0)" office:value-type="float" office:value="0">
            <text:p>0.00</text:p>
          </table:table-cell>
          <table:table-cell table:style-name="ce63" table:formula="of:=MAX([.$G$2]*([.J25]-[.$G$3]);0)" office:value-type="float" office:value="1.94613498676755">
            <text:p>1.95</text:p>
          </table:table-cell>
          <table:table-cell table:style-name="ce63" table:formula="of:=MAX([.$G$2]*([.K25]-[.$G$3]);0)" office:value-type="float" office:value="6.05103895986625">
            <text:p>6.05</text:p>
          </table:table-cell>
          <table:table-cell table:style-name="ce63" table:formula="of:=MAX([.$G$2]*([.L25]-[.$G$3]);0)" office:value-type="float" office:value="10">
            <text:p>10.00</text:p>
          </table:table-cell>
          <table:table-cell table:style-name="ce63" table:formula="of:=MAX([.$G$2]*([.M25]-[.$G$3]);0)" office:value-type="float" office:value="13.7989422891962">
            <text:p>13.80</text:p>
          </table:table-cell>
          <table:table-cell table:style-name="ce63" table:formula="of:=MAX([.$G$2]*([.N25]-[.$G$3]);0)" office:value-type="float" office:value="17.453564953226">
            <text:p>17.45</text:p>
          </table:table-cell>
          <table:table-cell table:style-name="ce63" table:formula="of:=MAX([.$G$2]*([.O25]-[.$G$3]);0)" office:value-type="float" office:value="20.9693506113615">
            <text:p>20.97</text:p>
          </table:table-cell>
          <table:table-cell table:style-name="ce63" table:formula="of:=MAX([.$G$2]*([.P25]-[.$G$3]);0)" office:value-type="float" office:value="24.3515736013325">
            <text:p>24.35</text:p>
          </table:table-cell>
          <table:table-cell table:style-name="ce63" table:formula="of:=MAX([.$G$2]*([.Q25]-[.$G$3]);0)" office:value-type="float" office:value="27.6053078918226">
            <text:p>27.61</text:p>
          </table:table-cell>
          <table:table-cell table:style-name="ce63"/>
          <table:table-cell table:style-name="ce69" table:number-columns-repeated="6"/>
          <table:table-cell table:number-columns-repeated="1000"/>
        </table:table-row>
        <table:table-row table:style-name="ro3">
          <table:table-cell office:value-type="float" office:value="4">
            <text:p>4</text:p>
          </table:table-cell>
          <table:table-cell table:style-name="ce62" table:formula="of:=IF([.$A91] &lt;= [.B$52]; ([.$B$10]*[.C90]+[.$B$11]*[.C91])/EXP([.$B$6] * [.$B$3]/[.$B$5]);&quot;&quot;)">
            <text:p/>
          </table:table-cell>
          <table:table-cell table:style-name="ce62" table:formula="of:=IF([.$A91] &lt;= [.C$52]; ([.$B$10]*[.D90]+[.$B$11]*[.D91])/EXP([.$B$6] * [.$B$3]/[.$B$5]);&quot;&quot;)">
            <text:p/>
          </table:table-cell>
          <table:table-cell table:style-name="ce62" table:formula="of:=IF([.$A91] &lt;= [.D$52]; ([.$B$10]*[.E90]+[.$B$11]*[.E91])/EXP([.$B$6] * [.$B$3]/[.$B$5]);&quot;&quot;)">
            <text:p/>
          </table:table-cell>
          <table:table-cell table:style-name="ce62" table:formula="of:=IF([.$A91] &lt;= [.E$52]; ([.$B$10]*[.F90]+[.$B$11]*[.F91])/EXP([.$B$6] * [.$B$3]/[.$B$5]);&quot;&quot;)">
            <text:p/>
          </table:table-cell>
          <table:table-cell table:style-name="ce63" table:formula="of:=MAX([.$G$2]*([.F26]-[.$G$3]);0)" office:value-type="float" office:value="0">
            <text:p>0.00</text:p>
          </table:table-cell>
          <table:table-cell table:style-name="ce63" table:formula="of:=MAX([.$G$2]*([.G26]-[.$G$3]);0)" office:value-type="float" office:value="0">
            <text:p>0.00</text:p>
          </table:table-cell>
          <table:table-cell table:style-name="ce63" table:formula="of:=MAX([.$G$2]*([.H26]-[.$G$3]);0)" office:value-type="float" office:value="1.94613498676755">
            <text:p>1.95</text:p>
          </table:table-cell>
          <table:table-cell table:style-name="ce63" table:formula="of:=MAX([.$G$2]*([.I26]-[.$G$3]);0)" office:value-type="float" office:value="6.05103895986625">
            <text:p>6.05</text:p>
          </table:table-cell>
          <table:table-cell table:style-name="ce63" table:formula="of:=MAX([.$G$2]*([.J26]-[.$G$3]);0)" office:value-type="float" office:value="10">
            <text:p>10.00</text:p>
          </table:table-cell>
          <table:table-cell table:style-name="ce63" table:formula="of:=MAX([.$G$2]*([.K26]-[.$G$3]);0)" office:value-type="float" office:value="13.7989422891962">
            <text:p>13.80</text:p>
          </table:table-cell>
          <table:table-cell table:style-name="ce63" table:formula="of:=MAX([.$G$2]*([.L26]-[.$G$3]);0)" office:value-type="float" office:value="17.453564953226">
            <text:p>17.45</text:p>
          </table:table-cell>
          <table:table-cell table:style-name="ce63" table:formula="of:=MAX([.$G$2]*([.M26]-[.$G$3]);0)" office:value-type="float" office:value="20.9693506113615">
            <text:p>20.97</text:p>
          </table:table-cell>
          <table:table-cell table:style-name="ce63" table:formula="of:=MAX([.$G$2]*([.N26]-[.$G$3]);0)" office:value-type="float" office:value="24.3515736013325">
            <text:p>24.35</text:p>
          </table:table-cell>
          <table:table-cell table:style-name="ce63" table:formula="of:=MAX([.$G$2]*([.O26]-[.$G$3]);0)" office:value-type="float" office:value="27.6053078918226">
            <text:p>27.61</text:p>
          </table:table-cell>
          <table:table-cell table:style-name="ce63" table:formula="of:=MAX([.$G$2]*([.P26]-[.$G$3]);0)" office:value-type="float" office:value="30.7354346943732">
            <text:p>30.74</text:p>
          </table:table-cell>
          <table:table-cell table:style-name="ce63" table:formula="of:=MAX([.$G$2]*([.Q26]-[.$G$3]);0)" office:value-type="float" office:value="33.7466497861162">
            <text:p>33.75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3">
            <text:p>3</text:p>
          </table:table-cell>
          <table:table-cell table:style-name="ce62" table:formula="of:=IF([.$A92] &lt;= [.B$52]; ([.$B$10]*[.C91]+[.$B$11]*[.C92])/EXP([.$B$6] * [.$B$3]/[.$B$5]);&quot;&quot;)">
            <text:p/>
          </table:table-cell>
          <table:table-cell table:style-name="ce62" table:formula="of:=IF([.$A92] &lt;= [.C$52]; ([.$B$10]*[.D91]+[.$B$11]*[.D92])/EXP([.$B$6] * [.$B$3]/[.$B$5]);&quot;&quot;)">
            <text:p/>
          </table:table-cell>
          <table:table-cell table:style-name="ce62" table:formula="of:=IF([.$A92] &lt;= [.D$52]; ([.$B$10]*[.E91]+[.$B$11]*[.E92])/EXP([.$B$6] * [.$B$3]/[.$B$5]);&quot;&quot;)">
            <text:p/>
          </table:table-cell>
          <table:table-cell table:style-name="ce63" table:formula="of:=MAX([.$G$2]*([.E27]-[.$G$3]);0)" office:value-type="float" office:value="0">
            <text:p>0.00</text:p>
          </table:table-cell>
          <table:table-cell table:style-name="ce63" table:formula="of:=MAX([.$G$2]*([.F27]-[.$G$3]);0)" office:value-type="float" office:value="1.94613498676755">
            <text:p>1.95</text:p>
          </table:table-cell>
          <table:table-cell table:style-name="ce63" table:formula="of:=MAX([.$G$2]*([.G27]-[.$G$3]);0)" office:value-type="float" office:value="6.05103895986625">
            <text:p>6.05</text:p>
          </table:table-cell>
          <table:table-cell table:style-name="ce63" table:formula="of:=MAX([.$G$2]*([.H27]-[.$G$3]);0)" office:value-type="float" office:value="10">
            <text:p>10.00</text:p>
          </table:table-cell>
          <table:table-cell table:style-name="ce63" table:formula="of:=MAX([.$G$2]*([.I27]-[.$G$3]);0)" office:value-type="float" office:value="13.7989422891962">
            <text:p>13.80</text:p>
          </table:table-cell>
          <table:table-cell table:style-name="ce63" table:formula="of:=MAX([.$G$2]*([.J27]-[.$G$3]);0)" office:value-type="float" office:value="17.453564953226">
            <text:p>17.45</text:p>
          </table:table-cell>
          <table:table-cell table:style-name="ce63" table:formula="of:=MAX([.$G$2]*([.K27]-[.$G$3]);0)" office:value-type="float" office:value="20.9693506113615">
            <text:p>20.97</text:p>
          </table:table-cell>
          <table:table-cell table:style-name="ce63" table:formula="of:=MAX([.$G$2]*([.L27]-[.$G$3]);0)" office:value-type="float" office:value="24.3515736013325">
            <text:p>24.35</text:p>
          </table:table-cell>
          <table:table-cell table:style-name="ce63" table:formula="of:=MAX([.$G$2]*([.M27]-[.$G$3]);0)" office:value-type="float" office:value="27.6053078918226">
            <text:p>27.61</text:p>
          </table:table-cell>
          <table:table-cell table:style-name="ce63" table:formula="of:=MAX([.$G$2]*([.N27]-[.$G$3]);0)" office:value-type="float" office:value="30.7354346943732">
            <text:p>30.74</text:p>
          </table:table-cell>
          <table:table-cell table:style-name="ce63" table:formula="of:=MAX([.$G$2]*([.O27]-[.$G$3]);0)" office:value-type="float" office:value="33.7466497861162">
            <text:p>33.75</text:p>
          </table:table-cell>
          <table:table-cell table:style-name="ce63" table:formula="of:=MAX([.$G$2]*([.P27]-[.$G$3]);0)" office:value-type="float" office:value="36.6434705543204">
            <text:p>36.64</text:p>
          </table:table-cell>
          <table:table-cell table:style-name="ce63" table:formula="of:=MAX([.$G$2]*([.Q27]-[.$G$3]);0)" office:value-type="float" office:value="39.430242773319">
            <text:p>39.43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2">
            <text:p>2</text:p>
          </table:table-cell>
          <table:table-cell table:style-name="ce62" table:formula="of:=IF([.$A93] &lt;= [.B$52]; ([.$B$10]*[.C92]+[.$B$11]*[.C93])/EXP([.$B$6] * [.$B$3]/[.$B$5]);&quot;&quot;)">
            <text:p/>
          </table:table-cell>
          <table:table-cell table:style-name="ce62" table:formula="of:=IF([.$A93] &lt;= [.C$52]; ([.$B$10]*[.D92]+[.$B$11]*[.D93])/EXP([.$B$6] * [.$B$3]/[.$B$5]);&quot;&quot;)">
            <text:p/>
          </table:table-cell>
          <table:table-cell table:style-name="ce63" table:formula="of:=MAX([.$G$2]*([.D28]-[.$G$3]);0)" office:value-type="float" office:value="1.94613498676755">
            <text:p>1.95</text:p>
          </table:table-cell>
          <table:table-cell table:style-name="ce63" table:formula="of:=MAX([.$G$2]*([.E28]-[.$G$3]);0)" office:value-type="float" office:value="6.05103895986625">
            <text:p>6.05</text:p>
          </table:table-cell>
          <table:table-cell table:style-name="ce63" table:formula="of:=MAX([.$G$2]*([.F28]-[.$G$3]);0)" office:value-type="float" office:value="10">
            <text:p>10.00</text:p>
          </table:table-cell>
          <table:table-cell table:style-name="ce63" table:formula="of:=MAX([.$G$2]*([.G28]-[.$G$3]);0)" office:value-type="float" office:value="13.7989422891962">
            <text:p>13.80</text:p>
          </table:table-cell>
          <table:table-cell table:style-name="ce63" table:formula="of:=MAX([.$G$2]*([.H28]-[.$G$3]);0)" office:value-type="float" office:value="17.453564953226">
            <text:p>17.45</text:p>
          </table:table-cell>
          <table:table-cell table:style-name="ce63" table:formula="of:=MAX([.$G$2]*([.I28]-[.$G$3]);0)" office:value-type="float" office:value="20.9693506113615">
            <text:p>20.97</text:p>
          </table:table-cell>
          <table:table-cell table:style-name="ce63" table:formula="of:=MAX([.$G$2]*([.J28]-[.$G$3]);0)" office:value-type="float" office:value="24.3515736013325">
            <text:p>24.35</text:p>
          </table:table-cell>
          <table:table-cell table:style-name="ce63" table:formula="of:=MAX([.$G$2]*([.K28]-[.$G$3]);0)" office:value-type="float" office:value="27.6053078918226">
            <text:p>27.61</text:p>
          </table:table-cell>
          <table:table-cell table:style-name="ce63" table:formula="of:=MAX([.$G$2]*([.L28]-[.$G$3]);0)" office:value-type="float" office:value="30.7354346943732">
            <text:p>30.74</text:p>
          </table:table-cell>
          <table:table-cell table:style-name="ce63" table:formula="of:=MAX([.$G$2]*([.M28]-[.$G$3]);0)" office:value-type="float" office:value="33.7466497861162">
            <text:p>33.75</text:p>
          </table:table-cell>
          <table:table-cell table:style-name="ce63" table:formula="of:=MAX([.$G$2]*([.N28]-[.$G$3]);0)" office:value-type="float" office:value="36.6434705543204">
            <text:p>36.64</text:p>
          </table:table-cell>
          <table:table-cell table:style-name="ce63" table:formula="of:=MAX([.$G$2]*([.O28]-[.$G$3]);0)" office:value-type="float" office:value="39.430242773319">
            <text:p>39.43</text:p>
          </table:table-cell>
          <table:table-cell table:style-name="ce63" table:formula="of:=MAX([.$G$2]*([.P28]-[.$G$3]);0)" office:value-type="float" office:value="42.1111471239865">
            <text:p>42.11</text:p>
          </table:table-cell>
          <table:table-cell table:style-name="ce63" table:formula="of:=MAX([.$G$2]*([.Q28]-[.$G$3]);0)" office:value-type="float" office:value="44.6902054655436">
            <text:p>44.69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1">
            <text:p>1</text:p>
          </table:table-cell>
          <table:table-cell table:style-name="ce62" table:formula="of:=IF([.$A94] &lt;= [.B$52]; ([.$B$10]*[.C93]+[.$B$11]*[.C94])/EXP([.$B$6] * [.$B$3]/[.$B$5]);&quot;&quot;)">
            <text:p/>
          </table:table-cell>
          <table:table-cell table:style-name="ce63" table:formula="of:=MAX([.$G$2]*([.C29]-[.$G$3]);0)" office:value-type="float" office:value="6.05103895986625">
            <text:p>6.05</text:p>
          </table:table-cell>
          <table:table-cell table:style-name="ce63" table:formula="of:=MAX([.$G$2]*([.D29]-[.$G$3]);0)" office:value-type="float" office:value="10">
            <text:p>10.00</text:p>
          </table:table-cell>
          <table:table-cell table:style-name="ce63" table:formula="of:=MAX([.$G$2]*([.E29]-[.$G$3]);0)" office:value-type="float" office:value="13.7989422891962">
            <text:p>13.80</text:p>
          </table:table-cell>
          <table:table-cell table:style-name="ce63" table:formula="of:=MAX([.$G$2]*([.F29]-[.$G$3]);0)" office:value-type="float" office:value="17.453564953226">
            <text:p>17.45</text:p>
          </table:table-cell>
          <table:table-cell table:style-name="ce63" table:formula="of:=MAX([.$G$2]*([.G29]-[.$G$3]);0)" office:value-type="float" office:value="20.9693506113615">
            <text:p>20.97</text:p>
          </table:table-cell>
          <table:table-cell table:style-name="ce63" table:formula="of:=MAX([.$G$2]*([.H29]-[.$G$3]);0)" office:value-type="float" office:value="24.3515736013325">
            <text:p>24.35</text:p>
          </table:table-cell>
          <table:table-cell table:style-name="ce63" table:formula="of:=MAX([.$G$2]*([.I29]-[.$G$3]);0)" office:value-type="float" office:value="27.6053078918226">
            <text:p>27.61</text:p>
          </table:table-cell>
          <table:table-cell table:style-name="ce63" table:formula="of:=MAX([.$G$2]*([.J29]-[.$G$3]);0)" office:value-type="float" office:value="30.7354346943732">
            <text:p>30.74</text:p>
          </table:table-cell>
          <table:table-cell table:style-name="ce63" table:formula="of:=MAX([.$G$2]*([.K29]-[.$G$3]);0)" office:value-type="float" office:value="33.7466497861162">
            <text:p>33.75</text:p>
          </table:table-cell>
          <table:table-cell table:style-name="ce63" table:formula="of:=MAX([.$G$2]*([.L29]-[.$G$3]);0)" office:value-type="float" office:value="36.6434705543204">
            <text:p>36.64</text:p>
          </table:table-cell>
          <table:table-cell table:style-name="ce63" table:formula="of:=MAX([.$G$2]*([.M29]-[.$G$3]);0)" office:value-type="float" office:value="39.430242773319">
            <text:p>39.43</text:p>
          </table:table-cell>
          <table:table-cell table:style-name="ce63" table:formula="of:=MAX([.$G$2]*([.N29]-[.$G$3]);0)" office:value-type="float" office:value="42.1111471239865">
            <text:p>42.11</text:p>
          </table:table-cell>
          <table:table-cell table:style-name="ce63" table:formula="of:=MAX([.$G$2]*([.O29]-[.$G$3]);0)" office:value-type="float" office:value="44.6902054655436">
            <text:p>44.69</text:p>
          </table:table-cell>
          <table:table-cell table:style-name="ce63" table:formula="of:=MAX([.$G$2]*([.P29]-[.$G$3]);0)" office:value-type="float" office:value="47.1712868691002">
            <text:p>47.17</text:p>
          </table:table-cell>
          <table:table-cell table:style-name="ce63" table:formula="of:=MAX([.$G$2]*([.Q29]-[.$G$3]);0)" office:value-type="float" office:value="49.5581134219878">
            <text:p>49.56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0">
            <text:p>0</text:p>
          </table:table-cell>
          <table:table-cell table:style-name="ce63" table:formula="of:=MAX([.$G$2]*([.B30]-[.$G$3]);0)" office:value-type="float" office:value="10">
            <text:p>10.00</text:p>
          </table:table-cell>
          <table:table-cell table:style-name="ce63" table:formula="of:=MAX([.$G$2]*([.C30]-[.$G$3]);0)" office:value-type="float" office:value="13.7989422891962">
            <text:p>13.80</text:p>
          </table:table-cell>
          <table:table-cell table:style-name="ce63" table:formula="of:=MAX([.$G$2]*([.D30]-[.$G$3]);0)" office:value-type="float" office:value="17.453564953226">
            <text:p>17.45</text:p>
          </table:table-cell>
          <table:table-cell table:style-name="ce63" table:formula="of:=MAX([.$G$2]*([.E30]-[.$G$3]);0)" office:value-type="float" office:value="20.9693506113615">
            <text:p>20.97</text:p>
          </table:table-cell>
          <table:table-cell table:style-name="ce63" table:formula="of:=MAX([.$G$2]*([.F30]-[.$G$3]);0)" office:value-type="float" office:value="24.3515736013325">
            <text:p>24.35</text:p>
          </table:table-cell>
          <table:table-cell table:style-name="ce63" table:formula="of:=MAX([.$G$2]*([.G30]-[.$G$3]);0)" office:value-type="float" office:value="27.6053078918226">
            <text:p>27.61</text:p>
          </table:table-cell>
          <table:table-cell table:style-name="ce63" table:formula="of:=MAX([.$G$2]*([.H30]-[.$G$3]);0)" office:value-type="float" office:value="30.7354346943732">
            <text:p>30.74</text:p>
          </table:table-cell>
          <table:table-cell table:style-name="ce63" table:formula="of:=MAX([.$G$2]*([.I30]-[.$G$3]);0)" office:value-type="float" office:value="33.7466497861162">
            <text:p>33.75</text:p>
          </table:table-cell>
          <table:table-cell table:style-name="ce63" table:formula="of:=MAX([.$G$2]*([.J30]-[.$G$3]);0)" office:value-type="float" office:value="36.6434705543203">
            <text:p>36.64</text:p>
          </table:table-cell>
          <table:table-cell table:style-name="ce63" table:formula="of:=MAX([.$G$2]*([.K30]-[.$G$3]);0)" office:value-type="float" office:value="39.430242773319">
            <text:p>39.43</text:p>
          </table:table-cell>
          <table:table-cell table:style-name="ce63" table:formula="of:=MAX([.$G$2]*([.L30]-[.$G$3]);0)" office:value-type="float" office:value="42.1111471239865">
            <text:p>42.11</text:p>
          </table:table-cell>
          <table:table-cell table:style-name="ce63" table:formula="of:=MAX([.$G$2]*([.M30]-[.$G$3]);0)" office:value-type="float" office:value="44.6902054655436">
            <text:p>44.69</text:p>
          </table:table-cell>
          <table:table-cell table:style-name="ce63" table:formula="of:=MAX([.$G$2]*([.N30]-[.$G$3]);0)" office:value-type="float" office:value="47.1712868691002">
            <text:p>47.17</text:p>
          </table:table-cell>
          <table:table-cell table:style-name="ce63" table:formula="of:=MAX([.$G$2]*([.O30]-[.$G$3]);0)" office:value-type="float" office:value="49.5581134219878">
            <text:p>49.56</text:p>
          </table:table-cell>
          <table:table-cell table:style-name="ce63" table:formula="of:=MAX([.$G$2]*([.P30]-[.$G$3]);0)" office:value-type="float" office:value="51.8542658115879">
            <text:p>51.85</text:p>
          </table:table-cell>
          <table:table-cell table:style-name="ce63" table:formula="of:=MAX([.$G$2]*([.Q30]-[.$G$3]);0)" office:value-type="float" office:value="54.0631886970351">
            <text:p>54.06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/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8" office:value-type="string">
            <text:p>Early Exercise American Option</text:p>
          </table:table-cell>
          <table:table-cell table:style-name="ce60" table:number-columns-repeated="10"/>
          <table:table-cell table:number-columns-repeated="6"/>
          <table:table-cell table:style-name="ce63" table:number-columns-repeated="6"/>
          <table:table-cell table:number-columns-repeated="1001"/>
        </table:table-row>
        <table:table-row table:style-name="ro3">
          <table:table-cell/>
          <table:table-cell table:style-name="ce60" table:number-columns-repeated="10"/>
          <table:table-cell table:number-columns-repeated="6"/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15">
            <text:p>15</text:p>
          </table:table-cell>
          <table:table-cell table:style-name="ce60" table:number-columns-repeated="10"/>
          <table:table-cell table:number-columns-repeated="5"/>
          <table:table-cell table:style-name="ce63" table:formula="of:=[.Q80]-[.Q36]" office:value-type="float" office:value="0">
            <text:p>0.00</text:p>
          </table:table-cell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14">
            <text:p>14</text:p>
          </table:table-cell>
          <table:table-cell table:style-name="ce60" table:number-columns-repeated="10"/>
          <table:table-cell table:number-columns-repeated="4"/>
          <table:table-cell table:style-name="ce63" table:formula="of:=[.P81]-[.P37]" office:value-type="float" office:value="0">
            <text:p>0.00</text:p>
          </table:table-cell>
          <table:table-cell table:style-name="ce63" table:formula="of:=[.Q81]-[.Q37]" office:value-type="float" office:value="0">
            <text:p>0.00</text:p>
          </table:table-cell>
          <table:table-cell table:style-name="ce63" table:number-columns-repeated="6"/>
          <table:table-cell table:number-columns-repeated="1001"/>
        </table:table-row>
        <table:table-row table:style-name="ro3">
          <table:table-cell office:value-type="float" office:value="13">
            <text:p>13</text:p>
          </table:table-cell>
          <table:table-cell table:number-columns-repeated="13"/>
          <table:table-cell table:style-name="ce63" table:formula="of:=[.O82]-[.O38]" office:value-type="float" office:value="0">
            <text:p>0.00</text:p>
          </table:table-cell>
          <table:table-cell table:style-name="ce63" table:formula="of:=[.P82]-[.P38]" office:value-type="float" office:value="0">
            <text:p>0.00</text:p>
          </table:table-cell>
          <table:table-cell table:style-name="ce63" table:formula="of:=[.Q82]-[.Q38]" office:value-type="float" office:value="0">
            <text:p>0.00</text:p>
          </table:table-cell>
          <table:table-cell table:number-columns-repeated="1007"/>
        </table:table-row>
        <table:table-row table:style-name="ro3">
          <table:table-cell office:value-type="float" office:value="12">
            <text:p>12</text:p>
          </table:table-cell>
          <table:table-cell table:number-columns-repeated="12"/>
          <table:table-cell table:style-name="ce63" table:formula="of:=[.N83]-[.N39]" office:value-type="float" office:value="0">
            <text:p>0.00</text:p>
          </table:table-cell>
          <table:table-cell table:style-name="ce63" table:formula="of:=[.O83]-[.O39]" office:value-type="float" office:value="0">
            <text:p>0.00</text:p>
          </table:table-cell>
          <table:table-cell table:style-name="ce63" table:formula="of:=[.P83]-[.P39]" office:value-type="float" office:value="0">
            <text:p>0.00</text:p>
          </table:table-cell>
          <table:table-cell table:style-name="ce63" table:formula="of:=[.Q83]-[.Q39]" office:value-type="float" office:value="0">
            <text:p>0.00</text:p>
          </table:table-cell>
          <table:table-cell table:number-columns-repeated="1007"/>
        </table:table-row>
        <table:table-row table:style-name="ro3">
          <table:table-cell office:value-type="float" office:value="11">
            <text:p>11</text:p>
          </table:table-cell>
          <table:table-cell table:style-name="Default" table:number-columns-repeated="11"/>
          <table:table-cell table:style-name="ce63" table:formula="of:=[.M84]-[.M40]" office:value-type="float" office:value="0">
            <text:p>0.00</text:p>
          </table:table-cell>
          <table:table-cell table:style-name="ce63" table:formula="of:=[.N84]-[.N40]" office:value-type="float" office:value="0">
            <text:p>0.00</text:p>
          </table:table-cell>
          <table:table-cell table:style-name="ce63" table:formula="of:=[.O84]-[.O40]" office:value-type="float" office:value="0">
            <text:p>0.00</text:p>
          </table:table-cell>
          <table:table-cell table:style-name="ce63" table:formula="of:=[.P84]-[.P40]" office:value-type="float" office:value="0">
            <text:p>0.00</text:p>
          </table:table-cell>
          <table:table-cell table:style-name="ce63" table:formula="of:=[.Q84]-[.Q40]" office:value-type="float" office:value="0">
            <text:p>0.0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10">
            <text:p>10</text:p>
          </table:table-cell>
          <table:table-cell table:style-name="ce62" table:formula="of:=IF([.$A106] &lt;= [.B$52]; ([.$B$10]*[.C117]+[.$B$11]*[.C106])/EXP([.$B$6] * [.$B$3]/[.$B$5]);&quot;&quot;)">
            <text:p/>
          </table:table-cell>
          <table:table-cell table:style-name="ce62" table:formula="of:=IF([.$A106] &lt;= [.C$52]; ([.$B$10]*[.D117]+[.$B$11]*[.D106])/EXP([.$B$6] * [.$B$3]/[.$B$5]);&quot;&quot;)">
            <text:p/>
          </table:table-cell>
          <table:table-cell table:style-name="ce62" table:formula="of:=IF([.$A106] &lt;= [.D$52]; ([.$B$10]*[.E117]+[.$B$11]*[.E106])/EXP([.$B$6] * [.$B$3]/[.$B$5]);&quot;&quot;)">
            <text:p/>
          </table:table-cell>
          <table:table-cell table:style-name="ce62" table:formula="of:=IF([.$A106] &lt;= [.E$52]; ([.$B$10]*[.F117]+[.$B$11]*[.F106])/EXP([.$B$6] * [.$B$3]/[.$B$5]);&quot;&quot;)">
            <text:p/>
          </table:table-cell>
          <table:table-cell table:style-name="ce62" table:formula="of:=IF([.$A106] &lt;= [.F$52]; ([.$B$10]*[.G117]+[.$B$11]*[.G106])/EXP([.$B$6] * [.$B$3]/[.$B$5]);&quot;&quot;)">
            <text:p/>
          </table:table-cell>
          <table:table-cell table:style-name="ce62" table:formula="of:=IF([.$A106] &lt;= [.G$52]; ([.$B$10]*[.H117]+[.$B$11]*[.H106])/EXP([.$B$6] * [.$B$3]/[.$B$5]);&quot;&quot;)">
            <text:p/>
          </table:table-cell>
          <table:table-cell table:style-name="ce62" table:formula="of:=IF([.$A106] &lt;= [.H$52]; ([.$B$10]*[.I117]+[.$B$11]*[.I106])/EXP([.$B$6] * [.$B$3]/[.$B$5]);&quot;&quot;)">
            <text:p/>
          </table:table-cell>
          <table:table-cell table:style-name="ce62" table:formula="of:=IF([.$A106] &lt;= [.I$52]; ([.$B$10]*[.J117]+[.$B$11]*[.J106])/EXP([.$B$6] * [.$B$3]/[.$B$5]);&quot;&quot;)">
            <text:p/>
          </table:table-cell>
          <table:table-cell table:style-name="ce62" table:formula="of:=IF([.$A106] &lt;= [.J$52]; ([.$B$10]*[.K117]+[.$B$11]*[.K106])/EXP([.$B$6] * [.$B$3]/[.$B$5]);&quot;&quot;)">
            <text:p/>
          </table:table-cell>
          <table:table-cell table:style-name="ce62" table:formula="of:=IF([.$A106] &lt;= [.K$52]; ([.$B$10]*[.L117]+[.$B$11]*[.L106])/EXP([.$B$6] * [.$B$3]/[.$B$5]);&quot;&quot;)">
            <text:p/>
          </table:table-cell>
          <table:table-cell table:style-name="ce63" table:formula="of:=[.L85]-[.L41]" office:value-type="float" office:value="0">
            <text:p>0.00</text:p>
          </table:table-cell>
          <table:table-cell table:style-name="ce63" table:formula="of:=[.M85]-[.M41]" office:value-type="float" office:value="0">
            <text:p>0.00</text:p>
          </table:table-cell>
          <table:table-cell table:style-name="ce63" table:formula="of:=[.N85]-[.N41]" office:value-type="float" office:value="0">
            <text:p>0.00</text:p>
          </table:table-cell>
          <table:table-cell table:style-name="ce63" table:formula="of:=[.O85]-[.O41]" office:value-type="float" office:value="0">
            <text:p>0.00</text:p>
          </table:table-cell>
          <table:table-cell table:style-name="ce63" table:formula="of:=[.P85]-[.P41]" office:value-type="float" office:value="0">
            <text:p>0.00</text:p>
          </table:table-cell>
          <table:table-cell table:style-name="ce63" table:formula="of:=[.Q85]-[.Q41]" office:value-type="float" office:value="0">
            <text:p>0.0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style-name="ce62" table:formula="of:=IF([.$A107] &lt;= [.B$52]; ([.$B$10]*[.C106]+[.$B$11]*[.C107])/EXP([.$B$6] * [.$B$3]/[.$B$5]);&quot;&quot;)">
            <text:p/>
          </table:table-cell>
          <table:table-cell table:style-name="ce62" table:formula="of:=IF([.$A107] &lt;= [.C$52]; ([.$B$10]*[.D106]+[.$B$11]*[.D107])/EXP([.$B$6] * [.$B$3]/[.$B$5]);&quot;&quot;)">
            <text:p/>
          </table:table-cell>
          <table:table-cell table:style-name="ce62" table:formula="of:=IF([.$A107] &lt;= [.D$52]; ([.$B$10]*[.E106]+[.$B$11]*[.E107])/EXP([.$B$6] * [.$B$3]/[.$B$5]);&quot;&quot;)">
            <text:p/>
          </table:table-cell>
          <table:table-cell table:style-name="ce62" table:formula="of:=IF([.$A107] &lt;= [.E$52]; ([.$B$10]*[.F106]+[.$B$11]*[.F107])/EXP([.$B$6] * [.$B$3]/[.$B$5]);&quot;&quot;)">
            <text:p/>
          </table:table-cell>
          <table:table-cell table:style-name="ce62" table:formula="of:=IF([.$A107] &lt;= [.F$52]; ([.$B$10]*[.G106]+[.$B$11]*[.G107])/EXP([.$B$6] * [.$B$3]/[.$B$5]);&quot;&quot;)">
            <text:p/>
          </table:table-cell>
          <table:table-cell table:style-name="ce62" table:formula="of:=IF([.$A107] &lt;= [.G$52]; ([.$B$10]*[.H106]+[.$B$11]*[.H107])/EXP([.$B$6] * [.$B$3]/[.$B$5]);&quot;&quot;)">
            <text:p/>
          </table:table-cell>
          <table:table-cell table:style-name="ce62" table:formula="of:=IF([.$A107] &lt;= [.H$52]; ([.$B$10]*[.I106]+[.$B$11]*[.I107])/EXP([.$B$6] * [.$B$3]/[.$B$5]);&quot;&quot;)">
            <text:p/>
          </table:table-cell>
          <table:table-cell table:style-name="ce62" table:formula="of:=IF([.$A107] &lt;= [.I$52]; ([.$B$10]*[.J106]+[.$B$11]*[.J107])/EXP([.$B$6] * [.$B$3]/[.$B$5]);&quot;&quot;)">
            <text:p/>
          </table:table-cell>
          <table:table-cell table:style-name="ce62" table:formula="of:=IF([.$A107] &lt;= [.J$52]; ([.$B$10]*[.K106]+[.$B$11]*[.K107])/EXP([.$B$6] * [.$B$3]/[.$B$5]);&quot;&quot;)">
            <text:p/>
          </table:table-cell>
          <table:table-cell table:style-name="ce63" table:formula="of:=[.K86]-[.K42]" office:value-type="float" office:value="0">
            <text:p>0.00</text:p>
          </table:table-cell>
          <table:table-cell table:style-name="ce63" table:formula="of:=[.L86]-[.L42]" office:value-type="float" office:value="0">
            <text:p>0.00</text:p>
          </table:table-cell>
          <table:table-cell table:style-name="ce63" table:formula="of:=[.M86]-[.M42]" office:value-type="float" office:value="0">
            <text:p>0.00</text:p>
          </table:table-cell>
          <table:table-cell table:style-name="ce63" table:formula="of:=[.N86]-[.N42]" office:value-type="float" office:value="0">
            <text:p>0.00</text:p>
          </table:table-cell>
          <table:table-cell table:style-name="ce63" table:formula="of:=[.O86]-[.O42]" office:value-type="float" office:value="0">
            <text:p>0.00</text:p>
          </table:table-cell>
          <table:table-cell table:style-name="ce63" table:formula="of:=[.P86]-[.P42]" office:value-type="float" office:value="0">
            <text:p>0.00</text:p>
          </table:table-cell>
          <table:table-cell table:style-name="ce63" table:formula="of:=[.Q86]-[.Q42]" office:value-type="float" office:value="0">
            <text:p>0.0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8">
            <text:p>8</text:p>
          </table:table-cell>
          <table:table-cell table:style-name="ce62" table:formula="of:=IF([.$A108] &lt;= [.B$52]; ([.$B$10]*[.C107]+[.$B$11]*[.C108])/EXP([.$B$6] * [.$B$3]/[.$B$5]);&quot;&quot;)">
            <text:p/>
          </table:table-cell>
          <table:table-cell table:style-name="ce62" table:formula="of:=IF([.$A108] &lt;= [.C$52]; ([.$B$10]*[.D107]+[.$B$11]*[.D108])/EXP([.$B$6] * [.$B$3]/[.$B$5]);&quot;&quot;)">
            <text:p/>
          </table:table-cell>
          <table:table-cell table:style-name="ce62" table:formula="of:=IF([.$A108] &lt;= [.D$52]; ([.$B$10]*[.E107]+[.$B$11]*[.E108])/EXP([.$B$6] * [.$B$3]/[.$B$5]);&quot;&quot;)">
            <text:p/>
          </table:table-cell>
          <table:table-cell table:style-name="ce62" table:formula="of:=IF([.$A108] &lt;= [.E$52]; ([.$B$10]*[.F107]+[.$B$11]*[.F108])/EXP([.$B$6] * [.$B$3]/[.$B$5]);&quot;&quot;)">
            <text:p/>
          </table:table-cell>
          <table:table-cell table:style-name="ce62" table:formula="of:=IF([.$A108] &lt;= [.F$52]; ([.$B$10]*[.G107]+[.$B$11]*[.G108])/EXP([.$B$6] * [.$B$3]/[.$B$5]);&quot;&quot;)">
            <text:p/>
          </table:table-cell>
          <table:table-cell table:style-name="ce62" table:formula="of:=IF([.$A108] &lt;= [.G$52]; ([.$B$10]*[.H107]+[.$B$11]*[.H108])/EXP([.$B$6] * [.$B$3]/[.$B$5]);&quot;&quot;)">
            <text:p/>
          </table:table-cell>
          <table:table-cell table:style-name="ce62" table:formula="of:=IF([.$A108] &lt;= [.H$52]; ([.$B$10]*[.I107]+[.$B$11]*[.I108])/EXP([.$B$6] * [.$B$3]/[.$B$5]);&quot;&quot;)">
            <text:p/>
          </table:table-cell>
          <table:table-cell table:style-name="ce62" table:formula="of:=IF([.$A108] &lt;= [.I$52]; ([.$B$10]*[.J107]+[.$B$11]*[.J108])/EXP([.$B$6] * [.$B$3]/[.$B$5]);&quot;&quot;)">
            <text:p/>
          </table:table-cell>
          <table:table-cell table:style-name="ce63" table:formula="of:=[.J87]-[.J43]" office:value-type="float" office:value="-0.0523658697274847">
            <text:p>-0.05</text:p>
          </table:table-cell>
          <table:table-cell table:style-name="ce63" table:formula="of:=[.K87]-[.K43]" office:value-type="float" office:value="-0.10321228922823">
            <text:p>-0.10</text:p>
          </table:table-cell>
          <table:table-cell table:style-name="ce63" table:formula="of:=[.L87]-[.L43]" office:value-type="float" office:value="-0.203429766433167">
            <text:p>-0.20</text:p>
          </table:table-cell>
          <table:table-cell table:style-name="ce63" table:formula="of:=[.M87]-[.M43]" office:value-type="float" office:value="-0.400956806408416">
            <text:p>-0.40</text:p>
          </table:table-cell>
          <table:table-cell table:style-name="ce63" table:formula="of:=[.N87]-[.N43]" office:value-type="float" office:value="-0.790279433654329">
            <text:p>-0.79</text:p>
          </table:table-cell>
          <table:table-cell table:style-name="ce63" table:formula="of:=[.O87]-[.O43]" office:value-type="float" office:value="-1.55762808680406">
            <text:p>-1.56</text:p>
          </table:table-cell>
          <table:table-cell table:style-name="ce63" table:formula="of:=[.P87]-[.P43]" office:value-type="float" office:value="-1.12392498630028">
            <text:p>-1.12</text:p>
          </table:table-cell>
          <table:table-cell table:style-name="ce63" table:formula="of:=[.Q87]-[.Q43]" office:value-type="float" office:value="0">
            <text:p>0.0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7">
            <text:p>7</text:p>
          </table:table-cell>
          <table:table-cell table:style-name="ce62" table:formula="of:=IF([.$A109] &lt;= [.B$52]; ([.$B$10]*[.C108]+[.$B$11]*[.C109])/EXP([.$B$6] * [.$B$3]/[.$B$5]);&quot;&quot;)">
            <text:p/>
          </table:table-cell>
          <table:table-cell table:style-name="ce62" table:formula="of:=IF([.$A109] &lt;= [.C$52]; ([.$B$10]*[.D108]+[.$B$11]*[.D109])/EXP([.$B$6] * [.$B$3]/[.$B$5]);&quot;&quot;)">
            <text:p/>
          </table:table-cell>
          <table:table-cell table:style-name="ce62" table:formula="of:=IF([.$A109] &lt;= [.D$52]; ([.$B$10]*[.E108]+[.$B$11]*[.E109])/EXP([.$B$6] * [.$B$3]/[.$B$5]);&quot;&quot;)">
            <text:p/>
          </table:table-cell>
          <table:table-cell table:style-name="ce62" table:formula="of:=IF([.$A109] &lt;= [.E$52]; ([.$B$10]*[.F108]+[.$B$11]*[.F109])/EXP([.$B$6] * [.$B$3]/[.$B$5]);&quot;&quot;)">
            <text:p/>
          </table:table-cell>
          <table:table-cell table:style-name="ce62" table:formula="of:=IF([.$A109] &lt;= [.F$52]; ([.$B$10]*[.G108]+[.$B$11]*[.G109])/EXP([.$B$6] * [.$B$3]/[.$B$5]);&quot;&quot;)">
            <text:p/>
          </table:table-cell>
          <table:table-cell table:style-name="ce62" table:formula="of:=IF([.$A109] &lt;= [.G$52]; ([.$B$10]*[.H108]+[.$B$11]*[.H109])/EXP([.$B$6] * [.$B$3]/[.$B$5]);&quot;&quot;)">
            <text:p/>
          </table:table-cell>
          <table:table-cell table:style-name="ce62" table:formula="of:=IF([.$A109] &lt;= [.H$52]; ([.$B$10]*[.I108]+[.$B$11]*[.I109])/EXP([.$B$6] * [.$B$3]/[.$B$5]);&quot;&quot;)">
            <text:p/>
          </table:table-cell>
          <table:table-cell table:style-name="ce63" table:formula="of:=[.I88]-[.I44]" office:value-type="float" office:value="-0.266827449560295">
            <text:p>-0.27</text:p>
          </table:table-cell>
          <table:table-cell table:style-name="ce63" table:formula="of:=[.J88]-[.J44]" office:value-type="float" office:value="-0.475100601747524">
            <text:p>-0.48</text:p>
          </table:table-cell>
          <table:table-cell table:style-name="ce63" table:formula="of:=[.K88]-[.K44]" office:value-type="float" office:value="-0.836265986338624">
            <text:p>-0.84</text:p>
          </table:table-cell>
          <table:table-cell table:style-name="ce63" table:formula="of:=[.L88]-[.L44]" office:value-type="float" office:value="-1.45087343449189">
            <text:p>-1.45</text:p>
          </table:table-cell>
          <table:table-cell table:style-name="ce63" table:formula="of:=[.M88]-[.M44]" office:value-type="float" office:value="-2.47058902115197">
            <text:p>-2.47</text:p>
          </table:table-cell>
          <table:table-cell table:style-name="ce63" table:formula="of:=[.N88]-[.N44]" office:value-type="float" office:value="-2.15652681271597">
            <text:p>-2.16</text:p>
          </table:table-cell>
          <table:table-cell table:style-name="ce63" table:formula="of:=[.O88]-[.O44]" office:value-type="float" office:value="-0.523832932346592">
            <text:p>-0.52</text:p>
          </table:table-cell>
          <table:table-cell table:style-name="ce63" table:formula="of:=[.P88]-[.P44]" office:value-type="float" office:value="0.019995278379584">
            <text:p>0.02</text:p>
          </table:table-cell>
          <table:table-cell table:style-name="ce63" table:formula="of:=[.Q88]-[.Q44]" office:value-type="float" office:value="0">
            <text:p>0.0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6">
            <text:p>6</text:p>
          </table:table-cell>
          <table:table-cell table:style-name="ce62" table:formula="of:=IF([.$A110] &lt;= [.B$52]; ([.$B$10]*[.C109]+[.$B$11]*[.C110])/EXP([.$B$6] * [.$B$3]/[.$B$5]);&quot;&quot;)">
            <text:p/>
          </table:table-cell>
          <table:table-cell table:style-name="ce62" table:formula="of:=IF([.$A110] &lt;= [.C$52]; ([.$B$10]*[.D109]+[.$B$11]*[.D110])/EXP([.$B$6] * [.$B$3]/[.$B$5]);&quot;&quot;)">
            <text:p/>
          </table:table-cell>
          <table:table-cell table:style-name="ce62" table:formula="of:=IF([.$A110] &lt;= [.D$52]; ([.$B$10]*[.E109]+[.$B$11]*[.E110])/EXP([.$B$6] * [.$B$3]/[.$B$5]);&quot;&quot;)">
            <text:p/>
          </table:table-cell>
          <table:table-cell table:style-name="ce62" table:formula="of:=IF([.$A110] &lt;= [.E$52]; ([.$B$10]*[.F109]+[.$B$11]*[.F110])/EXP([.$B$6] * [.$B$3]/[.$B$5]);&quot;&quot;)">
            <text:p/>
          </table:table-cell>
          <table:table-cell table:style-name="ce62" table:formula="of:=IF([.$A110] &lt;= [.F$52]; ([.$B$10]*[.G109]+[.$B$11]*[.G110])/EXP([.$B$6] * [.$B$3]/[.$B$5]);&quot;&quot;)">
            <text:p/>
          </table:table-cell>
          <table:table-cell table:style-name="ce62" table:formula="of:=IF([.$A110] &lt;= [.G$52]; ([.$B$10]*[.H109]+[.$B$11]*[.H110])/EXP([.$B$6] * [.$B$3]/[.$B$5]);&quot;&quot;)">
            <text:p/>
          </table:table-cell>
          <table:table-cell table:style-name="ce63" table:formula="of:=[.H89]-[.H45]" office:value-type="float" office:value="-0.772059766348215">
            <text:p>-0.77</text:p>
          </table:table-cell>
          <table:table-cell table:style-name="ce63" table:formula="of:=[.I89]-[.I45]" office:value-type="float" office:value="-1.26280751647525">
            <text:p>-1.26</text:p>
          </table:table-cell>
          <table:table-cell table:style-name="ce63" table:formula="of:=[.J89]-[.J45]" office:value-type="float" office:value="-2.02797038155088">
            <text:p>-2.03</text:p>
          </table:table-cell>
          <table:table-cell table:style-name="ce63" table:formula="of:=[.K89]-[.K45]" office:value-type="float" office:value="-3.18564556380827">
            <text:p>-3.19</text:p>
          </table:table-cell>
          <table:table-cell table:style-name="ce63" table:formula="of:=[.L89]-[.L45]" office:value-type="float" office:value="-2.92489954424066">
            <text:p>-2.92</text:p>
          </table:table-cell>
          <table:table-cell table:style-name="ce63" table:formula="of:=[.M89]-[.M45]" office:value-type="float" office:value="-1.15241254877454">
            <text:p>-1.15</text:p>
          </table:table-cell>
          <table:table-cell table:style-name="ce63" table:formula="of:=[.N89]-[.N45]" office:value-type="float" office:value="-0.21696355392147">
            <text:p>-0.22</text:p>
          </table:table-cell>
          <table:table-cell table:style-name="ce63" table:formula="of:=[.O89]-[.O45]" office:value-type="float" office:value="0.0412472189925754">
            <text:p>0.04</text:p>
          </table:table-cell>
          <table:table-cell table:style-name="ce63" table:formula="of:=[.P89]-[.P45]" office:value-type="float" office:value="0.0212374356891303">
            <text:p>0.02</text:p>
          </table:table-cell>
          <table:table-cell table:style-name="ce63" table:formula="of:=[.Q89]-[.Q45]" office:value-type="float" office:value="0">
            <text:p>0.00</text:p>
          </table:table-cell>
          <table:table-cell table:style-name="ce60" table:number-columns-repeated="7"/>
          <table:table-cell table:number-columns-repeated="1000"/>
        </table:table-row>
        <table:table-row table:style-name="ro3">
          <table:table-cell office:value-type="float" office:value="5">
            <text:p>5</text:p>
          </table:table-cell>
          <table:table-cell table:style-name="ce62" table:formula="of:=IF([.$A111] &lt;= [.B$52]; ([.$B$10]*[.C110]+[.$B$11]*[.C111])/EXP([.$B$6] * [.$B$3]/[.$B$5]);&quot;&quot;)">
            <text:p/>
          </table:table-cell>
          <table:table-cell table:style-name="ce62" table:formula="of:=IF([.$A111] &lt;= [.C$52]; ([.$B$10]*[.D110]+[.$B$11]*[.D111])/EXP([.$B$6] * [.$B$3]/[.$B$5]);&quot;&quot;)">
            <text:p/>
          </table:table-cell>
          <table:table-cell table:style-name="ce62" table:formula="of:=IF([.$A111] &lt;= [.D$52]; ([.$B$10]*[.E110]+[.$B$11]*[.E111])/EXP([.$B$6] * [.$B$3]/[.$B$5]);&quot;&quot;)">
            <text:p/>
          </table:table-cell>
          <table:table-cell table:style-name="ce62" table:formula="of:=IF([.$A111] &lt;= [.E$52]; ([.$B$10]*[.F110]+[.$B$11]*[.F111])/EXP([.$B$6] * [.$B$3]/[.$B$5]);&quot;&quot;)">
            <text:p/>
          </table:table-cell>
          <table:table-cell table:style-name="ce62" table:formula="of:=IF([.$A111] &lt;= [.F$52]; ([.$B$10]*[.G110]+[.$B$11]*[.G111])/EXP([.$B$6] * [.$B$3]/[.$B$5]);&quot;&quot;)">
            <text:p/>
          </table:table-cell>
          <table:table-cell table:style-name="ce63" table:formula="of:=[.G90]-[.G46]" office:value-type="float" office:value="-1.67174298935338">
            <text:p>-1.67</text:p>
          </table:table-cell>
          <table:table-cell table:style-name="ce63" table:formula="of:=[.H90]-[.H46]" office:value-type="float" office:value="-2.54582812161661">
            <text:p>-2.55</text:p>
          </table:table-cell>
          <table:table-cell table:style-name="ce63" table:formula="of:=[.I90]-[.I46]" office:value-type="float" office:value="-3.79245006770918">
            <text:p>-3.79</text:p>
          </table:table-cell>
          <table:table-cell table:style-name="ce63" table:formula="of:=[.J90]-[.J46]" office:value-type="float" office:value="-3.56092869571795">
            <text:p>-3.56</text:p>
          </table:table-cell>
          <table:table-cell table:style-name="ce63" table:formula="of:=[.K90]-[.K46]" office:value-type="float" office:value="-1.71217708113675">
            <text:p>-1.71</text:p>
          </table:table-cell>
          <table:table-cell table:style-name="ce63" table:formula="of:=[.L90]-[.L46]" office:value-type="float" office:value="-0.574677603845178">
            <text:p>-0.57</text:p>
          </table:table-cell>
          <table:table-cell table:style-name="ce63" table:formula="of:=[.M90]-[.M46]" office:value-type="float" office:value="-0.0538736154550286">
            <text:p>-0.05</text:p>
          </table:table-cell>
          <table:table-cell table:style-name="ce63" table:formula="of:=[.N90]-[.N46]" office:value-type="float" office:value="0.0636833671819268">
            <text:p>0.06</text:p>
          </table:table-cell>
          <table:table-cell table:style-name="ce63" table:formula="of:=[.O90]-[.O46]" office:value-type="float" office:value="0.0436369567881911">
            <text:p>0.04</text:p>
          </table:table-cell>
          <table:table-cell table:style-name="ce63" table:formula="of:=[.P90]-[.P46]" office:value-type="float" office:value="0.0223870079967874">
            <text:p>0.02</text:p>
          </table:table-cell>
          <table:table-cell table:style-name="ce63" table:formula="of:=[.Q90]-[.Q46]" office:value-type="float" office:value="0">
            <text:p>0.00</text:p>
          </table:table-cell>
          <table:table-cell table:style-name="ce63"/>
          <table:table-cell table:style-name="ce69" table:number-columns-repeated="6"/>
          <table:table-cell table:number-columns-repeated="1000"/>
        </table:table-row>
        <table:table-row table:style-name="ro3">
          <table:table-cell office:value-type="float" office:value="4">
            <text:p>4</text:p>
          </table:table-cell>
          <table:table-cell table:style-name="ce62" table:formula="of:=IF([.$A112] &lt;= [.B$52]; ([.$B$10]*[.C111]+[.$B$11]*[.C112])/EXP([.$B$6] * [.$B$3]/[.$B$5]);&quot;&quot;)">
            <text:p/>
          </table:table-cell>
          <table:table-cell table:style-name="ce62" table:formula="of:=IF([.$A112] &lt;= [.C$52]; ([.$B$10]*[.D111]+[.$B$11]*[.D112])/EXP([.$B$6] * [.$B$3]/[.$B$5]);&quot;&quot;)">
            <text:p/>
          </table:table-cell>
          <table:table-cell table:style-name="ce62" table:formula="of:=IF([.$A112] &lt;= [.D$52]; ([.$B$10]*[.E111]+[.$B$11]*[.E112])/EXP([.$B$6] * [.$B$3]/[.$B$5]);&quot;&quot;)">
            <text:p/>
          </table:table-cell>
          <table:table-cell table:style-name="ce62" table:formula="of:=IF([.$A112] &lt;= [.E$52]; ([.$B$10]*[.F111]+[.$B$11]*[.F112])/EXP([.$B$6] * [.$B$3]/[.$B$5]);&quot;&quot;)">
            <text:p/>
          </table:table-cell>
          <table:table-cell table:style-name="ce63" table:formula="of:=[.F91]-[.F47]" office:value-type="float" office:value="-3.01889327977089">
            <text:p>-3.02</text:p>
          </table:table-cell>
          <table:table-cell table:style-name="ce63" table:formula="of:=[.G91]-[.G47]" office:value-type="float" office:value="-4.32805274520376">
            <text:p>-4.33</text:p>
          </table:table-cell>
          <table:table-cell table:style-name="ce63" table:formula="of:=[.H91]-[.H47]" office:value-type="float" office:value="-4.11410159587571">
            <text:p>-4.11</text:p>
          </table:table-cell>
          <table:table-cell table:style-name="ce63" table:formula="of:=[.I91]-[.I47]" office:value-type="float" office:value="-2.21367315524556">
            <text:p>-2.21</text:p>
          </table:table-cell>
          <table:table-cell table:style-name="ce63" table:formula="of:=[.J91]-[.J47]" office:value-type="float" office:value="-0.945962015998651">
            <text:p>-0.95</text:p>
          </table:table-cell>
          <table:table-cell table:style-name="ce63" table:formula="of:=[.K91]-[.K47]" office:value-type="float" office:value="-0.242514555326631">
            <text:p>-0.24</text:p>
          </table:table-cell>
          <table:table-cell table:style-name="ce63" table:formula="of:=[.L91]-[.L47]" office:value-type="float" office:value="0.0389747280040389">
            <text:p>0.04</text:p>
          </table:table-cell>
          <table:table-cell table:style-name="ce63" table:formula="of:=[.M91]-[.M47]" office:value-type="float" office:value="0.087234946265017">
            <text:p>0.09</text:p>
          </table:table-cell>
          <table:table-cell table:style-name="ce63" table:formula="of:=[.N91]-[.N47]" office:value-type="float" office:value="0.0671315093986031">
            <text:p>0.07</text:p>
          </table:table-cell>
          <table:table-cell table:style-name="ce63" table:formula="of:=[.O91]-[.O47]" office:value-type="float" office:value="0.0458485739250243">
            <text:p>0.05</text:p>
          </table:table-cell>
          <table:table-cell table:style-name="ce63" table:formula="of:=[.P91]-[.P47]" office:value-type="float" office:value="0.0234508961858282">
            <text:p>0.02</text:p>
          </table:table-cell>
          <table:table-cell table:style-name="ce63" table:formula="of:=[.Q91]-[.Q47]" office:value-type="float" office:value="0">
            <text:p>0.00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3">
            <text:p>3</text:p>
          </table:table-cell>
          <table:table-cell table:style-name="ce62" table:formula="of:=IF([.$A113] &lt;= [.B$52]; ([.$B$10]*[.C112]+[.$B$11]*[.C113])/EXP([.$B$6] * [.$B$3]/[.$B$5]);&quot;&quot;)">
            <text:p/>
          </table:table-cell>
          <table:table-cell table:style-name="ce62" table:formula="of:=IF([.$A113] &lt;= [.C$52]; ([.$B$10]*[.D112]+[.$B$11]*[.D113])/EXP([.$B$6] * [.$B$3]/[.$B$5]);&quot;&quot;)">
            <text:p/>
          </table:table-cell>
          <table:table-cell table:style-name="ce62" table:formula="of:=IF([.$A113] &lt;= [.D$52]; ([.$B$10]*[.E112]+[.$B$11]*[.E113])/EXP([.$B$6] * [.$B$3]/[.$B$5]);&quot;&quot;)">
            <text:p/>
          </table:table-cell>
          <table:table-cell table:style-name="ce63" table:formula="of:=[.E92]-[.E48]" office:value-type="float" office:value="-4.81212742054512">
            <text:p>-4.81</text:p>
          </table:table-cell>
          <table:table-cell table:style-name="ce63" table:formula="of:=[.F92]-[.F48]" office:value-type="float" office:value="-4.60917708528624">
            <text:p>-4.61</text:p>
          </table:table-cell>
          <table:table-cell table:style-name="ce63" table:formula="of:=[.G92]-[.G48]" office:value-type="float" office:value="-2.66974922457973">
            <text:p>-2.67</text:p>
          </table:table-cell>
          <table:table-cell table:style-name="ce63" table:formula="of:=[.H92]-[.H70]" office:value-type="float" office:value="-1.34747277145699">
            <text:p>-1.35</text:p>
          </table:table-cell>
          <table:table-cell table:style-name="ce63" table:formula="of:=[.I92]-[.I70]" office:value-type="float" office:value="-0.524102947680403">
            <text:p>-0.52</text:p>
          </table:table-cell>
          <table:table-cell table:style-name="ce63" table:formula="of:=[.J92]-[.J70]" office:value-type="float" office:value="-0.122165141007763">
            <text:p>-0.12</text:p>
          </table:table-cell>
          <table:table-cell table:style-name="ce63" table:formula="of:=[.K92]-[.K70]" office:value-type="float" office:value="0">
            <text:p>0.00</text:p>
          </table:table-cell>
          <table:table-cell table:style-name="ce63" table:formula="of:=[.L92]-[.L70]" office:value-type="float" office:value="0">
            <text:p>0.00</text:p>
          </table:table-cell>
          <table:table-cell table:style-name="ce63" table:formula="of:=[.M92]-[.M70]" office:value-type="float" office:value="0">
            <text:p>0.00</text:p>
          </table:table-cell>
          <table:table-cell table:style-name="ce63" table:formula="of:=[.N92]-[.N70]" office:value-type="float" office:value="0">
            <text:p>0.00</text:p>
          </table:table-cell>
          <table:table-cell table:style-name="ce63" table:formula="of:=[.O92]-[.O70]" office:value-type="float" office:value="0">
            <text:p>0.00</text:p>
          </table:table-cell>
          <table:table-cell table:style-name="ce63" table:formula="of:=[.P92]-[.P70]" office:value-type="float" office:value="0">
            <text:p>0.00</text:p>
          </table:table-cell>
          <table:table-cell table:style-name="ce63" table:formula="of:=[.Q92]-[.Q70]" office:value-type="float" office:value="0">
            <text:p>0.00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2">
            <text:p>2</text:p>
          </table:table-cell>
          <table:table-cell table:style-name="ce62" table:formula="of:=IF([.$A114] &lt;= [.B$52]; ([.$B$10]*[.C113]+[.$B$11]*[.C114])/EXP([.$B$6] * [.$B$3]/[.$B$5]);&quot;&quot;)">
            <text:p/>
          </table:table-cell>
          <table:table-cell table:style-name="ce62" table:formula="of:=IF([.$A114] &lt;= [.C$52]; ([.$B$10]*[.D113]+[.$B$11]*[.D114])/EXP([.$B$6] * [.$B$3]/[.$B$5]);&quot;&quot;)">
            <text:p/>
          </table:table-cell>
          <table:table-cell table:style-name="ce63" table:formula="of:=[.D93]-[.D49]" office:value-type="float" office:value="-5.06060670014172">
            <text:p>-5.06</text:p>
          </table:table-cell>
          <table:table-cell table:style-name="ce63" table:formula="of:=[.E93]-[.E49]" office:value-type="float" office:value="-3.08979899083863">
            <text:p>-3.09</text:p>
          </table:table-cell>
          <table:table-cell table:style-name="ce63" table:formula="of:=[.F93]-[.F49]" office:value-type="float" office:value="-1.65564819152935">
            <text:p>-1.66</text:p>
          </table:table-cell>
          <table:table-cell table:style-name="ce63" table:formula="of:=[.G93]-[.G49]" office:value-type="float" office:value="-0.712136447307381">
            <text:p>-0.71</text:p>
          </table:table-cell>
          <table:table-cell table:style-name="ce63" table:formula="of:=[.H93]-[.H49]" office:value-type="float" office:value="-0.174961541689783">
            <text:p>-0.17</text:p>
          </table:table-cell>
          <table:table-cell table:style-name="ce63" table:formula="of:=[.I93]-[.I49]" office:value-type="float" office:value="0.0690681066970349">
            <text:p>0.07</text:p>
          </table:table-cell>
          <table:table-cell table:style-name="ce63" table:formula="of:=[.J93]-[.J49]" office:value-type="float" office:value="0.140235977257603">
            <text:p>0.14</text:p>
          </table:table-cell>
          <table:table-cell table:style-name="ce63" table:formula="of:=[.K93]-[.K49]" office:value-type="float" office:value="0.137426638102248">
            <text:p>0.14</text:p>
          </table:table-cell>
          <table:table-cell table:style-name="ce63" table:formula="of:=[.L93]-[.L49]" office:value-type="float" office:value="0.117154350750404">
            <text:p>0.12</text:p>
          </table:table-cell>
          <table:table-cell table:style-name="ce63" table:formula="of:=[.M93]-[.M49]" office:value-type="float" office:value="0.0957503069459307">
            <text:p>0.10</text:p>
          </table:table-cell>
          <table:table-cell table:style-name="ce63" table:formula="of:=[.N93]-[.N49]" office:value-type="float" office:value="0.0732759216440329">
            <text:p>0.07</text:p>
          </table:table-cell>
          <table:table-cell table:style-name="ce63" table:formula="of:=[.O93]-[.O49]" office:value-type="float" office:value="0.0497895620176934">
            <text:p>0.05</text:p>
          </table:table-cell>
          <table:table-cell table:style-name="ce63" table:formula="of:=[.P93]-[.P49]" office:value-type="float" office:value="0.0253466902702044">
            <text:p>0.03</text:p>
          </table:table-cell>
          <table:table-cell table:style-name="ce63" table:formula="of:=[.Q93]-[.Q49]" office:value-type="float" office:value="0">
            <text:p>0.00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1">
            <text:p>1</text:p>
          </table:table-cell>
          <table:table-cell table:style-name="ce62" table:formula="of:=IF([.$A115] &lt;= [.B$52]; ([.$B$10]*[.C114]+[.$B$11]*[.C115])/EXP([.$B$6] * [.$B$3]/[.$B$5]);&quot;&quot;)">
            <text:p/>
          </table:table-cell>
          <table:table-cell table:style-name="ce63" table:formula="of:=[.C94]-[.C50]" office:value-type="float" office:value="-3.48054189815156">
            <text:p>-3.48</text:p>
          </table:table-cell>
          <table:table-cell table:style-name="ce63" table:formula="of:=[.D94]-[.D50]" office:value-type="float" office:value="-1.98776181671577">
            <text:p>-1.99</text:p>
          </table:table-cell>
          <table:table-cell table:style-name="ce63" table:formula="of:=[.E94]-[.E50]" office:value-type="float" office:value="-0.959141414562765">
            <text:p>-0.96</text:p>
          </table:table-cell>
          <table:table-cell table:style-name="ce63" table:formula="of:=[.F94]-[.F50]" office:value-type="float" office:value="-0.324590288916692">
            <text:p>-0.32</text:p>
          </table:table-cell>
          <table:table-cell table:style-name="ce63" table:formula="of:=[.G94]-[.G50]" office:value-type="float" office:value="0.00938437728467889">
            <text:p>0.01</text:p>
          </table:table-cell>
          <table:table-cell table:style-name="ce63" table:formula="of:=[.H94]-[.H50]" office:value-type="float" office:value="0.145252902838752">
            <text:p>0.15</text:p>
          </table:table-cell>
          <table:table-cell table:style-name="ce63" table:formula="of:=[.I94]-[.I50]" office:value-type="float" office:value="0.175148053971263">
            <text:p>0.18</text:p>
          </table:table-cell>
          <table:table-cell table:style-name="ce63" table:formula="of:=[.J94]-[.J50]" office:value-type="float" office:value="0.163946051765997">
            <text:p>0.16</text:p>
          </table:table-cell>
          <table:table-cell table:style-name="ce63" table:formula="of:=[.K94]-[.K50]" office:value-type="float" office:value="0.143564910348907">
            <text:p>0.14</text:p>
          </table:table-cell>
          <table:table-cell table:style-name="ce63" table:formula="of:=[.L94]-[.L50]" office:value-type="float" office:value="0.122075663135391">
            <text:p>0.12</text:p>
          </table:table-cell>
          <table:table-cell table:style-name="ce63" table:formula="of:=[.M94]-[.M50]" office:value-type="float" office:value="0.0995381061973646">
            <text:p>0.10</text:p>
          </table:table-cell>
          <table:table-cell table:style-name="ce63" table:formula="of:=[.N94]-[.N50]" office:value-type="float" office:value="0.0760090765831976">
            <text:p>0.08</text:p>
          </table:table-cell>
          <table:table-cell table:style-name="ce63" table:formula="of:=[.O94]-[.O50]" office:value-type="float" office:value="0.051542590727415">
            <text:p>0.05</text:p>
          </table:table-cell>
          <table:table-cell table:style-name="ce63" table:formula="of:=[.P94]-[.P50]" office:value-type="float" office:value="0.0261899766185678">
            <text:p>0.03</text:p>
          </table:table-cell>
          <table:table-cell table:style-name="ce63" table:formula="of:=[.Q94]-[.Q50]" office:value-type="float" office:value="0">
            <text:p>0.00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0">
            <text:p>0</text:p>
          </table:table-cell>
          <table:table-cell table:style-name="ce63" table:formula="of:=[.B95]-[.B51]" office:value-type="float" office:value="-2.30513760441559">
            <text:p>-2.31</text:p>
          </table:table-cell>
          <table:table-cell table:style-name="ce63" table:formula="of:=[.C95]-[.C51]" office:value-type="float" office:value="-1.20553557922498">
            <text:p>-1.21</text:p>
          </table:table-cell>
          <table:table-cell table:style-name="ce63" table:formula="of:=[.D95]-[.D51]" office:value-type="float" office:value="-0.487970392955681">
            <text:p>-0.49</text:p>
          </table:table-cell>
          <table:table-cell table:style-name="ce63" table:formula="of:=[.E95]-[.E51]" office:value-type="float" office:value="-0.0729595799024807">
            <text:p>-0.07</text:p>
          </table:table-cell>
          <table:table-cell table:style-name="ce63" table:formula="of:=[.F95]-[.F51]" office:value-type="float" office:value="0.128143108555637">
            <text:p>0.13</text:p>
          </table:table-cell>
          <table:table-cell table:style-name="ce63" table:formula="of:=[.G95]-[.G51]" office:value-type="float" office:value="0.199337662410617">
            <text:p>0.20</text:p>
          </table:table-cell>
          <table:table-cell table:style-name="ce63" table:formula="of:=[.H95]-[.H51]" office:value-type="float" office:value="0.206755323254299">
            <text:p>0.21</text:p>
          </table:table-cell>
          <table:table-cell table:style-name="ce63" table:formula="of:=[.I95]-[.I51]" office:value-type="float" office:value="0.191339186667427">
            <text:p>0.19</text:p>
          </table:table-cell>
          <table:table-cell table:style-name="ce63" table:formula="of:=[.J95]-[.J51]" office:value-type="float" office:value="0.170834741085798">
            <text:p>0.17</text:p>
          </table:table-cell>
          <table:table-cell table:style-name="ce63" table:formula="of:=[.K95]-[.K51]" office:value-type="float" office:value="0.149245662486635">
            <text:p>0.15</text:p>
          </table:table-cell>
          <table:table-cell table:style-name="ce63" table:formula="of:=[.L95]-[.L51]" office:value-type="float" office:value="0.126630162305219">
            <text:p>0.13</text:p>
          </table:table-cell>
          <table:table-cell table:style-name="ce63" table:formula="of:=[.M95]-[.M51]" office:value-type="float" office:value="0.103043579371281">
            <text:p>0.10</text:p>
          </table:table-cell>
          <table:table-cell table:style-name="ce63" table:formula="of:=[.N95]-[.N51]" office:value-type="float" office:value="0.0785385140436858">
            <text:p>0.08</text:p>
          </table:table-cell>
          <table:table-cell table:style-name="ce63" table:formula="of:=[.O95]-[.O51]" office:value-type="float" office:value="0.053164956303597">
            <text:p>0.05</text:p>
          </table:table-cell>
          <table:table-cell table:style-name="ce63" table:formula="of:=[.P95]-[.P51]" office:value-type="float" office:value="0.0269704080712216">
            <text:p>0.03</text:p>
          </table:table-cell>
          <table:table-cell table:style-name="ce63" table:formula="of:=[.Q95]-[.Q51]" office:value-type="float" office:value="0">
            <text:p>0.00</text:p>
          </table:table-cell>
          <table:table-cell table:style-name="ce69" table:number-columns-repeated="7"/>
          <table:table-cell table:number-columns-repeated="1000"/>
        </table:table-row>
        <table:table-row table:style-name="ro3">
          <table:table-cell/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PUT-CALL Parity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formula="of:=2.6-12.36 +[.$G$3]*EXP(-1*[.$B$6]*[.$B$3])-[.$B$2]*EXP(-1*[.$B$7]*[.$B$3])" office:value-type="float" office:value="-0.0589395285509653">
            <text:p>-0.0589395286</text:p>
          </table:table-cell>
          <table:table-cell table:number-columns-repeated="1022"/>
        </table:table-row>
        <table:table-row table:style-name="ro3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0PeriodBinomialModel_2" table:style-name="ta4">
        <table:table-column table:style-name="co2" table:number-columns-repeated="5" table:default-cell-style-name="ce56"/>
        <table:table-column table:style-name="co4" table:default-cell-style-name="ce56"/>
        <table:table-column table:style-name="co5" table:default-cell-style-name="ce56"/>
        <table:table-column table:style-name="co2" table:number-columns-repeated="255" table:default-cell-style-name="ce56"/>
        <table:table-column table:style-name="co5" table:default-cell-style-name="ce56"/>
        <table:table-column table:style-name="co2" table:number-columns-repeated="255" table:default-cell-style-name="ce56"/>
        <table:table-column table:style-name="co5" table:default-cell-style-name="ce56"/>
        <table:table-column table:style-name="co2" table:number-columns-repeated="255" table:default-cell-style-name="ce56"/>
        <table:table-column table:style-name="co5" table:default-cell-style-name="ce56"/>
        <table:table-column table:style-name="co2" table:number-columns-repeated="249" table:default-cell-style-name="ce56"/>
        <table:table-row table:style-name="ro1">
          <table:table-cell table:style-name="ce55" office:value-type="string" table:number-columns-spanned="2" table:number-rows-spanned="1">
            <text:p>Lattice Parameters</text:p>
          </table:table-cell>
          <table:covered-table-cell table:style-name="ce59"/>
          <table:table-cell table:number-columns-repeated="3"/>
          <table:table-cell table:style-name="ce55" office:value-type="string" table:number-columns-spanned="2" table:number-rows-spanned="1">
            <text:p>Option Parameters</text:p>
          </table:table-cell>
          <table:covered-table-cell table:style-name="ce59"/>
          <table:table-cell table:number-columns-repeated="1017"/>
        </table:table-row>
        <table:table-row table:style-name="ro3">
          <table:table-cell table:style-name="ce70" office:value-type="string">
            <text:p>Initial Price</text:p>
          </table:table-cell>
          <table:table-cell table:style-name="ce77" office:value-type="float" office:value="100">
            <text:p>100</text:p>
          </table:table-cell>
          <table:table-cell table:number-columns-repeated="3"/>
          <table:table-cell table:style-name="ce64" office:value-type="string">
            <office:annotation office:display="true" draw:style-name="gr2" draw:text-style-name="P1" svg:width="1.5134in" svg:height="0.3469in" svg:x="4.8146in" svg:y="-0.0303in" draw:caption-point-x="-0.1437in" draw:caption-point-y="0.2217in">
              <dc:date>2013-02-22T00:00:00</dc:date>
              <text:p text:style-name="P2"><text:span text:style-name="T1">1 for a call, -1 for a put</text:span></text:p>
              <text:p text:style-name="P2"><text:span text:style-name="T1"/></text:p>
            </office:annotation>
            <text:p>Call / Put</text:p>
          </table:table-cell>
          <table:table-cell table:style-name="ce66" table:content-validation-name="val2" office:value-type="float" office:value="1">
            <text:p>1</text:p>
          </table:table-cell>
          <table:table-cell table:number-columns-repeated="1017"/>
        </table:table-row>
        <table:table-row table:style-name="ro4">
          <table:table-cell table:style-name="ce71" office:value-type="string">
            <text:p>T (years)</text:p>
          </table:table-cell>
          <table:table-cell table:style-name="ce78" office:value-type="float" office:value="0.25">
            <text:p>0.25</text:p>
          </table:table-cell>
          <table:table-cell table:number-columns-repeated="3"/>
          <table:table-cell table:style-name="ce65" office:value-type="string">
            <text:p>Strike</text:p>
          </table:table-cell>
          <table:table-cell table:style-name="ce67" office:value-type="float" office:value="100">
            <text:p>100</text:p>
          </table:table-cell>
          <table:table-cell table:number-columns-repeated="1017"/>
        </table:table-row>
        <table:table-row table:style-name="ro2">
          <table:table-cell table:style-name="ce71" office:value-type="string">
            <text:p>volatility</text:p>
          </table:table-cell>
          <table:table-cell table:style-name="ce79" office:value-type="percentage" office:value="0.23438">
            <text:p>23.4%</text:p>
          </table:table-cell>
          <table:table-cell table:number-columns-repeated="1022"/>
        </table:table-row>
        <table:table-row table:style-name="ro3">
          <table:table-cell table:style-name="ce71" office:value-type="string">
            <text:p># Periods</text:p>
          </table:table-cell>
          <table:table-cell table:style-name="ce80" office:value-type="float" office:value="10">
            <text:p>10</text:p>
          </table:table-cell>
          <table:table-cell table:number-columns-repeated="1022"/>
        </table:table-row>
        <table:table-row table:style-name="ro2">
          <table:table-cell table:style-name="ce71" office:value-type="string">
            <text:p>r</text:p>
          </table:table-cell>
          <table:table-cell table:style-name="ce81" office:value-type="percentage" office:value="0.11941">
            <text:p>11.94%</text:p>
          </table:table-cell>
          <table:table-cell table:number-columns-repeated="1022"/>
        </table:table-row>
        <table:table-row table:style-name="ro4">
          <table:table-cell table:style-name="ce72" office:value-type="string">
            <text:p>Div-Yield</text:p>
          </table:table-cell>
          <table:table-cell table:style-name="ce82" office:value-type="percentage" office:value="0">
            <text:p>0.00%</text:p>
          </table:table-cell>
          <table:table-cell table:number-columns-repeated="1022"/>
        </table:table-row>
        <table:table-row table:style-name="ro3">
          <table:table-cell table:style-name="ce73" office:value-type="string">
            <text:p>u</text:p>
          </table:table-cell>
          <table:table-cell table:style-name="ce83" table:formula="of:=EXP([.B4]*SQRT([.B3]/[.B5]))" office:value-type="float" office:value="1.03775396831015">
            <text:p>1.03775</text:p>
          </table:table-cell>
          <table:table-cell table:number-columns-repeated="1022"/>
        </table:table-row>
        <table:table-row table:style-name="ro3">
          <table:table-cell table:style-name="ce74" office:value-type="string">
            <text:p>d</text:p>
          </table:table-cell>
          <table:table-cell table:style-name="ce84" table:formula="of:=1/[.B8]" office:value-type="float" office:value="0.963619538481146">
            <text:p>0.96362</text:p>
          </table:table-cell>
          <table:table-cell table:number-columns-repeated="1022"/>
        </table:table-row>
        <table:table-row table:style-name="ro3">
          <table:table-cell table:style-name="ce74" office:value-type="string">
            <text:p>q</text:p>
          </table:table-cell>
          <table:table-cell table:style-name="ce85" table:formula="of:=(EXP(([.B6] - [.B7]) * [.B3]/[.B5]) - [.B9]) / ([.B8] - [.B9])" office:value-type="percentage" office:value="0.531064606630275">
            <text:p>53.11%</text:p>
          </table:table-cell>
          <table:table-cell table:number-columns-repeated="1022"/>
        </table:table-row>
        <table:table-row table:style-name="ro1">
          <table:table-cell table:style-name="ce75" office:value-type="string">
            <text:p>1-q</text:p>
          </table:table-cell>
          <table:table-cell table:style-name="ce86" table:formula="of:=1 - [.B10]" office:value-type="percentage" office:value="0.468935393369725">
            <text:p>46.89%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6" office:value-type="string">
            <text:p>Share</text:p>
          </table:table-cell>
          <table:table-cell table:number-columns-repeated="11"/>
          <table:table-cell table:style-name="ce76"/>
          <table:table-cell table:number-columns-repeated="1011"/>
        </table:table-row>
        <table:table-row table:style-name="ro3">
          <table:table-cell/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60" table:number-columns-repeated="10"/>
          <table:table-cell table:number-columns-repeated="1001"/>
        </table:table-row>
        <table:table-row table:style-name="ro3">
          <table:table-cell office:value-type="float" office:value="10">
            <text:p>10</text:p>
          </table:table-cell>
          <table:table-cell table:style-name="ce60"/>
          <table:table-cell table:style-name="ce61" table:formula="of:=IF([.$A16]&lt;[.C$15];[.$B$9]*OFFSET([.C16];0;-1);IF([.$A16]=[.C$15];[.$B$8]*OFFSET([.C16];1;-1);&quot;&quot;))">
            <text:p/>
          </table:table-cell>
          <table:table-cell table:style-name="ce61" table:formula="of:=IF([.$A16]&lt;[.D$15];[.$B$9]*OFFSET([.D16];0;-1);IF([.$A16]=[.D$15];[.$B$8]*OFFSET([.D16];1;-1);&quot;&quot;))">
            <text:p/>
          </table:table-cell>
          <table:table-cell table:style-name="ce61" table:formula="of:=IF([.$A16]&lt;[.E$15];[.$B$9]*OFFSET([.E16];0;-1);IF([.$A16]=[.E$15];[.$B$8]*OFFSET([.E16];1;-1);&quot;&quot;))">
            <text:p/>
          </table:table-cell>
          <table:table-cell table:style-name="ce61" table:formula="of:=IF([.$A16]&lt;[.F$15];[.$B$9]*OFFSET([.F16];0;-1);IF([.$A16]=[.F$15];[.$B$8]*OFFSET([.F16];1;-1);&quot;&quot;))">
            <text:p/>
          </table:table-cell>
          <table:table-cell table:style-name="ce61" table:formula="of:=IF([.$A16]&lt;[.G$15];[.$B$9]*OFFSET([.G16];0;-1);IF([.$A16]=[.G$15];[.$B$8]*OFFSET([.G16];1;-1);&quot;&quot;))">
            <text:p/>
          </table:table-cell>
          <table:table-cell table:style-name="ce61" table:formula="of:=IF([.$A16]&lt;[.H$15];[.$B$9]*OFFSET([.H16];0;-1);IF([.$A16]=[.H$15];[.$B$8]*OFFSET([.H16];1;-1);&quot;&quot;))">
            <text:p/>
          </table:table-cell>
          <table:table-cell table:style-name="ce61" table:formula="of:=IF([.$A16]&lt;[.I$15];[.$B$9]*OFFSET([.I16];0;-1);IF([.$A16]=[.I$15];[.$B$8]*OFFSET([.I16];1;-1);&quot;&quot;))">
            <text:p/>
          </table:table-cell>
          <table:table-cell table:style-name="ce61" table:formula="of:=IF([.$A16]&lt;[.J$15];[.$B$9]*OFFSET([.J16];0;-1);IF([.$A16]=[.J$15];[.$B$8]*OFFSET([.J16];1;-1);&quot;&quot;))">
            <text:p/>
          </table:table-cell>
          <table:table-cell table:style-name="ce61" table:formula="of:=IF([.$A16]&lt;[.K$15];[.$B$9]*OFFSET([.K16];0;-1);IF([.$A16]=[.K$15];[.$B$8]*OFFSET([.K16];1;-1);&quot;&quot;))">
            <text:p/>
          </table:table-cell>
          <table:table-cell table:style-name="ce61" table:formula="of:=IF([.$A16]&lt;[.L$15];[.$B$9]*OFFSET([.L16];0;-1);IF([.$A16]=[.L$15];[.$B$8]*OFFSET([.L16];1;-1);&quot;&quot;))" office:value-type="float" office:value="144.858514644471">
            <text:p>144.86</text:p>
          </table:table-cell>
          <table:table-cell/>
          <table:table-cell table:style-name="ce60" table:number-columns-repeated="10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table:style-name="ce60"/>
          <table:table-cell table:style-name="ce61" table:formula="of:=IF([.$A17]&lt;[.C$15];[.$B$9]*OFFSET([.C17];0;-1);IF([.$A17]=[.C$15];[.$B$8]*OFFSET([.C17];1;-1);&quot;&quot;))">
            <text:p/>
          </table:table-cell>
          <table:table-cell table:style-name="ce61" table:formula="of:=IF([.$A17]&lt;[.D$15];[.$B$9]*OFFSET([.D17];0;-1);IF([.$A17]=[.D$15];[.$B$8]*OFFSET([.D17];1;-1);&quot;&quot;))">
            <text:p/>
          </table:table-cell>
          <table:table-cell table:style-name="ce61" table:formula="of:=IF([.$A17]&lt;[.E$15];[.$B$9]*OFFSET([.E17];0;-1);IF([.$A17]=[.E$15];[.$B$8]*OFFSET([.E17];1;-1);&quot;&quot;))">
            <text:p/>
          </table:table-cell>
          <table:table-cell table:style-name="ce61" table:formula="of:=IF([.$A17]&lt;[.F$15];[.$B$9]*OFFSET([.F17];0;-1);IF([.$A17]=[.F$15];[.$B$8]*OFFSET([.F17];1;-1);&quot;&quot;))">
            <text:p/>
          </table:table-cell>
          <table:table-cell table:style-name="ce61" table:formula="of:=IF([.$A17]&lt;[.G$15];[.$B$9]*OFFSET([.G17];0;-1);IF([.$A17]=[.G$15];[.$B$8]*OFFSET([.G17];1;-1);&quot;&quot;))">
            <text:p/>
          </table:table-cell>
          <table:table-cell table:style-name="ce61" table:formula="of:=IF([.$A17]&lt;[.H$15];[.$B$9]*OFFSET([.H17];0;-1);IF([.$A17]=[.H$15];[.$B$8]*OFFSET([.H17];1;-1);&quot;&quot;))">
            <text:p/>
          </table:table-cell>
          <table:table-cell table:style-name="ce61" table:formula="of:=IF([.$A17]&lt;[.I$15];[.$B$9]*OFFSET([.I17];0;-1);IF([.$A17]=[.I$15];[.$B$8]*OFFSET([.I17];1;-1);&quot;&quot;))">
            <text:p/>
          </table:table-cell>
          <table:table-cell table:style-name="ce61" table:formula="of:=IF([.$A17]&lt;[.J$15];[.$B$9]*OFFSET([.J17];0;-1);IF([.$A17]=[.J$15];[.$B$8]*OFFSET([.J17];1;-1);&quot;&quot;))">
            <text:p/>
          </table:table-cell>
          <table:table-cell table:style-name="ce61" table:formula="of:=IF([.$A17]&lt;[.K$15];[.$B$9]*OFFSET([.K17];0;-1);IF([.$A17]=[.K$15];[.$B$8]*OFFSET([.K17];1;-1);&quot;&quot;))" office:value-type="float" office:value="139.58849502677">
            <text:p>139.59</text:p>
          </table:table-cell>
          <table:table-cell table:style-name="ce61" table:formula="of:=IF([.$A17]&lt;[.L$15];[.$B$9]*OFFSET([.L17];0;-1);IF([.$A17]=[.L$15];[.$B$8]*OFFSET([.L17];1;-1);&quot;&quot;))" office:value-type="float" office:value="134.510201154974">
            <text:p>134.51</text:p>
          </table:table-cell>
          <table:table-cell/>
          <table:table-cell table:style-name="ce60" table:number-columns-repeated="10"/>
          <table:table-cell table:number-columns-repeated="1001"/>
        </table:table-row>
        <table:table-row table:style-name="ro3">
          <table:table-cell office:value-type="float" office:value="8">
            <text:p>8</text:p>
          </table:table-cell>
          <table:table-cell table:style-name="ce60"/>
          <table:table-cell table:style-name="ce61" table:formula="of:=IF([.$A18]&lt;[.C$15];[.$B$9]*OFFSET([.C18];0;-1);IF([.$A18]=[.C$15];[.$B$8]*OFFSET([.C18];1;-1);&quot;&quot;))">
            <text:p/>
          </table:table-cell>
          <table:table-cell table:style-name="ce61" table:formula="of:=IF([.$A18]&lt;[.D$15];[.$B$9]*OFFSET([.D18];0;-1);IF([.$A18]=[.D$15];[.$B$8]*OFFSET([.D18];1;-1);&quot;&quot;))">
            <text:p/>
          </table:table-cell>
          <table:table-cell table:style-name="ce61" table:formula="of:=IF([.$A18]&lt;[.E$15];[.$B$9]*OFFSET([.E18];0;-1);IF([.$A18]=[.E$15];[.$B$8]*OFFSET([.E18];1;-1);&quot;&quot;))">
            <text:p/>
          </table:table-cell>
          <table:table-cell table:style-name="ce61" table:formula="of:=IF([.$A18]&lt;[.F$15];[.$B$9]*OFFSET([.F18];0;-1);IF([.$A18]=[.F$15];[.$B$8]*OFFSET([.F18];1;-1);&quot;&quot;))">
            <text:p/>
          </table:table-cell>
          <table:table-cell table:style-name="ce61" table:formula="of:=IF([.$A18]&lt;[.G$15];[.$B$9]*OFFSET([.G18];0;-1);IF([.$A18]=[.G$15];[.$B$8]*OFFSET([.G18];1;-1);&quot;&quot;))">
            <text:p/>
          </table:table-cell>
          <table:table-cell table:style-name="ce61" table:formula="of:=IF([.$A18]&lt;[.H$15];[.$B$9]*OFFSET([.H18];0;-1);IF([.$A18]=[.H$15];[.$B$8]*OFFSET([.H18];1;-1);&quot;&quot;))">
            <text:p/>
          </table:table-cell>
          <table:table-cell table:style-name="ce61" table:formula="of:=IF([.$A18]&lt;[.I$15];[.$B$9]*OFFSET([.I18];0;-1);IF([.$A18]=[.I$15];[.$B$8]*OFFSET([.I18];1;-1);&quot;&quot;))">
            <text:p/>
          </table:table-cell>
          <table:table-cell table:style-name="ce61" table:formula="of:=IF([.$A18]&lt;[.J$15];[.$B$9]*OFFSET([.J18];0;-1);IF([.$A18]=[.J$15];[.$B$8]*OFFSET([.J18];1;-1);&quot;&quot;))" office:value-type="float" office:value="134.510201154974">
            <text:p>134.51</text:p>
          </table:table-cell>
          <table:table-cell table:style-name="ce61" table:formula="of:=IF([.$A18]&lt;[.K$15];[.$B$9]*OFFSET([.K18];0;-1);IF([.$A18]=[.K$15];[.$B$8]*OFFSET([.K18];1;-1);&quot;&quot;))" office:value-type="float" office:value="129.616657957962">
            <text:p>129.62</text:p>
          </table:table-cell>
          <table:table-cell table:style-name="ce61" table:formula="of:=IF([.$A18]&lt;[.L$15];[.$B$9]*OFFSET([.L18];0;-1);IF([.$A18]=[.L$15];[.$B$8]*OFFSET([.L18];1;-1);&quot;&quot;))" office:value-type="float" office:value="124.90114412092">
            <text:p>124.90</text:p>
          </table:table-cell>
          <table:table-cell/>
          <table:table-cell table:style-name="ce60" table:number-columns-repeated="10"/>
          <table:table-cell table:number-columns-repeated="1001"/>
        </table:table-row>
        <table:table-row table:style-name="ro3">
          <table:table-cell office:value-type="float" office:value="7">
            <text:p>7</text:p>
          </table:table-cell>
          <table:table-cell table:style-name="ce60"/>
          <table:table-cell table:style-name="ce61" table:formula="of:=IF([.$A19]&lt;[.C$15];[.$B$9]*OFFSET([.C19];0;-1);IF([.$A19]=[.C$15];[.$B$8]*OFFSET([.C19];1;-1);&quot;&quot;))">
            <text:p/>
          </table:table-cell>
          <table:table-cell table:style-name="ce61" table:formula="of:=IF([.$A19]&lt;[.D$15];[.$B$9]*OFFSET([.D19];0;-1);IF([.$A19]=[.D$15];[.$B$8]*OFFSET([.D19];1;-1);&quot;&quot;))">
            <text:p/>
          </table:table-cell>
          <table:table-cell table:style-name="ce61" table:formula="of:=IF([.$A19]&lt;[.E$15];[.$B$9]*OFFSET([.E19];0;-1);IF([.$A19]=[.E$15];[.$B$8]*OFFSET([.E19];1;-1);&quot;&quot;))">
            <text:p/>
          </table:table-cell>
          <table:table-cell table:style-name="ce61" table:formula="of:=IF([.$A19]&lt;[.F$15];[.$B$9]*OFFSET([.F19];0;-1);IF([.$A19]=[.F$15];[.$B$8]*OFFSET([.F19];1;-1);&quot;&quot;))">
            <text:p/>
          </table:table-cell>
          <table:table-cell table:style-name="ce61" table:formula="of:=IF([.$A19]&lt;[.G$15];[.$B$9]*OFFSET([.G19];0;-1);IF([.$A19]=[.G$15];[.$B$8]*OFFSET([.G19];1;-1);&quot;&quot;))">
            <text:p/>
          </table:table-cell>
          <table:table-cell table:style-name="ce61" table:formula="of:=IF([.$A19]&lt;[.H$15];[.$B$9]*OFFSET([.H19];0;-1);IF([.$A19]=[.H$15];[.$B$8]*OFFSET([.H19];1;-1);&quot;&quot;))">
            <text:p/>
          </table:table-cell>
          <table:table-cell table:style-name="ce61" table:formula="of:=IF([.$A19]&lt;[.I$15];[.$B$9]*OFFSET([.I19];0;-1);IF([.$A19]=[.I$15];[.$B$8]*OFFSET([.I19];1;-1);&quot;&quot;))" office:value-type="float" office:value="129.616657957962">
            <text:p>129.62</text:p>
          </table:table-cell>
          <table:table-cell table:style-name="ce61" table:formula="of:=IF([.$A19]&lt;[.J$15];[.$B$9]*OFFSET([.J19];0;-1);IF([.$A19]=[.J$15];[.$B$8]*OFFSET([.J19];1;-1);&quot;&quot;))" office:value-type="float" office:value="124.90114412092">
            <text:p>124.90</text:p>
          </table:table-cell>
          <table:table-cell table:style-name="ce61" table:formula="of:=IF([.$A19]&lt;[.K$15];[.$B$9]*OFFSET([.K19];0;-1);IF([.$A19]=[.K$15];[.$B$8]*OFFSET([.K19];1;-1);&quot;&quot;))" office:value-type="float" office:value="120.357182853568">
            <text:p>120.36</text:p>
          </table:table-cell>
          <table:table-cell table:style-name="ce61" table:formula="of:=IF([.$A19]&lt;[.L$15];[.$B$9]*OFFSET([.L19];0;-1);IF([.$A19]=[.L$15];[.$B$8]*OFFSET([.L19];1;-1);&quot;&quot;))" office:value-type="float" office:value="115.978532994246">
            <text:p>115.98</text:p>
          </table:table-cell>
          <table:table-cell/>
          <table:table-cell table:style-name="ce60" table:number-columns-repeated="10"/>
          <table:table-cell table:number-columns-repeated="1001"/>
        </table:table-row>
        <table:table-row table:style-name="ro3">
          <table:table-cell office:value-type="float" office:value="6">
            <text:p>6</text:p>
          </table:table-cell>
          <table:table-cell table:style-name="ce60"/>
          <table:table-cell table:style-name="ce61" table:formula="of:=IF([.$A20]&lt;[.C$15];[.$B$9]*OFFSET([.C20];0;-1);IF([.$A20]=[.C$15];[.$B$8]*OFFSET([.C20];1;-1);&quot;&quot;))">
            <text:p/>
          </table:table-cell>
          <table:table-cell table:style-name="ce61" table:formula="of:=IF([.$A20]&lt;[.D$15];[.$B$9]*OFFSET([.D20];0;-1);IF([.$A20]=[.D$15];[.$B$8]*OFFSET([.D20];1;-1);&quot;&quot;))">
            <text:p/>
          </table:table-cell>
          <table:table-cell table:style-name="ce61" table:formula="of:=IF([.$A20]&lt;[.E$15];[.$B$9]*OFFSET([.E20];0;-1);IF([.$A20]=[.E$15];[.$B$8]*OFFSET([.E20];1;-1);&quot;&quot;))">
            <text:p/>
          </table:table-cell>
          <table:table-cell table:style-name="ce61" table:formula="of:=IF([.$A20]&lt;[.F$15];[.$B$9]*OFFSET([.F20];0;-1);IF([.$A20]=[.F$15];[.$B$8]*OFFSET([.F20];1;-1);&quot;&quot;))">
            <text:p/>
          </table:table-cell>
          <table:table-cell table:style-name="ce61" table:formula="of:=IF([.$A20]&lt;[.G$15];[.$B$9]*OFFSET([.G20];0;-1);IF([.$A20]=[.G$15];[.$B$8]*OFFSET([.G20];1;-1);&quot;&quot;))">
            <text:p/>
          </table:table-cell>
          <table:table-cell table:style-name="ce61" table:formula="of:=IF([.$A20]&lt;[.H$15];[.$B$9]*OFFSET([.H20];0;-1);IF([.$A20]=[.H$15];[.$B$8]*OFFSET([.H20];1;-1);&quot;&quot;))" office:value-type="float" office:value="124.90114412092">
            <text:p>124.90</text:p>
          </table:table-cell>
          <table:table-cell table:style-name="ce61" table:formula="of:=IF([.$A20]&lt;[.I$15];[.$B$9]*OFFSET([.I20];0;-1);IF([.$A20]=[.I$15];[.$B$8]*OFFSET([.I20];1;-1);&quot;&quot;))" office:value-type="float" office:value="120.357182853568">
            <text:p>120.36</text:p>
          </table:table-cell>
          <table:table-cell table:style-name="ce61" table:formula="of:=IF([.$A20]&lt;[.J$15];[.$B$9]*OFFSET([.J20];0;-1);IF([.$A20]=[.J$15];[.$B$8]*OFFSET([.J20];1;-1);&quot;&quot;))" office:value-type="float" office:value="115.978532994246">
            <text:p>115.98</text:p>
          </table:table-cell>
          <table:table-cell table:style-name="ce61" table:formula="of:=IF([.$A20]&lt;[.K$15];[.$B$9]*OFFSET([.K20];0;-1);IF([.$A20]=[.K$15];[.$B$8]*OFFSET([.K20];1;-1);&quot;&quot;))" office:value-type="float" office:value="111.759180437635">
            <text:p>111.76</text:p>
          </table:table-cell>
          <table:table-cell table:style-name="ce61" table:formula="of:=IF([.$A20]&lt;[.L$15];[.$B$9]*OFFSET([.L20];0;-1);IF([.$A20]=[.L$15];[.$B$8]*OFFSET([.L20];1;-1);&quot;&quot;))" office:value-type="float" office:value="107.693329874345">
            <text:p>107.69</text:p>
          </table:table-cell>
          <table:table-cell/>
          <table:table-cell table:style-name="ce60" table:number-columns-repeated="10"/>
          <table:table-cell table:number-columns-repeated="1001"/>
        </table:table-row>
        <table:table-row table:style-name="ro3">
          <table:table-cell office:value-type="float" office:value="5">
            <text:p>5</text:p>
          </table:table-cell>
          <table:table-cell/>
          <table:table-cell table:style-name="ce61" table:formula="of:=IF([.$A21]&lt;[.C$15];[.$B$9]*OFFSET([.C21];0;-1);IF([.$A21]=[.C$15];[.$B$8]*OFFSET([.C21];1;-1);&quot;&quot;))">
            <text:p/>
          </table:table-cell>
          <table:table-cell table:style-name="ce61" table:formula="of:=IF([.$A21]&lt;[.D$15];[.$B$9]*OFFSET([.D21];0;-1);IF([.$A21]=[.D$15];[.$B$8]*OFFSET([.D21];1;-1);&quot;&quot;))">
            <text:p/>
          </table:table-cell>
          <table:table-cell table:style-name="ce61" table:formula="of:=IF([.$A21]&lt;[.E$15];[.$B$9]*OFFSET([.E21];0;-1);IF([.$A21]=[.E$15];[.$B$8]*OFFSET([.E21];1;-1);&quot;&quot;))">
            <text:p/>
          </table:table-cell>
          <table:table-cell table:style-name="ce61" table:formula="of:=IF([.$A21]&lt;[.F$15];[.$B$9]*OFFSET([.F21];0;-1);IF([.$A21]=[.F$15];[.$B$8]*OFFSET([.F21];1;-1);&quot;&quot;))">
            <text:p/>
          </table:table-cell>
          <table:table-cell table:style-name="ce61" table:formula="of:=IF([.$A21]&lt;[.G$15];[.$B$9]*OFFSET([.G21];0;-1);IF([.$A21]=[.G$15];[.$B$8]*OFFSET([.G21];1;-1);&quot;&quot;))" office:value-type="float" office:value="120.357182853568">
            <text:p>120.36</text:p>
          </table:table-cell>
          <table:table-cell table:style-name="ce61" table:formula="of:=IF([.$A21]&lt;[.H$15];[.$B$9]*OFFSET([.H21];0;-1);IF([.$A21]=[.H$15];[.$B$8]*OFFSET([.H21];1;-1);&quot;&quot;))" office:value-type="float" office:value="115.978532994246">
            <text:p>115.98</text:p>
          </table:table-cell>
          <table:table-cell table:style-name="ce61" table:formula="of:=IF([.$A21]&lt;[.I$15];[.$B$9]*OFFSET([.I21];0;-1);IF([.$A21]=[.I$15];[.$B$8]*OFFSET([.I21];1;-1);&quot;&quot;))" office:value-type="float" office:value="111.759180437635">
            <text:p>111.76</text:p>
          </table:table-cell>
          <table:table-cell table:style-name="ce61" table:formula="of:=IF([.$A21]&lt;[.J$15];[.$B$9]*OFFSET([.J21];0;-1);IF([.$A21]=[.J$15];[.$B$8]*OFFSET([.J21];1;-1);&quot;&quot;))" office:value-type="float" office:value="107.693329874345">
            <text:p>107.69</text:p>
          </table:table-cell>
          <table:table-cell table:style-name="ce61" table:formula="of:=IF([.$A21]&lt;[.K$15];[.$B$9]*OFFSET([.K21];0;-1);IF([.$A21]=[.K$15];[.$B$8]*OFFSET([.K21];1;-1);&quot;&quot;))" office:value-type="float" office:value="103.775396831015">
            <text:p>103.78</text:p>
          </table:table-cell>
          <table:table-cell table:style-name="ce61" table:formula="of:=IF([.$A21]&lt;[.L$15];[.$B$9]*OFFSET([.L21];0;-1);IF([.$A21]=[.L$15];[.$B$8]*OFFSET([.L21];1;-1);&quot;&quot;))" office:value-type="float" office:value="100">
            <text:p>100.00</text:p>
          </table:table-cell>
          <table:table-cell/>
          <table:table-cell table:style-name="ce63" table:number-columns-repeated="10"/>
          <table:table-cell table:number-columns-repeated="1001"/>
        </table:table-row>
        <table:table-row table:style-name="ro3">
          <table:table-cell office:value-type="float" office:value="4">
            <text:p>4</text:p>
          </table:table-cell>
          <table:table-cell/>
          <table:table-cell table:style-name="ce61" table:formula="of:=IF([.$A22]&lt;[.C$15];[.$B$9]*OFFSET([.C22];0;-1);IF([.$A22]=[.C$15];[.$B$8]*OFFSET([.C22];1;-1);&quot;&quot;))">
            <text:p/>
          </table:table-cell>
          <table:table-cell table:style-name="ce61" table:formula="of:=IF([.$A22]&lt;[.D$15];[.$B$9]*OFFSET([.D22];0;-1);IF([.$A22]=[.D$15];[.$B$8]*OFFSET([.D22];1;-1);&quot;&quot;))">
            <text:p/>
          </table:table-cell>
          <table:table-cell table:style-name="ce61" table:formula="of:=IF([.$A22]&lt;[.E$15];[.$B$9]*OFFSET([.E22];0;-1);IF([.$A22]=[.E$15];[.$B$8]*OFFSET([.E22];1;-1);&quot;&quot;))">
            <text:p/>
          </table:table-cell>
          <table:table-cell table:style-name="ce61" table:formula="of:=IF([.$A22]&lt;[.F$15];[.$B$9]*OFFSET([.F22];0;-1);IF([.$A22]=[.F$15];[.$B$8]*OFFSET([.F22];1;-1);&quot;&quot;))" office:value-type="float" office:value="115.978532994246">
            <text:p>115.98</text:p>
          </table:table-cell>
          <table:table-cell table:style-name="ce61" table:formula="of:=IF([.$A22]&lt;[.G$15];[.$B$9]*OFFSET([.G22];0;-1);IF([.$A22]=[.G$15];[.$B$8]*OFFSET([.G22];1;-1);&quot;&quot;))" office:value-type="float" office:value="111.759180437635">
            <text:p>111.76</text:p>
          </table:table-cell>
          <table:table-cell table:style-name="ce61" table:formula="of:=IF([.$A22]&lt;[.H$15];[.$B$9]*OFFSET([.H22];0;-1);IF([.$A22]=[.H$15];[.$B$8]*OFFSET([.H22];1;-1);&quot;&quot;))" office:value-type="float" office:value="107.693329874345">
            <text:p>107.69</text:p>
          </table:table-cell>
          <table:table-cell table:style-name="ce61" table:formula="of:=IF([.$A22]&lt;[.I$15];[.$B$9]*OFFSET([.I22];0;-1);IF([.$A22]=[.I$15];[.$B$8]*OFFSET([.I22];1;-1);&quot;&quot;))" office:value-type="float" office:value="103.775396831015">
            <text:p>103.78</text:p>
          </table:table-cell>
          <table:table-cell table:style-name="ce61" table:formula="of:=IF([.$A22]&lt;[.J$15];[.$B$9]*OFFSET([.J22];0;-1);IF([.$A22]=[.J$15];[.$B$8]*OFFSET([.J22];1;-1);&quot;&quot;))" office:value-type="float" office:value="100">
            <text:p>100.00</text:p>
          </table:table-cell>
          <table:table-cell table:style-name="ce61" table:formula="of:=IF([.$A22]&lt;[.K$15];[.$B$9]*OFFSET([.K22];0;-1);IF([.$A22]=[.K$15];[.$B$8]*OFFSET([.K22];1;-1);&quot;&quot;))" office:value-type="float" office:value="96.3619538481146">
            <text:p>96.36</text:p>
          </table:table-cell>
          <table:table-cell table:style-name="ce61" table:formula="of:=IF([.$A22]&lt;[.L$15];[.$B$9]*OFFSET([.L22];0;-1);IF([.$A22]=[.L$15];[.$B$8]*OFFSET([.L22];1;-1);&quot;&quot;))" office:value-type="float" office:value="92.8562614942617">
            <text:p>92.86</text:p>
          </table:table-cell>
          <table:table-cell/>
          <table:table-cell table:style-name="ce63" table:number-columns-repeated="10"/>
          <table:table-cell table:number-columns-repeated="1001"/>
        </table:table-row>
        <table:table-row table:style-name="ro3">
          <table:table-cell office:value-type="float" office:value="3">
            <text:p>3</text:p>
          </table:table-cell>
          <table:table-cell/>
          <table:table-cell table:style-name="ce61" table:formula="of:=IF([.$A23]&lt;[.C$15];[.$B$9]*OFFSET([.C23];0;-1);IF([.$A23]=[.C$15];[.$B$8]*OFFSET([.C23];1;-1);&quot;&quot;))">
            <text:p/>
          </table:table-cell>
          <table:table-cell table:style-name="ce61" table:formula="of:=IF([.$A23]&lt;[.D$15];[.$B$9]*OFFSET([.D23];0;-1);IF([.$A23]=[.D$15];[.$B$8]*OFFSET([.D23];1;-1);&quot;&quot;))">
            <text:p/>
          </table:table-cell>
          <table:table-cell table:style-name="ce61" table:formula="of:=IF([.$A23]&lt;[.E$15];[.$B$9]*OFFSET([.E23];0;-1);IF([.$A23]=[.E$15];[.$B$8]*OFFSET([.E23];1;-1);&quot;&quot;))" office:value-type="float" office:value="111.759180437635">
            <text:p>111.76</text:p>
          </table:table-cell>
          <table:table-cell table:style-name="ce61" table:formula="of:=IF([.$A23]&lt;[.F$15];[.$B$9]*OFFSET([.F23];0;-1);IF([.$A23]=[.F$15];[.$B$8]*OFFSET([.F23];1;-1);&quot;&quot;))" office:value-type="float" office:value="107.693329874345">
            <text:p>107.69</text:p>
          </table:table-cell>
          <table:table-cell table:style-name="ce61" table:formula="of:=IF([.$A23]&lt;[.G$15];[.$B$9]*OFFSET([.G23];0;-1);IF([.$A23]=[.G$15];[.$B$8]*OFFSET([.G23];1;-1);&quot;&quot;))" office:value-type="float" office:value="103.775396831015">
            <text:p>103.78</text:p>
          </table:table-cell>
          <table:table-cell table:style-name="ce61" table:formula="of:=IF([.$A23]&lt;[.H$15];[.$B$9]*OFFSET([.H23];0;-1);IF([.$A23]=[.H$15];[.$B$8]*OFFSET([.H23];1;-1);&quot;&quot;))" office:value-type="float" office:value="100">
            <text:p>100.00</text:p>
          </table:table-cell>
          <table:table-cell table:style-name="ce61" table:formula="of:=IF([.$A23]&lt;[.I$15];[.$B$9]*OFFSET([.I23];0;-1);IF([.$A23]=[.I$15];[.$B$8]*OFFSET([.I23];1;-1);&quot;&quot;))" office:value-type="float" office:value="96.3619538481146">
            <text:p>96.36</text:p>
          </table:table-cell>
          <table:table-cell table:style-name="ce61" table:formula="of:=IF([.$A23]&lt;[.J$15];[.$B$9]*OFFSET([.J23];0;-1);IF([.$A23]=[.J$15];[.$B$8]*OFFSET([.J23];1;-1);&quot;&quot;))" office:value-type="float" office:value="92.8562614942617">
            <text:p>92.86</text:p>
          </table:table-cell>
          <table:table-cell table:style-name="ce61" table:formula="of:=IF([.$A23]&lt;[.K$15];[.$B$9]*OFFSET([.K23];0;-1);IF([.$A23]=[.K$15];[.$B$8]*OFFSET([.K23];1;-1);&quot;&quot;))" office:value-type="float" office:value="89.478107846185">
            <text:p>89.48</text:p>
          </table:table-cell>
          <table:table-cell table:style-name="ce61" table:formula="of:=IF([.$A23]&lt;[.L$15];[.$B$9]*OFFSET([.L23];0;-1);IF([.$A23]=[.L$15];[.$B$8]*OFFSET([.L23];1;-1);&quot;&quot;))" office:value-type="float" office:value="86.222852986907">
            <text:p>86.22</text:p>
          </table:table-cell>
          <table:table-cell/>
          <table:table-cell table:style-name="ce63" table:number-columns-repeated="10"/>
          <table:table-cell table:number-columns-repeated="1001"/>
        </table:table-row>
        <table:table-row table:style-name="ro3">
          <table:table-cell office:value-type="float" office:value="2">
            <text:p>2</text:p>
          </table:table-cell>
          <table:table-cell/>
          <table:table-cell table:style-name="ce61" table:formula="of:=IF([.$A24]&lt;[.C$15];[.$B$9]*OFFSET([.C24];0;-1);IF([.$A24]=[.C$15];[.$B$8]*OFFSET([.C24];1;-1);&quot;&quot;))">
            <text:p/>
          </table:table-cell>
          <table:table-cell table:style-name="ce61" table:formula="of:=IF([.$A24]&lt;[.D$15];[.$B$9]*OFFSET([.D24];0;-1);IF([.$A24]=[.D$15];[.$B$8]*OFFSET([.D24];1;-1);&quot;&quot;))" office:value-type="float" office:value="107.693329874345">
            <text:p>107.69</text:p>
          </table:table-cell>
          <table:table-cell table:style-name="ce61" table:formula="of:=IF([.$A24]&lt;[.E$15];[.$B$9]*OFFSET([.E24];0;-1);IF([.$A24]=[.E$15];[.$B$8]*OFFSET([.E24];1;-1);&quot;&quot;))" office:value-type="float" office:value="103.775396831015">
            <text:p>103.78</text:p>
          </table:table-cell>
          <table:table-cell table:style-name="ce61" table:formula="of:=IF([.$A24]&lt;[.F$15];[.$B$9]*OFFSET([.F24];0;-1);IF([.$A24]=[.F$15];[.$B$8]*OFFSET([.F24];1;-1);&quot;&quot;))" office:value-type="float" office:value="100">
            <text:p>100.00</text:p>
          </table:table-cell>
          <table:table-cell table:style-name="ce61" table:formula="of:=IF([.$A24]&lt;[.G$15];[.$B$9]*OFFSET([.G24];0;-1);IF([.$A24]=[.G$15];[.$B$8]*OFFSET([.G24];1;-1);&quot;&quot;))" office:value-type="float" office:value="96.3619538481146">
            <text:p>96.36</text:p>
          </table:table-cell>
          <table:table-cell table:style-name="ce61" table:formula="of:=IF([.$A24]&lt;[.H$15];[.$B$9]*OFFSET([.H24];0;-1);IF([.$A24]=[.H$15];[.$B$8]*OFFSET([.H24];1;-1);&quot;&quot;))" office:value-type="float" office:value="92.8562614942617">
            <text:p>92.86</text:p>
          </table:table-cell>
          <table:table-cell table:style-name="ce61" table:formula="of:=IF([.$A24]&lt;[.I$15];[.$B$9]*OFFSET([.I24];0;-1);IF([.$A24]=[.I$15];[.$B$8]*OFFSET([.I24];1;-1);&quot;&quot;))" office:value-type="float" office:value="89.478107846185">
            <text:p>89.48</text:p>
          </table:table-cell>
          <table:table-cell table:style-name="ce61" table:formula="of:=IF([.$A24]&lt;[.J$15];[.$B$9]*OFFSET([.J24];0;-1);IF([.$A24]=[.J$15];[.$B$8]*OFFSET([.J24];1;-1);&quot;&quot;))" office:value-type="float" office:value="86.222852986907">
            <text:p>86.22</text:p>
          </table:table-cell>
          <table:table-cell table:style-name="ce61" table:formula="of:=IF([.$A24]&lt;[.K$15];[.$B$9]*OFFSET([.K24];0;-1);IF([.$A24]=[.K$15];[.$B$8]*OFFSET([.K24];1;-1);&quot;&quot;))" office:value-type="float" office:value="83.086025801771">
            <text:p>83.09</text:p>
          </table:table-cell>
          <table:table-cell table:style-name="ce61" table:formula="of:=IF([.$A24]&lt;[.L$15];[.$B$9]*OFFSET([.L24];0;-1);IF([.$A24]=[.L$15];[.$B$8]*OFFSET([.L24];1;-1);&quot;&quot;))" office:value-type="float" office:value="80.0633178373352">
            <text:p>80.06</text:p>
          </table:table-cell>
          <table:table-cell/>
          <table:table-cell table:style-name="ce63" table:number-columns-repeated="10"/>
          <table:table-cell table:number-columns-repeated="1001"/>
        </table:table-row>
        <table:table-row table:style-name="ro3">
          <table:table-cell office:value-type="float" office:value="1">
            <text:p>1</text:p>
          </table:table-cell>
          <table:table-cell/>
          <table:table-cell table:style-name="ce61" table:formula="of:=IF([.$A25]&lt;[.C$15];[.$B$9]*OFFSET([.C25];0;-1);IF([.$A25]=[.C$15];[.$B$8]*OFFSET([.C25];1;-1);&quot;&quot;))" office:value-type="float" office:value="103.775396831015">
            <text:p>103.78</text:p>
          </table:table-cell>
          <table:table-cell table:style-name="ce61" table:formula="of:=IF([.$A25]&lt;[.D$15];[.$B$9]*OFFSET([.D25];0;-1);IF([.$A25]=[.D$15];[.$B$8]*OFFSET([.D25];1;-1);&quot;&quot;))" office:value-type="float" office:value="100">
            <text:p>100.00</text:p>
          </table:table-cell>
          <table:table-cell table:style-name="ce61" table:formula="of:=IF([.$A25]&lt;[.E$15];[.$B$9]*OFFSET([.E25];0;-1);IF([.$A25]=[.E$15];[.$B$8]*OFFSET([.E25];1;-1);&quot;&quot;))" office:value-type="float" office:value="96.3619538481146">
            <text:p>96.36</text:p>
          </table:table-cell>
          <table:table-cell table:style-name="ce61" table:formula="of:=IF([.$A25]&lt;[.F$15];[.$B$9]*OFFSET([.F25];0;-1);IF([.$A25]=[.F$15];[.$B$8]*OFFSET([.F25];1;-1);&quot;&quot;))" office:value-type="float" office:value="92.8562614942617">
            <text:p>92.86</text:p>
          </table:table-cell>
          <table:table-cell table:style-name="ce61" table:formula="of:=IF([.$A25]&lt;[.G$15];[.$B$9]*OFFSET([.G25];0;-1);IF([.$A25]=[.G$15];[.$B$8]*OFFSET([.G25];1;-1);&quot;&quot;))" office:value-type="float" office:value="89.478107846185">
            <text:p>89.48</text:p>
          </table:table-cell>
          <table:table-cell table:style-name="ce61" table:formula="of:=IF([.$A25]&lt;[.H$15];[.$B$9]*OFFSET([.H25];0;-1);IF([.$A25]=[.H$15];[.$B$8]*OFFSET([.H25];1;-1);&quot;&quot;))" office:value-type="float" office:value="86.222852986907">
            <text:p>86.22</text:p>
          </table:table-cell>
          <table:table-cell table:style-name="ce61" table:formula="of:=IF([.$A25]&lt;[.I$15];[.$B$9]*OFFSET([.I25];0;-1);IF([.$A25]=[.I$15];[.$B$8]*OFFSET([.I25];1;-1);&quot;&quot;))" office:value-type="float" office:value="83.086025801771">
            <text:p>83.09</text:p>
          </table:table-cell>
          <table:table-cell table:style-name="ce61" table:formula="of:=IF([.$A25]&lt;[.J$15];[.$B$9]*OFFSET([.J25];0;-1);IF([.$A25]=[.J$15];[.$B$8]*OFFSET([.J25];1;-1);&quot;&quot;))" office:value-type="float" office:value="80.0633178373352">
            <text:p>80.06</text:p>
          </table:table-cell>
          <table:table-cell table:style-name="ce61" table:formula="of:=IF([.$A25]&lt;[.K$15];[.$B$9]*OFFSET([.K25];0;-1);IF([.$A25]=[.K$15];[.$B$8]*OFFSET([.K25];1;-1);&quot;&quot;))" office:value-type="float" office:value="77.1505773836822">
            <text:p>77.15</text:p>
          </table:table-cell>
          <table:table-cell table:style-name="ce61" table:formula="of:=IF([.$A25]&lt;[.L$15];[.$B$9]*OFFSET([.L25];0;-1);IF([.$A25]=[.L$15];[.$B$8]*OFFSET([.L25];1;-1);&quot;&quot;))" office:value-type="float" office:value="74.3438037720178">
            <text:p>74.34</text:p>
          </table:table-cell>
          <table:table-cell/>
          <table:table-cell table:style-name="ce63" table:number-columns-repeated="10"/>
          <table:table-cell table:number-columns-repeated="1001"/>
        </table:table-row>
        <table:table-row table:style-name="ro3">
          <table:table-cell office:value-type="float" office:value="0">
            <text:p>0</text:p>
          </table:table-cell>
          <table:table-cell table:style-name="ce61" table:formula="of:=[.$B$2]" office:value-type="float" office:value="100">
            <text:p>100.00</text:p>
          </table:table-cell>
          <table:table-cell table:style-name="ce61" table:formula="of:=IF([.$A26]&lt;[.C$15];[.$B$9]*OFFSET([.C26];0;-1);IF([.$A26]=[.C$15];[.$B$8]*OFFSET([.C26];1;-1);&quot;&quot;))" office:value-type="float" office:value="96.3619538481146">
            <text:p>96.36</text:p>
          </table:table-cell>
          <table:table-cell table:style-name="ce61" table:formula="of:=IF([.$A26]&lt;[.D$15];[.$B$9]*OFFSET([.D26];0;-1);IF([.$A26]=[.D$15];[.$B$8]*OFFSET([.D26];1;-1);&quot;&quot;))" office:value-type="float" office:value="92.8562614942617">
            <text:p>92.86</text:p>
          </table:table-cell>
          <table:table-cell table:style-name="ce61" table:formula="of:=IF([.$A26]&lt;[.E$15];[.$B$9]*OFFSET([.E26];0;-1);IF([.$A26]=[.E$15];[.$B$8]*OFFSET([.E26];1;-1);&quot;&quot;))" office:value-type="float" office:value="89.478107846185">
            <text:p>89.48</text:p>
          </table:table-cell>
          <table:table-cell table:style-name="ce61" table:formula="of:=IF([.$A26]&lt;[.F$15];[.$B$9]*OFFSET([.F26];0;-1);IF([.$A26]=[.F$15];[.$B$8]*OFFSET([.F26];1;-1);&quot;&quot;))" office:value-type="float" office:value="86.222852986907">
            <text:p>86.22</text:p>
          </table:table-cell>
          <table:table-cell table:style-name="ce61" table:formula="of:=IF([.$A26]&lt;[.G$15];[.$B$9]*OFFSET([.G26];0;-1);IF([.$A26]=[.G$15];[.$B$8]*OFFSET([.G26];1;-1);&quot;&quot;))" office:value-type="float" office:value="83.086025801771">
            <text:p>83.09</text:p>
          </table:table-cell>
          <table:table-cell table:style-name="ce61" table:formula="of:=IF([.$A26]&lt;[.H$15];[.$B$9]*OFFSET([.H26];0;-1);IF([.$A26]=[.H$15];[.$B$8]*OFFSET([.H26];1;-1);&quot;&quot;))" office:value-type="float" office:value="80.0633178373352">
            <text:p>80.06</text:p>
          </table:table-cell>
          <table:table-cell table:style-name="ce61" table:formula="of:=IF([.$A26]&lt;[.I$15];[.$B$9]*OFFSET([.I26];0;-1);IF([.$A26]=[.I$15];[.$B$8]*OFFSET([.I26];1;-1);&quot;&quot;))" office:value-type="float" office:value="77.1505773836822">
            <text:p>77.15</text:p>
          </table:table-cell>
          <table:table-cell table:style-name="ce61" table:formula="of:=IF([.$A26]&lt;[.J$15];[.$B$9]*OFFSET([.J26];0;-1);IF([.$A26]=[.J$15];[.$B$8]*OFFSET([.J26];1;-1);&quot;&quot;))" office:value-type="float" office:value="74.3438037720178">
            <text:p>74.34</text:p>
          </table:table-cell>
          <table:table-cell table:style-name="ce61" table:formula="of:=IF([.$A26]&lt;[.K$15];[.$B$9]*OFFSET([.K26];0;-1);IF([.$A26]=[.K$15];[.$B$8]*OFFSET([.K26];1;-1);&quot;&quot;))" office:value-type="float" office:value="71.6391418797247">
            <text:p>71.64</text:p>
          </table:table-cell>
          <table:table-cell table:style-name="ce61" table:formula="of:=IF([.$A26]&lt;[.L$15];[.$B$9]*OFFSET([.L26];0;-1);IF([.$A26]=[.L$15];[.$B$8]*OFFSET([.L26];1;-1);&quot;&quot;))" office:value-type="float" office:value="69.0328768353256">
            <text:p>69.03</text:p>
          </table:table-cell>
          <table:table-cell/>
          <table:table-cell table:style-name="ce63" table:number-columns-repeated="10"/>
          <table:table-cell table:number-columns-repeated="1001"/>
        </table:table-row>
        <table:table-row table:style-name="ro3">
          <table:table-cell/>
          <table:table-cell table:style-name="ce69" table:number-columns-repeated="2"/>
          <table:table-cell table:style-name="ce63" table:number-columns-repeated="8"/>
          <table:table-cell table:number-columns-repeated="2"/>
          <table:table-cell table:style-name="ce63" table:number-columns-repeated="10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style-name="ce58" office:value-type="string">
            <text:p>European Option Payoff</text:p>
          </table:table-cell>
          <table:table-cell table:number-columns-repeated="1023"/>
        </table:table-row>
        <table:table-row table:style-name="ro3">
          <table:table-cell/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60" table:number-columns-repeated="10"/>
          <table:table-cell table:number-columns-repeated="1000"/>
        </table:table-row>
        <table:table-row table:style-name="ro3">
          <table:table-cell office:value-type="float" office:value="10">
            <text:p>10</text:p>
          </table:table-cell>
          <table:table-cell table:style-name="ce62" table:formula="of:=IF([.$A31] &lt;= [.B$30]; ([.$B$10]*[.C30]+[.$B$11]*[.C31])/EXP([.$B$6] * [.$B$3]/[.$B$5]);&quot;&quot;)">
            <text:p/>
          </table:table-cell>
          <table:table-cell table:style-name="ce62" table:formula="of:=IF([.$A31] &lt;= [.C$30]; ([.$B$10]*[.D30]+[.$B$11]*[.D31])/EXP([.$B$6] * [.$B$3]/[.$B$5]);&quot;&quot;)">
            <text:p/>
          </table:table-cell>
          <table:table-cell table:style-name="ce62" table:formula="of:=IF([.$A31] &lt;= [.D$30]; ([.$B$10]*[.E30]+[.$B$11]*[.E31])/EXP([.$B$6] * [.$B$3]/[.$B$5]);&quot;&quot;)">
            <text:p/>
          </table:table-cell>
          <table:table-cell table:style-name="ce62" table:formula="of:=IF([.$A31] &lt;= [.E$30]; ([.$B$10]*[.F30]+[.$B$11]*[.F31])/EXP([.$B$6] * [.$B$3]/[.$B$5]);&quot;&quot;)">
            <text:p/>
          </table:table-cell>
          <table:table-cell table:style-name="ce62" table:formula="of:=IF([.$A31] &lt;= [.F$30]; ([.$B$10]*[.G30]+[.$B$11]*[.G31])/EXP([.$B$6] * [.$B$3]/[.$B$5]);&quot;&quot;)">
            <text:p/>
          </table:table-cell>
          <table:table-cell table:style-name="ce62" table:formula="of:=IF([.$A31] &lt;= [.G$30]; ([.$B$10]*[.H30]+[.$B$11]*[.H31])/EXP([.$B$6] * [.$B$3]/[.$B$5]);&quot;&quot;)">
            <text:p/>
          </table:table-cell>
          <table:table-cell table:style-name="ce62" table:formula="of:=IF([.$A31] &lt;= [.H$30]; ([.$B$10]*[.I30]+[.$B$11]*[.I31])/EXP([.$B$6] * [.$B$3]/[.$B$5]);&quot;&quot;)">
            <text:p/>
          </table:table-cell>
          <table:table-cell table:style-name="ce62" table:formula="of:=IF([.$A31] &lt;= [.I$30]; ([.$B$10]*[.J30]+[.$B$11]*[.J31])/EXP([.$B$6] * [.$B$3]/[.$B$5]);&quot;&quot;)">
            <text:p/>
          </table:table-cell>
          <table:table-cell table:style-name="ce62" table:formula="of:=IF([.$A31] &lt;= [.J$30]; ([.$B$10]*[.K30]+[.$B$11]*[.K31])/EXP([.$B$6] * [.$B$3]/[.$B$5]);&quot;&quot;)">
            <text:p/>
          </table:table-cell>
          <table:table-cell table:style-name="ce62" table:formula="of:=IF([.$A31] &lt;= [.K$30]; ([.$B$10]*[.L30]+[.$B$11]*[.L31])/EXP([.$B$6] * [.$B$3]/[.$B$5]);&quot;&quot;)">
            <text:p/>
          </table:table-cell>
          <table:table-cell table:style-name="ce63" table:formula="of:=MAX([.$G$2]*([.L16]-[.$G$3]);0)" office:value-type="float" office:value="44.8585146444713">
            <text:p>44.86</text:p>
          </table:table-cell>
          <table:table-cell table:number-columns-repeated="2"/>
          <table:table-cell table:style-name="ce60" table:number-columns-repeated="10"/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style-name="ce62" table:formula="of:=IF([.$A32] &lt;= [.B$30]; ([.$B$10]*[.C31]+[.$B$11]*[.C32])/EXP([.$B$6] * [.$B$3]/[.$B$5]);&quot;&quot;)">
            <text:p/>
          </table:table-cell>
          <table:table-cell table:style-name="ce62" table:formula="of:=IF([.$A32] &lt;= [.C$30]; ([.$B$10]*[.D31]+[.$B$11]*[.D32])/EXP([.$B$6] * [.$B$3]/[.$B$5]);&quot;&quot;)">
            <text:p/>
          </table:table-cell>
          <table:table-cell table:style-name="ce62" table:formula="of:=IF([.$A32] &lt;= [.D$30]; ([.$B$10]*[.E31]+[.$B$11]*[.E32])/EXP([.$B$6] * [.$B$3]/[.$B$5]);&quot;&quot;)">
            <text:p/>
          </table:table-cell>
          <table:table-cell table:style-name="ce62" table:formula="of:=IF([.$A32] &lt;= [.E$30]; ([.$B$10]*[.F31]+[.$B$11]*[.F32])/EXP([.$B$6] * [.$B$3]/[.$B$5]);&quot;&quot;)">
            <text:p/>
          </table:table-cell>
          <table:table-cell table:style-name="ce62" table:formula="of:=IF([.$A32] &lt;= [.F$30]; ([.$B$10]*[.G31]+[.$B$11]*[.G32])/EXP([.$B$6] * [.$B$3]/[.$B$5]);&quot;&quot;)">
            <text:p/>
          </table:table-cell>
          <table:table-cell table:style-name="ce62" table:formula="of:=IF([.$A32] &lt;= [.G$30]; ([.$B$10]*[.H31]+[.$B$11]*[.H32])/EXP([.$B$6] * [.$B$3]/[.$B$5]);&quot;&quot;)">
            <text:p/>
          </table:table-cell>
          <table:table-cell table:style-name="ce62" table:formula="of:=IF([.$A32] &lt;= [.H$30]; ([.$B$10]*[.I31]+[.$B$11]*[.I32])/EXP([.$B$6] * [.$B$3]/[.$B$5]);&quot;&quot;)">
            <text:p/>
          </table:table-cell>
          <table:table-cell table:style-name="ce62" table:formula="of:=IF([.$A32] &lt;= [.I$30]; ([.$B$10]*[.J31]+[.$B$11]*[.J32])/EXP([.$B$6] * [.$B$3]/[.$B$5]);&quot;&quot;)">
            <text:p/>
          </table:table-cell>
          <table:table-cell table:style-name="ce62" table:formula="of:=IF([.$A32] &lt;= [.J$30]; ([.$B$10]*[.K31]+[.$B$11]*[.K32])/EXP([.$B$6] * [.$B$3]/[.$B$5]);&quot;&quot;)">
            <text:p/>
          </table:table-cell>
          <table:table-cell table:style-name="ce62" table:formula="of:=IF([.$A32] &lt;= [.K$30]; ([.$B$10]*[.L31]+[.$B$11]*[.L32])/EXP([.$B$6] * [.$B$3]/[.$B$5]);&quot;&quot;)" office:value-type="float" office:value="39.886574883956">
            <text:p>39.89</text:p>
          </table:table-cell>
          <table:table-cell table:style-name="ce63" table:formula="of:=MAX([.$G$2]*([.L17]-[.$G$3]);0)" office:value-type="float" office:value="34.5102011549736">
            <text:p>34.51</text:p>
          </table:table-cell>
          <table:table-cell table:number-columns-repeated="2"/>
          <table:table-cell table:style-name="ce60" table:number-columns-repeated="10"/>
          <table:table-cell table:number-columns-repeated="1000"/>
        </table:table-row>
        <table:table-row table:style-name="ro3">
          <table:table-cell office:value-type="float" office:value="8">
            <text:p>8</text:p>
          </table:table-cell>
          <table:table-cell table:style-name="ce62" table:formula="of:=IF([.$A33] &lt;= [.B$30]; ([.$B$10]*[.C32]+[.$B$11]*[.C33])/EXP([.$B$6] * [.$B$3]/[.$B$5]);&quot;&quot;)">
            <text:p/>
          </table:table-cell>
          <table:table-cell table:style-name="ce62" table:formula="of:=IF([.$A33] &lt;= [.C$30]; ([.$B$10]*[.D32]+[.$B$11]*[.D33])/EXP([.$B$6] * [.$B$3]/[.$B$5]);&quot;&quot;)">
            <text:p/>
          </table:table-cell>
          <table:table-cell table:style-name="ce62" table:formula="of:=IF([.$A33] &lt;= [.D$30]; ([.$B$10]*[.E32]+[.$B$11]*[.E33])/EXP([.$B$6] * [.$B$3]/[.$B$5]);&quot;&quot;)">
            <text:p/>
          </table:table-cell>
          <table:table-cell table:style-name="ce62" table:formula="of:=IF([.$A33] &lt;= [.E$30]; ([.$B$10]*[.F32]+[.$B$11]*[.F33])/EXP([.$B$6] * [.$B$3]/[.$B$5]);&quot;&quot;)">
            <text:p/>
          </table:table-cell>
          <table:table-cell table:style-name="ce62" table:formula="of:=IF([.$A33] &lt;= [.F$30]; ([.$B$10]*[.G32]+[.$B$11]*[.G33])/EXP([.$B$6] * [.$B$3]/[.$B$5]);&quot;&quot;)">
            <text:p/>
          </table:table-cell>
          <table:table-cell table:style-name="ce62" table:formula="of:=IF([.$A33] &lt;= [.G$30]; ([.$B$10]*[.H32]+[.$B$11]*[.H33])/EXP([.$B$6] * [.$B$3]/[.$B$5]);&quot;&quot;)">
            <text:p/>
          </table:table-cell>
          <table:table-cell table:style-name="ce62" table:formula="of:=IF([.$A33] &lt;= [.H$30]; ([.$B$10]*[.I32]+[.$B$11]*[.I33])/EXP([.$B$6] * [.$B$3]/[.$B$5]);&quot;&quot;)">
            <text:p/>
          </table:table-cell>
          <table:table-cell table:style-name="ce62" table:formula="of:=IF([.$A33] &lt;= [.I$30]; ([.$B$10]*[.J32]+[.$B$11]*[.J33])/EXP([.$B$6] * [.$B$3]/[.$B$5]);&quot;&quot;)">
            <text:p/>
          </table:table-cell>
          <table:table-cell table:style-name="ce62" table:formula="of:=IF([.$A33] &lt;= [.J$30]; ([.$B$10]*[.K32]+[.$B$11]*[.K33])/EXP([.$B$6] * [.$B$3]/[.$B$5]);&quot;&quot;)" office:value-type="float" office:value="35.1054723533335">
            <text:p>35.11</text:p>
          </table:table-cell>
          <table:table-cell table:style-name="ce62" table:formula="of:=IF([.$A33] &lt;= [.K$30]; ([.$B$10]*[.L32]+[.$B$11]*[.L33])/EXP([.$B$6] * [.$B$3]/[.$B$5]);&quot;&quot;)" office:value-type="float" office:value="29.914737815148">
            <text:p>29.91</text:p>
          </table:table-cell>
          <table:table-cell table:style-name="ce63" table:formula="of:=MAX([.$G$2]*([.L18]-[.$G$3]);0)" office:value-type="float" office:value="24.9011441209196">
            <text:p>24.90</text:p>
          </table:table-cell>
          <table:table-cell table:number-columns-repeated="2"/>
          <table:table-cell table:style-name="ce60" table:number-columns-repeated="10"/>
          <table:table-cell table:number-columns-repeated="1000"/>
        </table:table-row>
        <table:table-row table:style-name="ro3">
          <table:table-cell office:value-type="float" office:value="7">
            <text:p>7</text:p>
          </table:table-cell>
          <table:table-cell table:style-name="ce62" table:formula="of:=IF([.$A34] &lt;= [.B$30]; ([.$B$10]*[.C33]+[.$B$11]*[.C34])/EXP([.$B$6] * [.$B$3]/[.$B$5]);&quot;&quot;)">
            <text:p/>
          </table:table-cell>
          <table:table-cell table:style-name="ce62" table:formula="of:=IF([.$A34] &lt;= [.C$30]; ([.$B$10]*[.D33]+[.$B$11]*[.D34])/EXP([.$B$6] * [.$B$3]/[.$B$5]);&quot;&quot;)">
            <text:p/>
          </table:table-cell>
          <table:table-cell table:style-name="ce62" table:formula="of:=IF([.$A34] &lt;= [.D$30]; ([.$B$10]*[.E33]+[.$B$11]*[.E34])/EXP([.$B$6] * [.$B$3]/[.$B$5]);&quot;&quot;)">
            <text:p/>
          </table:table-cell>
          <table:table-cell table:style-name="ce62" table:formula="of:=IF([.$A34] &lt;= [.E$30]; ([.$B$10]*[.F33]+[.$B$11]*[.F34])/EXP([.$B$6] * [.$B$3]/[.$B$5]);&quot;&quot;)">
            <text:p/>
          </table:table-cell>
          <table:table-cell table:style-name="ce62" table:formula="of:=IF([.$A34] &lt;= [.F$30]; ([.$B$10]*[.G33]+[.$B$11]*[.G34])/EXP([.$B$6] * [.$B$3]/[.$B$5]);&quot;&quot;)">
            <text:p/>
          </table:table-cell>
          <table:table-cell table:style-name="ce62" table:formula="of:=IF([.$A34] &lt;= [.G$30]; ([.$B$10]*[.H33]+[.$B$11]*[.H34])/EXP([.$B$6] * [.$B$3]/[.$B$5]);&quot;&quot;)">
            <text:p/>
          </table:table-cell>
          <table:table-cell table:style-name="ce62" table:formula="of:=IF([.$A34] &lt;= [.H$30]; ([.$B$10]*[.I33]+[.$B$11]*[.I34])/EXP([.$B$6] * [.$B$3]/[.$B$5]);&quot;&quot;)">
            <text:p/>
          </table:table-cell>
          <table:table-cell table:style-name="ce62" table:formula="of:=IF([.$A34] &lt;= [.I$30]; ([.$B$10]*[.J33]+[.$B$11]*[.J34])/EXP([.$B$6] * [.$B$3]/[.$B$5]);&quot;&quot;)" office:value-type="float" office:value="30.5082346299699">
            <text:p>30.51</text:p>
          </table:table-cell>
          <table:table-cell table:style-name="ce62" table:formula="of:=IF([.$A34] &lt;= [.J$30]; ([.$B$10]*[.K33]+[.$B$11]*[.K34])/EXP([.$B$6] * [.$B$3]/[.$B$5]);&quot;&quot;)" office:value-type="float" office:value="25.4964153192795">
            <text:p>25.50</text:p>
          </table:table-cell>
          <table:table-cell table:style-name="ce62" table:formula="of:=IF([.$A34] &lt;= [.K$30]; ([.$B$10]*[.L33]+[.$B$11]*[.L34])/EXP([.$B$6] * [.$B$3]/[.$B$5]);&quot;&quot;)" office:value-type="float" office:value="20.6552627107539">
            <text:p>20.66</text:p>
          </table:table-cell>
          <table:table-cell table:style-name="ce63" table:formula="of:=MAX([.$G$2]*([.L19]-[.$G$3]);0)" office:value-type="float" office:value="15.9785329942458">
            <text:p>15.98</text:p>
          </table:table-cell>
          <table:table-cell table:number-columns-repeated="2"/>
          <table:table-cell table:style-name="ce60" table:number-columns-repeated="10"/>
          <table:table-cell table:number-columns-repeated="1000"/>
        </table:table-row>
        <table:table-row table:style-name="ro3">
          <table:table-cell office:value-type="float" office:value="6">
            <text:p>6</text:p>
          </table:table-cell>
          <table:table-cell table:style-name="ce62" table:formula="of:=IF([.$A35] &lt;= [.B$30]; ([.$B$10]*[.C34]+[.$B$11]*[.C35])/EXP([.$B$6] * [.$B$3]/[.$B$5]);&quot;&quot;)">
            <text:p/>
          </table:table-cell>
          <table:table-cell table:style-name="ce62" table:formula="of:=IF([.$A35] &lt;= [.C$30]; ([.$B$10]*[.D34]+[.$B$11]*[.D35])/EXP([.$B$6] * [.$B$3]/[.$B$5]);&quot;&quot;)">
            <text:p/>
          </table:table-cell>
          <table:table-cell table:style-name="ce62" table:formula="of:=IF([.$A35] &lt;= [.D$30]; ([.$B$10]*[.E34]+[.$B$11]*[.E35])/EXP([.$B$6] * [.$B$3]/[.$B$5]);&quot;&quot;)">
            <text:p/>
          </table:table-cell>
          <table:table-cell table:style-name="ce62" table:formula="of:=IF([.$A35] &lt;= [.E$30]; ([.$B$10]*[.F34]+[.$B$11]*[.F35])/EXP([.$B$6] * [.$B$3]/[.$B$5]);&quot;&quot;)">
            <text:p/>
          </table:table-cell>
          <table:table-cell table:style-name="ce62" table:formula="of:=IF([.$A35] &lt;= [.F$30]; ([.$B$10]*[.G34]+[.$B$11]*[.G35])/EXP([.$B$6] * [.$B$3]/[.$B$5]);&quot;&quot;)">
            <text:p/>
          </table:table-cell>
          <table:table-cell table:style-name="ce62" table:formula="of:=IF([.$A35] &lt;= [.G$30]; ([.$B$10]*[.H34]+[.$B$11]*[.H35])/EXP([.$B$6] * [.$B$3]/[.$B$5]);&quot;&quot;)">
            <text:p/>
          </table:table-cell>
          <table:table-cell table:style-name="ce62" table:formula="of:=IF([.$A35] &lt;= [.H$30]; ([.$B$10]*[.I34]+[.$B$11]*[.I35])/EXP([.$B$6] * [.$B$3]/[.$B$5]);&quot;&quot;)" office:value-type="float" office:value="26.0881430396435">
            <text:p>26.09</text:p>
          </table:table-cell>
          <table:table-cell table:style-name="ce62" table:formula="of:=IF([.$A35] &lt;= [.I$30]; ([.$B$10]*[.J34]+[.$B$11]*[.J35])/EXP([.$B$6] * [.$B$3]/[.$B$5]);&quot;&quot;)" office:value-type="float" office:value="21.2487595255759">
            <text:p>21.25</text:p>
          </table:table-cell>
          <table:table-cell table:style-name="ce62" table:formula="of:=IF([.$A35] &lt;= [.J$30]; ([.$B$10]*[.K34]+[.$B$11]*[.K35])/EXP([.$B$6] * [.$B$3]/[.$B$5]);&quot;&quot;)" office:value-type="float" office:value="16.5738041926057">
            <text:p>16.57</text:p>
          </table:table-cell>
          <table:table-cell table:style-name="ce62" table:formula="of:=IF([.$A35] &lt;= [.K$30]; ([.$B$10]*[.L34]+[.$B$11]*[.L35])/EXP([.$B$6] * [.$B$3]/[.$B$5]);&quot;&quot;)" office:value-type="float" office:value="12.0572602948217">
            <text:p>12.06</text:p>
          </table:table-cell>
          <table:table-cell table:style-name="ce63" table:formula="of:=MAX([.$G$2]*([.L20]-[.$G$3]);0)" office:value-type="float" office:value="7.69332987434539">
            <text:p>7.69</text:p>
          </table:table-cell>
          <table:table-cell table:number-columns-repeated="2"/>
          <table:table-cell table:style-name="ce60" table:number-columns-repeated="10"/>
          <table:table-cell table:number-columns-repeated="1000"/>
        </table:table-row>
        <table:table-row table:style-name="ro3">
          <table:table-cell office:value-type="float" office:value="5">
            <text:p>5</text:p>
          </table:table-cell>
          <table:table-cell table:style-name="ce62" table:formula="of:=IF([.$A36] &lt;= [.B$30]; ([.$B$10]*[.C35]+[.$B$11]*[.C36])/EXP([.$B$6] * [.$B$3]/[.$B$5]);&quot;&quot;)">
            <text:p/>
          </table:table-cell>
          <table:table-cell table:style-name="ce62" table:formula="of:=IF([.$A36] &lt;= [.C$30]; ([.$B$10]*[.D35]+[.$B$11]*[.D36])/EXP([.$B$6] * [.$B$3]/[.$B$5]);&quot;&quot;)">
            <text:p/>
          </table:table-cell>
          <table:table-cell table:style-name="ce62" table:formula="of:=IF([.$A36] &lt;= [.D$30]; ([.$B$10]*[.E35]+[.$B$11]*[.E36])/EXP([.$B$6] * [.$B$3]/[.$B$5]);&quot;&quot;)">
            <text:p/>
          </table:table-cell>
          <table:table-cell table:style-name="ce62" table:formula="of:=IF([.$A36] &lt;= [.E$30]; ([.$B$10]*[.F35]+[.$B$11]*[.F36])/EXP([.$B$6] * [.$B$3]/[.$B$5]);&quot;&quot;)">
            <text:p/>
          </table:table-cell>
          <table:table-cell table:style-name="ce62" table:formula="of:=IF([.$A36] &lt;= [.F$30]; ([.$B$10]*[.G35]+[.$B$11]*[.G36])/EXP([.$B$6] * [.$B$3]/[.$B$5]);&quot;&quot;)">
            <text:p/>
          </table:table-cell>
          <table:table-cell table:style-name="ce62" table:formula="of:=IF([.$A36] &lt;= [.G$30]; ([.$B$10]*[.H35]+[.$B$11]*[.H36])/EXP([.$B$6] * [.$B$3]/[.$B$5]);&quot;&quot;)" office:value-type="float" office:value="21.838723424796">
            <text:p>21.84</text:p>
          </table:table-cell>
          <table:table-cell table:style-name="ce62" table:formula="of:=IF([.$A36] &lt;= [.H$30]; ([.$B$10]*[.I35]+[.$B$11]*[.I36])/EXP([.$B$6] * [.$B$3]/[.$B$5]);&quot;&quot;)" office:value-type="float" office:value="17.1655319129696">
            <text:p>17.17</text:p>
          </table:table-cell>
          <table:table-cell table:style-name="ce62" table:formula="of:=IF([.$A36] &lt;= [.I$30]; ([.$B$10]*[.J35]+[.$B$11]*[.J36])/EXP([.$B$6] * [.$B$3]/[.$B$5]);&quot;&quot;)" office:value-type="float" office:value="12.6507571096437">
            <text:p>12.65</text:p>
          </table:table-cell>
          <table:table-cell table:style-name="ce62" table:formula="of:=IF([.$A36] &lt;= [.J$30]; ([.$B$10]*[.K35]+[.$B$11]*[.K36])/EXP([.$B$6] * [.$B$3]/[.$B$5]);&quot;&quot;)" office:value-type="float" office:value="8.28860107270531">
            <text:p>8.29</text:p>
          </table:table-cell>
          <table:table-cell table:style-name="ce62" table:formula="of:=IF([.$A36] &lt;= [.K$30]; ([.$B$10]*[.L35]+[.$B$11]*[.L36])/EXP([.$B$6] * [.$B$3]/[.$B$5]);&quot;&quot;)" office:value-type="float" office:value="4.07347668820078">
            <text:p>4.07</text:p>
          </table:table-cell>
          <table:table-cell table:style-name="ce63" table:formula="of:=MAX([.$G$2]*([.L21]-[.$G$3]);0)" office:value-type="float" office:value="0">
            <text:p>0.00</text:p>
          </table:table-cell>
          <table:table-cell table:number-columns-repeated="3"/>
          <table:table-cell table:style-name="ce63" table:number-columns-repeated="3"/>
          <table:table-cell table:style-name="ce69" table:number-columns-repeated="6"/>
          <table:table-cell table:number-columns-repeated="1000"/>
        </table:table-row>
        <table:table-row table:style-name="ro3">
          <table:table-cell office:value-type="float" office:value="4">
            <text:p>4</text:p>
          </table:table-cell>
          <table:table-cell table:style-name="ce62" table:formula="of:=IF([.$A37] &lt;= [.B$30]; ([.$B$10]*[.C36]+[.$B$11]*[.C37])/EXP([.$B$6] * [.$B$3]/[.$B$5]);&quot;&quot;)">
            <text:p/>
          </table:table-cell>
          <table:table-cell table:style-name="ce62" table:formula="of:=IF([.$A37] &lt;= [.C$30]; ([.$B$10]*[.D36]+[.$B$11]*[.D37])/EXP([.$B$6] * [.$B$3]/[.$B$5]);&quot;&quot;)">
            <text:p/>
          </table:table-cell>
          <table:table-cell table:style-name="ce62" table:formula="of:=IF([.$A37] &lt;= [.D$30]; ([.$B$10]*[.E36]+[.$B$11]*[.E37])/EXP([.$B$6] * [.$B$3]/[.$B$5]);&quot;&quot;)">
            <text:p/>
          </table:table-cell>
          <table:table-cell table:style-name="ce62" table:formula="of:=IF([.$A37] &lt;= [.E$30]; ([.$B$10]*[.F36]+[.$B$11]*[.F37])/EXP([.$B$6] * [.$B$3]/[.$B$5]);&quot;&quot;)">
            <text:p/>
          </table:table-cell>
          <table:table-cell table:style-name="ce62" table:formula="of:=IF([.$A37] &lt;= [.F$30]; ([.$B$10]*[.G36]+[.$B$11]*[.G37])/EXP([.$B$6] * [.$B$3]/[.$B$5]);&quot;&quot;)" office:value-type="float" office:value="17.8283520109901">
            <text:p>17.83</text:p>
          </table:table-cell>
          <table:table-cell table:style-name="ce62" table:formula="of:=IF([.$A37] &lt;= [.G$30]; ([.$B$10]*[.H36]+[.$B$11]*[.H37])/EXP([.$B$6] * [.$B$3]/[.$B$5]);&quot;&quot;)" office:value-type="float" office:value="13.4003119459736">
            <text:p>13.40</text:p>
          </table:table-cell>
          <table:table-cell table:style-name="ce62" table:formula="of:=IF([.$A37] &lt;= [.H$30]; ([.$B$10]*[.I36]+[.$B$11]*[.I37])/EXP([.$B$6] * [.$B$3]/[.$B$5]);&quot;&quot;)" office:value-type="float" office:value="9.22167233429213">
            <text:p>9.22</text:p>
          </table:table-cell>
          <table:table-cell table:style-name="ce62" table:formula="of:=IF([.$A37] &lt;= [.I$30]; ([.$B$10]*[.J36]+[.$B$11]*[.J37])/EXP([.$B$6] * [.$B$3]/[.$B$5]);&quot;&quot;)" office:value-type="float" office:value="5.39706140929566">
            <text:p>5.40</text:p>
          </table:table-cell>
          <table:table-cell table:style-name="ce62" table:formula="of:=IF([.$A37] &lt;= [.J$30]; ([.$B$10]*[.K36]+[.$B$11]*[.K37])/EXP([.$B$6] * [.$B$3]/[.$B$5]);&quot;&quot;)" office:value-type="float" office:value="2.15683099520376">
            <text:p>2.16</text:p>
          </table:table-cell>
          <table:table-cell table:style-name="ce62" table:formula="of:=IF([.$A37] &lt;= [.K$30]; ([.$B$10]*[.L36]+[.$B$11]*[.L37])/EXP([.$B$6] * [.$B$3]/[.$B$5]);&quot;&quot;)" office:value-type="float" office:value="0">
            <text:p>0.00</text:p>
          </table:table-cell>
          <table:table-cell table:style-name="ce63" table:formula="of:=MAX([.$G$2]*([.L22]-[.$G$3]);0)" office:value-type="float" office:value="0">
            <text:p>0.00</text:p>
          </table:table-cell>
          <table:table-cell table:number-columns-repeated="3"/>
          <table:table-cell table:style-name="ce63" table:number-columns-repeated="2"/>
          <table:table-cell table:style-name="ce69" table:number-columns-repeated="7"/>
          <table:table-cell table:number-columns-repeated="1000"/>
        </table:table-row>
        <table:table-row table:style-name="ro3">
          <table:table-cell office:value-type="float" office:value="3">
            <text:p>3</text:p>
          </table:table-cell>
          <table:table-cell table:style-name="ce62" table:formula="of:=IF([.$A38] &lt;= [.B$30]; ([.$B$10]*[.C37]+[.$B$11]*[.C38])/EXP([.$B$6] * [.$B$3]/[.$B$5]);&quot;&quot;)">
            <text:p/>
          </table:table-cell>
          <table:table-cell table:style-name="ce62" table:formula="of:=IF([.$A38] &lt;= [.C$30]; ([.$B$10]*[.D37]+[.$B$11]*[.D38])/EXP([.$B$6] * [.$B$3]/[.$B$5]);&quot;&quot;)">
            <text:p/>
          </table:table-cell>
          <table:table-cell table:style-name="ce62" table:formula="of:=IF([.$A38] &lt;= [.D$30]; ([.$B$10]*[.E37]+[.$B$11]*[.E38])/EXP([.$B$6] * [.$B$3]/[.$B$5]);&quot;&quot;)">
            <text:p/>
          </table:table-cell>
          <table:table-cell table:style-name="ce62" table:formula="of:=IF([.$A38] &lt;= [.E$30]; ([.$B$10]*[.F37]+[.$B$11]*[.F38])/EXP([.$B$6] * [.$B$3]/[.$B$5]);&quot;&quot;)" office:value-type="float" office:value="14.1710013390348">
            <text:p>14.17</text:p>
          </table:table-cell>
          <table:table-cell table:style-name="ce62" table:formula="of:=IF([.$A38] &lt;= [.F$30]; ([.$B$10]*[.G37]+[.$B$11]*[.G38])/EXP([.$B$6] * [.$B$3]/[.$B$5]);&quot;&quot;)" office:value-type="float" office:value="10.1194361678719">
            <text:p>10.12</text:p>
          </table:table-cell>
          <table:table-cell table:style-name="ce62" table:formula="of:=IF([.$A38] &lt;= [.G$30]; ([.$B$10]*[.H37]+[.$B$11]*[.H38])/EXP([.$B$6] * [.$B$3]/[.$B$5]);&quot;&quot;)" office:value-type="float" office:value="6.46839415610118">
            <text:p>6.47</text:p>
          </table:table-cell>
          <table:table-cell table:style-name="ce62" table:formula="of:=IF([.$A38] &lt;= [.H$30]; ([.$B$10]*[.I37]+[.$B$11]*[.I38])/EXP([.$B$6] * [.$B$3]/[.$B$5]);&quot;&quot;)" office:value-type="float" office:value="3.39157379142514">
            <text:p>3.39</text:p>
          </table:table-cell>
          <table:table-cell table:style-name="ce62" table:formula="of:=IF([.$A38] &lt;= [.I$30]; ([.$B$10]*[.J37]+[.$B$11]*[.J38])/EXP([.$B$6] * [.$B$3]/[.$B$5]);&quot;&quot;)" office:value-type="float" office:value="1.14200234785837">
            <text:p>1.14</text:p>
          </table:table-cell>
          <table:table-cell table:style-name="ce62" table:formula="of:=IF([.$A38] &lt;= [.J$30]; ([.$B$10]*[.K37]+[.$B$11]*[.K38])/EXP([.$B$6] * [.$B$3]/[.$B$5]);&quot;&quot;)" office:value-type="float" office:value="0">
            <text:p>0.00</text:p>
          </table:table-cell>
          <table:table-cell table:style-name="ce62" table:formula="of:=IF([.$A38] &lt;= [.K$30]; ([.$B$10]*[.L37]+[.$B$11]*[.L38])/EXP([.$B$6] * [.$B$3]/[.$B$5]);&quot;&quot;)" office:value-type="float" office:value="0">
            <text:p>0.00</text:p>
          </table:table-cell>
          <table:table-cell table:style-name="ce63" table:formula="of:=MAX([.$G$2]*([.L23]-[.$G$3]);0)" office:value-type="float" office:value="0">
            <text:p>0.00</text:p>
          </table:table-cell>
          <table:table-cell table:number-columns-repeated="3"/>
          <table:table-cell table:style-name="ce63"/>
          <table:table-cell table:style-name="ce69" table:number-columns-repeated="8"/>
          <table:table-cell table:number-columns-repeated="1000"/>
        </table:table-row>
        <table:table-row table:style-name="ro3">
          <table:table-cell office:value-type="float" office:value="2">
            <text:p>2</text:p>
          </table:table-cell>
          <table:table-cell table:style-name="ce62" table:formula="of:=IF([.$A39] &lt;= [.B$30]; ([.$B$10]*[.C38]+[.$B$11]*[.C39])/EXP([.$B$6] * [.$B$3]/[.$B$5]);&quot;&quot;)">
            <text:p/>
          </table:table-cell>
          <table:table-cell table:style-name="ce62" table:formula="of:=IF([.$A39] &lt;= [.C$30]; ([.$B$10]*[.D38]+[.$B$11]*[.D39])/EXP([.$B$6] * [.$B$3]/[.$B$5]);&quot;&quot;)">
            <text:p/>
          </table:table-cell>
          <table:table-cell table:style-name="ce62" table:formula="of:=IF([.$A39] &lt;= [.D$30]; ([.$B$10]*[.E38]+[.$B$11]*[.E39])/EXP([.$B$6] * [.$B$3]/[.$B$5]);&quot;&quot;)" office:value-type="float" office:value="10.9694498383566">
            <text:p>10.97</text:p>
          </table:table-cell>
          <table:table-cell table:style-name="ce62" table:formula="of:=IF([.$A39] &lt;= [.E$30]; ([.$B$10]*[.F38]+[.$B$11]*[.F39])/EXP([.$B$6] * [.$B$3]/[.$B$5]);&quot;&quot;)" office:value-type="float" office:value="7.41366105643381">
            <text:p>7.41</text:p>
          </table:table-cell>
          <table:table-cell table:style-name="ce62" table:formula="of:=IF([.$A39] &lt;= [.F$30]; ([.$B$10]*[.G38]+[.$B$11]*[.G39])/EXP([.$B$6] * [.$B$3]/[.$B$5]);&quot;&quot;)" office:value-type="float" office:value="4.39666401079042">
            <text:p>4.40</text:p>
          </table:table-cell>
          <table:table-cell table:style-name="ce62" table:formula="of:=IF([.$A39] &lt;= [.G$30]; ([.$B$10]*[.H38]+[.$B$11]*[.H39])/EXP([.$B$6] * [.$B$3]/[.$B$5]);&quot;&quot;)" office:value-type="float" office:value="2.07848155245516">
            <text:p>2.08</text:p>
          </table:table-cell>
          <table:table-cell table:style-name="ce62" table:formula="of:=IF([.$A39] &lt;= [.H$30]; ([.$B$10]*[.I38]+[.$B$11]*[.I39])/EXP([.$B$6] * [.$B$3]/[.$B$5]);&quot;&quot;)" office:value-type="float" office:value="0.604669241778411">
            <text:p>0.60</text:p>
          </table:table-cell>
          <table:table-cell table:style-name="ce62" table:formula="of:=IF([.$A39] &lt;= [.I$30]; ([.$B$10]*[.J38]+[.$B$11]*[.J39])/EXP([.$B$6] * [.$B$3]/[.$B$5]);&quot;&quot;)" office:value-type="float" office:value="0">
            <text:p>0.00</text:p>
          </table:table-cell>
          <table:table-cell table:style-name="ce62" table:formula="of:=IF([.$A39] &lt;= [.J$30]; ([.$B$10]*[.K38]+[.$B$11]*[.K39])/EXP([.$B$6] * [.$B$3]/[.$B$5]);&quot;&quot;)" office:value-type="float" office:value="0">
            <text:p>0.00</text:p>
          </table:table-cell>
          <table:table-cell table:style-name="ce62" table:formula="of:=IF([.$A39] &lt;= [.K$30]; ([.$B$10]*[.L38]+[.$B$11]*[.L39])/EXP([.$B$6] * [.$B$3]/[.$B$5]);&quot;&quot;)" office:value-type="float" office:value="0">
            <text:p>0.00</text:p>
          </table:table-cell>
          <table:table-cell table:style-name="ce63" table:formula="of:=MAX([.$G$2]*([.L24]-[.$G$3]);0)" office:value-type="float" office:value="0">
            <text:p>0.00</text:p>
          </table:table-cell>
          <table:table-cell table:number-columns-repeated="3"/>
          <table:table-cell table:style-name="ce69" table:number-columns-repeated="9"/>
          <table:table-cell table:number-columns-repeated="1000"/>
        </table:table-row>
        <table:table-row table:style-name="ro3">
          <table:table-cell office:value-type="float" office:value="1">
            <text:p>1</text:p>
          </table:table-cell>
          <table:table-cell table:style-name="ce62" table:formula="of:=IF([.$A40] &lt;= [.B$30]; ([.$B$10]*[.C39]+[.$B$11]*[.C40])/EXP([.$B$6] * [.$B$3]/[.$B$5]);&quot;&quot;)">
            <text:p/>
          </table:table-cell>
          <table:table-cell table:style-name="ce62" table:formula="of:=IF([.$A40] &lt;= [.C$30]; ([.$B$10]*[.D39]+[.$B$11]*[.D40])/EXP([.$B$6] * [.$B$3]/[.$B$5]);&quot;&quot;)" office:value-type="float" office:value="8.28003374624003">
            <text:p>8.28</text:p>
          </table:table-cell>
          <table:table-cell table:style-name="ce62" table:formula="of:=IF([.$A40] &lt;= [.D$30]; ([.$B$10]*[.E39]+[.$B$11]*[.E40])/EXP([.$B$6] * [.$B$3]/[.$B$5]);&quot;&quot;)" office:value-type="float" office:value="5.28708670763656">
            <text:p>5.29</text:p>
          </table:table-cell>
          <table:table-cell table:style-name="ce62" table:formula="of:=IF([.$A40] &lt;= [.E$30]; ([.$B$10]*[.F39]+[.$B$11]*[.F40])/EXP([.$B$6] * [.$B$3]/[.$B$5]);&quot;&quot;)" office:value-type="float" office:value="2.91247065563342">
            <text:p>2.91</text:p>
          </table:table-cell>
          <table:table-cell table:style-name="ce62" table:formula="of:=IF([.$A40] &lt;= [.F$30]; ([.$B$10]*[.G39]+[.$B$11]*[.G40])/EXP([.$B$6] * [.$B$3]/[.$B$5]);&quot;&quot;)" office:value-type="float" office:value="1.25020517549494">
            <text:p>1.25</text:p>
          </table:table-cell>
          <table:table-cell table:style-name="ce62" table:formula="of:=IF([.$A40] &lt;= [.G$30]; ([.$B$10]*[.H39]+[.$B$11]*[.H40])/EXP([.$B$6] * [.$B$3]/[.$B$5]);&quot;&quot;)" office:value-type="float" office:value="0.320161243659915">
            <text:p>0.32</text:p>
          </table:table-cell>
          <table:table-cell table:style-name="ce62" table:formula="of:=IF([.$A40] &lt;= [.H$30]; ([.$B$10]*[.I39]+[.$B$11]*[.I40])/EXP([.$B$6] * [.$B$3]/[.$B$5]);&quot;&quot;)" office:value-type="float" office:value="0">
            <text:p>0.00</text:p>
          </table:table-cell>
          <table:table-cell table:style-name="ce62" table:formula="of:=IF([.$A40] &lt;= [.I$30]; ([.$B$10]*[.J39]+[.$B$11]*[.J40])/EXP([.$B$6] * [.$B$3]/[.$B$5]);&quot;&quot;)" office:value-type="float" office:value="0">
            <text:p>0.00</text:p>
          </table:table-cell>
          <table:table-cell table:style-name="ce62" table:formula="of:=IF([.$A40] &lt;= [.J$30]; ([.$B$10]*[.K39]+[.$B$11]*[.K40])/EXP([.$B$6] * [.$B$3]/[.$B$5]);&quot;&quot;)" office:value-type="float" office:value="0">
            <text:p>0.00</text:p>
          </table:table-cell>
          <table:table-cell table:style-name="ce62" table:formula="of:=IF([.$A40] &lt;= [.K$30]; ([.$B$10]*[.L39]+[.$B$11]*[.L40])/EXP([.$B$6] * [.$B$3]/[.$B$5]);&quot;&quot;)" office:value-type="float" office:value="0">
            <text:p>0.00</text:p>
          </table:table-cell>
          <table:table-cell table:style-name="ce63" table:formula="of:=MAX([.$G$2]*([.L25]-[.$G$3]);0)" office:value-type="float" office:value="0">
            <text:p>0.00</text:p>
          </table:table-cell>
          <table:table-cell table:number-columns-repeated="3"/>
          <table:table-cell table:style-name="ce69" table:number-columns-repeated="9"/>
          <table:table-cell table:number-columns-repeated="1000"/>
        </table:table-row>
        <table:table-row table:style-name="ro3">
          <table:table-cell office:value-type="float" office:value="0">
            <text:p>0</text:p>
          </table:table-cell>
          <table:table-cell table:style-name="ce62" table:formula="of:=IF([.$A41] &lt;= [.B$30]; ([.$B$10]*[.C40]+[.$B$11]*[.C41])/EXP([.$B$6] * [.$B$3]/[.$B$5]);&quot;&quot;)" office:value-type="float" office:value="6.10579934301118">
            <text:p>6.11</text:p>
          </table:table-cell>
          <table:table-cell table:style-name="ce62" table:formula="of:=IF([.$A41] &lt;= [.C$30]; ([.$B$10]*[.D40]+[.$B$11]*[.D41])/EXP([.$B$6] * [.$B$3]/[.$B$5]);&quot;&quot;)" office:value-type="float" office:value="3.68242848429805">
            <text:p>3.68</text:p>
          </table:table-cell>
          <table:table-cell table:style-name="ce62" table:formula="of:=IF([.$A41] &lt;= [.D$30]; ([.$B$10]*[.E40]+[.$B$11]*[.E41])/EXP([.$B$6] * [.$B$3]/[.$B$5]);&quot;&quot;)" office:value-type="float" office:value="1.88864664208137">
            <text:p>1.89</text:p>
          </table:table-cell>
          <table:table-cell table:style-name="ce62" table:formula="of:=IF([.$A41] &lt;= [.E$30]; ([.$B$10]*[.F40]+[.$B$11]*[.F41])/EXP([.$B$6] * [.$B$3]/[.$B$5]);&quot;&quot;)" office:value-type="float" office:value="0.741217383569415">
            <text:p>0.74</text:p>
          </table:table-cell>
          <table:table-cell table:style-name="ce62" table:formula="of:=IF([.$A41] &lt;= [.F$30]; ([.$B$10]*[.G40]+[.$B$11]*[.G41])/EXP([.$B$6] * [.$B$3]/[.$B$5]);&quot;&quot;)" office:value-type="float" office:value="0.16951949075562">
            <text:p>0.17</text:p>
          </table:table-cell>
          <table:table-cell table:style-name="ce62" table:formula="of:=IF([.$A41] &lt;= [.G$30]; ([.$B$10]*[.H40]+[.$B$11]*[.H41])/EXP([.$B$6] * [.$B$3]/[.$B$5]);&quot;&quot;)" office:value-type="float" office:value="0">
            <text:p>0.00</text:p>
          </table:table-cell>
          <table:table-cell table:style-name="ce62" table:formula="of:=IF([.$A41] &lt;= [.H$30]; ([.$B$10]*[.I40]+[.$B$11]*[.I41])/EXP([.$B$6] * [.$B$3]/[.$B$5]);&quot;&quot;)" office:value-type="float" office:value="0">
            <text:p>0.00</text:p>
          </table:table-cell>
          <table:table-cell table:style-name="ce62" table:formula="of:=IF([.$A41] &lt;= [.I$30]; ([.$B$10]*[.J40]+[.$B$11]*[.J41])/EXP([.$B$6] * [.$B$3]/[.$B$5]);&quot;&quot;)" office:value-type="float" office:value="0">
            <text:p>0.00</text:p>
          </table:table-cell>
          <table:table-cell table:style-name="ce62" table:formula="of:=IF([.$A41] &lt;= [.J$30]; ([.$B$10]*[.K40]+[.$B$11]*[.K41])/EXP([.$B$6] * [.$B$3]/[.$B$5]);&quot;&quot;)" office:value-type="float" office:value="0">
            <text:p>0.00</text:p>
          </table:table-cell>
          <table:table-cell table:style-name="ce62" table:formula="of:=IF([.$A41] &lt;= [.K$30]; ([.$B$10]*[.L40]+[.$B$11]*[.L41])/EXP([.$B$6] * [.$B$3]/[.$B$5]);&quot;&quot;)" office:value-type="float" office:value="0">
            <text:p>0.00</text:p>
          </table:table-cell>
          <table:table-cell table:style-name="ce63" table:formula="of:=MAX([.$G$2]*([.L26]-[.$G$3]);0)" office:value-type="float" office:value="0">
            <text:p>0.00</text:p>
          </table:table-cell>
          <table:table-cell table:number-columns-repeated="2"/>
          <table:table-cell table:style-name="ce69" table:number-columns-repeated="10"/>
          <table:table-cell table:number-columns-repeated="100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2"/>
          <table:table-cell office:value-type="string">
            <text:p><text:s/></text:p>
          </table:table-cell>
          <table:table-cell table:number-columns-repeated="101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FuturesLattice" table:base-cell-address="$EuropeanCall_EG.$A$1" table:expression="#REF!"/>
        <table:named-expression table:name="FuturesOptionLattice" table:base-cell-address="$EuropeanCall_EG.$A$1" table:expression="#REF!"/>
        <table:named-expression table:name="OptionLattice" table:base-cell-address="$EuropeanCall_EG.$A$1" table:expression="#REF!"/>
        <table:named-expression table:name="StockLattice" table:base-cell-address="$EuropeanCall_EG.$A$1" table:expression="#REF!"/>
        <table:named-expression table:name="StockLattice_2" table:base-cell-address="$EuropeanCall_EG.$A$1" table:expression="#REF!"/>
        <table:named-expression table:name="__shared_3_0_0" table:base-cell-address="$EuropeanCall_EG.$A$17" table:expression="MAX([.$J$2]*( [.A1]-[.$J$3]); 0)"/>
        <table:named-expression table:name="__shared_4_0_0" table:base-cell-address="$EuropeanCall_EG.$A$1" table:expression="IF([.$A1]&lt;[.A$15];[.$B$9]*OFFSET([.A1];0;-1);IF([.$A1]=[.A$15];[.$B$8]*OFFSET([.A1];1;-1);&quot;&quot;))"/>
        <table:named-expression table:name="__shared_4_1_0" table:base-cell-address="$EuropeanCall_EG.$A$2" table:expression="IF([.$A2] &lt;= [.A$30]; ([.$B$10]*[.B1]+[.$B$11]*[.B2])/EXP([.$B$6] * [.$B$3]/[.$B$5]);&quot;&quot;)"/>
        <table:named-expression table:name="__shared_4_2_0" table:base-cell-address="$EuropeanCall_EG.$A$16" table:expression="MAX([.$G$2]*([.A1]-[.$G$3])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min-integer-digits="1"/>
      <number:text> </number:text>
    </number:number-style>
    <number:number-style style:name="N5000" number:language="en" number:country="US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number:percentage-style style:name="N118">
      <number:number number:decimal-places="1" number:min-integer-digits="1"/>
      <number:text>%</number:text>
    </number:percentage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Call" style:display-name="Normal_Call" style:family="table-cell" style:parent-style-name="Defaul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501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 style:data-style-name="N2" text:time-value="0000-00-00T17:52: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uropeanCall_5f_EG" style:display-name="PageStyle_EuropeanCall_E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ericanPut_5f_EG" style:display-name="PageStyle_AmericanPut_E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tionsOnFuturesEG" style:display-name="PageStyle_OptionsOnFuturesE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PeriodBinomialModel" style:display-name="PageStyle_10PeriodBinomialMode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haugh</meta:initial-creator>
    <meta:creation-date>2013-01-29T14:00:58</meta:creation-date>
    <dc:date>2013-03-13T18:11:44</dc:date>
    <meta:generator>LibreOffice/3.6$MacOSX_x86 LibreOffice_project/da8c1e6-fd468f4-454e206-f42a4a9-143cfd</meta:generator>
    <meta:editing-duration>PT2H11M34S</meta:editing-duration>
    <meta:editing-cycles>18</meta:editing-cycles>
    <meta:document-statistic meta:table-count="5" meta:cell-count="2373" meta:object-count="0"/>
    <meta:user-defined meta:name="AppVersion">12.0000</meta:user-defined>
    <meta:user-defined meta:name="Company">Columbia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